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ru" fo:country="RU" style:text-underline-style="solid" style:text-underline-type="double" style:text-underline-width="auto" style:text-underline-color="font-color"/>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font-style="normal" style:text-underline-style="none" style:font-style-asian="normal" style:font-style-complex="normal"/>
    </style:style>
    <style:style style:name="P20"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2"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3"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4"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2"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3"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2"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8" style:family="paragraph" style:parent-style-name="Text_20_body">
      <style:paragraph-properties fo:margin-left="0cm" fo:margin-right="0cm" fo:text-align="center" style:justify-single-word="false" fo:text-indent="0.499cm" style:auto-text-indent="false"/>
      <style:text-properties style:use-window-font-color="true" fo:language="en" fo:country="US"/>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bold" style:font-style-asian="italic" style:font-weight-asian="bold" style:font-style-complex="italic" style:font-weight-complex="bold"/>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7"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5" style:family="paragraph" style:parent-style-name="Text_20_body">
      <style:paragraph-properties fo:margin-left="0cm" fo:margin-right="0cm" fo:text-align="justify" style:justify-single-word="false" fo:text-indent="0.499cm" style:auto-text-indent="false"/>
      <style:text-properties style:use-window-font-color="true" fo:font-size="12pt" fo:language="en" fo:country="US" fo:font-style="normal" style:font-size-asian="12pt" style:font-style-asian="normal" style:font-size-complex="12pt" style:font-style-complex="normal"/>
    </style:style>
    <style:style style:name="P76"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cm" fo:margin-right="0cm" fo:text-align="justify" style:justify-single-word="false" fo:text-indent="0.499cm"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cm" fo:margin-right="0cm" fo:text-align="justify" style:justify-single-word="false" fo:text-indent="0.499cm" style:auto-text-indent="false"/>
      <style:text-properties style:use-window-font-color="true" style:font-name="Liberation Serif1" fo:language="ru" fo:country="RU" fo:font-style="normal" fo:font-weight="normal" fo:background-color="transparent" style:font-name-asian="Symbol" style:font-style-asian="normal" style:font-weight-asian="normal" style:font-name-complex="Symbol" style:font-style-complex="normal" style:font-weight-complex="normal"/>
    </style:style>
    <style:style style:name="P80"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81"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82"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fo:color="#0000ff"/>
    </style:style>
    <style:style style:name="P84"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6"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7"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8"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9"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90"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1"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92"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93" style:family="paragraph" style:parent-style-name="Text_20_body">
      <style:paragraph-properties fo:margin-left="0cm" fo:margin-right="0cm" fo:text-align="end" style:justify-single-word="false" fo:text-indent="0.499cm" style:auto-text-indent="false"/>
    </style:style>
    <style:style style:name="P94"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5"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6" style:family="paragraph" style:parent-style-name="Text_20_body">
      <style:paragraph-properties fo:margin-left="0cm" fo:margin-right="0cm" fo:text-align="justify" style:justify-single-word="false" fo:text-indent="0.499cm" style:auto-text-indent="false"/>
      <style:text-properties fo:language="uk" fo:country="UA"/>
    </style:style>
    <style:style style:name="P97"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8" style:family="paragraph" style:parent-style-name="Standard">
      <style:paragraph-properties fo:margin-left="0cm" fo:margin-right="0cm" fo:text-align="justify" style:justify-single-word="false" fo:text-indent="0.499cm" style:auto-text-indent="false"/>
    </style:style>
    <style:style style:name="P99" style:family="paragraph" style:parent-style-name="Standard">
      <style:paragraph-properties fo:margin-left="0cm" fo:margin-right="0cm" fo:text-align="justify" style:justify-single-word="false" fo:text-indent="0.499cm" style:auto-text-indent="false"/>
      <style:text-properties fo:language="ru" fo:country="RU"/>
    </style:style>
    <style:style style:name="P100"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101"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2"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3"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4"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background-color="transparent"/>
    </style:style>
    <style:style style:name="P11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7"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2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21"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2"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fo:font-weight="normal" style:font-style-asian="italic" style:font-weight-asian="normal" style:font-style-complex="italic" style:font-weight-complex="normal"/>
    </style:style>
    <style:style style:name="P123"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4"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5"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26"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font-style="italic" style:font-style-asian="italic" style:font-style-complex="italic"/>
    </style:style>
    <style:style style:name="P127"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8"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9"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30"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31"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italic" style:font-style-asian="italic" style:font-style-complex="italic"/>
    </style:style>
    <style:style style:name="P132"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33"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4" style:family="paragraph" style:parent-style-name="Text_20_body">
      <style:text-properties fo:language="ru" fo:country="RU"/>
    </style:style>
    <style:style style:name="P135"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6" style:family="paragraph" style:parent-style-name="Text_20_body">
      <style:paragraph-properties fo:text-align="center" style:justify-single-word="false"/>
    </style:style>
    <style:style style:name="P137" style:family="paragraph" style:parent-style-name="First_20_line_20_indent">
      <style:text-properties fo:language="ru" fo:country="RU"/>
    </style:style>
    <style:style style:name="P138" style:family="paragraph" style:parent-style-name="First_20_line_20_indent">
      <style:paragraph-properties fo:text-align="justify" style:justify-single-word="false"/>
      <style:text-properties fo:language="ru" fo:country="RU"/>
    </style:style>
    <style:style style:name="P139" style:family="paragraph" style:parent-style-name="First_20_line_20_indent">
      <style:text-properties fo:font-size="15pt" fo:language="ru" fo:country="RU" style:font-size-asian="15pt" style:font-size-complex="15pt"/>
    </style:style>
    <style:style style:name="P140" style:family="paragraph" style:parent-style-name="First_20_line_20_indent">
      <style:text-properties fo:font-size="12pt" fo:language="ru" fo:country="RU" style:font-size-asian="12pt" style:font-size-complex="12pt"/>
    </style:style>
    <style:style style:name="P141" style:family="paragraph" style:parent-style-name="First_20_line_20_indent">
      <style:text-properties fo:language="en" fo:country="US"/>
    </style:style>
    <style:style style:name="P142" style:family="paragraph" style:parent-style-name="First_20_line_20_indent">
      <style:paragraph-properties fo:text-align="justify" style:justify-single-word="false"/>
      <style:text-properties fo:language="en" fo:country="US"/>
    </style:style>
    <style:style style:name="P143" style:family="paragraph" style:parent-style-name="First_20_line_20_indent">
      <style:paragraph-properties fo:text-align="justify" style:justify-single-word="false"/>
    </style:style>
    <style:style style:name="P144" style:family="paragraph" style:parent-style-name="Text_20_body">
      <style:paragraph-properties fo:margin-left="0cm" fo:margin-right="0cm" fo:text-align="center" style:justify-single-word="false" fo:text-indent="0cm" style:auto-text-indent="false"/>
    </style:style>
    <style:style style:name="P145"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46"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7" style:family="paragraph" style:parent-style-name="Text_20_body">
      <style:paragraph-properties fo:margin-left="0cm" fo:margin-right="0cm" fo:text-align="justify" style:justify-single-word="false" fo:text-indent="0cm" style:auto-text-indent="false"/>
    </style:style>
    <style:style style:name="P148" style:family="paragraph" style:parent-style-name="Footnote">
      <style:text-properties fo:language="en" fo:country="US"/>
    </style:style>
    <style:style style:name="P149" style:family="paragraph" style:parent-style-name="Footnote">
      <style:text-properties fo:language="ru" fo:country="RU"/>
    </style:style>
    <style:style style:name="P150" style:family="paragraph" style:parent-style-name="Footnote">
      <style:text-properties style:use-window-font-color="true" fo:language="ru" fo:country="RU"/>
    </style:style>
    <style:style style:name="P151" style:family="paragraph" style:parent-style-name="Footnote">
      <style:text-properties fo:font-style="normal" style:font-style-asian="normal" style:font-style-complex="normal"/>
    </style:style>
    <style:style style:name="P152" style:family="paragraph" style:parent-style-name="Text_20_body">
      <style:paragraph-properties loext:contextual-spacing="false" fo:margin-top="0cm" fo:margin-bottom="0.212cm" fo:text-align="justify" style:justify-single-word="false"/>
      <style:text-properties fo:language="en" fo:country="US"/>
    </style:style>
    <style:style style:name="P153"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54" style:family="paragraph" style:parent-style-name="Standard">
      <style:text-properties fo:font-style="italic" style:font-style-asian="italic" style:font-style-complex="italic"/>
    </style:style>
    <style:style style:name="P155" style:family="paragraph" style:parent-style-name="Heading_20_1">
      <style:paragraph-properties fo:margin-left="0cm" fo:margin-right="0cm" fo:text-align="center" style:justify-single-word="false" fo:text-indent="0.499cm" style:auto-text-indent="false"/>
    </style:style>
    <style:style style:name="P156" style:family="paragraph" style:parent-style-name="Heading_20_2">
      <style:text-properties fo:language="en" fo:country="US"/>
    </style:style>
    <style:style style:name="P157" style:family="paragraph" style:parent-style-name="Heading_20_2">
      <style:paragraph-properties fo:text-align="justify" style:justify-single-word="false"/>
    </style:style>
    <style:style style:name="P158" style:family="paragraph" style:parent-style-name="Heading_20_3">
      <style:text-properties fo:language="ru" fo:country="RU"/>
    </style:style>
    <style:style style:name="P159"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P160"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61"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162"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style:font-weight-asian="normal" style:font-weight-complex="normal" loext:char-shading-value="0"/>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style:font-weight-asian="bold" style:font-weight-complex="bold" loext:char-shading-value="0"/>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1" style:family="text">
      <style:text-properties style:use-window-font-color="true" fo:language="ru" fo:country="RU" fo:font-style="normal" fo:background-color="transparent" style:font-style-asian="normal" style:font-style-complex="normal" loext:char-shading-value="0"/>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style:use-window-font-color="true" fo:font-size="12pt" fo:language="en" fo:country="US" fo:font-style="normal" style:font-size-asian="12pt" style:font-style-asian="normal" style:font-size-complex="12pt" style:font-style-complex="normal"/>
    </style:style>
    <style:style style:name="T50" style:family="text">
      <style:text-properties style:use-window-font-color="true" fo:font-size="12pt" fo:language="en" fo:country="US" style:font-size-asian="12pt" style:font-size-complex="12pt"/>
    </style:style>
    <style:style style:name="T51" style:family="text">
      <style:text-properties fo:background-color="transparent" loext:char-shading-value="0"/>
    </style:style>
    <style:style style:name="T52" style:family="text">
      <style:text-properties style:text-position="super 58%"/>
    </style:style>
    <style:style style:name="T53" style:family="text">
      <style:text-properties fo:language="fr" fo:country="FR"/>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fo:background-color="transparent" style:font-style-asian="normal" style:font-weight-asian="normal" style:font-style-complex="normal" style:font-weight-complex="normal" loext:char-shading-value="0"/>
    </style:style>
    <style:style style:name="T57" style:family="text">
      <style:text-properties fo:font-style="normal" style:text-underline-style="none" style:font-style-asian="normal" style:font-style-complex="normal"/>
    </style:style>
    <style:style style:name="T58" style:family="text">
      <style:text-properties fo:font-weight="normal" style:font-weight-asian="normal" style:font-weight-complex="normal"/>
    </style:style>
    <style:style style:name="T59" style:family="text">
      <style:text-properties fo:font-weight="normal" fo:background-color="transparent" style:font-weight-asian="normal" style:font-weight-complex="normal" loext:char-shading-value="0"/>
    </style:style>
    <style:style style:name="T60" style:family="text">
      <style:text-properties style:text-line-through-style="solid" fo:font-weight="bold" style:font-weight-asian="bold" style:font-weight-complex="bold"/>
    </style:style>
    <style:style style:name="T61" style:family="text">
      <style:text-properties fo:language="uk" fo:country="UA"/>
    </style:style>
    <style:style style:name="T62" style:family="text">
      <style:text-properties fo:language="uk" fo:country="UA" fo:font-style="italic" style:font-style-asian="italic" style:font-style-complex="italic"/>
    </style:style>
    <style:style style:name="T63" style:family="text">
      <style:text-properties style:text-underline-style="none"/>
    </style:style>
    <style:style style:name="T64" style:family="text">
      <style:text-properties style:text-rotation-angle="90" style:text-rotation-scale="line-height"/>
    </style:style>
    <style:style style:name="T65" style:family="text">
      <style:text-properties style:text-rotation-angle="270" style:text-rotation-scale="line-height"/>
    </style:style>
    <style:style style:name="T66" style:family="text">
      <style:text-properties style:text-position="sub 58%" style:font-size-asian="10.5pt"/>
    </style:style>
    <style:style style:name="T67" style:family="text">
      <style:text-properties style:font-name="Symbol" style:font-name-asian="Symbol" style:font-name-complex="Symbol"/>
    </style:style>
    <style:style style:name="T68" style:family="text">
      <style:text-properties style:font-name="Liberation Serif1" style:font-name-asian="Symbol" style:font-name-complex="Symbol"/>
    </style:style>
    <style:style style:name="T69" style:family="text">
      <style:text-properties style:font-name="Courier New CYR"/>
    </style:style>
    <style:style style:name="T70" style:family="text">
      <style:text-properties style:font-name="Courier New CYR" fo:language="en" fo:country="US"/>
    </style:style>
    <style:style style:name="T71" style:family="text">
      <style:text-properties fo:font-size="14pt" fo:language="en" fo:country="US" fo:font-weight="bold" style:font-size-asian="14pt" style:font-weight-asian="bold" style:font-size-complex="14pt" style:font-weight-complex="bold"/>
    </style:style>
    <style:style style:name="T72" style:family="text">
      <style:text-properties fo:font-size="14pt" fo:font-weight="bold" style:font-size-asian="14pt" style:font-weight-asian="bold" style:font-size-complex="14pt" style:font-weight-complex="bold"/>
    </style:style>
    <style:style style:name="T73" style:family="text">
      <style:text-properties fo:font-size="9pt" style:font-size-asian="9pt" style:font-size-complex="9pt"/>
    </style:style>
    <style:style style:name="T74" style:family="text">
      <style:text-properties fo:font-size="12pt" style:font-size-asian="12pt" style:font-size-complex="12pt"/>
    </style:style>
    <style:style style:name="T75" style:family="text">
      <style:text-properties fo:font-size="10pt" style:font-size-asian="10pt" style:font-size-complex="10pt"/>
    </style:style>
    <style:style style:name="T76" style:family="text">
      <style:text-properties fo:font-size="8pt" style:font-size-asian="8pt" style:font-size-complex="8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5" text:outline-level="1">Последний фанфик</text:h>
      <text:p text:style-name="P54"/>
      <text:h text:style-name="P156" text:outline-level="2">1. Терра</text:h>
      <text:p text:style-name="P26"/>
      <text:p text:style-name="P2">***</text:p>
      <text:p text:style-name="P2"/>
      <text:p text:style-name="P1">Звонок Алекса застал меня в <text:span text:style-name="T1">отделе спиртного</text:span>.</text:p>
      <text:p text:style-name="P1"><text:span text:style-name="T11">–</text:span><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1"><text:span text:style-name="T1">Алекс тараторил без умолку, тщательно</text:span><text:span text:style-name="T27"> скрывая дрожь в голосе.</text:span></text:p>
      <text:p text:style-name="P66"/>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2"><text:note text:id="ftn1" text:note-class="footnote"><text:note-citation>1</text:note-citation><text:note-body><text:p text:style-name="P148">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8">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text:soft-page-break/>– Спасибо, Анон. Я знал, что на тебя можно рассчитывать. Оплата, как договорились.</text:p>
      <text:p text:style-name="P3"/>
      <text:p text:style-name="P23"><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3"/>
      <text:p text:style-name="P33"><text:span text:style-name="T11">RnD-</text:span><text:span text:style-name="T1">зона</text:span><text:span text:style-name="T1"><text:note text:id="ftn3" text:note-class="footnote"><text:note-citation>3</text:note-citation><text:note-body><text:p text:style-name="P148">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3"/>
      <text:p text:style-name="P33">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3"/>
      <text:p text:style-name="P33">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7"/>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3"/>
      <text:p text:style-name="P33">Так, что тут у нас? <text:span text:style-name="T1">Т</text:span>ри последних запроса вызвали сбои в работе кластера и заставили перегрузиться один из хостов.</text:p>
      <text:p text:style-name="P33"><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3"/>
      <text:p text:style-name="P82"><text:span text:style-name="T11">– Нэш, к</text:span>ак называется наш проект?</text:p>
      <text:p text:style-name="P80"><text:span text:style-name="T8">– </text:span><text:span text:style-name="T58">Дайсон.</text:span></text:p>
      <text:p text:style-name="P80"><text:span text:style-name="T8">– </text:span><text:span text:style-name="T58">Сколько тебе лет?</text:span></text:p>
      <text:p text:style-name="P80"><text:span text:style-name="T8">– </text:span><text:span text:style-name="T58">Два года с начала запуска кластера.</text:span></text:p>
      <text:p text:style-name="P80"><text:soft-page-break/><text:span text:style-name="T8">– </text:span><text:span text:style-name="T58">Какой сейчас год?</text:span></text:p>
      <text:p text:style-name="P80"><text:span text:style-name="T8">– </text:span><text:span text:style-name="T48">20</text:span><text:span text:style-name="T34">19</text:span><text:span text:style-name="T58">-й.</text:span></text:p>
      <text:p text:style-name="P25"/>
      <text:p text:style-name="P33">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2"/>
      <text:p text:style-name="P82"><text:span text:style-name="T1">– </text:span>Н<text:span text:style-name="T1">эш тестовая задача номер шестнадцать</text:span>. <text:span text:style-name="T1">Выполни при настройках по умолчанию.</text:span></text:p>
      <text:p text:style-name="P54">– Принял к исполнению.</text:p>
      <text:p text:style-name="P54"/>
      <text:p text:style-name="P90">«Выживание корпорации в условиях жёсткой конкуренции с ограниченными ресурсами. Случай 16».</text:p>
      <text:p text:style-name="P90">…</text:p>
      <text:p text:style-name="P90">…</text:p>
      <text:p text:style-name="P90">…</text:p>
      <text:p text:style-name="P90">Решение.</text:p>
      <text:p text:style-name="P90">…</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3"><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7"/>
      <text:p text:style-name="P33"><text:span text:style-name="T5">–</text:span><text:span text:style-name="T6"> </text:span><text:span text:style-name="T5">Нэш</text:span><text:span text:style-name="T55">, </text:span><text:span text:style-name="T5">в некоем городе живёт брадобрей, который бреет всех людей, которые не бреются сами. Вопрос: кто бреет брадобрея</text:span><text:span text:style-name="T55">?</text:span></text:p>
      <text:p text:style-name="P33"/>
      <text:p text:style-name="P33">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3">Ага, уже теплее.</text:p>
      <text:p text:style-name="P33"/>
      <text:p text:style-name="P80"><text:span text:style-name="T8">– Нэш</text:span><text:span text:style-name="T58">, выдай диагностику модуля </text:span><text:span text:style-name="T8">аналитики.</text:span></text:p>
      <text:p text:style-name="P33"/>
      <text:p text:style-name="P33">Йо! Видеокамеры молча наблюдают за <text:span text:style-name="T1">моим </text:span>поднятым вверх <text:span text:style-name="T1">большим пальцем</text:span>.</text:p>
      <text:p text:style-name="P33">Всё <text:span text:style-name="T1">ясно</text:span>. Версия аналитического модуля устарела и стала несовместимой с последним апдейтом кибермозга.</text:p>
      <text:p text:style-name="P33">Набираю номер прожект-мэнеджера.</text:p>
      <text:p text:style-name="P33"/>
      <text:p text:style-name="P33"><text:soft-page-break/><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3"><text:span text:style-name="T11">– </text:span>Окей. Спасибо, <text:span text:style-name="T1">Анон</text:span>. <text:span text:style-name="T1">Выручил.</text:span></text:p>
      <text:p text:style-name="P33"><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3"><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3"><text:span text:style-name="T1">– </text:span>Ааа, понятно. Ладно, у меня всё. <text:span text:style-name="T1">Отбой</text:span>!</text:p>
      <text:p text:style-name="P34"><text:span text:style-name="T1">– Отбой</text:span>. <text:span text:style-name="T1">Ещё раз спасибо, что помог. Жаль, что ты ушёл</text:span><text:span text:style-name="T11">.</text:span></text:p>
      <text:p text:style-name="P111">Бип-бип-бип.</text:p>
      <text:p text:style-name="P111"/>
      <text:p text:style-name="P33"><text:span text:style-name="T1">У</text:span>ходя попрощался с охранником, <text:span text:style-name="T1">увлечённо исследующим тему садо-мазо</text:span>.</text:p>
      <text:p text:style-name="P33">Всё, свободен. Хотя <text:s/><text:span text:style-name="T1">воскресенье</text:span> уже испорчен<text:span text:style-name="T1">о</text:span>.</text:p>
      <text:p text:style-name="P33"/>
      <text:p text:style-name="P144">***</text:p>
      <text:p text:style-name="P144"/>
      <text:p text:style-name="P3">На улице моросил дождь со снегом. Я шарил по карманам в поисках ключей от машины, когда по плечу похлопали.</text:p>
      <text:p text:style-name="P3"/>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text:soft-page-break/>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8">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3"/>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3"><text:span text:style-name="T1">Блядь, как </text:span>всё <text:span text:style-name="T1">заебало</text:span>. За-<text:span text:style-name="T1">е</text:span>-ба-ло!</text:p>
      <text:p text:style-name="P23"/>
      <text:p text:style-name="P1">Какое-то сосущее чувство. Хочется куда-то бежать, догнать что-то очень важное, вспомнить что-то ускользающее из сознания.</text:p>
      <text:p text:style-name="P1"/>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9">Валиум <text:span text:style-name="T51">–</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text:soft-page-break/>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посреди</text:span> <text:span text:style-name="T1">хмурой октябрьской</text:span> ночи. Сидевшая на скамейке ко мне спиной парочка тихо шепталась о чём-то, уткнувшись лбами.</text:p>
      <text:p text:style-name="P1"/>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3"><text:span text:style-name="T1">Блядь</text:span>, что за мысли пошли!</text:p>
      <text:p text:style-name="P81"/>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3">Нет, это не для меня. Я сюда пришёл подышать воздухом. И только.</text:p>
      <text:p text:style-name="P81"/>
      <text:p text:style-name="P1"><text:span text:style-name="T1">Юджин</text:span>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text:soft-page-break/></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дубинк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3">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text:span text:style-name="T1">ей</text:span> <text:span text:style-name="T1">моралью</text:span>.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3">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1">А у нас получается… </text:span><text:span text:style-name="T2">–</text:span><text:span text:style-name="T51">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8">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text:soft-page-break/>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3"/>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3">Картинка дёрнулась и поплыла, звёзды опять стали вращаться.</text:p>
      <text:p text:style-name="P23"/>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3">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56" text:outline-level="2">2. Пробуждение</text:h>
      <text:p text:style-name="P31"/>
      <text:p text:style-name="P1"><text:span text:style-name="T31">Сознание рестартовало после того, как я гребанулся </text:span><text:span text:style-name="T51">затылком и плечами об каменный пол. </text:span><text:span text:style-name="T2">Кажись, ты жив, Анон! Непонятно, только, хорошо это, или так себе?</text:span></text:p>
      <text:p text:style-name="P7"/>
      <text:p text:style-name="P1"><text:span text:style-name="T2">Я о</text:span><text:span text:style-name="T51">ткрыл глаза, тщётно пытаясь вдохнуть. Образ, </text:span><text:span text:style-name="T2">который я </text:span><text:span text:style-name="T51">пару мгновений назад </text:span><text:span text:style-name="T2">видел на фоне </text:span><text:span text:style-name="T51">звёзд, теперь сфокусировался прямо у моего носа. Точёная голова с резко очерчеными скулами в ореоле </text:span><text:soft-page-break/><text:span text:style-name="T51">живого переливающегося сияния, огромные глаза на треть морды, </text:span><text:span text:style-name="T2">грациозные</text:span><text:span text:style-name="T51"> настороженные уши, нежный розов</text:span><text:span text:style-name="T2">атый</text:span><text:span text:style-name="T51"> нос, венчающая голову </text:span><text:span text:style-name="T2">высокая тиара</text:span><text:span text:style-name="T51">. И приковывающая к себе внимание звёздочка, та самая магическая искорка </text:span><text:span text:style-name="T18">—</text:span><text:span text:style-name="T51"> центр круговорота в звёздном небе. Звёздочка магического огонька на кончике рога.</text:span></text:p>
      <text:p text:style-name="P33"/>
      <text:p text:style-name="P33">Единорог поднял голову и оглянулся куда-то назад.</text:p>
      <text:p text:style-name="P33"><text:span text:style-name="T11">–</text:span> Она очнулась. Хвала небу, нам это удалось!</text:p>
      <text:p text:style-name="P33"/>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 <text:s/>Да и не должно быть — это же не ЛСД какой-нибудь</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3"/>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text:soft-page-break/></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6">Короче, тот ещё бомжатник.</text:p>
      <text:p text:style-name="P16"/>
      <text:p text:style-name="P16">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5"><text:soft-page-break/><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35"/>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5"><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1"/>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text:soft-page-break/>треснувшего шлема. Солнечные зайчики играли на потёртом и проклёпанном в нескольких местах нагруднике.</text:p>
      <text:p text:style-name="P1"/>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3"/>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 </text:span><text:span text:style-name="T1">Сахарная Ватка</text:span><text:span text:style-name="T53">!</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3"/>
      <text:p text:style-name="P16"><text:span text:style-name="T1">Вот дерьмо! </text:span>Я потянулся за платком.</text:p>
      <text:p text:style-name="P16">–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3"/>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6"/>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3"/>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3"/>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text:p text:style-name="P3">– Слушай, принцесса, может, для тебя это и «прохлаждаться», но, вообще-то, так быстро я не бегал 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
      <text:p text:style-name="P3"><text:soft-page-break/>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text:soft-page-break/>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text:soft-page-break/>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9">Спи, Сестра моя родная,<text:line-break/>Спи. Усни.<text:line-break/>Крыльями тебя укрою,<text:line-break/>Спи. Усни.</text:p><text:p text:style-name="P149"><text:tab/>В чаще тёмной волки воют,<text:line-break/>Спи. Усни.</text:p><text:p text:style-name="P149"><text:tab/>В мрачном замке духи ноют,<text:line-break/>Спи. Усни.</text:p><text:p text:style-name="P149"><text:tab/>Сказки вечность нам читает,<text:line-break/>Спи. Усни.<text:line-break/>День осенний угасает,<text:line-break/>Спи. Усни.<text:line-break/>Помни только в сне глубоком,</text:p><text:p text:style-name="P149"><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text:soft-page-break/>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text:p>
      <text:p text:style-name="P3"><text:soft-page-break/>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66"/>
      <text:p text:style-name="P3"><text:soft-page-break/>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
      <text:p text:style-name="P3">Что-то схватило меня за шиворот и потащило назад.</text:p>
      <text:p text:style-name="P3"/>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
      <text:p text:style-name="P3">Пегасы тем временем упорно махали крыльями, пытаясь прорваться к близкому берегу.</text:p>
      <text:p text:style-name="P3"/>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
      <text:p text:style-name="P3">Мы уже летели над берегом, когда она молча опустилась на платформу и забилась в угол<text:span text:style-name="T26">, опустив голову на пол.</text:span></text:p>
      <text:p text:style-name="P66"/>
      <text:p text:style-name="P3"><text:soft-page-break/>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6"><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
      <text:p text:style-name="P3">Дальнейший путь мы провели в молчании.</text:p>
      <text:p text:style-name="P21"/>
      <text:h text:style-name="P156" text:outline-level="2">3. Норф</text:h>
      <text:p text:style-name="P83"/>
      <text:p text:style-name="P23">Глава IV. Пределы магии</text:p>
      <text:p text:style-name="P20"/>
      <text:p text:style-name="P23"><text:soft-page-break/>Вашему покорному слуге известны четыре предела магии: </text:p>
      <text:p text:style-name="P23"/>
      <text:list xml:id="list7121198718434257669" text:style-name="L1">
        <text:list-item>
          <text:p text:style-name="P159">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text:span></text:p>
          <text:p text:style-name="P159"><text:span text:style-name="T1">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9">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9">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9">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8">– <text:span text:style-name="T1">Восемь, учитель!</text:span></text:p><text:p text:style-name="P148">–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81">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81"/>
      <text:p text:style-name="P81">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81"><text:soft-page-break/></text:p>
      <text:p text:style-name="P81">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81"/>
      <text:p text:style-name="P81">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81"/>
      <text:p text:style-name="P81">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1"/>
      <text:p text:style-name="P81">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81"><text:soft-page-break/>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81">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81">Так, что тут у нас?</text:p>
      <text:p text:style-name="P81"/>
      <text:p text:style-name="P81">“<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81"/>
      <text:p text:style-name="P81">Бля! Что за дерьмо? <text:span text:style-name="T1">Ч</text:span>окнутые пони приволокли меня сюда <text:span text:style-name="T1">неделю назад</text:span>, чуть не убив по дороге, и теперь называют меня агрессивным?</text:p>
      <text:p text:style-name="P81">Газета полетела в мусорное ведро.</text:p>
      <text:p text:style-name="P81"/>
      <text:p text:style-name="P81">Я потянулся. Хватит на сегодня чтения. Настало время ежедневной прогулки по городу. Тем более, что у меня есть деньги.</text:p>
      <text:p text:style-name="P81"/>
      <text:p text:style-name="P81">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81"/>
      <text:p text:style-name="P81">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81">Так что даже на ремонт одежды и покупку необходимых в повседневной жизни мелочей у меня финансов не было. До недавнего времени.</text:p>
      <text:p text:style-name="P81">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81"/>
      <text:p text:style-name="P81">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8"/>
      <text:p text:style-name="P81"><text:soft-page-break/><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8">Но, блин, корявые пальцы внесли свою коррективу в шопинг-план!</text:p>
      <text:p text:style-name="P18"/>
      <text:p text:style-name="P81"><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8"/>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
      <text:p text:style-name="P9">Я приоткрыл створку.</text:p>
      <text:p text:style-name="P9"/>
      <text:p text:style-name="P18">–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8">– <text:span text:style-name="T1">Анонимус,</text:span> – <text:s/>отрекомендовался я. – <text:s/>Человек.</text:p>
      <text:p text:style-name="P18">–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8">–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text:soft-page-break/>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8">– Вы говорили, что королевские <text:span text:style-name="T1">колесницы</text:span> делали три <text:span text:style-name="T1">двора</text:span>…</text:p>
      <text:p text:style-name="P18">–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8"/>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8"/>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
      <text:p text:style-name="P18">Норф пошёл к <text:span text:style-name="T1">небольшому деревянному гаражу</text:span>,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text:span text:style-name="T1">Норф</text:span> картинно вскинул копыто.</text:p>
      <text:p text:style-name="P18">– “Королева Лорен ”! Встречайте!</text:p>
      <text:p text:style-name="P18"/>
      <text:p text:style-name="P18"><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8"/>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8">Старик клюнул носом и встрепенулся. Потом он огляделся и заговорщицки подмигнул мне.</text:p>
      <text:p text:style-name="P18">–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text:soft-page-break/>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8">–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7"/>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
      <text:p text:style-name="P18">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8"><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text:span text:style-name="T1">Над</text:span> надписью было стилизованное изображение распростёршего крылья пегаса, тянущего колесницу.</text:p>
      <text:p text:style-name="P18"/>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1">4. </text:span><text:span text:style-name="T1">Заклинание Последнего Шанса</text:span></text:h>
      <text:p text:style-name="P18"/>
      <text:p text:style-name="P23">Глава VI. Основы</text:p>
      <text:p text:style-name="P23"/>
      <text:p text:style-name="P23"><text:soft-page-break/>“Основа любого магического направления <text:span text:style-name="T1">—</text:span> умение черпать силу из источника. У разных <text:span text:style-name="T1">у</text:span>чений свои резервуары <text:span text:style-name="T1">силы</text:span>,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3"/>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
      <text:p text:style-name="P23">Возьмём, <text:span text:style-name="T1">к</text:span> 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3"/>
      <text:p text:style-name="P35">На трактат упала тень.</text:p>
      <text:p text:style-name="P36">– Эй, нельзя ли не заслонять…</text:p>
      <text:p text:style-name="P36">Я поперхнулся словом, упёршись носом в покрытую белой шерстью грудь. Селестия с извинением оступила.</text:p>
      <text:p text:style-name="P36">–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6"/>
      <text:p text:style-name="P35"><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6"/>
      <text:p text:style-name="P36">– Эээ…</text:p>
      <text:p text:style-name="P36">–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6">Она потянулась за спину, сжала зубами зажим, и после негромкого щелчка экзоскелет разошёлся в стороны.</text:p>
      <text:p text:style-name="P36"/>
      <text:p text:style-name="P36">– Вот, так лучше, – улыбнулась она, вышагивая из него. – Доктор Плантаго Майор был уверен, что я не дотянусь до замка.</text:p>
      <text:p text:style-name="P66"><text:soft-page-break/>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6">– Хмм, печально, успел зачерстветь, – аликорница с усилием откусила добрую половину и стала с хрустом жевать.</text:p>
      <text:p text:style-name="P36">– Эмм… Насколько я помню, тебе было прописано два месяца постельного режима? Кстати, без сладостей. Сейчас едва неделя прошла.</text:p>
      <text:p text:style-name="P36">Аликорница с досадой скосила на меня глаз, продолжая жевать.</text:p>
      <text:p text:style-name="P36">–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6"/>
      <text:p text:style-name="P3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5">Она, почувствовав мой взгляд, вытащила нос из тайника и <text:s/>посмотрела на меня, насторожив уши.</text:p>
      <text:p text:style-name="P35"><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9">Аликорница нервно хохотнула.</text:p>
      <text:p text:style-name="P37">– А по-моему, ты не…</text:p>
      <text:p text:style-name="P35"><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7">– Не будешь что?</text:p>
      <text:p text:style-name="P49">Селестия нахмурилась и угрожающе подняла крылья.</text:p>
      <text:p text:style-name="P49"><text:span text:style-name="T11">– </text:span>Не забывай, человек, я — могущественный маг и правитель Эквестрии. Ко мне нужно относиться с должным уважением!</text:p>
      <text:p text:style-name="P49"><text:span text:style-name="T11">– </text:span>А то что? Превратишь в жабу? Сошлёшь на луну? Убьёшь нахер?</text:p>
      <text:p text:style-name="P49">Аликорница сникла. Уши её опустились.</text:p>
      <text:p text:style-name="P49"><text:span text:style-name="T11">– Анонимус</text:span>, ну зачем так… Ты же знаешь, я этого не сделаю.</text:p>
      <text:p text:style-name="P49"><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9"/>
      <text:p text:style-name="P49">Селестия приложила копыто ко лбу и издала протяжный стон.</text:p>
      <text:p text:style-name="P37">– О, небо! Я забыла распорядиться насчёт тебя! Я совсем отупела от дворцовой жизни! Извини, пожалуйста!</text:p>
      <text:p text:style-name="P49"><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7"/>
      <text:p text:style-name="P49"><text:span text:style-name="T11">Аликорница уселась н</text:span>а пол <text:span text:style-name="T11">и прижала копыто к груди.</text:span></text:p>
      <text:p text:style-name="P37"><text:soft-page-break/>–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9">Закончив фразу, аликорница вскинула копыто вперёд и вверх. Я чуть не подавился нервным смешком, настолько это напоминало зигу<text:tab/>.</text:p>
      <text:p text:style-name="P49"><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7"/>
      <text:p text:style-name="P50">***</text:p>
      <text:p text:style-name="P50"/>
      <text:p text:style-name="P49"><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9"/>
      <text:p text:style-name="P49"><text:span text:style-name="T11">– </text:span>Вот, читай отсюда, <text:span text:style-name="T11">– а</text:span>ликорница подчеркнула абзац копытом.</text:p>
      <text:p text:style-name="P49"/>
      <text:p text:style-name="P60">«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0"/>
      <text:p text:style-name="P60">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60"/>
      <text:p text:style-name="P60">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0"/>
      <text:p text:style-name="P60">Но величайшая справедливость юниверсума заключается в том, что не существует безвыходных положений. Всегда есть надежда.</text:p>
      <text:p text:style-name="P60"/>
      <text:p text:style-name="P60">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60"/>
      <text:p text:style-name="P60">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9"/>
      <text:p text:style-name="P49"><text:soft-page-break/>В ухе стало щекотно от тёплого дуновения.</text:p>
      <text:p text:style-name="P37">– Теперь ты понимаешь, почему мы не ожидали увидеть тебя? Мы, вообще-то, вызывали сверхаликорна…</text:p>
      <text:p text:style-name="P37">Я повернулся к Селестии.</text:p>
      <text:p text:style-name="P37">–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7"/>
      <text:p text:style-name="P37">Аликорница отвернулась.</text:p>
      <text:p text:style-name="P37">– Это очень чувствительная тема, – сказала она после недолгой заминки. – <text:s/>Постыдная для нас.</text:p>
      <text:p text:style-name="P37">– Какая тема?</text:p>
      <text:p text:style-name="P37">Селестия повернулась, но старалась избегать меня взглядом.</text:p>
      <text:p text:style-name="P37">– Магия.</text:p>
      <text:p text:style-name="P37">– Что?</text:p>
      <text:p text:style-name="P37">–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7"/>
      <text:p text:style-name="P37">Я посмотрел на аликорницу. Та старательно делала вид, что интересуется состоянием лака на обожжёном копыте.</text:p>
      <text:p text:style-name="P37">– То есть, вы почувствовали ослабление своих магических способностей, и решили, что миру приходит конец?</text:p>
      <text:p text:style-name="P37">–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7"/>
      <text:p text:style-name="P37">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text:span text:style-name="T1">валиума</text:span>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7"/>
      <text:p text:style-name="P37">– Ээээ… ммм… А вы пробовали обратиться к врачу? – начал я как можно мягче.</text:p>
      <text:p text:style-name="P37"/>
      <text:p text:style-name="P37">БАЦ!!!</text:p>
      <text:p text:style-name="P37"/>
      <text:p text:style-name="P37">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7">– Это бесполезно… Он не верит нам. У меня нет времени его переубедить.</text:p>
      <text:p text:style-name="P49"/>
      <text:p text:style-name="P37"><text:span text:style-name="T1">Аликорница</text:span> обратилась ко мне.</text:p>
      <text:p text:style-name="P37"><text:soft-page-break/>– <text:s/>Извини, <text:span text:style-name="T1">с</text:span>орвалась. Мне очень стыдно. Последнее время всё идёт наперекосяк, совсем не так, как мы планировали.</text:p>
      <text:p text:style-name="P37"><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9">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9"/>
      <text:p text:style-name="P49">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9"/>
      <text:p text:style-name="P49">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9"/>
      <text:p text:style-name="P49">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7">–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9"/>
      <text:p text:style-name="P49">Я снял её копыто со своего плеча и осторожно поставил на пол.</text:p>
      <text:p text:style-name="P37"><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7">Я присел на корточки, раздвинул гриву и снизу вверх заглянул в морду аликорнице.</text:p>
      <text:p text:style-name="P49">–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9"/>
      <text:p text:style-name="P49">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9">–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9"><text:soft-page-break/></text:p>
      <text:p text:style-name="P49">Я протянул руку, вытер ей слёзы и погладил по шее.</text:p>
      <text:p text:style-name="P49">– Не плачь, принцесса. Я не отказываюсь. Хотя, скорее всего, Стар Свирл что-то напутал в заклинании, потому что я человек, а не сверхаликорн.</text:p>
      <text:p text:style-name="P49">–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9"/>
      <text:p text:style-name="P49">Селестия успокоилась и смущённо потёрлась носом мне о плечо.</text:p>
      <text:p text:style-name="P49">– И я не читала твои мысли, Анонимус. У тебя на лице и так всё написано — ты не умеешь скрывать эмоции.</text:p>
      <text:p text:style-name="P49"/>
      <text:p text:style-name="P49">Наружная дверь заскрипела, коридор наполнился топотом множества копыт и шумом голосов.</text:p>
      <text:p text:style-name="P37">Аликорница <text:span text:style-name="T1">прислушалась, </text:span>всполошилась и стала носиться по читальному залу с загнанным видом.</text:p>
      <text:p text:style-name="P37">– <text:span text:style-name="T1">Дискордовы</text:span> яйца! Они нашли меня!</text:p>
      <text:p text:style-name="P37">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7">– Ты! Чего! Делаешь! Твоё, <text:span text:style-name="T1">блин,</text:span> высочество!!! – <text:s/>я едва уберёг <text:span text:style-name="T1">своё </text:span>естество от острого рога.</text:p>
      <text:p text:style-name="P37"/>
      <text:p text:style-name="P37">Селестия подняла на меня глаз. <text:span text:style-name="T61">Прижав </text:span>уши к голове, <text:span text:style-name="T61">она дала</text:span> задний ход <text:span text:style-name="T61">и </text:span>выкарабкалась обратно. Окинув библиотеку отчаянным взглядом, <text:span text:style-name="T61">Селестия</text:span> бросилась к оставленному экзоскелету и стала втискиваться в него задом. Гул голосов был уже совсем близко.</text:p>
      <text:p text:style-name="P37">– Помоги! Мне самой не закрыть замок, – <text:s/>отчаянно прошептала аликорница, тщётно пытаясь охватить зубами раскрытую защёлку.</text:p>
      <text:p text:style-name="P37">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7">–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7">– <text:span text:style-name="T1">Я</text:span> помогу! – <text:s/>Селестия изогнула шею и стала зубами сжимать защёлку.</text:p>
      <text:p text:style-name="P37"/>
      <text:p text:style-name="P37">ШЛОП!</text:p>
      <text:p text:style-name="P37"/>
      <text:p text:style-name="P3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9">Увидев Селестию, толпа замерла. Та в попытке спрятать меня, раскрыла крылья.</text:p>
      <text:p text:style-name="P49"/>
      <text:p text:style-name="P49">В наступившей тишине аликорница прошептала мне убито:</text:p>
      <text:p text:style-name="P37">– <text:span text:style-name="T1">Что-то мне не хочется оборачиваться.</text:span></text:p>
      <text:p text:style-name="P49">– А придётся. Кстати, крылья можешь опустить. Всё равно видна табуретка и мои ноги.</text:p>
      <text:p text:style-name="P49"/>
      <text:p text:style-name="P49">Селестия со вздохом закрыла глаза и медленно обернулась к толпе.</text:p>
      <text:p text:style-name="P49"><text:soft-page-break/>– Добрый вечер, мои дорогие.</text:p>
      <text:p text:style-name="P37">–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7"><text:span text:style-name="T1">– Занавес, </text:span>– <text:s/><text:span text:style-name="T1">подытожил я.</text:span></text:p>
      <text:p text:style-name="P37"/>
      <text:h text:style-name="Heading_20_2" text:outline-level="2">5<text:span text:style-name="T1">.</text:span> Нерадивый ученик</text:h>
      <text:p text:style-name="P30"/>
      <text:p text:style-name="P49">– Это очень легко, уверяю тебя. Даже совсем маленькие жеребята единорогов способны на столь простую магию. Сконцентрируйся…</text:p>
      <text:p text:style-name="P49">– Ыыых… !!!</text:p>
      <text:p text:style-name="P49">Я покраснел от натуги, но этот блядский листочек даже не шелохнулся!</text:p>
      <text:p text:style-name="P49">– Давай попробуем ещё раз. Сосредоточься на объекте. Высвободи силу. Ты можешь это, я вижу в тебе большой потенциал!</text:p>
      <text:p text:style-name="P49">Куда уж больше! Эти медицинские каракули мне теперь месяц сниться будут!</text:p>
      <text:p text:style-name="P49">– Фффу-у-у! – листок закружился в воздухе от моего сердитого дуновения.</text:p>
      <text:p text:style-name="P49">Я отвернулся. Если она хочет выставить меня на посмешище, ей и напрягаться не нужно! Растёшь, Анон, вакансия шута тебе уже обеспечена!</text:p>
      <text:p text:style-name="P49"/>
      <text:p text:style-name="P49">– Анонимус…</text:p>
      <text:p text:style-name="P49">С лёгким вздохом Селестия положила голову мне на плечо.</text:p>
      <text:p text:style-name="P49">– Не сердись. Это моя вина. Я пытаюсь вести тебя ускоренным курсом.</text:p>
      <text:p text:style-name="P49">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9">– Не понимаю, куда ты так гонишь? Мы вполне можем заняться этим через пару недель, когда ты окрепнешь.</text:p>
      <text:p text:style-name="P49"/>
      <text:p text:style-name="P49">Селестия открыла глаза и нехотя оторвала голову от импровизированной подушки.</text:p>
      <text:p text:style-name="P49">– Нам нужно торопиться. У меня есть нехорошее предчувствие, а я привыкла доверять своим ощущениям.</text:p>
      <text:p text:style-name="P49">Листок с рецептом вернулся на место.</text:p>
      <text:p text:style-name="P49">– На это раз мы поступим по-другому. Есть способ ускорить процесс, – аликорница отвернулась в смятении.</text:p>
      <text:p text:style-name="P49">Я ждал.</text:p>
      <text:p text:style-name="P49"/>
      <text:p text:style-name="P49">–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9">–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9">–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9"/>
      <text:p text:style-name="P49"><text:soft-page-break/>Аликорница взглянула на меня со смущением.</text:p>
      <text:p text:style-name="P49">–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9"/>
      <text:p text:style-name="P49">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9"/>
      <text:p text:style-name="P49">–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9"/>
      <text:p text:style-name="P49">Я вздохнул. Чего не сделаешь ради этой чокнутой коняги!</text:p>
      <text:p text:style-name="P49">– Ну хорошо, хорошо, не волнуйся. Я готов. Только можно попросить тебя об одолжении?</text:p>
      <text:p text:style-name="P49">– Да?</text:p>
      <text:p text:style-name="P49">Аликорница с тревогой взглянула на меня.</text:p>
      <text:p text:style-name="P49">– Всё, что в моих силах, Анонимус.</text:p>
      <text:p text:style-name="P49">В её голосе сквозила едва сдерживаемая дрожь.</text:p>
      <text:p text:style-name="P49"/>
      <text:p text:style-name="P49">«Она думает, я сейчас загадаю себе полцарства, корону и ванильное мороженное в придачу!» – усмехнулся я.</text:p>
      <text:p text:style-name="P49">– Можно всё же не стирать мне память? Я, со своей стороны, даю слово не болтать о том, что узнаю, если тебя это беспокоит.</text:p>
      <text:p text:style-name="P49">Эх, пропало моё мороженное!</text:p>
      <text:p text:style-name="P49"/>
      <text:p text:style-name="P49">Аликорница воззрилась на меня с нечитаемым выражением на морде.</text:p>
      <text:p text:style-name="P49">– Я слишком многого прошу? – вздохнул я. – Ладно, забей. Но, хотя бы, будь поосторожнее. Не думаю, что я тебе понравлюсь в качестве овоща.</text:p>
      <text:p text:style-name="P49"/>
      <text:p text:style-name="P49">Аликорница спрятала морду в одеяле. Холка её подёргивалась.</text:p>
      <text:p text:style-name="P49">Я опешил.</text:p>
      <text:p text:style-name="P49">– Ты чего? – я присел на постель и осторожно отвернул край одеяла. – Эй, есть кто-нибудь в домике? Если я что-то не то сказал, не бери в голову…</text:p>
      <text:p text:style-name="P49"/>
      <text:p text:style-name="P49">Селестия подняла голову и я увидел, что у неё из глаз текут слёзы от беззвучного смеха. Я озадаченно почесал затылок.</text:p>
      <text:p text:style-name="P49">–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9"/>
      <text:p text:style-name="P49"><text:soft-page-break/>Я мысленно пролистал историю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9"/>
      <text:p text:style-name="P49">–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9">Аликорница кивнула, соглашаясь.</text:p>
      <text:p text:style-name="P49">– Тогда позволь мне начать заклинание.</text:p>
      <text:p text:style-name="P49"/>
      <text:p text:style-name="P49">Селестия высунула из-под одеяла передние ноги и притянула меня к себе.</text:p>
      <text:p text:style-name="P49">–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9">– Не думать — это легко! Мне даже стараться не надо! – я зевнул.</text:p>
      <text:p text:style-name="P49"/>
      <text:p text:style-name="P49">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9"/>
      <text:p text:style-name="P49">Моей?!! Э-э-э, позвольте-е-е-<text:span text:style-name="T75">и-и-и</text:span>-<text:span text:style-name="T76">а-а-а</text:span>…</text:p>
      <text:p text:style-name="P49"/>
      <text:p text:style-name="P49">…</text:p>
      <text:p text:style-name="P49"/>
      <text:p text:style-name="P60">Я открываю глаза.</text:p>
      <text:p text:style-name="P60">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60">Странно. Почему я не ощущаю его? Впрочем, неважно!</text:p>
      <text:p text:style-name="P60">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60">Я закрываю глаза.</text:p>
      <text:p text:style-name="P49"/>
      <text:p text:style-name="P49">…</text:p>
      <text:p text:style-name="P49"/>
      <text:p text:style-name="P49">– Анонимус!.. Анон!</text:p>
      <text:p text:style-name="P49">Тёплое дуновение растрепало волосы на лбу. Сознание с трудом возвращалось в оглушённое тело. Я расплющил глаза.</text:p>
      <text:p text:style-name="P49">– Как ты себя чувствуешь?</text:p>
      <text:p text:style-name="P49"><text:soft-page-break/></text:p>
      <text:p text:style-name="P49">Аликорница смотрела на меня с тревогой. Я молча принял сидячее положение и стал массировать виски.</text:p>
      <text:p text:style-name="P49">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9"/>
      <text:p text:style-name="P49">– Я старалась провести всё как можно быстрее. С тобой всё в порядке? – в голосе Селестии появились нотки паники.</text:p>
      <text:p text:style-name="P49">Я <text:s/>не глядя похлопал аликорницу по холке, стараясь унять дрожь руки.</text:p>
      <text:p text:style-name="P49">–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9"/>
      <text:p text:style-name="P49">Аликорница громко воскликнула, просунула морду под подушку, насколько позволял рог, и застонала от досады.</text:p>
      <text:p text:style-name="P49">–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59">сли бы я вспомнила вовремя, я бы предупредила тебя, чтобы ты смог сконцентрироваться и отстоять своё «я».</text:span></text:p>
      <text:p text:style-name="P54"/>
      <text:p text:style-name="P49">Я вымучено рассмеялся.</text:p>
      <text:p text:style-name="P49">– Спасибо за комплимент, твоё высочество! Никогда не сомневался, что я — та ещё тряпка! Я даже новую кошку не смог завести после смерти старой.</text:p>
      <text:p text:style-name="P49">Аликорница виновато пробормотала из-под подушки:</text:p>
      <text:p text:style-name="P49">– Прости меня, Анонимус. Урок пропал зря — в том состоянии твоё сознание не могло воспринять мои знания.</text:p>
      <text:p text:style-name="P49"/>
      <text:p text:style-name="P49">Я помотал головой, вытряхивая остатки шока. Ну что же, Анон, не будем останавливаться на полпути? Наш девиз — «Слабоумие и отвага»!</text:p>
      <text:p text:style-name="P49"/>
      <text:p text:style-name="P49">– Надо повторить.</text:p>
      <text:p text:style-name="P49">– Что?</text:p>
      <text:p text:style-name="P49">– Надо повторить урок. Я уверен, что увою технику со второй попытки.</text:p>
      <text:p text:style-name="P49">Аликорница выглянула одним глазом из-под подушки.</text:p>
      <text:p text:style-name="P49">– И ты не боишься?</text:p>
      <text:p text:style-name="P49">Я стянул подушку с Селестии и легонько щёлкнул её по носу.</text:p>
      <text:p text:style-name="P49">–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9"><text:soft-page-break/>Аликорница слабо улыбнулась.</text:p>
      <text:p text:style-name="P49">– Не будем медлить, Анонимус.</text:p>
      <text:p text:style-name="P49">Я вновь растворился в сине-зелёной гриве.</text:p>
      <text:p text:style-name="P49"/>
      <text:p text:style-name="P49">…</text:p>
      <text:p text:style-name="P49"/>
      <text:p text:style-name="P60">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3">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3">Тумбочка…</text:span> Листок… <text:span text:style-name="T73">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4">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3">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4">Сила уходит бесконтрольно. Нужно прервать урок. Нет! Нет! О-О-О-О-О, НЕ-Е-Е-Е-Е-Т!!!</text:span></text:p>
      <text:p text:style-name="P74"/>
      <text:p text:style-name="P49">…</text:p>
      <text:p text:style-name="P49"/>
      <text:p text:style-name="P49">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9"/>
      <text:p text:style-name="P49">Тумбочка стояла на месте, не сдвинувшись ни на волос.</text:p>
      <text:p text:style-name="P49">С улицы доносились возгласы удивления, страха и ожесточённые споры. Я подошёл к окну и выругался ещё сильнее.</text:p>
      <text:p text:style-name="P49">По голубому небу к дневному светилу взмывала луна.</text:p>
      <text:p text:style-name="P49"/>
      <text:p text:style-name="P49">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9"/>
      <text:p text:style-name="P49">Я бросился к постели и стал что есть силы тормошить бесчувственную аликорницу.</text:p>
      <text:p text:style-name="P49">– Вставай! Эй, вставай, твоё высочество! Жопа приближается! Там сейчас<text:span text:style-name="T11"> л</text:span>уна в солнце врежется!</text:p>
      <text:p text:style-name="P49"/>
      <text:p text:style-name="P49">Аликорница что-то невнятно говорила себе под нос, но глаз не открывала. Я вслушался в её бормотание.</text:p>
      <text:p text:style-name="P49">– …всегда говорила, что сестра не умеет пить…</text:p>
      <text:p text:style-name="P49"/>
      <text:p text:style-name="P49">Проклятье! Эту кобылу можно разбудить только ведром воды!</text:p>
      <text:p text:style-name="P49">Вода! Я бросил взгляд на тумбочку. Нет, стакан пуст.</text:p>
      <text:p text:style-name="P74">Ох, нет! Нет-нет-нет!!!</text:p>
      <text:p text:style-name="P74"/>
      <text:p text:style-name="P74"><text:soft-page-break/>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4">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4"/>
      <text:p text:style-name="P49">Я бросился к окну, намереваясь позвать кого-нибудь на помощь. И замер с отвалившейся челюстью.</text:p>
      <text:p text:style-name="P49"/>
      <text:p text:style-name="P49">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9"/>
      <text:p text:style-name="P49">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9"/>
      <text:p text:style-name="P49">«С-Е-Л-Е-С-Т-И-Я … — … П-И-З-…» </text:p>
      <text:p text:style-name="P49"/>
      <text:p text:style-name="P49">– ЧТО ТУТ ПРОИСХОДИТ???</text:p>
      <text:p text:style-name="P49">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9"/>
      <text:p text:style-name="P49">– Мы …э-э-э… изучали левитацию предметов посредством переплетения сознаний, – промямлил я наконец. – Кажись, я чего-то накосячил.</text:p>
      <text:p text:style-name="P49">Тёмная аликорница перевела взгляд на Селестию, всё так же лежащую на постели разметав крылья и прочистила горло.</text:p>
      <text:p text:style-name="P49">–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9"/>
      <text:p text:style-name="P49">Белоснежная аликорница чуть шевельнула крыльями и натянула одеяло на голову.</text:p>
      <text:p text:style-name="P49">– Уйдите все… – пробормотала Селестия сквозь одеяло. – Я умираю.</text:p>
      <text:p text:style-name="P49"/>
      <text:p text:style-name="P49">«-ДА» — мельком прочитал я окончание текста, появившееся на спутнике.</text:p>
      <text:p text:style-name="P49"/>
      <text:p text:style-name="P49">Тёмная аликорница проследила мой взгляд и ухмыльнулась.</text:p>
      <text:p text:style-name="P49">–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9"/>
      <text:p text:style-name="P49">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9"><text:soft-page-break/></text:p>
      <text:p text:style-name="P49">–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9"/>
      <text:p text:style-name="P49">Я, конечно, побаивался тёмной фурии, но её отношение ко мне задело меня за живое.</text:p>
      <text:p text:style-name="P49">– Эй, что ты там про улитку сказала? Я ведь не напрашивался, в конце-концов! Я оказался тут с твоей помощью, в том числе!</text:p>
      <text:p text:style-name="P49">Луна не удостаивая меня взглядом, прошествовала к выходу, попутно нажав кнопку экстренного вызова.</text:p>
      <text:p text:style-name="P49">–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9"/>
      <text:p text:style-name="P49">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9"/>
      <text:p text:style-name="P49">–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9">Передо мной захлопнулась дверь в палату.</text:p>
      <text:p text:style-name="P49"/>
      <text:p text:style-name="P49">Ну охренеть! Я же ещё и виноват!</text:p>
      <text:p text:style-name="P49"/>
      <text:h text:style-name="P156" text:outline-level="2">6. Нерадивый ученик - 2</text:h>
      <text:p text:style-name="P37"/>
      <text:p text:style-name="P37">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7">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7">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7">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9">Красота!</text:p>
      <text:p text:style-name="P49"/>
      <text:p text:style-name="P49"><text:span text:style-name="T1">– </text:span>А-а-апчхииии! – раздалось прямо у меня под ногами.</text:p>
      <text:p text:style-name="P49"><text:soft-page-break/>–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9"/>
      <text:p text:style-name="P49">– Ты кто? – машинально спросил я.</text:p>
      <text:p text:style-name="P49">– Индиго, – ответили глаза.</text:p>
      <text:p text:style-name="P49">Ответ не прояснил ситуацию ни на йоту, так что я продолжил.</text:p>
      <text:p text:style-name="P49">– А чего ты под лавкой делаешь?</text:p>
      <text:p text:style-name="P49">– Прячусь.</text:p>
      <text:p text:style-name="P49">Похоже, ты встретился с Капитаном Очевидность, Анон! Поняв, что расспросами ничего не добьёшься, я предложил прямо:</text:p>
      <text:p text:style-name="P49">– Может, ты вылезешь? Меня можно не бояться. Я не страшный.</text:p>
      <text:p text:style-name="P49"/>
      <text:p text:style-name="P49">Под лавкой началась <text:s/>возня и сопение, потом наружу вылез жеребёнок-единорог насыщенного синего цвета.</text:p>
      <text:p text:style-name="P49">– А мну тебя вовсе и не боются. Вот ещё! Мну в прятки играла.</text:p>
      <text:p text:style-name="P49">–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9">– Ничо страшного! – малютка вытерла нос. – Мну всё равно искать некому.</text:p>
      <text:p text:style-name="P49">– Это как? Ты же с кем-то в прятки играешь? – продолжал допытываться я.</text:p>
      <text:p text:style-name="P49">– Сама с собой и играю, – хмуро ответила кобылка. – А тебе чего, дяденька?</text:p>
      <text:p text:style-name="P49">Поняв, что жеребёнок не настроен на беседу, я пожал плечами <text:s/>и повернулся было уходить.</text:p>
      <text:p text:style-name="P49"/>
      <text:p text:style-name="P49">– Эээ, гм-м…</text:p>
      <text:p text:style-name="P49">Я повернулся обратно.</text:p>
      <text:p text:style-name="P49">– Чего?</text:p>
      <text:p text:style-name="P49">Единорожка ковыряла копытом землю и шмыгала носом, не смотря на меня. Я терпеливо ждал.</text:p>
      <text:p text:style-name="P49">– Дяденька, а ты не мог бы спросить принцессу Селестию, куда девалась Шейла Блюскай? А то мну играть не с кем.</text:p>
      <text:p text:style-name="P49">– При случае спрошу. Если встречу.</text:p>
      <text:p text:style-name="P49">Малютка шмыгнула.</text:p>
      <text:p text:style-name="P49">– Встретишь, канешн! Скажи ей, что у мну сегодня день рождения, и мну здоровски обиделась, когда Шейла на него не пришла!</text:p>
      <text:p text:style-name="P49"/>
      <text:p text:style-name="P49"><text:s/>Такая уверенность малявки меня заинтриговала. Я пригляделся к жеребёнку повнимательнее. Да нет, вроде, раньше её не встречал.</text:p>
      <text:p text:style-name="P49">– Позволь поинтересоваться, откуда у тебя такая уверенность, что я встречусь с Селестией? Я ей, знаешь ли, свиданий не назначаю.</text:p>
      <text:p text:style-name="P49">– Да ладно-о-о, брось заливать-то! – скептически протянуло юное создание. – Все знают, что вы встречаетесь. Вот и спроси её, пажалста, когда увидишь.</text:p>
      <text:p text:style-name="P49"/>
      <text:p text:style-name="P49"><text:soft-page-break/>Та-а-ак!</text:p>
      <text:p text:style-name="P49"/>
      <text:p text:style-name="P49">– Кто это «все»?</text:p>
      <text:p text:style-name="P49">– Ну, прислуга, стража, мой па…</text:p>
      <text:p text:style-name="P49"/>
      <text:p text:style-name="P49">Ох! Во что же это такое ты вляпался, Анон? За кого тебя принимают эти чокнутые пони?</text:p>
      <text:p text:style-name="P49"/>
      <text:p text:style-name="P49">Я присел на лавочку и наклонился пониже, чтобы наши головы были на одном уровне.</text:p>
      <text:p text:style-name="P49">– А твоего «па» не смущает, что я и Селестия м-м-м… немного разных видов? Точнее, совсем разных?</text:p>
      <text:p text:style-name="P49">– И чо? – без малейшего замешательства спросила кроха.</text:p>
      <text:p text:style-name="P49">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9"/>
      <text:p text:style-name="P49">–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9">–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9">– <text:s/>Кха-кхе-гррхмм!!! Э-э-э… м-м-м… ну-у-у…</text:p>
      <text:p text:style-name="P49">У меня в голове произошло короткое замыкание. Слова пропали. Уши начали гореть.</text:p>
      <text:p text:style-name="P49"/>
      <text:p text:style-name="P49">– Как, ты говоришь, тебя зовут? – в конце-концов выдавил осипшим голосом я, стараясь перевести тему. – Про чей день рождения я должен рассказать?</text:p>
      <text:p text:style-name="P49">–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9"/>
      <text:p text:style-name="P49">У меня в мозгах зажглась лампочка.</text:p>
      <text:p text:style-name="P49">– Постой-постой, не части. Твой отец, случайно, не Хорст Мэдтроттер?</text:p>
      <text:p text:style-name="P49">– Агась. А ты откудова знаешь?</text:p>
      <text:p text:style-name="P49">– Да так, один пони сказал, – я полез за пазуху и достал красную коробочку. – Вот тебе подарок.</text:p>
      <text:p text:style-name="P49">–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9">– Вообще-то, это не мой подарок. Его просил передать один старик, Норф Каррус из каретной мастерской.</text:p>
      <text:p text:style-name="P49">– А-а-а, знаю его! Мы с Шейлой ходили к нему играть, пока она не пропала. У Норфа здоровски интересно!</text:p>
      <text:p text:style-name="P49"><text:soft-page-break/></text:p>
      <text:p text:style-name="P49">Индиго открыла коробочку. Внутри на подстилке из опилок лежала крохотная модель гоночной колесницы в мельчайших подробностях.</text:p>
      <text:p text:style-name="P49">– Ух ты! – благоговейно прошептала Индиго. – Королева Лорен! Мну даже управляла ею немножко.</text:p>
      <text:p text:style-name="P49">– Как ею можно управлять, если она не запряжена? Уж не Норф ли таскал её? – усомнился я.</text:p>
      <text:p text:style-name="P49">–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9"/>
      <text:p text:style-name="P49">Я остался сидеть в полнейшем замешательстве.</text:p>
      <text:p text:style-name="P49"/>
      <text:p text:style-name="P50">***</text:p>
      <text:p text:style-name="P49"/>
      <text:p text:style-name="P60">…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9"/>
      <text:p text:style-name="P49">В дверях библиотеки появился знакомый силуэт.</text:p>
      <text:p text:style-name="P49">– Привет, твоё высочество! Тебя уже выпустили, или опять от докторов смылась?</text:p>
      <text:p text:style-name="P49">Аликорница прошла в комнату и устало уселась рядом со мной.</text:p>
      <text:p text:style-name="P49">–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9"/>
      <text:p text:style-name="P49">Я с подозрением посмотрел на Селестию. Когда-то я уже видел эту улыбочку на хитрой роже.</text:p>
      <text:p text:style-name="P49">–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говорят.</text:p>
      <text:p text:style-name="P49">– Вот ещё! – возмущению Селестии не было предела. Аликорница встала и демонстративно повернулась ко мне задом.</text:p>
      <text:p text:style-name="P49">–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9"/>
      <text:p text:style-name="P49">Я подёргал замок на накрупнике. Таки не врёт.</text:p>
      <text:p text:style-name="P49">– Убедился? Вообще-то, твоё недоверие меня оскорбляет. Ни один пони так бы себя не вёл со мной.</text:p>
      <text:p text:style-name="P49">Селестия улеглась возле кресла и надулась. Я усмехнулся.</text:p>
      <text:p text:style-name="P49">– Разумеется, твои подданные вели бы себя с большим пиететом. Но я же не твой подданный, твоё высочество!</text:p>
      <text:p text:style-name="P49"><text:soft-page-break/>Аликорница вскинула копыто к виску.</text:p>
      <text:p text:style-name="P49">–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9">– Окей, как хочешь. Никаких больше высочеств.</text:p>
      <text:p text:style-name="P49">–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9"/>
      <text:p text:style-name="P49">Селестия сморщила нос в улыбке и спросила, прикрывшись крылом:</text:p>
      <text:p text:style-name="P49">– К слову, а что говорят мои подданные про нас? Что означает «чёрте-что»?</text:p>
      <text:p text:style-name="P49">Я вспомнил разговор с Индиго и почувствовал, как снова начинают гореть уши.</text:p>
      <text:p text:style-name="P49">– Чёрте-что — это значит «ерунда». Большая ерунда.</text:p>
      <text:p text:style-name="P49">– Оу, как интересно! – Селестия приблизила ко мне морду и повернула уши. – Расскажи-ка поподробнее. Я вся во внимании.</text:p>
      <text:p text:style-name="P49"/>
      <text:p text:style-name="P49">Горело уже всё лицо. Ты не привык к такой раскрепощённости, Анон!</text:p>
      <text:p text:style-name="P49">–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9"/>
      <text:p text:style-name="P49">Аликорница, широко раскрыв глаза, медленно тянула ко мне морду. Наконец, когда наши носы почти соприкоснулись, она не выдержала.</text:p>
      <text:p text:style-name="P49">– А-ха-ха-ха-ха-ха-ха!!! О-у-у-у-у-у-ха-ха-ха! И-и-и-и-ха-ха-ха! – Селестия перевернулась на спину и дёргала от смеха копытами.</text:p>
      <text:p text:style-name="P49">– Очень смешно! Ей говорят, что она подозревается в сексуальных извращениях, а она регочет! Мне-то пофиг, а тебе ещё править придётся!</text:p>
      <text:p text:style-name="P49">– И-и-и-зви-и-и-ни-и-и, Анон, не-мо-гу-у-у-у… Ох! Давненько я так не смеялась! Лет двести — так точно!</text:p>
      <text:p text:style-name="P49"/>
      <text:p text:style-name="P49">Я потянул её за копыто и перевернул обратно на живот.</text:p>
      <text:p text:style-name="P49">– Что смешного-то?</text:p>
      <text:p text:style-name="P49">Аликорница вытерла крылом выступившие слёзы и объяснила:</text:p>
      <text:p text:style-name="P49">–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9">– Ты не видишь ничего странного в межвидовых спариваниях? – охренел я. – Куда я, блядь, попал???</text:p>
      <text:p text:style-name="P49">Селестия развернула моё кресло к себе и задумчиво посмотрела мне в глаза снизу вверх.</text:p>
      <text:p text:style-name="P49">– Очевидно, мне стоит рассказать тебе, Анонимус, откуда произошли пегасы и единороги.</text:p>
      <text:p text:style-name="P49"/>
      <text:p text:style-name="P49"><text:soft-page-break/>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9"/>
      <text:p text:style-name="P49">–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9">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9">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9">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9">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9"/>
      <text:p text:style-name="P49">– А как выглядят сами истинные единороги? – спросил я.</text:p>
      <text:p text:style-name="P49">–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9">– Ха! – воскликнул я. – В моём мире они также известны. Правда, как несуществующий, сказочный вид.</text:p>
      <text:p text:style-name="P49"/>
      <text:p text:style-name="P49">Селестия задумалась.</text:p>
      <text:p text:style-name="P49">–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9">– Хм. А что было дальше?</text:p>
      <text:p text:style-name="P49">–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9">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9"/>
      <text:p text:style-name="P49">Селестия встала и принялась по очереди поднимать ноги, разминая суставы. Потом направилась к выходу. У двери аликорница обернулась ко мне.</text:p>
      <text:p text:style-name="P49">– Сто лет не гуляла по парку. Составишь мне компанию?</text:p>
      <text:p text:style-name="P49"><text:soft-page-break/>Я поднялся с кресла, гадая, шутила Селестия про сто лет, или нет?</text:p>
      <text:p text:style-name="P49"/>
      <text:p text:style-name="P50">***</text:p>
      <text:p text:style-name="P49"/>
      <text:p text:style-name="P49">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9">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9">– Ну что? Догонялки?</text:p>
      <text:p text:style-name="P49">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9"/>
      <text:p text:style-name="P49">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9"/>
      <text:p text:style-name="P49">– Анон?..</text:p>
      <text:p text:style-name="P49">Я намеренно не оборачивался на шелест кустов за спиной. Нерешительное топтание на месте сменилось шагами. На меня упала тень.</text:p>
      <text:p text:style-name="P49">–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9"/>
      <text:p text:style-name="P49">Обида и разочарование в голосе аликорницы были столь искренними, что я рассмеялся.</text:p>
      <text:p text:style-name="P49">–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9"/>
      <text:p text:style-name="P49">За спиной раздался стон.</text:p>
      <text:p text:style-name="P49">–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9"/>
      <text:p text:style-name="P49">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9"/>
      <text:p text:style-name="P49">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9">– Расслабься, Анонимус. Позволь мне избавить тебя от недугов.</text:p>
      <text:p text:style-name="P49"><text:soft-page-break/>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9">– Засыпай, Анон. Когда ты проснёшься, ты будешь чувствовать себя намного лучше. Целительство — не моя специализация, но кое-что мне по силам.</text:p>
      <text:p text:style-name="P49"/>
      <text:p text:style-name="P49">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9">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9"/>
      <text:p text:style-name="P49">…</text:p>
      <text:p text:style-name="P60"/>
      <text:p text:style-name="P60">– Эй, мужик, тебе плохо?</text:p>
      <text:p text:style-name="P60">На меня озабоченно уставилась парочка, ещё недавно сидевшая ко мне спиной на скамейке.</text:p>
      <text:p text:style-name="P60">Я принял сидячее положение, беспомощно хлопая глазами. Что? Где? Как?</text:p>
      <text:p text:style-name="P60">– Сам домой доберёшься? Может, вызвать скорую?</text:p>
      <text:p text:style-name="P60">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60">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60">Я перегнулся через перила и меня стошнило.</text:p>
      <text:p text:style-name="P60">Красавец! Мало тебе проблем с сердцем, так ты и печень, похоже, гробанул. Молодец, Анон, пей дальше!</text:p>
      <text:p text:style-name="P60">Спустившись в квартиру, я лёг на диван, натянул наушники и закрыл глаза.</text:p>
      <text:p text:style-name="P60">К чёрту всё, кроме Пинк Флойдов!</text:p>
      <text:p text:style-name="P49"/>
      <text:p text:style-name="P49">…</text:p>
      <text:p text:style-name="P49"/>
      <text:p text:style-name="P49">– Анонимус? Просыпайся же!</text:p>
      <text:p text:style-name="P49">Копыто энергично растирало мне грудь круговыми движениями. Селестия встревоженно склонилась ко мне.</text:p>
      <text:p text:style-name="P49">– Ты испугал меня, Анон! Твоя кожа по цвету сейчас не слишком отличается от моей шерсти — настолько ты бледный. Как ты себя чувствуешь?</text:p>
      <text:p text:style-name="P49"/>
      <text:p text:style-name="P49">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oft-page-break/>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9"/>
      <text:p text:style-name="P49">– Как?.. – я не мог отыскать подходящих слов, чтобы высказать обуревавшие меня чувства. Из глаз потекли слёзы радости.</text:p>
      <text:p text:style-name="P49">–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7">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7"/>
      <text:p text:style-name="P37">Охренеть! Как новенький! Да что там <text:span text:style-name="T1">— я и есть новенький! Крутотень!</text:span></text:p>
      <text:p text:style-name="P49"/>
      <text:p text:style-name="P49">– Анонимус, прекращай висеть на ветке! – со смехом произнесла Селестия и опять закашлялась. – Нам нужно торопиться. Кое-кто ждёт нас.</text:p>
      <text:p text:style-name="P49">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9"/>
      <text:p text:style-name="P49">Хм. Совпадение? Нет, вряд ли, мою попытку она видеть не могла, у неё же нет глаз на затылке.</text:p>
      <text:p text:style-name="P49"/>
      <text:p text:style-name="P49">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9"/>
      <text:p text:style-name="P49">Ах ты ж!!!</text:p>
      <text:p text:style-name="P49"/>
      <text:p text:style-name="P49">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9"/>
      <text:p text:style-name="P49">–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9">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9"/>
      <text:p text:style-name="P49">И очень скоро передо мной начала вычерчиваться проблема. Очень хорошо так вычерчиваться.</text:p>
      <text:p text:style-name="P49"/>
      <text:p text:style-name="P49"><text:soft-page-break/>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9">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9"/>
      <text:p text:style-name="P49">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9">– Мы на месте, Анонимус! Луна ждёт нас.</text:p>
      <text:p text:style-name="P49"/>
      <text:p text:style-name="P49">Луна? Вот уж с кем бы я хотел встречаться меньше всего!</text:p>
      <text:p text:style-name="P49"/>
      <text:p text:style-name="P49">Мы вышли на небольшую полянку, окружённую кипарисами. В центре стояла тёмная аликорница и хмуро смотрела на нас.</text:p>
      <text:p text:style-name="P49">–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9">–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9">Аликорны повернулись ко мне. Мне стало дико неуютно. Седалище возопило об опасности.</text:p>
      <text:p text:style-name="P49"/>
      <text:p text:style-name="P49">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9"/>
      <text:p text:style-name="P49">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9"/>
      <text:p text:style-name="P49">Разумеется, я сдался. Ох, Анон, почему ты такой лопух?</text:p>
      <text:p text:style-name="P49"/>
      <text:p text:style-name="P49">– Готов ли ты проследовать с Нами, Анонимус, и обучиться древнему искусству снопроходчества? – склонила голову в вопросе Луна.</text:p>
      <text:p text:style-name="P49">Я сглотнул и коротко кивнул.</text:p>
      <text:p text:style-name="P49">– Тогда следуй за Нами!</text:p>
      <text:p text:style-name="P49"/>
      <text:p text:style-name="P49">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9"/>
      <text:p text:style-name="P50">***</text:p>
      <text:p text:style-name="P49"><text:soft-page-break/></text:p>
      <text:p text:style-name="P49">…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9"/>
      <text:p text:style-name="P49">Луна остановилась.</text:p>
      <text:p text:style-name="P49">–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9"/>
      <text:p text:style-name="P49">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9">Окей, я пошёл!</text:p>
      <text:p text:style-name="P49">Я надавил на дверь и уверенно шагнул в светящийся проём.</text:p>
      <text:p text:style-name="P49"/>
      <text:p text:style-name="P49">БЛЯ-А-А-А-А-А-А-А-А-А-А-А-А!!!</text:p>
      <text:p text:style-name="P49"/>
      <text:p text:style-name="P49">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9"/>
      <text:p text:style-name="P49">Осмотреться я не успел — очертания пещеры расплылись и резкий переход от полутьмы к яркому свету заставил меня закрыть глаза.</text:p>
      <text:p text:style-name="P49">– Опять я чего-то накосячил! Проклятье, как меня это уже заебало! – выругался я в сердцах.</text:p>
      <text:p text:style-name="P49">– Что означает «заебало», дядя? – спросил меня тоненький голосок.</text:p>
      <text:p text:style-name="P49">– Уело. Достало. Надоело в высшей степени, – по инерции ответил я. После чего открыл глаза.</text:p>
      <text:p text:style-name="P49"/>
      <text:p text:style-name="P49"/>
      <text:p text:style-name="P49">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9"/>
      <text:p text:style-name="P49"><text:soft-page-break/>– Кхм!</text:p>
      <text:p text:style-name="P49">Я опустил глаза.</text:p>
      <text:p text:style-name="P49">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9"/>
      <text:p text:style-name="P49">«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9">– Эмм… Как тебя зовут, малыш?</text:p>
      <text:p text:style-name="P49">– Агамемнон, – важно ответила кроха. – И я не малыш! Я — древнейший дракон из живущих! Торч ещё из яйца не вылупился, когда я уже обрёл мудрость.</text:p>
      <text:p text:style-name="P49">Я смерил дракончика взглядом и снисходительно улыбнулся.</text:p>
      <text:p text:style-name="P49">– Мой сон! – насупился дракончик. – Как хочу, так и снюсь!</text:p>
      <text:p text:style-name="P49">Я начал догадываться.</text:p>
      <text:p text:style-name="P49">– Так это я в твой сон попал? Это ты спишь в той пещере? Ну, знаешь, под заброшенными шахтами с вагонетками? Я, кажись, в неё влетел случайно.</text:p>
      <text:p text:style-name="P49">–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9">Я смутился.</text:p>
      <text:p text:style-name="P49">–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9"/>
      <text:p text:style-name="P49">Дракончик почесал лопаткой гребень на загривке.</text:p>
      <text:p text:style-name="P49">–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9">– Что за «Чёрный Экран»? – продолжил допытываться я.</text:p>
      <text:p text:style-name="P49"/>
      <text:p text:style-name="P49">Дракончик насупился.</text:p>
      <text:p text:style-name="P49">–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9">Я хлопнул себя ладонью по лбу.</text:p>
      <text:p text:style-name="P49">– Ой, извини! Я — Анонимус. Прилетел из далёких краёв по приглашению принцессы Селестии.</text:p>
      <text:p text:style-name="P49"/>
      <text:p text:style-name="P49">Кроха насупилась ещё больше.</text:p>
      <text:p text:style-name="P49">–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9"/>
      <text:p text:style-name="P49">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text:soft-page-break/>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9"/>
      <text:p text:style-name="P49">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9"/>
      <text:p text:style-name="P49">А прямо подо мной, на выступе той же скалы, на которой стоял я, раскинулся Кантерлот…</text:p>
      <text:p text:style-name="P49">–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9">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9">– <text:span text:style-name="T24">И ТЫ ЖЕЛАЕШЬ, ЧТОБ ОТКРЫЛ ТЕБЕ Я ТАЙНУ ЧЁРНОГО ЭКРАНА? ТЕБЕ, ПРИЯТЕЛЮ НАДОЕДЛИВЫХ ПОНИ? ПРИЯТЕЛЮ ГНУСНОЙ ПРОВОЗВЕСТНИЦЫ СОЛНЦА?</text:span></text:p>
      <text:p text:style-name="P52">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9">– <text:span text:style-name="T24">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6"/>
      <text:p text:style-name="P49">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9">Я закрыл лицо руками и<text:span text:style-name="T61"> </text:span>выбрал единственный способ выиграть несколько секунд жизни — спрыгнул со скалы вниз, к Кантерлоту.</text:p>
      <text:p text:style-name="P49"/>
      <text:p text:style-name="P70">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9">Чуть раздвинув пальцы, я взглянул на обстановку — и тут же снова сжал их что есть мочи. Надо мной стояла разъярённая Луна.</text:p>
      <text:p text:style-name="P49"/>
      <text:p text:style-name="P49">–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9"/>
      <text:p text:style-name="P49">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9"/>
      <text:p text:style-name="P49"><text:soft-page-break/>–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9"/>
      <text:p text:style-name="P49">Постояв ещё немного и не добившись от меня ни звука, Луна вздохнула.</text:p>
      <text:p text:style-name="P49">– Следуй за Нами, примат! Нам нужно вернуть тебя Сестре.</text:p>
      <text:p text:style-name="P49"/>
      <text:h text:style-name="Heading_20_2" text:outline-level="2">7. Ж<text:span text:style-name="T1">аркий пикник</text:span></text:h>
      <text:p text:style-name="P49"/>
      <text:p text:style-name="P49">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трекотанием расслабляющий фон. Я беспечно болтал в тёплой воде ногами, держа в руке бутерброд.</text:p>
      <text:p text:style-name="P49"/>
      <text:p text:style-name="P49">– Он что-то говорил про Чёрный Экран. Про то, что Откровение пожирает пони. А потом захотел меня сжечь. К счастью, вовремя подоспела Луна.</text:p>
      <text:p text:style-name="P49">Селестия виновато прижала уши к голове и отвернулась.</text:p>
      <text:p text:style-name="P49">–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9">–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9">Аликорница мягко рассмеялась. Я пожал плечами.</text:p>
      <text:p text:style-name="P49">–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9">Селестия вздохнула.</text:p>
      <text:p text:style-name="P49">–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9"/>
      <text:p text:style-name="P49">Охренеть! Ты участвовал в театре в качестве главного актёра, Анон!</text:p>
      <text:p text:style-name="P49"/>
      <text:p text:style-name="P49">–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9"/>
      <text:p text:style-name="P49">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9"/>
      <text:p text:style-name="P49">Аликорница уловила бушующие во мне эмоции и виновато отвернулась. Уши её опустились.</text:p>
      <text:p text:style-name="P49"><text:soft-page-break/>–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9"/>
      <text:p text:style-name="P49">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9">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9"/>
      <text:p text:style-name="P49">Аликорница лежала вполоборота ко мне, чуть отстранив хвост, и я почувствовал возвращение вчерашней проблемы.</text:p>
      <text:p text:style-name="P49">Нет! Только не это!!! Проклятье! Воздух тут порченый, что ли? Я отдёрнул руку и стал вспоминать в уме таблицу умножения.</text:p>
      <text:p text:style-name="P49"/>
      <text:p text:style-name="P49">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9"/>
      <text:p text:style-name="P49">–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9">Жжение в паху усиливалось. Я заёрзал на месте, стараясь скрыть постыдный аспект. Селестия с удивлением взглянула на меня.</text:p>
      <text:p text:style-name="P49">– Анонимус, …?</text:p>
      <text:p text:style-name="P49"/>
      <text:p text:style-name="P49">Я стремительно сунул голову в пруд. Мне казалось, вода сейчас закипит от моих пылающих ушей.</text:p>
      <text:p text:style-name="P49">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9">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9"/>
      <text:p text:style-name="P49">Я высунул голову из воды, отфыркиваясь по-собачьи. О-о-о-о-о! Так намного лучше! Холодная вода сохранит твои нравственные устои, Анон!</text:p>
      <text:p text:style-name="P49"/>
      <text:p text:style-name="P49">– Анонимус, с тобой всё в порядке? – обеспокоенно спросила Селестия. – Ты выглядишь несколько… возбуждённым?</text:p>
      <text:p text:style-name="P49">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9"/>
      <text:p text:style-name="P49"><text:soft-page-break/>–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9">–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9">Я нервно жевал бутерброд, стараясь не встречаться взглядом с аликорницей.</text:p>
      <text:p text:style-name="P49"/>
      <text:p text:style-name="P49">–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9">Я фейспалмнул.</text:p>
      <text:p text:style-name="P49">– Забудь, принцесса. Просто забудь. Это была неудачная шутка.</text:p>
      <text:p text:style-name="P49">Аликорница взглянула на меня с нечитаемым выражением на морде и поднялась.</text:p>
      <text:p text:style-name="P49">–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9"/>
      <text:p text:style-name="P50">***</text:p>
      <text:p text:style-name="P28"/>
      <text:p text:style-name="P49">Зелёная зона в северной стороне граничила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9"/>
      <text:p text:style-name="P49">–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9"/>
      <text:p text:style-name="P49">–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9">Селестия грустно засмеялась своим мыслям.</text:p>
      <text:p text:style-name="P49">–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9"/>
      <text:p text:style-name="P49">Я расстелил скатерть напротив аликорницы и стал раскладывать чашки с печеньем.</text:p>
      <text:p text:style-name="P49">– А о чём ты грустила?</text:p>
      <text:p text:style-name="P49">Селестия вздохнула.</text:p>
      <text:p text:style-name="P49">–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text:soft-page-break/>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9"/>
      <text:p text:style-name="P49">Я настороженно посмотрел на аликорницу.</text:p>
      <text:p text:style-name="P49">– Но ты не выглядишь сумасшедшей.</text:p>
      <text:p text:style-name="P49">–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9"/>
      <text:p text:style-name="P49">Селестия отпила из чашки и задумалась.</text:p>
      <text:p text:style-name="P49"/>
      <text:p text:style-name="P49">–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9">Селестия вытянула шею и положила голову на траву.</text:p>
      <text:p text:style-name="P49">–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1">любви</text:span> начинаешь понимать только тогда, когда <text:span text:style-name="T61">е</text:span>ё почти не остаётся.</text:p>
      <text:p text:style-name="P49"/>
      <text:p text:style-name="P49">Я уловил некоторую нестыковку в словах Селестии.</text:p>
      <text:p text:style-name="P49">–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9">Селестия задумалась, машинально ковыряя копытом ямку под валуном.</text:p>
      <text:p text:style-name="P49">–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9">– А Дискорд? Он, вроде, не моложе вас. Тем-не-менее, он определённо «подъезжал» к Луне тогда, в развалинах.</text:p>
      <text:p text:style-name="P49"/>
      <text:p text:style-name="P49">Селестия саркастически фыркнула.</text:p>
      <text:p text:style-name="P49">–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9"><text:soft-page-break/></text:p>
      <text:p text:style-name="P49">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9"/>
      <text:p text:style-name="P60">День 137344</text:p>
      <text:p text:style-name="P60">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0">…</text:p>
      <text:p text:style-name="P60">День 287651</text:p>
      <text:p text:style-name="P60">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0">…</text:p>
      <text:p text:style-name="P60">День 364886</text:p>
      <text:p text:style-name="P60">О небо, как я мечтаю, чтобы это поскорее закончилось! Сестра, приди скорей!</text:p>
      <text:p text:style-name="P49"/>
      <text:p text:style-name="P49">Селестия со вздохом захлопнула книгу и вернула её на место.</text:p>
      <text:p text:style-name="P49">–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9"/>
      <text:p text:style-name="P49">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9">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9"/>
      <text:p text:style-name="P49">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9"/>
      <text:p text:style-name="P49">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9">–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9">Селестия мелодично рассмеялась.</text:p>
      <text:p text:style-name="P49">–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9"/>
      <text:p text:style-name="P49">Селестия вскочила с места.</text:p>
      <text:p text:style-name="P49"><text:soft-page-break/>– АЙ-Я-Я-Я-Я-Й!</text:p>
      <text:p text:style-name="P49">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9">–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9"/>
      <text:p text:style-name="P49">Аликорница подпрыгнула, взбрыкнула и начала кружиться в обратную сторону.</text:p>
      <text:p text:style-name="P49">Это было до того забавно, что я неприлично заржал.</text:p>
      <text:p text:style-name="P49">– Вот нечего землю ковырять там, где не надо! Стой!!! – я схватил её за хвост, останавливая. Затем осторожно завёл руку под накрупник.</text:p>
      <text:p text:style-name="P49"/>
      <text:p text:style-name="P49">…</text:p>
      <text:p text:style-name="P49"/>
      <text:p text:style-name="P49">–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9">– Да ладно! Мне это ничего не стоило.</text:p>
      <text:p text:style-name="P49">Я вытащил руку из-под накрупника. Селестия прижала уши к голове и с обидой покосилась на меня.</text:p>
      <text:p text:style-name="P49">– Анонимус! Ты убрал муравьёв отнюдь не отовсюду! Некоторые участки ты обошёл.</text:p>
      <text:p text:style-name="P49"/>
      <text:p text:style-name="P49">Я застыл на месте.</text:p>
      <text:p text:style-name="P49">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9">– Принцесса… Я старался не наглеть, – пролепетал я чуть живой.</text:p>
      <text:p text:style-name="P49"/>
      <text:p text:style-name="P49">Селестия глубоко вздохнула и повернула ко мне голову.</text:p>
      <text:p text:style-name="P49">–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9">Я покрылся потом. Аликорница отвернулась от меня и стояла ровно, ожидая от меня действий.</text:p>
      <text:p text:style-name="P49"/>
      <text:p text:style-name="P49">– Т-ты хочешь, чтобы я…</text:p>
      <text:p text:style-name="P49">– Да! – твёрдо сказала Селестия. – Прогони их и там, куда боишься касаться. Не останавливайся. Мне нужна твоя помощь.</text:p>
      <text:p text:style-name="P49">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9">Стараясь унять дрожь, я снова просунул руку под накрупник и коснулся святая-святых…</text:p>
      <text:p text:style-name="P49"/>
      <text:p text:style-name="P49">…</text:p>
      <text:p text:style-name="P49"><text:soft-page-break/></text:p>
      <text:p text:style-name="P49">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9"/>
      <text:p text:style-name="P49">О-о-о-о-о!</text:p>
      <text:p text:style-name="P49">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9">О, боги!</text:p>
      <text:p text:style-name="P49">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9">Надо бы почитать на эту тему литературу в королевской библиотеке, чтобы не попасть впросак. А сейчас терпи, Анон, терпи!</text:p>
      <text:p text:style-name="P49">О-о-о-ох!</text:p>
      <text:p text:style-name="P49">Надо принять холодный душ по возвращению! Два душа! Три душа! Мастурбируй до посинения, Анон, и будет тебе счастье!!!</text:p>
      <text:p text:style-name="P49"/>
      <text:p text:style-name="P49">–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9"/>
      <text:p text:style-name="P49">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9"/>
      <text:p text:style-name="P49">Принцесса уже скрылась за густым можжевельником, когда мне пришла в голову мысль, заставившая меня ожесточённо чесать затылок.</text:p>
      <text:p text:style-name="P49">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9">Гм. Надо будет почитать про технику телепортации. Наверняка ты чего-то не учёл, Анон.</text:p>
      <text:p text:style-name="P49"/>
      <text:h text:style-name="P156" text:outline-level="2">8. Стыд</text:h>
      <text:p text:style-name="P145"/>
      <text:p text:style-name="P60">~~~ Завтра на семь в библиотеке. Селестия ~~~</text:p>
      <text:p text:style-name="P60"/>
      <text:p text:style-name="P49"><text:soft-page-break/>–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9"/>
      <text:p text:style-name="P49">Норф носился по мастерской, окрылённый новообретённым учеником.</text:p>
      <text:p text:style-name="P49">–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9">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9"/>
      <text:p text:style-name="P49">–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9"/>
      <text:p text:style-name="P49">Я посмотрел на часы. До семи оставалось двадцать минут — как раз, чтоб успеть дойти до библиотеки. Я намеренно уронил на пол тяжёлый рашпиль.</text:p>
      <text:p text:style-name="P49"/>
      <text:p text:style-name="P49">– На сегодня довольно. Я ж вижу, ты торопишься, – заметил Норф, просыпаясь.</text:p>
      <text:p text:style-name="P49">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9"/>
      <text:p text:style-name="P49">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9">– Завтра будешь? – спросил Норф. – Надо бы закончить заказ из <text:s/>Троттингема.</text:p>
      <text:p text:style-name="P49">– В полдень, как и всегда, – подтвердил я.</text:p>
      <text:p text:style-name="P49"/>
      <text:p text:style-name="P50"><text:soft-page-break/>***</text:p>
      <text:p text:style-name="P50"/>
      <text:p text:style-name="P49">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9">Я чуть не упал, когда моя нога оказалась в цепких объятиях. Уши заложило от радостного визга.</text:p>
      <text:p text:style-name="P49"/>
      <text:p text:style-name="P49">– Анон-Анон-Анон, привет-привет-привет!!!</text:p>
      <text:p text:style-name="P49">Индиго принялась прыгать вокруг меня, взбрыкивая от радости.</text:p>
      <text:p text:style-name="P49">– Во что мы будем играть сегодня?!!</text:p>
      <text:p text:style-name="P49">– Привет, Индиго. Сегодня мы не будем играть — мне надо встретиться кое с кем.</text:p>
      <text:p text:style-name="P49">– У-у-у… – разочарованно протянула единорожка. – Мну опечалена.</text:p>
      <text:p text:style-name="P49">– Зато я таки доделал змея. Держи, – я вручил воздушного змея Индиго. – Тебе осталось сделать ему хвост и можно будет запускать.</text:p>
      <text:p text:style-name="P49">– Угусь. Мну не интересно запускать его одной. Мну будет ждать тебя. В этом же месте.</text:p>
      <text:p text:style-name="P49">– В это же время. Завтра, – пообещал я.</text:p>
      <text:p text:style-name="P50"/>
      <text:p text:style-name="P50">***</text:p>
      <text:p text:style-name="P49"/>
      <text:p text:style-name="P49">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9"/>
      <text:p text:style-name="P49">– Здрасьте!</text:p>
      <text:p text:style-name="P49">Аликорница не ответила, всматриваясь в глобус.</text:p>
      <text:p text:style-name="P49">– Привет, говорю! – я подошёл вплотную и легонько постучал костяшками пальцев по шкафу.</text:p>
      <text:p text:style-name="P49"/>
      <text:p text:style-name="P49">– А, это ты, Анонимус? Рада тебя видеть, – аликорница рассеянно оторвалась от разноцветной сферы. – Как осваиваешься?</text:p>
      <text:p text:style-name="P49">– Нормально осваиваюсь. Работу себе нашёл. Вот, к Норфолку Каррусу в ученики записался.</text:p>
      <text:p text:style-name="P49">–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9">–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9">– О, да, уже пять дней как. Так здорово снова чувствовать свои мышцы! Корсет был ужасен.</text:p>
      <text:p text:style-name="P49"/>
      <text:p text:style-name="P49">Аликорница прошлась передо мной с раскрытыми крыльями, демонстрируя восстановленную работоспособность.</text:p>
      <text:p text:style-name="P49">– Ну что же, рад за тебя, – я отвернулся, присел на край стола и стал изучать потолок. – Зачем вызывала?</text:p>
      <text:p text:style-name="P49"><text:soft-page-break/></text:p>
      <text:p text:style-name="P49">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9"/>
      <text:p text:style-name="P49">– Ты сердишься?</text:p>
      <text:p text:style-name="P49">Её ресницы щекотали мне щёку. Я отодвинул её морду от лица и сказал скучающим тоном:</text:p>
      <text:p text:style-name="P49">– Та не, с чего бы? За что мне на тебя сердиться?</text:p>
      <text:p text:style-name="P49">– Но ты ведёшь себя как чужой. Как будто мы незнакомы. Ещё чуть-чуть, и ты станешь называть меня «Ваше Высочество»!</text:p>
      <text:p text:style-name="P49"/>
      <text:p text:style-name="P49">Меня прорвало.</text:p>
      <text:p text:style-name="P49">–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9">Я вытащил из заднего кармана брюк смятую записку с королевскими вензелями и бросил её под ноги Селестии.</text:p>
      <text:p text:style-name="P49"/>
      <text:p text:style-name="P49">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9"/>
      <text:p text:style-name="P49">…</text:p>
      <text:p text:style-name="P49"/>
      <text:p text:style-name="P49">Селестия глубоко выдохнула <text:s/>и развернулась.</text:p>
      <text:p text:style-name="P49">–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9"/>
      <text:p text:style-name="P49">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9"/>
      <text:p text:style-name="P49">Я подошёл к аликорнице и прикоснулся к её шее.</text:p>
      <text:p text:style-name="P49">– Всё в порядке. Я тебя извиняю — и ценю твоё признание. Сам бы я ещё и не так себя повёл на твоём месте.</text:p>
      <text:p text:style-name="P49">– Да? А как бы ты себя повёл? – заинтересовалась Селестия.</text:p>
      <text:p text:style-name="P49">– Я бы не извинился. Огрызался и считал бы себя правым до последнего. Ещё и послал бы подальше.</text:p>
      <text:p text:style-name="P49"/>
      <text:p text:style-name="P49"><text:soft-page-break/>Аликорница насмешливо покачала головой.</text:p>
      <text:p text:style-name="P49">–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9"/>
      <text:p text:style-name="P49">Я снова присел на столик, теперь уже лицом к аликорнице.</text:p>
      <text:p text:style-name="P49">– Так что случилось? Куда ты пропадала? Рассказывай.</text:p>
      <text:p text:style-name="P49"/>
      <text:p text:style-name="P49">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9">– Что ты видишь? – спросила она напряжённо.</text:p>
      <text:p text:style-name="P49">–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9">–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9"/>
      <text:p text:style-name="P49">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9">– Ты не ошиблась? Нет тут никакого города.</text:p>
      <text:p text:style-name="P49">– Сейчас нет. Раньше был, – еле слышно прошептала аликорница.</text:p>
      <text:p text:style-name="P49">– Чего ты так волнуешься? Может, на более подробной карте есть? Я бы на точность глобуса не слишком полагался.</text:p>
      <text:p text:style-name="P49">–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9">– Так, может, его и не было? – заметил я цинично.</text:p>
      <text:p text:style-name="P49"/>
      <text:p text:style-name="P49">Селестия с силой толкнула сферу по касательной. Континенты и океаны слились в серый фон во вращении. Аликорница повернулась ко мне.</text:p>
      <text:p text:style-name="P49">–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1">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1">ни в настоящем, ни в прошлом, ни в будущем</text:span>.</text:p>
      <text:p text:style-name="P49">– А как ты сама помнишь о том заклинании, если оно стёрто из бытия? – резонно подметил я.</text:p>
      <text:p text:style-name="P49">–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text:soft-page-break/>информация о небытие. Я помню о том, что МОГЛО БЫ БЫТЬ. Правда, Метазащита еле действует, так как прошло очень много времени.</text:p>
      <text:p text:style-name="P49">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9">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Увы! Похоже, Стирание уничтожает упоминания об объекте из всех возможных реальностей. Это ещё страшнее, чем я себе представляла.</text:p>
      <text:p text:style-name="P49"/>
      <text:p text:style-name="P49">Аликорница потёрла висок и растерянно посмотрела на меня. От меня не укрылись мешки под её глазами.</text:p>
      <text:p text:style-name="P49">–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9"/>
      <text:p text:style-name="P49">Опять эти тревожные заморочки о конце света! Впрочем, ты уже привык к ним, Анон.</text:p>
      <text:p text:style-name="P49"/>
      <text:p text:style-name="P49">Я обнял аликорницу, успокаивая.</text:p>
      <text:p text:style-name="P49">–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9"/>
      <text:p text:style-name="P49">Селестия рассеянно мотнула головой, не соглашаясь со мной.</text:p>
      <text:p text:style-name="P49">–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9">Селестия проследовала к выходу, кивком головы приглашая меня следовать за ней.</text:p>
      <text:p text:style-name="P49"/>
      <text:p text:style-name="P49">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text:p>
      <text:p text:style-name="P49"/>
      <text:p text:style-name="P49">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9"><text:soft-page-break/>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9"/>
      <text:p text:style-name="P49">–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9">– Да так, ни о чём, – покраснел я, вернувшись на дорожку.</text:p>
      <text:p text:style-name="P49">Селестия всмотрелась в меня внимательно и всё поняла. После чего медленно покачала головой.</text:p>
      <text:p text:style-name="P49">– <text:s/>Нам не туда. Идём, Анон. Я хочу показать тебе Эквестрию, – тихо сказала она.</text:p>
      <text:p text:style-name="P49"/>
      <text:p text:style-name="P49">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9">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9"/>
      <text:p text:style-name="P49"><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9"/>
      <text:p text:style-name="P49">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9"/>
      <text:p text:style-name="P49">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9"/>
      <text:p text:style-name="P49">Взобравшись на галерею по винтовой лестнице крохотной сторожевой башенки, мы остановились у края.</text:p>
      <text:p text:style-name="P49">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9"/>
      <text:p text:style-name="P49">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9"/>
      <text:p text:style-name="P49">– Что ты чувствуешь? – спросила аликорница.</text:p>
      <text:p text:style-name="P49"><text:soft-page-break/>– У меня нет слов. Ничего прекраснее в жизни не видел! – только и смог выговорить я.</text:p>
      <text:p text:style-name="P49">Селестия склонила голову, соглашаясь.</text:p>
      <text:p text:style-name="P49">–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9">Аликорница присела на каменную поверхность и застыла, любуясь пейзажем.</text:p>
      <text:p text:style-name="P49"/>
      <text:p text:style-name="P49">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9"/>
      <text:p text:style-name="P49">–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9">–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9">–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9"/>
      <text:p text:style-name="P49">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9"/>
      <text:p text:style-name="P49">Я с трудом оторвал взгляд от счастливой тройки.</text:p>
      <text:p text:style-name="P49">– Проблемы? Что за проблемы? Извини, я таки прослушал.</text:p>
      <text:p text:style-name="P49"/>
      <text:p text:style-name="P49">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9"/>
      <text:p text:style-name="P49">– Когда твоя жизнь длится тысячи лет, начинаешь тонко чувствовать гармонию мира, – начала она…</text:p>
      <text:p text:style-name="P49"/>
      <text:h text:style-name="Heading_20_2" text:outline-level="2"><text:span text:style-name="T11">9</text:span>. Кошмары<text:span text:style-name="T1"> пегасов</text:span></text:h>
      <text:p text:style-name="P52"/>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Если пошёл <text:soft-page-break/>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5">У пегаса начало дергаться веко. Он сжал зубы и уставился на кончик своего носа. Дёрганье прекратилось.</text:p>
      <text:p text:style-name="P35"/>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7"/>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pan text:style-name="T11">–</text:span> Эмм… Они… м-м-м… не больны… в некотором смысле… <text:span text:style-name="T11">–</text:span> гонец изо всех сил ковырял копытом 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
      <text:p text:style-name="P1"><text:soft-page-break/>Я всё поняла. <text:span text:style-name="T1">Гонец смущался не меня. Ему было стыдно за своих сородичей.</text:span> Для пегаса смысл жизни <text:span text:style-name="T11">—</text:span> в возможности летать.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6">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6"/>
      <text:p text:style-name="P16">– Представьтесь вашей принцесс<text:span text:style-name="T1">е</text:span>! – шикнул на пегасов сопровождающий стражник.</text:p>
      <text:p text:style-name="P16">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oft-page-break/><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28">—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28">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Я прикрыла глаза и сконцентрировалась. Моя воля протянулась сквозь пространство и достигла древнего элементаля. Солар <text:span text:style-name="T11">—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6">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6"/>
      <text:p text:style-name="P1"><text:span text:style-name="T1">– </text:span><text:span text:style-name="T11">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text:soft-page-break/>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Я стою на страже края,</text:p>
      <text:p text:style-name="P4">Выдай, что страшит тебя?</text:p>
      <text:p text:style-name="P4">Не пугайся же меня!</text:p>
      <text:p text:style-name="P16"/>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text:span><text:span text:style-name="T2">Я</text:span><text:span text:style-name="T51">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text:soft-page-break/>–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Ах, если б только сестра умела управляться со своими эмоциями так же, как с магией <text:span text:style-name="T11">—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9">–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9"/>
      <text:p text:style-name="P49">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9"/>
      <text:p text:style-name="P49">Ну что же, основное искусство правления <text:span text:style-name="T11">— умение делегировать полномочия. Вечером того же дня я села за письменный стол.</text:span></text:p>
      <text:p text:style-name="P37"/>
      <text:p text:style-name="P43">“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3">Мне понадобятся твои способности к поиску и систематизации информации, которые ты, не сомневаюсь, отточила, будучи библиотекарем Понивилля”…</text:p>
      <text:p text:style-name="P49"/>
      <text:p text:style-name="P50">***</text:p>
      <text:p text:style-name="P49"/>
      <text:p text:style-name="P49"><text:soft-page-break/>– Так ты поручила Твайлайт Спаркл расследование кошмаров жеребят?</text:p>
      <text:p text:style-name="P49">–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9">– А что стало с жеребятами? – спросил я. – Они перестали бояться экзаменов?</text:p>
      <text:p text:style-name="P49">Селестия вздохнула.</text:p>
      <text:p text:style-name="P49">–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9"/>
      <text:p text:style-name="P49">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9">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9"/>
      <text:p text:style-name="P49">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9"/>
      <text:p text:style-name="P49">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9">Описав круг, Селестия перелетела через стену и приземлилась в парке. Я скатился на траву, пытаясь вдохнуть.</text:p>
      <text:p text:style-name="P49"/>
      <text:p text:style-name="P49">– Что… Это… Было?</text:p>
      <text:p text:style-name="P49">Селестия осторожно, но настойчиво повалила меня на траву и принялась ощупывать рёбра.</text:p>
      <text:p text:style-name="P49">– Так больно? А так?</text:p>
      <text:p text:style-name="P49">–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9"/>
      <text:p text:style-name="P49">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9"/>
      <text:p text:style-name="P49">–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9"><text:soft-page-break/>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9"/>
      <text:p text:style-name="P49">– Не могу поверить. В Кантерлоте никогда не было землетрясений. Это неестественно, – пробормотала аликорница растерянно. – Слишком быстро.</text:p>
      <text:p text:style-name="P49">– Что <text:span text:style-name="T11">— </text:span>быстро? – не выдержал я.</text:p>
      <text:p text:style-name="P49">–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9">– Нет проблем, Селестия. Я всё понимаю.</text:p>
      <text:p text:style-name="P49"/>
      <text:p text:style-name="P49">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9"/>
      <text:p text:style-name="P49">– Анонимус?</text:p>
      <text:p text:style-name="P49">– Да?</text:p>
      <text:p text:style-name="P49">– Мы уже достаточно неплохо знаем друг друга. Могу сказать, что ты меня знаешь лучше, чем кто-либо ещё во дворце, за исключением Луны.</text:p>
      <text:p text:style-name="P49">– Да?</text:p>
      <text:p text:style-name="P49">– Да. Зови меня Сел. Если хочешь.</text:p>
      <text:p text:style-name="P49">– Хорошо. До встречи, Сел.</text:p>
      <text:p text:style-name="P49">– До встречи, Анон.</text:p>
      <text:p text:style-name="P49"/>
      <text:h text:style-name="Heading_20_2" text:outline-level="2"><text:span text:style-name="T11">10</text:span>. (40*<text:span text:style-name="T11">ctg(Pi/4)-6)/(ln(e)-sin(0))</text:span></text:h>
      <text:p text:style-name="P49"/>
      <text:p text:style-name="P60">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43"/>
      <text:p text:style-name="P60"><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3"/>
      <text:p text:style-name="P60"><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text:span></text:p>
      <text:p text:style-name="P43">Брось. </text:p>
      <text:p text:style-name="P60"><text:span text:style-name="T11">Прежде чем обижаться, вспомни свой собственный мир. Так ли он хорош? Счастлив ли ты в нём? </text:span>Можешь ли ты сказать, что он лучше этого?</text:p>
      <text:p text:style-name="P60"><text:soft-page-break/>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В этом его слабость <text:span text:style-name="T11">— </text:span>он может меняться и в плохую сторону. От тебя зависит, в какую.</text:p>
      <text:p text:style-name="P60"/>
      <text:p text:style-name="P60">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0">Удачи!</text:p>
      <text:p text:style-name="P60"/>
      <text:p text:style-name="P37">…</text:p>
      <text:p text:style-name="P37"/>
      <text:p text:style-name="P37">Я зевнул.</text:p>
      <text:p text:style-name="P49">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хоть и малость не от мира сего! Чисто, культурно, вежливо. Дворецкий </text:span><text:span text:style-name="T13">—</text:span><text:span text:style-name="T11"> скопидом, конечно, но это работа у него такая. </text:span>Блин, м<text:span text:style-name="T11">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7"/>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6"/>
      <text:p text:style-name="P1"><text:span text:style-name="T11">–</text:span> Уже иду. Где я могу её найти?</text:p>
      <text:p text:style-name="P1"><text:span text:style-name="T11">–</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6">– А что, мой друг, э-э-э…</text:p>
      <text:p text:style-name="P16">– Калрус. Калрус Клодвэй. Не могу вспомнить день, когда мы подружились, – подчёркнуто вежливо ответил пегас.</text:p>
      <text:p text:style-name="P16">–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6">Я подмигнул пегасу.</text:p>
      <text:p text:style-name="P16"/>
      <text:p text:style-name="P16">Мужик мужика поймёт, Анон!</text:p>
      <text:p text:style-name="P16"/>
      <text:p text:style-name="P16">– О-о-о, вам повезло! – оживился пегас. – Я как раз знаю о таком местечке!</text:p>
      <text:p text:style-name="P16">Пегас вернул мне подмигивание.</text:p>
      <text:p text:style-name="P16"><text:soft-page-break/>– Несомненно, вам будет там интересно! Там много двуногих… самок.</text:p>
      <text:p text:style-name="P16">Пегас причмокнул и завёл глаза.</text:p>
      <text:p text:style-name="P16"/>
      <text:p text:style-name="P16">Ты всегда знал, что мужская солидарность не подведёт, Анон! Надо выставить этому парню пиво.</text:p>
      <text:p text:style-name="P16"/>
      <text:p text:style-name="P16">– И где же это место? – я полез в карман за блокнотом.</text:p>
      <text:p text:style-name="P1"><text:span text:style-name="T12">– Не слишком далеко отсюда. Два дня пути на дирижабле </text:span><text:span text:style-name="T37">— и приют для престарелых минотавров </text:span><text:span text:style-name="T49">“</text:span><text:span text:style-name="T50">Поле Кровожадной Брани</text:span><text:span text:style-name="T49">”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5"/>
      <text:p text:style-name="P75">Я скосил глаз на стражника. Тот сжал губы, но надувшиеся щёки выдавали еле сдерживаемое ржание.</text:p>
      <text:p text:style-name="P75">Проклятье! Чёртов троллоло издевается надо мной! Лишь наше прибытие сдержало рвущиеся наружу ругательства.</text:p>
      <text:p text:style-name="P75"/>
      <text:p text:style-name="P1"><text:span text:style-name="T54">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37">—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1">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oft-page-break/><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7"/>
      <text:p text:style-name="P37">– Рада тебя видеть, Анон, – знакомый силуэт на балконе повернулся в мою сторону.</text:p>
      <text:p text:style-name="P37">Гардины раздвинулись и Селестия вошла в комнату.</text:p>
      <text:p text:style-name="P37"/>
      <text:p text:style-name="P37"><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7"/>
      <text:p text:style-name="P37">Думай о математике, Анон! Думай. О. Математике! Умножай дроби в столбик!</text:p>
      <text:p text:style-name="P37"/>
      <text:p text:style-name="P37">Аликорница смотрела на меня из под чёлки с фирменной саркастической улыбочкой.</text:p>
      <text:p text:style-name="P37">– <text:span text:style-name="T1">Такое впечатление, что ты увидел не меня, а василиска! Отомри!</text:span></text:p>
      <text:p text:style-name="P49">Я выдохнул.</text:p>
      <text:p text:style-name="P37">– <text:span text:style-name="T1">Как ты это делаешь? Я видел тебя и раньше, но ты никогда не была такой… Такой…</text:span></text:p>
      <text:p text:style-name="P3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9"/>
      <text:p text:style-name="P49">Держи себя в руках, Анон! Держи себя в руках!!! Вспоминай тригонометрию, если арифметика уже не помогает!</text:p>
      <text:p text:style-name="P49"/>
      <text:p text:style-name="P49">Селестия тихо рассмеялась.</text:p>
      <text:p text:style-name="P37">– <text:span text:style-name="T1">Могу же я расслабиться хотя бы раз в сто лет? Я тоже живое существо, что бы там ни говорили подпольщики.</text:span></text:p>
      <text:p text:style-name="P49">Она кивком указала мне на тапочки в углу рядом с накопытниками. Я переобулся и вошёл в комнату.</text:p>
      <text:p text:style-name="P37">– <text:span text:style-name="T1">О каких подпольщиках ты говоришь? В Эквестрии зреет революция?</text:span></text:p>
      <text:p text:style-name="P49"/>
      <text:p text:style-name="P37">Селестия подошла к фонтанчику и начала набирать воду в серебряный чайник.</text:p>
      <text:p text:style-name="P37">–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9">Аликорница вздохнула и закатила глаза.</text:p>
      <text:p text:style-name="P37"><text:soft-page-break/><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9">Селестия печально покачала головой и осторожно подула в камин. Язычки пламени весело затанцевали среди головешек.</text:p>
      <text:p text:style-name="P49">Я скептически хмыкнул.</text:p>
      <text:p text:style-name="P37"><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9"/>
      <text:p text:style-name="P49">Аликорница смутилась.</text:p>
      <text:p text:style-name="P49">–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9"/>
      <text:p text:style-name="P37">Селестия тяжко вздохнула.</text:p>
      <text:p text:style-name="P49">–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7">Селестия горько рассмеялась.</text:p>
      <text:p text:style-name="P49">–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9"/>
      <text:p text:style-name="P49">Огонь в камине разгорелся. <text:span text:style-name="T11">Селестия поставила чайник на кованную решётку, подошла к кухонной полке и задумалась.</text:span></text:p>
      <text:p text:style-name="P37"/>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7"><text:span text:style-name="T1">–</text:span> Спасибо, Селестия. Пожалуй, буду “кантерлотский королевский”.</text:p>
      <text:p text:style-name="P37"/>
      <text:p text:style-name="P49">Аликорница зыркнула на меня, недовольно сморщив нос.</text:p>
      <text:p text:style-name="P37"><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7"><text:soft-page-break/></text:p>
      <text:p text:style-name="P37">Селестия открыла шкафчик. Потянув зубами золотой шнурок, она вытащила чёрный с золотом пакетик. Я смутился.</text:p>
      <text:p text:style-name="P37"><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усилий мне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7">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7"/>
      <text:p text:style-name="P37"><text:span text:style-name="T1">–</text:span> Кантерлотский королевский выращивают специально для королевского дома на южном склоне скалы Кантерлот, на высоте от <text:span text:style-name="T1">шестисот</text:span> до <text:span text:style-name="T1">тысячи</text:span> <text:span text:style-name="T1">футов</text:span>. Лулу его очень любит. А мне больше по душе аппалузский белый. Но сейчас составлю тебе компанию.</text:p>
      <text:p text:style-name="P37"/>
      <text:p text:style-name="P37"><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7"><text:span text:style-name="T1">–</text:span> Не стой столбом, Анон! Об тебя можно взгляд поцарапать!</text:p>
      <text:p text:style-name="P37"/>
      <text:p text:style-name="P37">Я присел на краешек. Она немного придвинулась ко мне и смешливо сощурилась.</text:p>
      <text:p text:style-name="P37"><text:span text:style-name="T1">–</text:span> Ты не против, если мы продолжим знакомство? Я хотела пригласить тебя на чай ещё вчера, но землетрясение…</text:p>
      <text:p text:style-name="P37"/>
      <text:p text:style-name="P37">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7">Держи себя в руках, Анон! Держи. Себя. В руках. Иначе тебе придётся вспоминать правила вычисления логарифмов!</text:p>
      <text:p text:style-name="P37"/>
      <text:p text:style-name="P37"><text:span text:style-name="T1">–</text:span> Я не против. Я, как раз, за. Хотя мне непривычно, что приглашение передал стражник. Раньше ты сама приходила в библиотеку.</text:p>
      <text:p text:style-name="P37"/>
      <text:p text:style-name="P37"><text:span text:style-name="T1">Селестия</text:span> виновато сморщила нос.</text:p>
      <text:p text:style-name="P37"><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7"/>
      <text:p text:style-name="P37">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7"><text:soft-page-break/><text:span text:style-name="T1">–</text:span> Ну же, Анон, ты как деревянный! Расслабься! Можно подумать, тебя никогда раньше не приглашали на свидания!</text:p>
      <text:p text:style-name="P37"/>
      <text:p text:style-name="P37">Святые яйца! Анон, тебя пригласили на свидание!</text:p>
      <text:p text:style-name="P37">Я чувствовал, как краска заливает лицо. Уши стали горячими, как угли в камине.</text:p>
      <text:p text:style-name="P49"/>
      <text:p text:style-name="P37"><text:span text:style-name="T1">–</text:span> Эй, полегче! Ты пихаешься, как бульдозер!</text:p>
      <text:p text:style-name="P37"><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7"/>
      <text:p text:style-name="P37">Мне казалось, верхушка <text:span text:style-name="T1">моего </text:span>черепа сейчас взорвётся, чтобы выпустить пар внутри.</text:p>
      <text:p text:style-name="P37"/>
      <text:p text:style-name="P37">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7"/>
      <text:p text:style-name="P37"><text:span text:style-name="T1">–</text:span> Ты чего??? <text:span text:style-name="T1">–</text:span> я непонимающе уставился на аликорницу.</text:p>
      <text:p text:style-name="P37"><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50">Мне печалиться не стоит</text:p><text:p text:style-name="P150">Жизнь прекрасна и полна</text:p><text:p text:style-name="P150">Телом молода, душою —</text:p><text:p text:style-name="P150">Как дракон морской мудра</text:p><text:p text:style-name="P150"/><text:p text:style-name="P150">Я видала взлёт империй,</text:p><text:p text:style-name="P150">Я жила среди легенд,</text:p><text:p text:style-name="P150">Древней магии мистерий</text:p><text:p text:style-name="P150">Я прилежнейший студент</text:p><text:p text:style-name="P150"/><text:p text:style-name="P150">Обожаема народом,</text:p><text:p text:style-name="P150">Уважаема врагом —</text:p><text:p text:style-name="P150">Но друзья остались в прошлом,</text:p><text:p text:style-name="P150">Пустота пришла в мой дом</text:p><text:p text:style-name="P150"/><text:p text:style-name="P150">Одинока и печальна,</text:p><text:p text:style-name="P150">Недоступна и строга,</text:p><text:p text:style-name="P150">Потеряла изначальный</text:p><text:p text:style-name="P150">Смысл жизни навсегда</text:p><text:p text:style-name="P150"/><text:p text:style-name="P150">Жизнь моя теперь публична,</text:p><text:p text:style-name="P150">Жизнь моя теперь для всех,</text:p><text:p text:style-name="P150">В этом — горе, в этом — счастье,</text:p><text:p text:style-name="P150">В этом плач и в этом смех.</text:p></text:note-body></text:note>.</text:p>
      <text:p text:style-name="P37"/>
      <text:p text:style-name="P37"><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7">–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7"/>
      <text:p text:style-name="P37">Аликорница поводила носом над чашками и заметила:</text:p>
      <text:p text:style-name="P37"><text:soft-page-break/>– Кстати, пока чай будет настаиваться, можешь помыться. Ванная там, – она указала на дверь из дымчатого стекла.</text:p>
      <text:p text:style-name="P37">Только сейчас я заметил помещение, продолжающее в другую сторону выступ входного коридора.</text:p>
      <text:p text:style-name="P37"/>
      <text:p text:style-name="P49">Анон, тебе нужно напихать булыжников в карманы, чтобы не улететь под потолок от счастья!</text:p>
      <text:p text:style-name="P49"/>
      <text:p text:style-name="P37">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7"/>
      <text:p text:style-name="P37">Я сидел на бортике бассейна и трогал пальцем ноги воду, когда дверь открылась. Внутрь сунулся нос аликорницы.</text:p>
      <text:p text:style-name="P37">– Тебе в чай класть мёд или сахар? – спросила она, невинно наблюдая за моими тщётными попытками прикрыться.</text:p>
      <text:p text:style-name="P37">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7">Прозрачными были и бортики бассейна.</text:p>
      <text:p text:style-name="P37"/>
      <text:p text:style-name="P37">– Ты бы предупреждала, прежде чем войти, что ли? – просипел я.</text:p>
      <text:p text:style-name="P37"><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7">– Мёд. Или сахар. На твоё усмотрение.</text:p>
      <text:p text:style-name="P37">– Как скажешь, – нос <text:span text:style-name="T1">Селестии</text:span> скрылся за дверью.</text:p>
      <text:p text:style-name="P37"/>
      <text:p text:style-name="P37">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7"/>
      <text:p text:style-name="P37">– О, ты уже?</text:p>
      <text:p text:style-name="P37">Аликорница поставила на поднос чашки и плетёнку с бубликами и подошла с ним к тюфяку.</text:p>
      <text:p text:style-name="P49">Я сомкнул колени и сжал в замок руки на груди. Дьявол, я начал чувствовать <text:s/>себя не в своей тарелке. Это зашло слишком далеко.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9"/>
      <text:p text:style-name="P49">Стараясь отвлечься, я спросил:</text:p>
      <text:p text:style-name="P37">– А зачем ты опустила жалюзи на окно в ванной? Оттуда такой обалденный вид!</text:p>
      <text:p text:style-name="P37">–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7"><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9"/>
      <text:p text:style-name="P37"><text:soft-page-break/><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9"/>
      <text:p text:style-name="P49">Статью украшала фотография перебинтованной Селестии, пытающейся прикрыть меня крыльями в то время, как я копошился сзади на табуретке.</text:p>
      <text:p text:style-name="P49"/>
      <text:p text:style-name="P49">– Примерно такие, – расхохоталась Селестия. <text:span text:style-name="T11">–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9">Селестия густо покраснела.</text:p>
      <text:p text:style-name="P49"/>
      <text:p text:style-name="P37">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7"/>
      <text:p text:style-name="P37">–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7"/>
      <text:p text:style-name="P37">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7"/>
      <text:p text:style-name="P37">Я повернулся к <text:span text:style-name="T1">Селестии</text:span>. Мне пришлось осторожно напрягать мускулы шеи, чтобы они случайно не отвернули голову нафиг.</text:p>
      <text:p text:style-name="P37">– Это просто бомба! Я чувствую себя богом! Кажется, я понял секрет вашей силы и долголетия: вы пьёте эту траву каждый день.</text:p>
      <text:p text:style-name="P37"/>
      <text:p text:style-name="P37">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9"/>
      <text:p text:style-name="P49">Копыто легло мне на плечо и мягко повалило на постель. Селестия легла рядом и тепло дунула мне в ухо.</text:p>
      <text:p text:style-name="P37">– <text:span text:style-name="T1">Анон, ты готов познакомиться поближе? Совсем близко?</text:span></text:p>
      <text:p text:style-name="P37">–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9"><text:soft-page-break/></text:p>
      <text:p text:style-name="P49">Селестия фыркнула.</text:p>
      <text:p text:style-name="P49">–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37"/>
      <text:p text:style-name="P49">Её ресницы щекотали мне щеку. Я повернулся к ней и буквально растворился в ласковом взгляде огромных фиалковых глаз.</text:p>
      <text:p text:style-name="P49">– Т-ты… предлагаешь мне заняться сексом? С т-тобой? Но… как?</text:p>
      <text:p text:style-name="P49"/>
      <text:p text:style-name="P3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9"/>
      <text:p text:style-name="P49">Селестия закатила глаза.</text:p>
      <text:p text:style-name="P49">–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9"/>
      <text:p text:style-name="P49">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9"/>
      <text:p text:style-name="P49">Как во сне я разделся и зашёл к ней сзади. "Это неправильно!» – пискнули во мне остатки ханжества и замолкли, раздавленные желанием.</text:p>
      <text:p text:style-name="P49">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9"/>
      <text:p text:style-name="P49">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9"/>
      <text:p text:style-name="P49">НИ-ЧЕ-ГО!</text:p>
      <text:p text:style-name="P49"/>
      <text:p text:style-name="P49">Селестия осторожно высвободилась из-под меня и встала с постели.</text:p>
      <text:p text:style-name="P49">– Лежи спокойно, я сейчас, – муркнула она, поцеловав меня в ухо.</text:p>
      <text:p text:style-name="P49"><text:soft-page-break/>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9"/>
      <text:p text:style-name="P49">В открывшемся мини-баре я углядел ряд вычурных бутылок и пузатых графинчиков. Их содержимое не вызывало у меня никаких сомнений.</text:p>
      <text:p text:style-name="P35"><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5"><text:span text:style-name="T11">–</text:span> А <text:span text:style-name="T1">водку</text:span> у вас принято пить?</text:p>
      <text:p text:style-name="P35"><text:span text:style-name="T11">–</text:span> Некоторые употребляют. Но правительница Эквестрии, пьющая кальвадос <text:span text:style-name="T1">—</text:span> это уже черезчур, <text:span text:style-name="T11">–</text:span> Селестия засмеялась.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5"/>
      <text:p text:style-name="P49">Достав из шкафчика заплесневевшую бутылку, Селестия что-то прикинула на глаз и наполнила её содержимым два бокала на полуметровых ножках.</text:p>
      <text:p text:style-name="P49">–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9"/>
      <text:p text:style-name="P49">Она ещё спрашивает! Тебя сейчас можно использовать вместо половичка под её копытами, Анон!</text:p>
      <text:p text:style-name="P49"/>
      <text:p text:style-name="P49">–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9"/>
      <text:p text:style-name="P49">Селестия покачала головой и прошла с бокалами в ванную, кивком пригласив меня следовать за ней.</text:p>
      <text:p text:style-name="P49">–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37"/>
      <text:p text:style-name="P49"><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text:span></text:p>
      <text:p text:style-name="P49">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9"><text:soft-page-break/></text:p>
      <text:p text:style-name="P49">Наконец, я со вздохом отпрянул.</text:p>
      <text:p text:style-name="P49"><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9">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9"/>
      <text:p text:style-name="P49"><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9">Аликорница в недоумении взглянула на меня.</text:p>
      <text:p text:style-name="P49"><text:span text:style-name="T11">– Анон, т</text:span>ебе не нравится моя дружба? Ты не принимаешь её? Ты чем-то недоволен?</text:p>
      <text:p text:style-name="P49"/>
      <text:p text:style-name="P49">Я расхохотался, <text:s/>чуть не поперхнулся водой, плескавшейся у подбородка.</text:p>
      <text:p text:style-name="P49"><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9"/>
      <text:p text:style-name="P49">Копыто аликорницы закрыло мне рот прежде чем я успел договорить заветное слово.</text:p>
      <text:p text:style-name="P37">– Анон, не надо! – умоляюще произнесла аликорница. – Не продолжай! Пожалуйста!</text:p>
      <text:p text:style-name="P37"/>
      <text:p text:style-name="P37">Слова встали у меня поперёк горла. Я медленно отодвинул копыто от лица и потрясённо уставился на неё.</text:p>
      <text:p text:style-name="P37">– Но почему? – в конце-концов выдавил я. – Что не так? Это из-за того, что я — человек?</text:p>
      <text:p text:style-name="P37"/>
      <text:p text:style-name="P37">Селестия виновато закусила губу и отвернулась.</text:p>
      <text:p text:style-name="P37">–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7"/>
      <text:p text:style-name="P37">…</text:p>
      <text:p text:style-name="P37"/>
      <text:p text:style-name="P37">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7">Среди этого армагеддона стоял мой ангел-хранитель и шептал:</text:p>
      <text:p text:style-name="P37">– Анон… Я не смогу сделать тебя бессмертным… Мне очень жаль… Извини…</text:p>
      <text:p text:style-name="P37"/>
      <text:p text:style-name="P37">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7"><text:soft-page-break/>Слёзы злости душили меня, но я сдержался.</text:p>
      <text:p text:style-name="P37"/>
      <text:p text:style-name="P37">– Охренеть, – сказал я холодно. – А я прям напрашивался!</text:p>
      <text:p text:style-name="P37">Одиночество, отступившее перед мягким натиском аликорницы в последние <text:span text:style-name="T1">дни</text:span>, снова сковало стужей душу.</text:p>
      <text:p text:style-name="P37"/>
      <text:p text:style-name="P37">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7"/>
      <text:p text:style-name="P37">“… пожалуйста, останься…”</text:p>
      <text:p text:style-name="P37">…</text:p>
      <text:p text:style-name="P37">Где этот чёртов носок?!</text:p>
      <text:p text:style-name="P37">…</text:p>
      <text:p text:style-name="P37">“… пойми, это эффект лазурного вина…”</text:p>
      <text:p text:style-name="P37">…</text:p>
      <text:p text:style-name="P37">Джинсы узкие, блядь! На мокрое тело хрен натянешь!</text:p>
      <text:p text:style-name="P37">…</text:p>
      <text:p text:style-name="P37">“… ох, я глупая…”</text:p>
      <text:p text:style-name="P37">…</text:p>
      <text:p text:style-name="P37">Так, всё. Шмотки на мне, вроде, ничего не забыл.</text:p>
      <text:p text:style-name="P37"/>
      <text:p text:style-name="P49">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9"/>
      <text:h text:style-name="Heading_20_2" text:outline-level="2">11. <text:span text:style-name="T1">Прощание</text:span></text:h>
      <text:p text:style-name="P49"/>
      <text:p text:style-name="P37">– <text:span text:style-name="T1">Норф!.. Эй, Норф! Ты где?..</text:span></text:p>
      <text:p text:style-name="P49"/>
      <text:p text:style-name="P49">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9"/>
      <text:p text:style-name="P49">Я огляделся и вошёл в дом.</text:p>
      <text:p text:style-name="P49">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7"/>
      <text:p text:style-name="P50">***</text:p>
      <text:p text:style-name="P37"/>
      <text:p text:style-name="P1"><text:soft-page-break/>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9"/>
      <text:p text:style-name="P49">…</text:p>
      <text:p text:style-name="P49"/>
      <text:p text:style-name="P16"><text:span text:style-name="T41">– </text:span>“<text:span text:style-name="T1">Что я могу сделать, чтобы вернуть всё назад?</text:span>”</text:p>
      <text:p text:style-name="P16"><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1">– </text:span><text:span text:style-name="T28">Что бы это значило, Флёр?</text:span></text:p>
      <text:p text:style-name="P16"><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9"/>
      <text:p text:style-name="P49">…</text:p>
      <text:p text:style-name="P49"/>
      <text:p text:style-name="P66">–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6">– Куда проваливаться?</text:p>
      <text:p text:style-name="P66">– Они не знают. В тех провалах не видно дна…</text:p>
      <text:p text:style-name="P66"/>
      <text:p text:style-name="P66">…</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6"><text:soft-page-break/>– Леди и джентльпони! Приём окончен! Её Высочество принцесса Селестия будет рада видеть <text:s/>вас в следующую среду!</text:p>
      <text:p text:style-name="P66"/>
      <text:p text:style-name="P66">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6"/>
      <text:p text:style-name="P66">… </text:p>
      <text:p text:style-name="P66"/>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6">– Привет, Селестия, – подчёркнуто нейтрально обратился я. – Как дела?</text:p>
      <text:p text:style-name="P36">– <text:span text:style-name="T1">Здравствуй,</text:span> <text:span text:style-name="T1">Анон</text:span>. <text:s/><text:span text:style-name="T1">М</text:span>ягко говоря, <text:span text:style-name="T1">н</text:span>е очень.</text:p>
      <text:p text:style-name="P36"/>
      <text:p text:style-name="P35"><text:span text:style-name="T11">На аликорницу было жалко смотреть. От былой лёгкости движений не осталось и следа. Чуть пошатывающаяся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6"/>
      <text:p text:style-name="P36">–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6">–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4">— </text:span><text:span text:style-name="T58">и </text:span><text:span text:style-name="T8">н</text:span>ам некуда уйти в поисках лучшего места. Да и не так много этих мест.</text:p>
      <text:p text:style-name="P36"/>
      <text:p text:style-name="P36">Селестия подошла к фонтанчику, обмакнула в него копыто и провела им по лбу.</text:p>
      <text:p text:style-name="P36"><text:soft-page-break/>–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6"/>
      <text:p text:style-name="P36">Я сделал вид, что не заметил полунамёка в последнем предложении. Выяснять отношения, как и мириться, мне не хотелось.</text:p>
      <text:p text:style-name="P36"/>
      <text:p text:style-name="P36">– Порадовать, к сожалению, нечем. Норфолк Каррус, исчез. Судя по всему, во сне.</text:p>
      <text:p text:style-name="P36">– Норф? О-о-о, нет!</text:p>
      <text:p text:style-name="P36"/>
      <text:p text:style-name="P36">Селестия в отчаянии села на пол, прижав копыто к виску. Голова её бессильно опустилась. Я никогда ещё не видел Селестию такой <text:span text:style-name="T58">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6">–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6"/>
      <text:p text:style-name="P36">Аликорница подняла голову и <text:span text:style-name="T1">удручённо</text:span> посмотрела на меня.</text:p>
      <text:p text:style-name="P36">–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6">– Может, спросишь Луну, куда деваются пони? Сон по её части.</text:p>
      <text:p text:style-name="P35"><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6">– Мне поговорить с ней?</text:p>
      <text:p text:style-name="P35"><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7">– Ну зашибись. Тогда она обрадуется следующей новости: я ухожу.</text:p>
      <text:p text:style-name="P37"/>
      <text:p text:style-name="P37">Селестия еле заметно дрогнула ушами. Она отвернулась и молча смотрела в окно, не показывая эмоций.</text:p>
      <text:p text:style-name="P37">Я продолжил.</text:p>
      <text:p text:style-name="P37">–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7"/>
      <text:p text:style-name="P37">Я решил умолчать о том, что после перенесенного унижения мне было в тягость находиться рядом с Селестией. <text:span text:style-name="T61">Аликорница</text:span> и так выглядела неважно.</text:p>
      <text:p text:style-name="P37"><text:soft-page-break/></text:p>
      <text:p text:style-name="P37">Поза <text:span text:style-name="T61">Селестии</text:span> стала чуть менее скованной. На грани слышимости я уловил её вздох. Она наконец повернулась ко мне и слабо улыбнулась.</text:p>
      <text:p text:style-name="P37">–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7"/>
      <text:p text:style-name="P37">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7"/>
      <text:p text:style-name="P37">–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7">Селестия пошла к выходу, увлекая меня за собой.</text:p>
      <text:p text:style-name="P37">–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7"/>
      <text:p text:style-name="P37">Явно Селестия заговаривает тебе зубы, Анон! Я подозрительно посмотрел на свёрток.</text:p>
      <text:p text:style-name="P37"/>
      <text:p text:style-name="P37">– А в мешочке что?</text:p>
      <text:p text:style-name="P37">Селестия скофуженно посмотрела в сторону.</text:p>
      <text:p text:style-name="P37">–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text:span text:style-name="T61">и </text:span>у грифонов, <text:span text:style-name="T61">и у зебр, и даже у минотавров</text:span>! Но если тебе понадобятся финансы или другие ресурсы — обращайся без сомнений.</text:p>
      <text:p text:style-name="P37"/>
      <text:p text:style-name="P37">Я хотел было оскорбиться такой опекой со стороны аликорницы, но, глянув в её глаза, передумал.</text:p>
      <text:p text:style-name="P37">– Твоё высочество<text:span text:style-name="T1">, ты, вообще, спишь по ночам? У тебя глаза красные, как у кролика-альбиноса.</text:span></text:p>
      <text:p text:style-name="P49"/>
      <text:p text:style-name="P3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9"/>
      <text:p text:style-name="P37">–<text:span text:style-name="T1"> Отправляйся, Анон. Очень надеюсь на успех твоей миссии. Обязательно пиши!</text:span></text:p>
      <text:p text:style-name="P49">Селестия вышла из зала, подметая хвостом пол.</text:p>
      <text:p text:style-name="P37"><text:soft-page-break/></text:p>
      <text:p text:style-name="P38">***</text:p>
      <text:p text:style-name="P37"/>
      <text:p text:style-name="P45">“<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5"/>
      <text:p text:style-name="P52">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радугой. Стрекоза села мне на колено и принялась потирать лапки. Ветер перемен манил меня в странствия.</text:p>
      <text:p text:style-name="P52"/>
      <text:p text:style-name="P52">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2">Но не сейчас.</text:p>
      <text:p text:style-name="P52"/>
      <text:p text:style-name="P52">Я встал, забросил сумку на плечо и двинулся к вокзалу.</text:p>
      <text:p text:style-name="P52"/>
      <text:p text:style-name="P42">***</text:p>
      <text:p text:style-name="P37"/>
      <text:p text:style-name="P43">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3">Но со временем магии стало меньше, а мир стал более <text:span text:style-name="T1">твёрд и реален</text:span>.</text:p>
      <text:p text:style-name="P43"/>
      <text:p text:style-name="P43">–<text:span text:style-name="T1"> Но магия есть и сейчас, ма-ам!</text:span></text:p>
      <text:p text:style-name="P43"><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60"/>
      <text:p text:style-name="P43"><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0">Так возникли пони, олени, бизоны и многие другие.</text:p>
      <text:p text:style-name="P60"/>
      <text:p text:style-name="P43"><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3"/>
      <text:p text:style-name="P43"><text:soft-page-break/>–<text:span text:style-name="T1"> Весь мир как Вечнодикий лес?</text:span></text:p>
      <text:p text:style-name="P60">–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60"/>
      <text:p text:style-name="P60">– Ма-ам, а со мной связан элементаль?</text:p>
      <text:p text:style-name="P60">– Конечно, Эйприл. В каждом из нас есть её бессмертная искорка.</text:p>
      <text:p text:style-name="P60"/>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3"><text:span text:style-name="T1">– Конечно, мам! «День горящего очага» </text:span>— <text:span text:style-name="T1">верно?</text:span></text:p>
      <text:p text:style-name="P60">–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60">Так возникли аликорны.</text:p>
      <text:p text:style-name="P60"/>
      <text:p text:style-name="P60">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1">М</text:span>еняет <text:span text:style-name="T61">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60">Имя её было Селестия.</text:p>
      <text:p text:style-name="P60">За ней последовала и сестра её, <text:span text:style-name="T11">Луна</text:span>.</text:p>
      <text:p text:style-name="P60"/>
      <text:p text:style-name="P60">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60">То есть, всегда.</text:p>
      <text:p text:style-name="P60"/>
      <text:p text:style-name="P60">Тут и сказке конец. А теперь, Эйприл, залазь на полку и закрывай глазки.</text:p>
      <text:p text:style-name="P60">– Ну ма-ам! Раскажи ещё что-нибудь! Про Сомбру! Или про Дискорда!</text:p>
      <text:p text:style-name="P60">–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60">– А почему только тебя? А меня? А дядю-<text:span text:style-name="T61">мино</text:span>тавра?</text:p>
      <text:p text:style-name="P60">– <text:s/>Тебя забрать я ему не дам. А в дядю не тыкай копытом, это невежливо! Спи уже, моя маленькая!</text:p>
      <text:p text:style-name="P60">– Поцелуй меня на ночь, ма-ам!</text:p>
      <text:p text:style-name="P60">– Конечно, моя хорошая…</text:p>
      <text:p text:style-name="P60"><text:soft-page-break/></text:p>
      <text:p text:style-name="P37"><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5"/>
      <text:h text:style-name="Heading_20_2" text:outline-level="2">12. Понивилль</text:h>
      <text:p text:style-name="P37"/>
      <text:p text:style-name="P36">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6"/>
      <text:p text:style-name="P66">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66"/>
      <text:p text:style-name="P36"><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4">.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9">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7"/>
      <text:p text:style-name="P48">***</text:p>
      <text:p text:style-name="P36"/>
      <text:p text:style-name="P36"><text:span text:style-name="T54">– </text:span><text:span text:style-name="T4">История Понивилля начинается с того благословенного дня, когда принцесса Селестия подарила семейству Эппл </text:span><text:span text:style-name="T54">— </text:span><text:span text:style-name="T4">тогда, правда, это ещё были Смиты </text:span><text:span text:style-name="T54">—</text:span><text:span text:style-name="T4"> землю у Вечнодикого леса под ферму…</text:span></text:p>
      <text:p text:style-name="P49">…</text:p>
      <text:p text:style-name="P49">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9">…</text:p>
      <text:p text:style-name="P49">– … Анонимус, вы меня слушаете? – мэр махала копытом у меня перед лицом.</text:p>
      <text:p text:style-name="P49">–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9">–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6"><text:span text:style-name="T4">– Спасибо! – перебил я чиновницу, – я уже обзавёлся одним пони – «другом». Всё, что меня сейчас интересует </text:span><text:span text:style-name="T54">— </text:span><text:span text:style-name="T4">снять жильё в аренду.</text:span></text:p>
      <text:p text:style-name="P49"><text:soft-page-break/>–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9"/>
      <text:p text:style-name="P49">Душе было всё равно. Мой палец бесцельно блуждал по карте.</text:p>
      <text:p text:style-name="P49">–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9"/>
      <text:p text:style-name="P49">Ох, щит! Мой палец дёрнулся в угол карты.</text:p>
      <text:p text:style-name="P49"/>
      <text:p text:style-name="P37">–<text:span text:style-name="T1"> Вот этот подойдёт, </text:span>–<text:span text:style-name="T1"> я ткнул в квадратик на окраине.</text:span></text:p>
      <text:p text:style-name="P37">–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6"/>
      <text:p text:style-name="P36">Я полез в мешочек с деньгами.</text:p>
      <text:p text:style-name="P37">–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6"><text:span text:style-name="T1">Р</text:span>ука наткнулась на пакет.</text:p>
      <text:p text:style-name="P36"/>
      <text:p text:style-name="P37">– ?.. ??. ??? – мэр с отвалившейся челюстью пыталась осмыслить услышанное.</text:p>
      <text:p text:style-name="P37"/>
      <text:p text:style-name="P37">Я вытащил руку из мешочка. На ладони лежал пакет <text:span text:style-name="T1">с </text:span>ча<text:span text:style-name="T1">ем</text:span>.</text:p>
      <text:p text:style-name="P37">“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7"/>
      <text:p text:style-name="P37">–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7">– Правда, – улыбнулся <text:span text:style-name="T1">я</text:span>. – <text:span text:style-name="T1">Вам послышалось.</text:span></text:p>
      <text:p text:style-name="P37"/>
      <text:p text:style-name="P22">***</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6"/>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text:soft-page-break/>аппетитный кекс из яичного теста впополам с люцерной, я рисковал, в лучшем случае, отделаться расстройством желудка.</text:p>
      <text:p text:style-name="P16"/>
      <text:p text:style-name="P16"><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37">–</text:span><text:span text:style-name="T28"> Эй, верзила, поосторожнее, лягать тя в пузо! Куда прёшься-то?</text:span></text:p>
      <text:p text:style-name="P49"/>
      <text:p text:style-name="P16">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6"/>
      <text:p text:style-name="P37">– Ты <text:span text:style-name="T1">шт</text:span>о, как-тя-там, впервые на базаре? Так таращишься по сторонам, как будто морковку с картохой впервые в жизни увидел.</text:p>
      <text:p text:style-name="P37"/>
      <text:p text:style-name="P3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7">Я перегнулся через прилавок, стараясь рассмотреть кьютимарку кобылки.</text:p>
      <text:p text:style-name="P37"/>
      <text:p text:style-name="P37">–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7"/>
      <text:p text:style-name="P37">Так и есть! На крупе кобылки красовались три яблока. Вот только, блин, как её звали-то?</text:p>
      <text:p text:style-name="P37"/>
      <text:p text:style-name="P37">– <text:s/>Прошу прощения, Аппл… Эппл… Эпплхэт?</text:p>
      <text:p text:style-name="P37">–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7"><text:soft-page-break/>– Да ладно тебе, Эй-Джей! Вполне милое имя, – хихикнул дракончик с кукурузой, проходя мимо.</text:p>
      <text:p text:style-name="P37"/>
      <text:p text:style-name="P37">Ага, вот!</text:p>
      <text:p text:style-name="P37"/>
      <text:p text:style-name="P37">– Извините меня пожалуйста, Эй-Джей, просто мне показалось, что вы напоминаете одну мою знакомую.</text:p>
      <text:p text:style-name="P37">– Эй-Джей я для друзей! – сварливо заметила поняха, – <text:span text:style-name="T1">а</text:span> для всех остальных — тебя тоже! — Эпплджек.</text:p>
      <text:p text:style-name="P37"/>
      <text:p text:style-name="P37">Блин, опять облажался. Как-то хреново начинается знакомство с Понивиллем.</text:p>
      <text:p text:style-name="P37"/>
      <text:p text:style-name="P37">– Понял. А меня зовут <text:span text:style-name="T1">Анонимус. Для друзей </text:span>— <text:span text:style-name="T1">Анон</text:span>. Приятно было познакомиться, Эпплджек.</text:p>
      <text:p text:style-name="P37">Я повернулся было уходить.</text:p>
      <text:p text:style-name="P37"/>
      <text:p text:style-name="P37">– Э-э-э… <text:span text:style-name="T1">Анон</text:span>?</text:p>
      <text:p text:style-name="P37">– Да? – я повернулся обратно.</text:p>
      <text:p text:style-name="P37"/>
      <text:p text:style-name="P37">Поняха водила копытом по прилавку. Надвинутая на лоб шляпа скрывала выражение мордочки. </text:p>
      <text:p text:style-name="P37"/>
      <text:p text:style-name="P37">–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7"/>
      <text:p text:style-name="P37">Я вернулся к прилавку.</text:p>
      <text:p text:style-name="P37">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7"/>
      <text:p text:style-name="P37">– Сколько стоят вот эти? – указал я на пирамидку красных яблок размером с <text:span text:style-name="T1">четверть</text:span> арбуза каждое.</text:p>
      <text:p text:style-name="P37">– Ред <text:span text:style-name="T1">Гала</text:span>? Две серебряшки.</text:p>
      <text:p text:style-name="P37">– Куча?</text:p>
      <text:p text:style-name="P37">– Ну ты даёшь! – хмыкнула Эпплджек. – Даже не смешно.</text:p>
      <text:p text:style-name="P37">– Неужели штука?</text:p>
      <text:p text:style-name="P37"/>
      <text:p text:style-name="P37">Поня<text:span text:style-name="T1">х</text:span>а выпрыгнула из-за прилавка и смерила меня долгим взглядом.</text:p>
      <text:p text:style-name="P37">–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37">Я улыбнулся и кивнул в ответ. Ситуация начала выправляться.</text:p>
      <text:p text:style-name="P37"/>
      <text:p text:style-name="P37"><text:soft-page-break/>–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7"/>
      <text:p text:style-name="P37">– А сколько стоит вот это? – указал я на небольшую прикрытую от солнца мешковиной баночку с содержимым удивительной радужной расцветки.</text:p>
      <text:p text:style-name="P37"/>
      <text:p text:style-name="P37">–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7">Поняшка набрала ложечку джема и предложила мне. </text:p>
      <text:p text:style-name="P37"/>
      <text:p text:style-name="P37">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7">Наконец, ко мне вернулся дар речи.</text:p>
      <text:p text:style-name="P37"/>
      <text:p text:style-name="P37">– Это просто восхитительно! Чудесно! Никогда такого не пробовал! И даже представить не мог, что такая вкуснотень существует!</text:p>
      <text:p text:style-name="P37">Эпплджек просто расцвела от моих дифирамбов.</text:p>
      <text:p text:style-name="P37"/>
      <text:p text:style-name="P37">– Тебе, сахарок, как гостю города, сделаю скидку. Забирай за шестьдесят. Раньше меньше чем золотой не отдавала.</text:p>
      <text:p text:style-name="P37"/>
      <text:p text:style-name="P37">Расплачиваясь, я спросил:</text:p>
      <text:p text:style-name="P37">– Ты, случаем, не знаешь, как <text:span text:style-name="T1">найти Твайлайт Спаркл</text:span>?</text:p>
      <text:p text:style-name="P37">Эпплджек, вскинув копыто ко лбу, запричитала:</text:p>
      <text:p text:style-name="P37">–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7"/>
      <text:p text:style-name="P37">Тут Эпплджек прервалась и что есть силы замахала кому-то:</text:p>
      <text:p text:style-name="P37">– Рэр! Эй! Рэр! Давай к нам!</text:p>
      <text:p text:style-name="P37"/>
      <text:p text:style-name="P37">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7"><text:soft-page-break/></text:p>
      <text:p text:style-name="P3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7">–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7">– Эпплджек! Сколько можно повторять: <text:span text:style-name="T1">я </text:span>модельер, а не рукодельница! Проведу, конечно, – устало произнесла Рэрити.</text:p>
      <text:p text:style-name="P37">– А какая разница? – беспечно махнула копытом Эпплджек, не обращая внимание на нахмурившуюся единорожку. – Шмотки — они и в Эпплузе шмотки.</text:p>
      <text:p text:style-name="P37">– Разница, как если бы тебя вместо огородницы назвали… ммм… <text:s/>реднеком. Пойдёмте, <text:span text:style-name="T1">Анон</text:span>.</text:p>
      <text:p text:style-name="P37"/>
      <text:p text:style-name="P37">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7"/>
      <text:p text:style-name="P37">–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7">–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7">–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7"/>
      <text:p text:style-name="P37">Единорожка с серьёзным видом завела меня за угол и только после этого звонко расхохоталась.</text:p>
      <text:p text:style-name="P37">– Я думал, вы друзья, – заметил я.</text:p>
      <text:p text:style-name="P37"/>
      <text:p text:style-name="P3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7">–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7">– Буду только рад. Сам бы предложил, да не успел.</text:p>
      <text:p text:style-name="P3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7">– Не сомневаюсь. Мы в конце-концов неплохо поладили и она даже сделала мне скидку на вольт-яблочн<text:span text:style-name="T1">ый</text:span> джем.</text:p>
      <text:p text:style-name="P37">– А почём продала, если не секрет?</text:p>
      <text:p text:style-name="P37">– За шестьдесят бит.</text:p>
      <text:p text:style-name="P37">–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7"><text:soft-page-break/></text:p>
      <text:p text:style-name="P49">Рэрити оглянулась по сторонам и заговорчески подмигнула мне.</text:p>
      <text:p text:style-name="P37">–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7"/>
      <text:p text:style-name="P37">Единорожка чуть не подпрыгивала <text:span text:style-name="T1">на месте </text:span>от любопытства. Заметив мою отвалившуюся челюсть, она вновь рассмеялась.</text:p>
      <text:p text:style-name="P37"/>
      <text:p text:style-name="P37">–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7">–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7"/>
      <text:p text:style-name="P37">–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7">–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7">–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7"/>
      <text:p text:style-name="P37">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7"/>
      <text:p text:style-name="P37">–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7"/>
      <text:p text:style-name="P37">Мы остановились перед деревом.</text:p>
      <text:p text:style-name="P37"><text:soft-page-break/>Даже не так. </text:p>
      <text:p text:style-name="P37">Мы остановились перед ДЕРЕВОМ!</text:p>
      <text:p text:style-name="P37"/>
      <text:p text:style-name="P37">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9"/>
      <text:p text:style-name="P37">–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7"/>
      <text:p text:style-name="P37">Единорожка удалилась, оставив <text:span text:style-name="T1">после себя лёгкий запах жасмина.</text:span></text:p>
      <text:p text:style-name="P37"/>
      <text:h text:style-name="Heading_20_2" text:outline-level="2">13. Расследование <text:span text:style-name="T1">Твайлайт Спаркл</text:span></text:h>
      <text:p text:style-name="P37"/>
      <text:p text:style-name="P37">– Э-э-э… Добрый день?</text:p>
      <text:p text:style-name="P37"/>
      <text:p text:style-name="P37">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37"/>
      <text:p text:style-name="P49">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49"/>
      <text:p text:style-name="P49">Мне показалось, или единорожка смотрела на меня малость раздражённо? Фолиант с громким стуком хлопнулся на пол.</text:p>
      <text:p text:style-name="P37">–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37"/>
      <text:p text:style-name="P37">Ёпт! Ещё один Шерлок Холмс на мою голову!</text:p>
      <text:p text:style-name="P37">– Извиняюсь за нескромность, а откуда тебе про меня известно?</text:p>
      <text:p text:style-name="P37"/>
      <text:p text:style-name="P37">Глаза книгоежки сузились, уши прижались к голове.</text:p>
      <text:p text:style-name="P37"><text:soft-page-break/>– Я… э-э-э… м-м-м… Принцесса-Селестия-назначила-тебя-моим-помощником-утренним-письмом, – я едва разбирал скороговорку Твайлайт. – Буду-рада-принять-от-тебя-посильную-помощь-в-исследованиях.-Сначала-мы-будем…</text:p>
      <text:p text:style-name="P37">Единорожку прервал нарастающий свист откуда-то снизу.</text:p>
      <text:p text:style-name="P37">– Ой-ёй! Совсем забыла про ускоритель! Минуточку!</text:p>
      <text:p text:style-name="P37">Твайлайт метнулась к лестнице в подвал.</text:p>
      <text:p text:style-name="P37"/>
      <text:p text:style-name="P1"><text:span text:style-name="T37">Я </text:span><text:span text:style-name="T28">присел на лавочку</text:span><text:span text:style-name="T37">. </text:span><text:span text:style-name="T28">Эй, мы так не договаривались! Сел, с какой стати ты решаешь за меня? Я не ребёнок, блин!</text:span></text:p>
      <text:p text:style-name="P37"/>
      <text:p text:style-name="P37">Лёгкий шорох привлёк внимание. С площадки верхнего яруса библиотеки на меня смотрел дракончик. Тот самый, что уже встречался на <text:span text:style-name="T1">рынке</text:span>.</text:p>
      <text:p text:style-name="P37">– Привет, Спайк, – кивнул я ему.</text:p>
      <text:p text:style-name="P37">Дракончик молча указал когтем на дверь в подвал и приложил палец к губам. Затем кинул мне скомканный бумажный шарик.</text:p>
      <text:p text:style-name="P37"/>
      <text:p text:style-name="P43">“…Твайлайт, золотце, уж год прошёл, как ты <text:span text:style-name="T1">взя</text:span>лась расследовать известную нам обеим проблему. Рада сообщить, что в помощь к тебе едет Анонимус, о котором я сообщала ранее. Наденюсь, под его руководством дело пойдет чуточку быстрее. Я наделяю его широким спектром полномочий и правом требовать необходимые для расследования ресурсы. Должна заметить, моя достойная ученица, что назначение Анонимуса руководителем — <text:span text:style-name="T24">отнюдь не рекомендация</text:span><text:span text:style-name="T58">...</text:span>”</text:p>
      <text:p text:style-name="P37"/>
      <text:p text:style-name="P37">Смятый листок отправился в карман.</text:p>
      <text:p text:style-name="P37">Вот неугомонная! – с улыбкой подумал я об аликорнице. Её незримая забота пробудила во мне <text:s/>тёплое ощущение дружеского плеча поддержки. Чувство одиночества отступило.</text:p>
      <text:p text:style-name="P37">Анон, ты всё же несправедлив к <text:span text:style-name="T1">Сел.</text:span> Надо будет помириться с ней по возвращению. Пусть она не считает тебя ровнёй себе, шут с ним! Не получается l'amore — буде<text:span text:style-name="T1">м</text:span> дружить. Тем более, что дружба аликорницы щедрее, чем иная любовь.</text:p>
      <text:p text:style-name="P37"/>
      <text:p text:style-name="P37">– Кхм-м, – дракончик махал лапой, привлекая моё внимание. – Учти, я это письмо должен был сжечь ещё утром, если бы не получил в паре с ним тайный приказ Селестии <text:span text:style-name="T1">показать</text:span> его тебе.</text:p>
      <text:p text:style-name="P37"><text:span text:style-name="T1">Спайк</text:span> пожал плечами и принялся чистить кукурузу.</text:p>
      <text:p text:style-name="P37">– Я на сто процентов лоялен Твайке, но приказ принцессы <text:span text:style-name="T1">сильнее</text:span>. <text:span text:style-name="T1">И, между нами</text:span>, дружеский толчок в нужном направлении Твай не повредит — в последнее время она в творческом кризисе. Я даже начал немного беспоко…</text:p>
      <text:p text:style-name="P37"/>
      <text:p text:style-name="P49">БДЫЩЬ!!!</text:p>
      <text:p text:style-name="P37"/>
      <text:p text:style-name="P37">Лестница в подвал осветилась вспышкой, пол под ногами подпрыгнул.</text:p>
      <text:p text:style-name="P37">– Ай, бля!</text:p>
      <text:p text:style-name="P37">Я съехал со скамьи на пол, пребольно ударившись спиной. Спайк выронил кукурузу и метнулся по ступенькам вниз.</text:p>
      <text:p text:style-name="P37"/>
      <text:p text:style-name="P37"><text:soft-page-break/>– Они всё-таки делятся!!! – единорожка стояла в проёме, чуть пошатываясь. От неё исходило зеленоватое свечение, лабораторный халат был прожжён в паре мест. – Я уверена, я абсолютно уверена, что мне удалось поддерживать реакцию распада м-частиц целых полторы секунды! Если бы укоритель не сгорел…</text:p>
      <text:p text:style-name="P37">– Твай, ты цела?! – Спайк подскочил к единорожке и принялся тушить тлеющий халат.</text:p>
      <text:p text:style-name="P37">– <text:span text:style-name="T1">…по моим расчётам, через </text:span>четыре секунды реакция стала <text:span text:style-name="T1">бы </text:span>цепной! И тогда я бы получила много-много магической энергии! Много-много-много магии! С <text:span text:style-name="T1">её помощью я смогу найти ответы на все вопросы! </text:span>Ты оч-чень вовремя прибыл, Анон. Объединив усилия под моим руководством, мы сможем <text:span text:style-name="T1">повторить эксперимент!</text:span></text:p>
      <text:p text:style-name="P49"/>
      <text:p text:style-name="P49">У меня волосы на загривке встали дыбом — у заучки чуть ли не слюна изо рта капала!</text:p>
      <text:p text:style-name="P49">Я прочистил горло.</text:p>
      <text:p text:style-name="P49"/>
      <text:p text:style-name="P37">– <text:span text:style-name="T1">Так вот, о руководстве. Видишь ли, Селестия прислала мне копию письма — и там совершенно ясно указана иерархия подчинения. Могу сказать точно, что я в этой иерархии выше тебя.</text:span></text:p>
      <text:p text:style-name="P49">– Упс!</text:p>
      <text:p text:style-name="P49">Глаза единорожки забегали.</text:p>
      <text:p text:style-name="P49"/>
      <text:p text:style-name="P37">– <text:span text:style-name="T1">Эмм… М-м-м… Мда. А, точно, вспоминаю что-то такое.</text:span></text:p>
      <text:p text:style-name="P49">Твайлайт вздохнула. Уши её обвисли.</text:p>
      <text:p text:style-name="P49"/>
      <text:p text:style-name="P1"><text:span text:style-name="T28">– Ну что же…</text:span><text:span text:style-name="T37"> Почту за честь работать </text:span><text:span text:style-name="T28">под твоим руководством, Анон</text:span><text:span text:style-name="T37">. Погоди немного, я </text:span><text:span text:style-name="T28">приведу себя в порядок</text:span><text:span text:style-name="T37"> и расскажу тебе, насколько далеко смогла продвинуться. Быть может… </text:span><text:span text:style-name="T28">– единорожка всхлипнула. – Быть может, это и к лучшему. Селестия описывала тебя, как выдающегося исследователя, талантливого к магии, снопроходчеству и закрупному массажу — последнее, правда, я не поняла.</text:span></text:p>
      <text:p text:style-name="P37"><text:span text:style-name="T1">– Гм!</text:span> Скажем так. О моих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7"/>
      <text:p text:style-name="P37">При этих словах единорожка поджала губы и сморщила нос. На её мордочке появилось упрямое выражение, говорящее: “Что бы там КТО-ТО ни говорил, а мне лучше знать, КАК делать, ЧТО делать и С КАКОЙ СКОРОСТЬЮ делать”.</text:p>
      <text:p text:style-name="P37"/>
      <text:p text:style-name="P37">Будучи в прошло<text:span text:style-name="T1">й жизни</text:span> тимлидом довольно крупной команды, ты сталкивался на работе с такими упрямцами-<text:span text:style-name="T1">перфекционстами</text:span>, Анон! Поэтому ты знаешь, как избегать конфликтов и тихого саботажа при работе с ботанами-одиночками.</text:p>
      <text:p text:style-name="P37"/>
      <text:p text:style-name="P37">–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7"/>
      <text:p text:style-name="P37">Книгоежка аж затопала на месте.</text:p>
      <text:p text:style-name="P37">– <text:span text:style-name="T1">Материальная часть </text:span>— <text:span text:style-name="T1">э</text:span>то просто замечательно! Мне как раз нужно купить шестифазный синхрофазотрон-<text:span text:style-name="T1">концентратор</text:span> м-частиц взамен сгоревшего! И выписать из Мэйнхеттена резонансный <text:soft-page-break/>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7"/>
      <text:p text:style-name="P37">…</text:p>
      <text:p text:style-name="P37">…</text:p>
      <text:p text:style-name="P37">…</text:p>
      <text:p text:style-name="P37"/>
      <text:p text:style-name="P37">– …и оборудовать подвал библиотеки бронекапсулой для безопасных испытаний!</text:p>
      <text:p text:style-name="P37"/>
      <text:p text:style-name="P37">– Ты хотела сказать — опасных испытаний? – усомнился я. Список хотелок заучки впечатлял. Мне стало понятно, почему даже могущественная правительница Эквестрии спасовала перед аппетитом всезнайки. – <text:span text:style-name="T1">Давай по очереди. Зачем тебе синхрофазотрон?</text:span></text:p>
      <text:p text:style-name="P49"/>
      <text:p text:style-name="P49">Единорожка заметно поскучнела.</text:p>
      <text:p text:style-name="P37">– <text:span text:style-name="T1">Синхрофазотрон, он же ускоритель, служит для ускорения м-частиц. Если ускорить их до определённого уровня, а затем столкнуть друг с дружкой, они делятся. И при их делении высвобождается огромное количество магической энергии! Теоретически сопоставимое с той, что доступна аликорнам!</text:span></text:p>
      <text:p text:style-name="P37"><text:span text:style-name="T1">– Ага, и тогда ты сможешь словить её фокальным усилителем и самой стать принцессой-аликорном, </text:span>– заметил Спайк.</text:p>
      <text:p text:style-name="P37">Дракончик поднялся из подвала с подносом варёной кукурузы в лапах. Е<text:span text:style-name="T1">го голову</text:span> <text:span text:style-name="T1">украшал </text:span>поварский колпачок.</text:p>
      <text:p text:style-name="P37"/>
      <text:p text:style-name="P49">–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9">– Хм. Странно. А я помню, как ты вертелась перед зеркалом и говорила: «Ну почему я не…»</text:p>
      <text:p text:style-name="P49">– Да что же это я? Время позднее! Спайк, принеси тарелки и завари чай, – зачастила Твайлайт. – Я из-за ускорителя совсем забыла про гостеприимство! Поужинаем, а потом обсудим, какие приборы нужны для завершения исследований.</text:p>
      <text:p text:style-name="P49"/>
      <text:p text:style-name="P38">***</text:p>
      <text:p text:style-name="P37"/>
      <text:p text:style-name="P145"><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145"/>
      <text:p text:style-name="P49">– Так, – <text:s/>я ткнул в позицию в длинном списке оснащения. – Зачем тебе преобразователь пси-поля?</text:p>
      <text:p text:style-name="P49">– Чтобы измерить прорицательские способности Пинки Пай. Прошлая попытка закончилась тем, что Пинки предсказала порчу прибора ровно за пять секунд до его взрыва.</text:p>
      <text:p text:style-name="P49">–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9">– Спайк! Копаться когтем в зубах некрасиво! Тем более, при посторонних!</text:p>
      <text:p text:style-name="P49"><text:bookmark-start text:name="__DdeLink__11609_1907426502"/><text:soft-page-break/>– <text:bookmark-end text:name="__DdeLink__11609_1907426502"/>Пинки может подождать. К теме исследования это не относится, верно? – я перевернул листок. – <text:span text:style-name="T21">«…он страстн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жарком кобыльем естестве, охватывая лоно неземным блаженством. «О-о-о, сделай ЭТО со мной» – прошептала она томно…»</text:span></text:p>
      <text:p text:style-name="P65"/>
      <text:p text:style-name="P49">– СПАЙК!!! Откуда ты взял этот листок?!! – Твайлайт покраснела, как варёный рак, и выхватила бумажку из моих рук.</text:p>
      <text:p text:style-name="P49">– У тебя в черновиках, разумеется. Ты сама сказала экономить бумагу, – пожал плечами дракончик.</text:p>
      <text:p text:style-name="P49"/>
      <text:p text:style-name="P49">Я осторожно взял следующий листок.</text:p>
      <text:p text:style-name="P49">– Электростимулятор гипоталамуса. Драконий. В комплекте с усиленной больничной койкой и набором фиксаторов.</text:p>
      <text:p text:style-name="P49">– Это ещё чего??? – удивился Спайк. – Что-то я не помню, чтоб ты такое хотела!</text:p>
      <text:p text:style-name="P49">–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9"><text:span text:style-name="T11">– Вот ещё! </text:span>– возмутился дракончик. – Никогда на такое не соглашусь!</text:p>
      <text:p text:style-name="P49">– Но ты сам подумай, как было бы здорово обладать крыльями! – мечтательно возразила Твайлайт.</text:p>
      <text:p text:style-name="P49">–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9">– Угу. Только шар ты же и прожёг, соревнуясь с Рэйнбоу Дэш в силе отрыжки.</text:p>
      <text:p text:style-name="P49">– Прекратите препираться, – оборвал я их. – Чтобы принять решение по всему этому оборудованию, мне нужно знать, в каком направлении мы идём. Твайлайт, ты, кажется, хотела рассказать, как далеко ты продвинулась в исследованиях?</text:p>
      <text:p text:style-name="P49">–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text:span>ещё<text:span text:style-name="T11"> требуют ускорить исследования!</text:span></text:p>
      <text:p text:style-name="P49">– А почему тебя отстранили?</text:p>
      <text:p text:style-name="P49">– Из-за первых результатов, – единорожка насупилась ещё больше. – Они были ужасными.</text:p>
      <text:p text:style-name="P49">– Рассказывай, – я устроился поудобнее. – Я тебя внимательно слушаю.</text:p>
      <text:p text:style-name="P49"/>
      <text:p text:style-name="P50">***</text:p>
      <text:p text:style-name="P37"/>
      <text:p text:style-name="P37">…Я чрезвычайно горда заданием принцессы Селестии! Это захватывающий вызов мо<text:span text:style-name="T1">ему</text:span> интеллект<text:span text:style-name="T1">у</text:span>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7"/>
      <text:p text:style-name="P37">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7">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text:soft-page-break/>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37"/>
      <text:p text:style-name="P60">– Ага, он был закладкой в четвёртом номере «PlayMare», в разделе «Тридцать две позы, которые удивят вашу френдпони».</text:p>
      <text:p text:style-name="P60">– Спайк! Немедленно ложись спать!</text:p>
      <text:p text:style-name="P60">– Уже иду. Кукурузу только доем и иду.</text:p>
      <text:p text:style-name="P60">– Кстати, а что за безумие было у Стар Свирла?</text:p>
      <text:p text:style-name="P60">– О,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60">– <text:span text:style-name="T58">Надо же! Ты вторая пони в Эквестрии после Селестии, кто упоминает о людях. И то, Селестия отзывалась о нас, как о сказочных существах.</text:span></text:p>
      <text:p text:style-name="P60">–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60">– Гм-м. Как-нибудь потом. Продолжай, Твайлайт.</text:p>
      <text:p text:style-name="P49"/>
      <text:p text:style-name="P49">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9"/>
      <text:p text:style-name="P49">– Итак, девочки,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ют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9"/>
      <text:p text:style-name="P49">–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9">–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а гласи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9"/>
      <text:p text:style-name="P49">– То есть, эмм, мы должны сосредоточиться на том, что хотим увидеть?</text:p>
      <text:p text:style-name="P49">–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text:soft-page-break/>Чем больше пони участвует в эксперименте, тем больше вероятность, что хотя бы кого-нибудь увидит желаемое.</text:p>
      <text:p text:style-name="P49"/>
      <text:p text:style-name="P49">– Гы, так давай сюда весь Понивилль притащим! Это ж будет на двадцать процентов круче! <text:s/>Представляю себе изнанку процесса <text:s/>переодевания Биг Мака в платье, гы-гы! Или изнанку Лириных фантазий!</text:p>
      <text:p text:style-name="P49">– Нет, Дэши, всё не так просто. «Прозрение»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несколько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37"/>
      <text:p text:style-name="P49">–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Энджела, чтобы позаботился об остальных, если, эмм, со мной что-то случится или я, эмм, задержусь на время.</text:p>
      <text:p text:style-name="P49">–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9">– Эмм, если не опаснее радуги, это хорошо. Тогда я, пожалуй, не буду предупреждать Энджела…</text:p>
      <text:p text:style-name="P49"/>
      <text:p text:style-name="P49">–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9">– Скажи уж прямо, поближе к королевскому дворцу, Рэр! Все в курсе твоих интересов, сахарок!</text:p>
      <text:p text:style-name="P49">– Эпплджек, я попрошу! Я же никому не говорю, ЧТО ты делаешь с огурцами!</text:p>
      <text:p text:style-name="P49">– !!!</text:p>
      <text:p text:style-name="P49">– Не ссорьтесь, поняши!</text:p>
      <text:p text:style-name="P49">– А кто ссорится-то, Твай? Рэрка думает, што никто не знает про её поникена-жеребца со вставным резиновым…</text:p>
      <text:p text:style-name="P49">– ЭППЛДЖЕК!!!</text:p>
      <text:p text:style-name="P49">– Я хотя б думать собираюсь об Эквестрии! И о том, што миру грозит опасность! Не то, што некоторые!</text:p>
      <text:p text:style-name="P49">–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7"/>
      <text:p text:style-name="P49">Я уселась на пуфике, а подруги заняли места на матрасах…</text:p>
      <text:p text:style-name="P60"/>
      <text:p text:style-name="P60">– Спайк, будь добр, принеси дневник эксперимента. Он в подвале, за шкафом с ретортами, в…</text:p>
      <text:p text:style-name="P60">– В сейфе, я в курсе.</text:p>
      <text:p text:style-name="P60"><text:soft-page-break/></text:p>
      <text:p text:style-name="P61">***</text:p>
      <text:p text:style-name="P83"/>
      <text:p text:style-name="P60">Дата: 12.04.2142 А.<text:span text:style-name="T11">C</text:span>.</text:p>
      <text:p text:style-name="P60">Эксперимент: заклинание Прозрения</text:p>
      <text:p text:style-name="P60">Испытуемая: Эпплджек</text:p>
      <text:p text:style-name="P60">Синопсис: запись сна со слов испытуемой</text:p>
      <text:p text:style-name="P60">Замечания: после эксперимента в гриве у испытуемой появился седой локон.</text:p>
      <text:p text:style-name="P61"/>
      <text:p text:style-name="P61">~~~</text:p>
      <text:p text:style-name="P61"/>
      <text:p text:style-name="P1">Я посмотрела на застывшее у моих ног<text:span text:style-name="T1"> тело</text:span>.</text:p>
      <text:p text:style-name="P1"/>
      <text:p text:style-name="P23">“Значит, всё. Вот как это бывает.”</text:p>
      <text:p text:style-name="P23"/>
      <text:p text:style-name="P1">В глубине лазарета тревожно загудел зуммер. Дверь палаты открылась, к моей койке подбежала медсестра.</text:p>
      <text:p text:style-name="P1"/>
      <text:p text:style-name="P23">“Как её зовут? Запамятовала… Дочка Бловбола, я его ещё последним втащила, прежде чем дверь затворилась. Как же её зовут-то?”</text:p>
      <text:p text:style-name="P23"/>
      <text:p text:style-name="P81">Пони металась у тела, подключая какие-то приборы и впрыскивая голубую жидкость в вену. Через пять минут медсестра затихла. Она сделала шаг назад и опустила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3"/>
      <text:p text:style-name="P23">“По-крайней мере, я снова могу бегать, пусть и в мире Зелёных Лугов. <text:span text:style-name="T1">Если они ещё где-то остались.</text:span>”</text:p>
      <text:p text:style-name="P23"/>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3"/>
      <text:p text:style-name="P23"><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63"/>
      <text:p text:style-name="P11">Я остановилась перед дверью. Четыре ярда брони отделяли меня от Эквестрии. Четыре ярда и двадцать пять лет.</text:p>
      <text:p text:style-name="P11"/>
      <text:p text:style-name="P23"><text:soft-page-break/><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5"/>
      <text:p text:style-name="P3">Я прошла сквозь дверь.</text:p>
      <text:p text:style-name="P3"/>
      <text:p text:style-name="P3">Снаружи вставало солнце. Размытое <text:span text:style-name="T26">светлое пятно поднималось над землёй, едва пробиваясь сквозь плотную пелену облаков, затягивающих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перроне подхватили чемоданы.</text:p>
      <text:p text:style-name="P3">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5">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5">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скалы Кантерлота</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7">У меня дико заболела голова, мне казалось, она вылезет из шляпы распухшим шаром. Я закрыла глаза.</text:p>
      <text:p text:style-name="P60"/>
      <text:p text:style-name="P60">Примечание: ПипБак? Стойло?</text:p>
      <text:p text:style-name="P1"/>
      <text:p text:style-name="P2">***</text:p>
      <text:p text:style-name="P1"/>
      <text:p text:style-name="P60">Дата: 12.04.<text:span text:style-name="T11">2142</text:span> А.С.</text:p>
      <text:p text:style-name="P60">Эксперимент: заклинание Прозрения</text:p>
      <text:p text:style-name="P60">Испытуемая: Рэйнбоу Дэш</text:p>
      <text:p text:style-name="P60">Синопсис: описание пробуждения испытуемой</text:p>
      <text:p text:style-name="P60">Замечания: испытуемая отказалась дать описание сна. «Гы-гы… Фигасе… Человеки рулят…» <text:span text:style-name="T15">—</text:span><text:span text:style-name="T16"> </text:span><text:span text:style-name="T58">всё, что удалось от неё добиться.</text:span></text:p>
      <text:p text:style-name="P1"><text:soft-page-break/></text:p>
      <text:p text:style-name="P22">~~~</text:p>
      <text:p text:style-name="P22"/>
      <text:p text:style-name="P23">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9"/>
      <text:p text:style-name="P60">Дата: 12.04.<text:span text:style-name="T11">2142</text:span> А.С.</text:p>
      <text:p text:style-name="P60">Эксперимент: заклинание Прозрения</text:p>
      <text:p text:style-name="P60">Испытуемая: Рэрити</text:p>
      <text:p text:style-name="P60">Синопсис: запись сна со слов испытуемой</text:p>
      <text:p text:style-name="P60">Замечания: замечаний нет</text:p>
      <text:p text:style-name="P60"/>
      <text:p text:style-name="P44">~~~</text:p>
      <text:p text:style-name="P44"/>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text:span text:style-name="T1">заполняя всё поле зрения. Вскоре</text:span> <text:span text:style-name="T1">она </text:span>превра<text:span text:style-name="T1">тилась</text:span> в огромную светящуюся сферу. По мере приближения <text:span text:style-name="T1">сфера</text:span> <text:span text:style-name="T1">разделилась на </text:span><text:s/>мириад<text:span text:style-name="T1">ы</text:span> мерцающих искорок.</text:p>
      <text:p text:style-name="P1"><text:span text:style-name="T1">Ещё ближе к сфере </text:span><text:span text:style-name="T11">—</text:span> <text:span text:style-name="T1">и искорки превратились в</text:span> светящиеся <text:span text:style-name="T1">призрачные</text:span>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среди пони. Изо всех сил я устремилась к ним. Но та же сила, что <text:span text:style-name="T1">несла</text:span> меня к ним, <text:span text:style-name="T1">внезапно </text:span>потянула меня в сторону. Огибая сферу, я заметила очередь из пони, про<text:span text:style-name="T1">тянувшуюся</text:span> из сферы вдаль.</text:p>
      <text:p text:style-name="P1">Пони отстранённо трусили в <text:span text:style-name="T1">пространстве</text:span>, приближаясь к<text:span text:style-name="T1"> чёрному </text:span>экрану. <text:span text:style-name="T1">Висящий в пустоте, он вызывал у меня ужас и благоговение. </text:span>Ближайшая к экрану пони тронула копытом тёмную гладь и обернулась к остальным.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оглоти<text:span text:style-name="T1">л</text:span> пони <text:span text:style-name="T1">и</text:span> разгладился. Очередь сделала шаг. Мне захотелось подойти поближе к экрану. <text:span text:style-name="T1">Я отчаянно желала заглянуть в него. Ближе! Ещё ближе! Ещё чуточку ближе…</text:span></text:p>
      <text:p text:style-name="P3">Изображение начало таять в моих глазах.</text:p>
      <text:p text:style-name="P1"/>
      <text:p text:style-name="P23"><text:span text:style-name="T1">Примечание:</text:span> <text:span text:style-name="T40">чёрный экран?</text:span></text:p>
      <text:p text:style-name="P45"/>
      <text:p text:style-name="P50">***</text:p>
      <text:p text:style-name="P49"/>
      <text:p text:style-name="P60">Дата: 12.04.<text:span text:style-name="T11">2142</text:span> А.С.</text:p>
      <text:p text:style-name="P60"><text:soft-page-break/>Эксперимент: заклинание Прозрения</text:p>
      <text:p text:style-name="P60">Испытуемая: Пинки Пай</text:p>
      <text:p text:style-name="P60">Синопсис: описание пробуждения испытуемой</text:p>
      <text:p text:style-name="P60">Замечания: испытуемая отказалась дать описание сна.</text:p>
      <text:p text:style-name="P60"/>
      <text:p text:style-name="P44">~~~</text:p>
      <text:p text:style-name="P44"/>
      <text:p text:style-name="P60">После пробуждения испытуемая долго лежала свернувшись в клубок и прижав копыта к глазам. Через некоторое время испытуемая начала энергично тереть виски, мотать головой и биться мордочк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0"/>
      <text:p text:style-name="P60">Примечание: через месяц волосы испытуемой пришли в обычное состояние, хотя при встрече с Рэйнбоу Дэш она по прежнему прячет глаза.</text:p>
      <text:p text:style-name="P60"/>
      <text:p text:style-name="P61">***</text:p>
      <text:p text:style-name="P60"/>
      <text:p text:style-name="P60">Дата: 12.04.<text:span text:style-name="T11">2142</text:span> А.С.</text:p>
      <text:p text:style-name="P60">Эксперимент: заклинание Прозрения</text:p>
      <text:p text:style-name="P60">Испытуемая: Флаттершай</text:p>
      <text:p text:style-name="P60">Синопсис: описание пробуждения испытуемой</text:p>
      <text:p text:style-name="P60">Замечания: получить описание сна оказалось невозможным. </text:p>
      <text:p text:style-name="P60"/>
      <text:p text:style-name="P44">~~~</text:p>
      <text:p text:style-name="P44"/>
      <text:p text:style-name="P60">Сразу после пробуждения испытуемая убежала в лес и забилась в куст жимолости. Для приведения в чувство испытуемую после обнаружения пришлось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0"/>
      <text:p text:style-name="P60">* Примечание 1: при виде кексиков истерика случилась с Пинки Пай.</text:p>
      <text:p text:style-name="P60">Примечание 2: через месяц испытуемая избавилась от страха перед Рэйнбоу Дэш, хотя при виде радуги по-прежнему старается спрятаться.</text:p>
      <text:p text:style-name="P60"/>
      <text:p text:style-name="P2">***</text:p>
      <text:p text:style-name="P1"/>
      <text:p text:style-name="P23">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3"/>
      <text:p text:style-name="P24"><text:soft-page-break/>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3"/>
      <text:h text:style-name="Heading_20_2" text:outline-level="2">14. <text:span text:style-name="T1">Конец времён</text:span></text:h>
      <text:h text:style-name="Heading_20_2" text:outline-level="2"/>
      <text:p text:style-name="P54">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4">Обмакнув перо в чернила, я начал письмо.</text:p>
      <text:p text:style-name="P60"/>
      <text:p text:style-name="P60">Привет, Сел (несмотря ни на что, мне всё же хочется называть тебя так. Ты же не против?).</text:p>
      <text:p text:style-name="P60">Поздравь нас с прорывом в расследовании! Твайлайт Спаркл с помощью заклинания Прозрения Стар Свирла подобралась вплотную к Великому Откровению. Ты здорово натаскала свою ученицу в магии! Правда, она немного теряется в бытовых проблемах <text:span text:style-name="T16">— запрет Луны на дальнейшее использование заклинания ввёл её в ступор. Всё же, э</text:span>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9"/>
      <text:p text:style-name="P49">Я обмакнул перо в чернила. Всё-таки есть какой-то шарм в перьях, чернильницах и бумажных свитках — давно забытых на моей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60"/>
      <text:p text:style-name="P102">Так вот, одной из участниц эксперимента, Рэрити, удалось увидеть Чёрный Экран, который, как утверждал Агамемнон, непосредственно связан с Великим Откровением. И он правильно предупреждал <text:span text:style-name="T16">— </text:span>эта дрянь таки жрёт пони!</text:p>
      <text:p text:style-name="P60">Похоже, Большое Откровение <text:span text:style-name="T16">— что-то, находящееся за Чёрным Экраном. Пони подходят вплотную, смотрят на него и затем прыгают в Чёрный Экран. Куда они при этом деваются и что с ними происходит, нам только предстоит выяснить. К счастью, Рэрити вовремя проснулась — иначе ты бы лишилась Элемента Щедрости.</text:span></text:p>
      <text:p text:style-name="P63">Смысл снов остальных участников опыта для меня остаётся загадкой. Посылаю тебе дневник эксперимента, это лучше всяких словесных описаний.</text:p>
      <text:p text:style-name="P60">Я уже говорил, что Луна запретила Твайлайт дальнейшие изыскания в этой сфере? Это создало юридическую преграду для исследований.</text:p>
      <text:p text:style-name="P49"/>
      <text:p text:style-name="P49">…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9"/>
      <text:p text:style-name="P60">Кроме того, Твайлайт в научном рвении сожгла кучу оборудования, что обусловило невозможность дальнейших исследований физически.</text:p>
      <text:p text:style-name="P60"/>
      <text:p text:style-name="P49"><text:soft-page-break/>Проклятье, опять перо загнулось! Я потянулся за перочинным ножиком. Взгляд зацепился за голубую пегаску, внимательно следящую за мной с подоконника.</text:p>
      <text:p text:style-name="P49"/>
      <text:p text:style-name="P49">Ась? Секунду назад там никого не было!</text:p>
      <text:p text:style-name="P49">Я моргнул, но пегаска не исчезла.</text:p>
      <text:p text:style-name="P49"/>
      <text:p text:style-name="P49">–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9">Лёгкой хрипотцой и короткой гривой пегаска вызывала ассоциации с мальчишкой.</text:p>
      <text:p text:style-name="P49"/>
      <text:p text:style-name="P49">– А что такого с твоим домом? – поинтересовался я.</text:p>
      <text:p text:style-name="P49">Пегаска почесала задней ногой за ухом. На худеньком теле неожиданно проступили рельефные мышцы.</text:p>
      <text:p text:style-name="P49">– Он опускается, – нехотя ответила пегаска и спрыгнула с подоконника. – Ещё пару месяцев — и я буду жить на земле, как какая-нибудь земнопони!</text:p>
      <text:p text:style-name="P49">Пегаска подошла к столу, встала на задние ноги и положила передние на столешницу.</text:p>
      <text:p text:style-name="P49"/>
      <text:p text:style-name="P49">– Рэйнбоу Дэш! – представилась пегаска. – А ты Анон, точняк?</text:p>
      <text:p text:style-name="P49">Пегаска протянула мне копыто.</text:p>
      <text:p text:style-name="P49"/>
      <text:p text:style-name="P49">Я уже протянул было руку, но тут увидел нечто, после чего мне на глаза медленно опустилась красная пелена.</text:p>
      <text:p text:style-name="P49"/>
      <text:p text:style-name="P49">Бля-а-а!</text:p>
      <text:p text:style-name="P49">Пегаска поставила ноги прямо на моё письмо! На моё произведение каллиграфического искусства! И, разумеется, чернила не успели просохнуть! И, разумеется, теперь свиток украшали чернильные отпечатки копыт!</text:p>
      <text:p text:style-name="P49"/>
      <text:p text:style-name="P49">Час работы к чёрту.</text:p>
      <text:p text:style-name="P49">Я по инерции пожал протянутое копыто, потом, не отпуская его, второй рукой взял пегаску за вторую ногу и переставил Рэйнбоу Дэш на свободное от бумаги место. Всё это я проделал молча, с изменившимся лицом.</text:p>
      <text:p text:style-name="P49"/>
      <text:p text:style-name="P49">– Так это… Я могу чем-нибудь помочь?</text:p>
      <text:p text:style-name="P49">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9"/>
      <text:p text:style-name="P49">– Можешь! – наконец придумал я, как мне казалось, остроумный ответ. – Надо принести кое-чего.</text:p>
      <text:p text:style-name="P49">– Фигня вопрос!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9"><text:soft-page-break/>– Нет, так далеко не надо, – остановил я её с ухмылкой. – Сгоняй-ка за пивом. У меня как раз закончилось.</text:p>
      <text:p text:style-name="P49"/>
      <text:p text:style-name="P49">Пегаска застыла на месте, не веря услышанному.</text:p>
      <text:p text:style-name="P49">– Ты посылаешь меня, лучшего летуна Эквестрии, без-пяти-минут-Вондерболта, мегакрутую Рэйнбоу Дэш, ЗА ПИВОМ?!! Как какого-то несмышлёного жеребёнка? Пф-ф-ф!!!</text:p>
      <text:p text:style-name="P49"/>
      <text:p text:style-name="P49">Пегаска крутанулась на месте и молнией вылетела из комнаты — аж окно хлопнуло.</text:p>
      <text:p text:style-name="P49">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9"/>
      <text:p text:style-name="P60">Нам очень поможет, если ты отменишь запрет Луны и вышлешь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60"/>
      <text:p text:style-name="P49">БАЦ!</text:p>
      <text:p text:style-name="P49"/>
      <text:p text:style-name="P49">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9"/>
      <text:p text:style-name="P49">– Вот тебе твоё пиво, Анон! В жизни меня так не унижали!</text:p>
      <text:p text:style-name="P49">Пегаска смотрела на меня с вызовом и осуждением.</text:p>
      <text:p text:style-name="P49">– Извини, если пиво НЕ ТОЙ марки, но ты не удосужился назвать мне свою любимую! – съязвила Дэш.</text:p>
      <text:p text:style-name="P49"/>
      <text:p text:style-name="P49">Я набрал воздуха в грудь побольше, чтобы взорваться гневной отповедью, но, неожиданно для себя, рассмеялся.</text:p>
      <text:p text:style-name="P49">Представляю себе Сел, читающую этот украшенный копытами и бутылками пива «шедевр»! А ведь переписывать его я не собираюсь, с меня довольно этих мучений с перьями!</text:p>
      <text:p text:style-name="P49"/>
      <text:p text:style-name="P49">Смех рвался наружу мощым потоком, я просто ухахатывался, упав под стол.</text:p>
      <text:p text:style-name="P49"/>
      <text:p text:style-name="P49">– Странный ты какой-то! – заявила пегаска, озадаченно потирая затылок. – Сначала даёшь дурацкие задания, а потом сам же с них смеёшься.</text:p>
      <text:p text:style-name="P49">Дэш сложила передние ноги на груди и продолжила.</text:p>
      <text:p text:style-name="P49">–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9"/>
      <text:p text:style-name="P49">Я отсмеялся, наклонился через стол и потрепал пегаску по чёлке. Та в ответ с готовностью подставила голову.</text:p>
      <text:p text:style-name="P49"/>
      <text:p text:style-name="P49"><text:soft-page-break/>– Извини, Рэйнбоу Дэш! Задание, действительно, было дурацким. Просто ты немног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9">–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9">…</text:p>
      <text:p text:style-name="P49">У меня в голове зажглась лампочка. А ведь пегаска дело говорит! Из того, что я помню, эта зебра-шаманка иногда даже выручала Твайлайт. Визит к ней будет совсем не лишним.</text:p>
      <text:p text:style-name="P49"/>
      <text:p text:style-name="P49">– Спасибо, что напомнила. Буду тебе признателен, если покажешь завтра утром, где живёт Зекора.</text:p>
      <text:p text:style-name="P49">Пегаска отрицательно помотала головой.</text:p>
      <text:p text:style-name="P49">– Не утром. Прямо сейчас. Зекора вчера пришла в Понивилль затариться хавчиком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9"/>
      <text:p text:style-name="P49">Вот чёрт! Походу, сон на сегодня отменяется. Я спрятал письмо в стол, накинул на плечи куртку и пошёл к выходу.</text:p>
      <text:p text:style-name="P49">Пегаска по-прежнему стояла у стола, делая вид, что её это не касается.</text:p>
      <text:p text:style-name="P49"/>
      <text:p text:style-name="P49">– Эмм. Так мы идём к Зекоре, или нет? Я думал, ты хотела помочь.</text:p>
      <text:p text:style-name="P49">Пегаска скорчила недовольную мордочку.</text:p>
      <text:p text:style-name="P49">– Вы, человеки, все такие не клёвые?</text:p>
      <text:p text:style-name="P49">– ?</text:p>
      <text:p text:style-name="P49">Пегаска принялась загибать копыта.</text:p>
      <text:p text:style-name="P49">– Я тебе принесла пиво — это раз! Подала идею с Зекорой — это два! А где моё вознаграждение???</text:p>
      <text:p text:style-name="P49"/>
      <text:p text:style-name="P49">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9"/>
      <text:p text:style-name="P49">– Сколько ты хочешь за помощь, Рэйнбоу Дэш? – спросил я ровным голосом и звякнул монетами.</text:p>
      <text:p text:style-name="P49">Пегаска скривила губы и отодвинула от себя мешочек.</text:p>
      <text:p text:style-name="P49">– Какой ты глупый! А ещё из Кантерлота! Мне не нужны твои серебряшки!</text:p>
      <text:p text:style-name="P49">– Чего же ты хочешь? Золотяшек? – саркастически спросил я.</text:p>
      <text:p text:style-name="P49"/>
      <text:p text:style-name="P49">Пегаска уселась вплотную и поддела головой мою руку.</text:p>
      <text:p text:style-name="P49">– Почесушек! И не говори мне, что не умеешь! Ты только что делал это совершенно бесплатно!</text:p>
      <text:p text:style-name="P49"/>
      <text:p text:style-name="P49">Тепло разлилось по груди мягкой волной. Раздражение и холод ушли.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9"><text:soft-page-break/>– Да. Да. Так. Гы. Ещё. Вот так. Кру-у-у-то-о-о!</text:p>
      <text:p text:style-name="P49"/>
      <text:p text:style-name="P49">Я присел перед ней и стал чесать пегаску за ушами обеими руками. Та уткнулась мне носом в плёчо <text:s/>и замерла от удовольствия. Лишь беспокойное пряданье ушами выдавало напряжение пегаски.</text:p>
      <text:p text:style-name="P49">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9"/>
      <text:p text:style-name="P49">…</text:p>
      <text:p text:style-name="P49"/>
      <text:p text:style-name="P49">–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9">Пегаска с хрустом потянулась.</text:p>
      <text:p text:style-name="P49">– А я категорически против этого!</text:p>
      <text:p text:style-name="P37"/>
      <text:p text:style-name="P38">***</text:p>
      <text:p text:style-name="P37"/>
      <text:p text:style-name="P37">В тусклом свечении фонаря рельсы казались бесконечной лентой, протянувшейся из прошлого в будущее. В круге света существовали только я, пегаска и отрезок старой железной дороги.</text:p>
      <text:p text:style-name="P37">Я старался шагать по шпалам, чтобы не сбивать шаг. Очертания пегаски расплывались впереди, на границе освещённого участка.</text:p>
      <text:p text:style-name="P37"/>
      <text:p text:style-name="P49">– И как там, в Кантерлоте? Прикольно? Давненько там не была.</text:p>
      <text:p text:style-name="P49">–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9">–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9">Пегаска мечтательно вздохнула.</text:p>
      <text:p text:style-name="P49">– Что за чувство? – я старался успевать за пегаской, для чего мне пришлось перейти на быстрый шаг.</text:p>
      <text:p text:style-name="P49">– Чувство абсолютной свободы. Когда тебя ничто не связывает и ты ничем не ограничен. Для пегаса это важно. Только в Клаудсдейле такое есть.</text:p>
      <text:p text:style-name="P49">Дэш вздохнула.</text:p>
      <text:p text:style-name="P49">– В жизни бы оттуда не слиняла, если бы не тёрки с некоторыми клаудсдейлскими идиотами.</text:p>
      <text:p text:style-name="P49"/>
      <text:p text:style-name="P49">Я не поверил своим ушам.</text:p>
      <text:p text:style-name="P49">– Тебе угрожали клаудсдейлские пегасы? Тебе пришлось бросить дом?</text:p>
      <text:p text:style-name="P49">Пегаска фыркнула.</text:p>
      <text:p text:style-name="P49">–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9"><text:soft-page-break/></text:p>
      <text:p text:style-name="P49">Мы свернули с рельс на лесную тропинку. Свет фонаря выхватывал замшелые стволы сосен и дубов. Уханье совы и стрекот сверчков вплелись в наш разговор незаметным фоном.</text:p>
      <text:p text:style-name="P49"/>
      <text:p text:style-name="P49">– Так и перестала бы с ними драться. В чём проблема?</text:p>
      <text:p text:style-name="P49">Я не мог различить выражения мордочки Дэш в полутьме, но сопение пегаски выдало её волнение.</text:p>
      <text:p text:style-name="P49">– Они задирали Флаттершай. Она не могла им ответить. Она же не я!</text:p>
      <text:p text:style-name="P49">– А ты хотела бы вернуться?</text:p>
      <text:p text:style-name="P49">– Нет! – пегаска остановилась перед выросшей из темноты палаткой. За открытым пологом стоял непроглядный мрак.</text:p>
      <text:p text:style-name="P49"/>
      <text:p text:style-name="P49">–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9">– А если она уже спит? – тоже шёпотом ответил я Дэш. – Как-то неудобно её будить.</text:p>
      <text:p text:style-name="P49"/>
      <text:p text:style-name="P49">– Входи, Тот-Кого-Нет, – раздался вдруг низкий голос в темноте. – И ты, маленькая пегаска, тоже не стой на пороге.</text:p>
      <text:p text:style-name="P49"/>
      <text:p text:style-name="P49">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Фигура держала в копыте трубку.</text:p>
      <text:p text:style-name="P49"/>
      <text:p text:style-name="P49">Я закашлялся. На табак это не похоже, зебра явно курила травку.</text:p>
      <text:p text:style-name="P49">– Добрый вечер! – начал я. – Мы не знакомы, но Рэйнбоу Дэш посоветовала мне обратиться к вам. Я ищу ответы на пару вопросов.</text:p>
      <text:p text:style-name="P49"/>
      <text:p text:style-name="P49">Фигура откинула капюшон. Взгляду открылась зебра неопределённого возраста. Она молча глядела на меня ничего не выражающими глазами и время от времени выдыхала кольца дыма. Я огляделся и, не найдя ничего лучшего, уселся просто на пол перед ней. Со стены над зеброй на меня смотрела деревянная маска нахмуренного божка с торчащими из-под толстых губ клыками.</text:p>
      <text:p text:style-name="P49"/>
      <text:p text:style-name="P49">– Я ищу любую информацию про Великое Откровение и Чёрный Экран. Буду очень признателен, если…</text:p>
      <text:p text:style-name="P49">– Молчи! Ничего не говори! – перебила меня Зекора.</text:p>
      <text:p text:style-name="P49"/>
      <text:p text:style-name="P49">Заметив мой удивлённый взгляд, она объяснила:</text:p>
      <text:p text:style-name="P49">– Мало времени. Не у меня — у тебя. Другое Всё гонится за тобой и я не знаю, сколько тебе отмерено.</text:p>
      <text:p text:style-name="P49"/>
      <text:p text:style-name="P49">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text:p>
      <text:p text:style-name="P49"><text:soft-page-break/>С чокнутыми лучше не спорить, Анон!</text:p>
      <text:p text:style-name="P49"/>
      <text:p text:style-name="P49">– У нашего народа есть предание о том, кто придёт в конце времён. Значит, я чувствовала правильно. Конец действительно близок.</text:p>
      <text:p text:style-name="P49">Зекора нашла нужную страницу и стала читать.</text:p>
      <text:p text:style-name="P60"/>
      <text:p text:style-name="P60">«…Старый Сенбе говорит вам, маленькие иго-го, и вам, взрослые воины Нзака, и вам <text:span text:style-name="T54">— </text:span>тем, кто будет читать слова глупого старика в конце времён.</text:p>
      <text:p text:style-name="P60">Великая Нбеле печётся о благополучии всех Нзака, прикрывая их своим могучим выменем на всём пути их жизни. Но придёт день, когда Нбеле устанет и уйдёт, подобно тому, как старики уходят от молодых в земли предков. И тот день назовут концом времён, ибо тогда время для Нзака остановится.</text:p>
      <text:p text:style-name="P60">Старый Сенбе уже потерял все зубы и шкура его висит на костях, подобно листьям дерева Хара, и глаза его видят не дальше середины копья. Ему не разглядеть, что будет потом. Одно лишь он может сказать с уверенностью: незадолго до конца времён к народу Нзака придёт Большой Мбоно.</text:p>
      <text:p text:style-name="P60">Когда Большой Мбоно встретит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60"/>
      <text:p text:style-name="P49">Зекора захлопнула книгу.</text:p>
      <text:p text:style-name="P49">– Это всё, что я могу сказать тебе, Тот-Кого-Нет.</text:p>
      <text:p text:style-name="P49"/>
      <text:p text:style-name="P49">Проклятье! И ради этого я тащился сюда посреди ночи?</text:p>
      <text:p text:style-name="P49"/>
      <text:p text:style-name="P49">– Бред какой-то! – мне эти полунамёки порядком поднадоели и я решил не церемониться. – Какой ещё «Нзака», какой ещё «Мбоно», какие ещё, к чёрту,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для дурачков! Сама сказала — у меня мало времени!</text:p>
      <text:p text:style-name="P49"/>
      <text:p text:style-name="P49">Дэш охнула и попыталась заткнуть мне рот. Я с раздражением оттолкнул её копыто. Знаю я таких «гуру», у меня на родине не протолкнёшься от всяких «экстрасенсов» и «гадалок». Удивительно, что с меня ещё деньги не запросили за «прорицание»!</text:p>
      <text:p text:style-name="P49"/>
      <text:p text:style-name="P49">Я был готов к тому, что зебра разозлится и выставит меня из шатра. Но Зекора только фыркнула.</text:p>
      <text:p text:style-name="P49"/>
      <text:p text:style-name="P49">–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9"/>
      <text:p text:style-name="P49">Зебра усмехнулась. Я попытался пролепетать извинения, но зебра махнула копытом, показывая на выход и накинула тряпку на фонарь.</text:p>
      <text:p text:style-name="P49"/>
      <text:p text:style-name="P49">В наступившей темноте прозвучал голос Дэш:</text:p>
      <text:p text:style-name="P49"><text:soft-page-break/>– Зекора, почему ты называешь Анона Тем-Кого-Нет?</text:p>
      <text:p text:style-name="P49">В темноте сверкнула белозубая улыбка зебры.</text:p>
      <text:p text:style-name="P49">– Потому что когда я смотрю на дорогого твоему сердцу Анона, я вижу Ничто.</text:p>
      <text:p text:style-name="P49"/>
      <text:p text:style-name="P49">Мне стало нехорошо.</text:p>
      <text:p text:style-name="P49"/>
      <text:p text:style-name="P50">***</text:p>
      <text:p text:style-name="P49"/>
      <text:p text:style-name="P49">Мы возвращались по ночному лесу к железной дороге. Пегаска летела возле меня на высоте груди.</text:p>
      <text:p text:style-name="P49"/>
      <text:p text:style-name="P49">– Интересно, что Зекора имела в виду, когда говорила, что за тобой гонится Другое Всё? И как можно видеть Ничто?</text:p>
      <text:p text:style-name="P49">– Не обращай внимания. Когда курят траву, и не такое видят.</text:p>
      <text:p text:style-name="P49">–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9">Пегаска принялась боксировать воздух. Я расхохотался.</text:p>
      <text:p text:style-name="P49"/>
      <text:p text:style-name="P49">– Спасибо, Рэйнбоу Дэш! Я тронут.</text:p>
      <text:p text:style-name="P49">– Да ладно, Анон, чего уж там, – засмущалась пегаска. – Друзья иначе и не поступают. <text:span text:style-name="T58">И вот что. Зови меня Дэш! А то и мне придётся звать тебя полным именем, а я этого не выношу.</text:span></text:p>
      <text:p text:style-name="P49">Я кивнул и легонько хлопнул пегаску по крупу, принимая её предложение. Та скосила на меня вишнёвый глаз и фыркнула.</text:p>
      <text:p text:style-name="P49">– Имей в виду, Анон, я этот шлепок расцениваю, как обещание почесушек в будущем. И в очень скором будущем — я не люблю долго ждать! Иначе мне придётся поколотить тебя прямо сейчас за развязность.</text:p>
      <text:p text:style-name="P49"/>
      <text:p text:style-name="P49">Я фейспалмнул.</text:p>
      <text:p text:style-name="P1"/>
      <text:h text:style-name="Heading_20_2" text:outline-level="2">15. День сурка</text:h>
      <text:p text:style-name="P16"/>
      <text:p text:style-name="P3">Метель била в лицо колючими хлопьями. Свет фонарика от мобильника выгрызал из студёной мглы клочок тропы.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Допился ведь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text:span><text:soft-page-break/><text:span text:style-name="T11">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20"/>
      <text:p text:style-name="P9">Тропинка исчезла в снежном сугробе.</text:p>
      <text:p text:style-name="P9"/>
      <text:p text:style-name="P4">Бля, что-т не пойму, куда я зашёл-то? Угораздило заблудиться в своём район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из снега торчит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9">– Здравствуй, Анон.</text:p>
      <text:p text:style-name="P49"/>
      <text:p text:style-name="P49">Я молча смотрел на неё, слегка пошатываясь. В голове воцарилась звенящая пустота.</text:p>
      <text:p text:style-name="P49"/>
      <text:p text:style-name="P49">Селестия шагнула мне навстречу.</text:p>
      <text:p text:style-name="P49">– Пожалуйста, прошу тебя, не думай так. Мы — не фантазия, мы — живые, мы — существуем! Когда ты так думаешь, я чувствую, как мир тает.</text:p>
      <text:p text:style-name="P49"/>
      <text:p text:style-name="P49">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вспоминал, как она обнимает меня мокрыми крыльями в бассейне. А потом отталкивает. Желчь поднялась со дна замёрзшей души.</text:p>
      <text:p text:style-name="P49"/>
      <text:p text:style-name="P49">– Думаю как?</text:p>
      <text:p text:style-name="P49">– Думаешь, что мы — плод твоего воображения, отравленного наркотиком. Это не так. Прошу тебя…</text:p>
      <text:p text:style-name="P49">– А если вы — действительно мой бред? – съязвил я. – Вот сейчас протрезвею, и ты исчезнешь.</text:p>
      <text:p text:style-name="P49"/>
      <text:p text:style-name="P49">Порыв вьюги скрыл аликорницу в вихре снежинок. Её очертания расплылись во мгле.</text:p>
      <text:p text:style-name="P49"/>
      <text:p text:style-name="P49">– Эй, постой! Ты куда? Я пошутил! Погоди, не исчезай! Стой! Не оставляй меня здесь!!! Я пошутил!!!</text:p>
      <text:p text:style-name="P49">Я побежал вперёд, поскальзываясь и падая, всхлипывая и роняя бутылки в снег.</text:p>
      <text:p text:style-name="P49">Мобильник выскользнул из руки и затерялся где-то позади светящимся пятнышком. Я бежал наугад в темноту неожиданно долго, как мне казалось, целую вечность.</text:p>
      <text:p text:style-name="P49">Меня покинула всякая надежда, я бежал, куда глаза глядят, просто чтобы не останавливаться. Я знал, что пока я бегу — я верю, что мне всё это не привиделось, что в моей жизни действительно была чудная белая лошадь с рогом и крыльями.</text:p>
      <text:p text:style-name="P28"/>
      <text:p text:style-name="P49">Золотой столб света разделил тьму надвое, осветив белоснежную фигуру. Луч исходил из рога аликорницы, прогнав прочь снег и метель. Магическое сияние окрасило гриву и хвост Селестии в розоватый цвет. Добежав до аликорницы, я уткнулся лицом ей в шею.</text:p>
      <text:p text:style-name="P49"/>
      <text:p text:style-name="P49"><text:soft-page-break/>– Ты напугала меня! – пожаловался я ей. – Не исчезай больше!</text:p>
      <text:p text:style-name="P49">Аликорница прижала меня к себе крыльями и устало усмехнулась.</text:p>
      <text:p text:style-name="P49">–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рылом поле вокруг. – И мне нужно поскорее забрать тебя от него. Пока оно не забрало тебя у меня.</text:p>
      <text:p text:style-name="P49"/>
      <text:p text:style-name="P3"><text:span text:style-name="T41">Вьюга билась о границу освещённой зоны в яростном бессилии. Селестия коснулась меня своим нос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3"/>
      <text:p text:style-name="P49">– Знаешь, я всё думал над твоими словами тогда. Ну, ты помнишь… В бассейне. Они всё ещё в силе? Я могу быть хотя бы твоим другом?</text:p>
      <text:p text:style-name="P49"/>
      <text:p text:style-name="P49">Аликорница тихо засмеялась, защекотав мне ухо.</text:p>
      <text:p text:style-name="P49">– Мой глупый-глупый маленький человек! Ты им и был с самого начала, когда не бросил меня в руинах замка. Официальное объявление дружбы — всего лишь повод выпить вина после хорошей встречи.</text:p>
      <text:p text:style-name="P49">Я перестал чувствовать метель и стужу. Я обнимал аликорницу и мне было хорошо.</text:p>
      <text:p text:style-name="P49"/>
      <text:p text:style-name="P3">Где-то вдали, на пределе слышимости послышался стук.</text:p>
      <text:p text:style-name="P3"/>
      <text:p text:style-name="P49">– Времени осталось немного. Мне надо, чтобы ты запомнил одну вещь.</text:p>
      <text:p text:style-name="P49">– А?</text:p>
      <text:p text:style-name="P49">–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9">– Я доведу! Обещаю! Но что может случиться с тобой, Сел?</text:p>
      <text:p text:style-name="P49"/>
      <text:p text:style-name="P3">Стук стал громче.</text:p>
      <text:p text:style-name="P3"/>
      <text:p text:style-name="P49">– Ничего. Всё в порядке, Анон. Мы ещё выпьем вместе не один бокал вина — ты только не убегай сразу после первого! – Селестия слабо хохотнула, пошатнувшись в моих руках.</text:p>
      <text:p text:style-name="P49"/>
      <text:p text:style-name="P49">Я сжал объятия, чтобы удержать аликорницу. Та напрягла ноги и выровнялась.</text:p>
      <text:p text:style-name="P49">Тёплое дуновение взъерошило мои волосы.</text:p>
      <text:p text:style-name="P49">– Возвращайся, Анон, – шепнула Селестия. – Ты нужен Эквестрии.</text:p>
      <text:p text:style-name="P49">Я поднял голову.</text:p>
      <text:p text:style-name="P49"/>
      <text:p text:style-name="P49">При расставании в Кантерлоте у аликорницы глаза были красные, как от сильного недосыпа. Сейчас же тонкие жилки в глазных яблоках превратились в чёрные трещины, наполненные свернувшейся кровью. Я завороженно всматривался в этот ужас, пытаясь понять…</text:p>
      <text:p text:style-name="P49"/>
      <text:p text:style-name="P3">…</text:p>
      <text:p text:style-name="P3"><text:soft-page-break/></text:p>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Я с удивлением обнаружил рядом с собой сопящую розовую пони, кудряшки гривы которой разметались по всей подушке.</text:p>
      <text:p text:style-name="P49">– Ты кто? – тупо уставился я на неё. Голова гудела и раскалывалась. В горле открылся филиал ада, черти весело жарили шаурму, установив жаровню на язык и сливая отработку прямо в глотку.</text:p>
      <text:p text:style-name="P49"/>
      <text:p text:style-name="P49">Пони почавкала спросонку, пошарила по кровати копытом и, не открывая глаз, завернулась в одеяло с головой, совершенно сдёрнув его с меня.</text:p>
      <text:p text:style-name="P49"/>
      <text:p text:style-name="P3">ТУК-ТУК-ТУК!</text:p>
      <text:p text:style-name="P3"/>
      <text:p text:style-name="P49">– Что за ерунда? – Я схватился за голову, пытаясь не дать ей взорваться. Потом глянул вниз и схватился за другое. – Что за херня?!!</text:p>
      <text:p text:style-name="P49">Я вскочил в спешке и принялся одеваться.</text:p>
      <text:p text:style-name="P49"/>
      <text:p text:style-name="P49">БАЦ-БАЦ-БАЦ!!!</text:p>
      <text:p text:style-name="P49"/>
      <text:p text:style-name="P49">– Уже бегу!</text:p>
      <text:p text:style-name="P49">Одевая штаны, я попрыгал к двери на одной ноге. На пороге стояла серая пегаска с косящим взглядом.</text:p>
      <text:p text:style-name="P49"/>
      <text:p text:style-name="P49">– Привет, Анон. Тебе корреспонденция, – пегаска порылась в сумке и выудила зубами пухлый пакет.</text:p>
      <text:p text:style-name="P49">– «Особенности поведения, питания и размножения приматов», – прочитал я на стикере.</text:p>
      <text:p text:style-name="P49">–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text:span><text:span text:style-name="T1">щекотал уши и шуршал</text:span><text:span text:style-name="T11"> </text:span><text:span text:style-name="T1">занавесками открытого окна</text:span><text:span text:style-name="T11">. Я раскрыл глаза, в который раз наслаждаясь ясной головой </text:span><text:span text:style-name="T37">—</text:span><text:span text:style-name="T11"> роскошью, недоступной мне за </text:span><text:span text:style-name="T1">годы</text:span><text:span text:style-name="T11"> недосыпа в прошлой жизни. Краем уха услышал тихое шушуканье в саду.</text:span></text:p>
      <text:p text:style-name="P3"><text:soft-page-break/>Нацепив на ноги сандалии, подошёл к окну. Благоухание заброшенного цветника щекотало ноздри. <text:s/>Потревоженная стрекоза сорвалась с подоконника. Я набрал в рот воды из кувшина, прополоскал рот и выплюнул в окно. В ответ мне с попутным ветерком прилетела бумажка и прилипла к фейсу. Я скомкал её и машинально положил в карман.</text:p>
      <text:p text:style-name="P3"/>
      <text:p text:style-name="P3">Дом, который я арендовал под жилье, был в прошлом жилищем путевого обходчика. Небольшое добротное здание расположилось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9">– Но нигде не сказано, какие частицы надо ускорять! Мне за эти самоцветы от сестры влетит!</text:p>
      <text:p text:style-name="P49">–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только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7">– Эээ! Это что же получается? Выходит, зря я яблоки <text:span text:style-name="T1">притащила</text:span>? Нам же не сидр нужен?</text:p>
      <text:p text:style-name="P37">– Нибаись, Блум! Мы ж не про сидр будем <text:span text:style-name="T1">думать</text:span>! <text:span text:style-name="T1">Твайлайт говорила, если чётко думать о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9">–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9">– Эээ! Я не собираюсь ни с чем сталкивать свои яблоки! И перегонять тоже! Давайте лучше их съедим.</text:p>
      <text:p text:style-name="P49">– Тише, поняши! Нас могут услышать! Зачем сейчас спорить о том, о чём мы уже спорили вчера и позавчера?</text:p>
      <text:p text:style-name="P49">– Тебе легко говорить, Ску! Ты никакой своей особенной частицы не притащила! Давай мы твой скутер к ускорителю пришпандорим?</text:p>
      <text:p text:style-name="P37"><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9">– Так причём тут ускоритель, Ску?! Говорю ж, это для заклинания Прозрения…</text:p>
      <text:p text:style-name="P49"/>
      <text:p text:style-name="P49">…</text:p>
      <text:p text:style-name="P49"/>
      <text:p text:style-name="P49">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9"/>
      <text:p text:style-name="P49">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9"><text:soft-page-break/>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9"/>
      <text:p text:style-name="P49">Закрыв дверь, я отправился в город.</text:p>
      <text:p text:style-name="P49"/>
      <text:p text:style-name="P49">…</text:p>
      <text:p text:style-name="P49"/>
      <text:p text:style-name="P49">–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9">– Ну, если продолжить аналогию с садовым шлангом <text:span text:style-name="T11">—</text:span> струя воды сметёт весь песок и может облить всех рядом присутствующих.</text:p>
      <text:p text:style-name="P49">– Правильно! – единорожка кивнула.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9">– А ты неопытный маг? – парировал я.</text:p>
      <text:p text:style-name="P49">–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Неделю назад, в последнем эксперименте по делению м-частиц, он выжег пещеру на три сотни футов в направлении фокусировки! И выжигал бы и дальше, но резонаторные рубины сгорели на втор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text:span><text:span text:style-name="T11"> </text:span>Ай!</text:p>
      <text:p text:style-name="P1"/>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
      <text:p text:style-name="P99"><text:span text:style-name="T37">– Я </text:span><text:span text:style-name="T41">всегда буду оставаться в тени, </text:span><text:span text:style-name="T37">– </text:span><text:span text:style-name="T41">хлюпала книгое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101"><text:span text:style-name="T11">– </text:span>Ты?!</text:p>
      <text:p text:style-name="P101"><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101"><text:span text:style-name="T11">– М</text:span>ожет, тогда ты скажешь, что в нём пошло не так? Я так понимаю, вот в ту воронку, что стащила меня с крыши, должно было затянуть сверхаликорна?</text:p>
      <text:p text:style-name="P101"><text:soft-page-break/><text:span text:style-name="T11">– </text:span>Не скажу. Заклинания Стар Свирла Бородатого если срабатывают, то без ошибок.</text:p>
      <text:p text:style-name="P49"><text:span text:style-name="T11">– Если </text:span>только <text:span text:style-name="T11">их правильно вызывают, – </text:span>пробурчал Спайк, возвращаясь в корзинку.</text:p>
      <text:p text:style-name="P49"/>
      <text:p text:style-name="P49">Я озадаченно взглянул на единорожку.</text:p>
      <text:p text:style-name="P35"><text:span text:style-name="T11">–</text:span> <text:span text:style-name="T1">Эмм. </text:span>Что он имел ввиду?</text:p>
      <text:p text:style-name="P35"><text:span text:style-name="T11">–</text:span> Ну, <text:span text:style-name="T11">–</text:span> Твайлайт смутилась, <text:span text:style-name="T11">–</text:span> заклинание сработало со второй попытки. В первый раз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text:span text:style-name="T1">в предисловии к заклинания </text:span>место концентрации силы. Знаешь, <text:span text:style-name="T1">Анон</text:span>, магия пронизывает мир подобно паутине,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силовых линий, образующих узел. Так вот, замок <text:span text:style-name="T1">Сестёр</text:span> был построен как раз на месте крупнейшего в Эквестрии узла. Через кантерлотский же замок же вообще не проходят силовые линии <text:span text:style-name="T1">—</text:span> он просто <text:span text:style-name="T1">расположен над</text:span> местом пересечения крупнейш<text:span text:style-name="T1">их</text:span> торговых путей. И потому<text:span text:style-name="T63">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5"><text:span text:style-name="T11">– </text:span><text:span text:style-name="T1">Да, завершилось всё препаршиво. Принцесса Луна сказала, лучше бы её обратно на луну закинули.</text:span></text:p>
      <text:p text:style-name="P66"/>
      <text:p text:style-name="P66">Книгоежка с жаром закивала.</text:p>
      <text:p text:style-name="P35"><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5"><text:span text:style-name="T11">– </text:span><text:span text:style-name="T1">Нет. И заводить не собираюсь!</text:span></text:p>
      <text:p text:style-name="P35"><text:span text:style-name="T11">– </text:span><text:span text:style-name="T1">Упс! Эмм… А друзья?</text:span></text:p>
      <text:p text:style-name="P35"><text:span text:style-name="T11">– </text:span><text:span text:style-name="T1">У меня был друг. Упал с крыши дома два месяца назад.</text:span></text:p>
      <text:p text:style-name="P66"/>
      <text:p text:style-name="P66">Уши единорожки опустились.</text:p>
      <text:p text:style-name="P1"><text:span text:style-name="T11">–</text:span> О, мои соболезнования! Друзей терять <text:span text:style-name="T1">тоже </text:span>тяж<text:span text:style-name="T1">ело</text:span>. <text:span text:style-name="T1">Когда два месяца назад, после неудачи первой попытки сотворения «Последнего Шанса», я рассорилась с Селестией, мне было так плохо, что я рыдала два дня не переставая!</text:span></text:p>
      <text:p text:style-name="P1"><text:span text:style-name="T11">–</text:span> Всё в порядке, Твайлайт.<text:span text:style-name="T11"> </text:span><text:span text:style-name="T1">Как бы то ни было,</text:span> <text:span text:style-name="T1">я готов рискнуть. Зекора сказала, что Великое Откровение мне не повредит, </text:span><text:span text:style-name="T27">и я ей верю.</text:span><text:span text:style-name="T1"> Я должен сам увидеть этот хренов квадрат Малевича! И не просто увидеть его, а рассмотреть, что скрывается за ним! Рэрити не смогла подойти к нему </text:span><text:span text:style-name="T27">—</text:span><text:span text:style-name="T1"> к счастью, силы заклинания не хватило. Для того, чтобы я смог подойти вплотную</text:span><text:span text:style-name="T28">, надо усилить заклинание по максимуму.</text:span><text:span text:style-name="T1"> </text:span>Если <text:span text:style-name="T1">проблема</text:span> только в <text:span text:style-name="T1">твоей неопытности</text:span>, я попро<text:span text:style-name="T1">шу</text:span> Селестию проконтролировать эксперимент. <text:span text:style-name="T1">Не д</text:span>умаю, <text:span text:style-name="T1">что она откажет </text:span><text:span text:style-name="T27">— и</text:span><text:span text:style-name="T1">наче ей вообще не было смысла тащить меня сюда.</text:span></text:p>
      <text:p text:style-name="P3"/>
      <text:p text:style-name="P16">–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6"><text:span text:style-name="T1">Твайлайт</text:span> покраснела и пробормотала нечто вроде: <text:span text:style-name="T28">«кстати, это идея…»</text:span></text:p>
      <text:p text:style-name="P49"/>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oft-page-break/><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9"/>
      <text:p text:style-name="P49">…</text:p>
      <text:p text:style-name="P49"/>
      <text:p text:style-name="P49">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9"/>
      <text:p text:style-name="P49">«<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9"/>
      <text:p text:style-name="P49">Папарацци хреновы!</text:p>
      <text:p text:style-name="P49">У меня засосало под ложечкой. Понятно, что писаки преувеличивают. Но всё же… Всё же надо черкнуть коняге письмо. Спросить, всё ли в порядке?</text:p>
      <text:p text:style-name="P49"/>
      <text:p text:style-name="P49">Скупившись на рынке продуктами, я повернулся было возвращаться, когда заметил в боковом переулке знакомую понях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9"/>
      <text:p text:style-name="P49"><text:span text:style-name="T11">– </text:span>Привет, Эй-Джей! У тебя проблемы?</text:p>
      <text:p text:style-name="P49"><text:span text:style-name="T11">– </text:span>Привет, сахарок, <text:span text:style-name="T11">– </text:span>озабоченно поприветствовала меня фермерша. <text:span text:style-name="T11">– </text:span>Да, и ещё какие! Большой Мак, лягать его тудыть,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9"/>
      <text:p text:style-name="P49">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9"/>
      <text:p text:style-name="P49"><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9"/>
      <text:p text:style-name="P49">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9"/>
      <text:p text:style-name="P49"><text:span text:style-name="T11">– </text:span>Думаю, я могу починить телегу. Только больших нагрузок эта ось уже не выдержит. Но до фермы худо-бедно доедете.</text:p>
      <text:p text:style-name="P49"/>
      <text:p text:style-name="P49">Эпплджек с сомнением посмотрела на меня.</text:p>
      <text:p text:style-name="P49"><text:span text:style-name="T11">– </text:span>Хошь сказать, ты в Кантерлоте у Селестии под крылышком телеги чинил? Или Рэр сбрехала про Селестию?</text:p>
      <text:p text:style-name="P49"/>
      <text:p text:style-name="P49"><text:soft-page-break/>Я мысленно ругнулся на языкатую единорожку и молча достал из внутреннего кармана куртки пенал с инструментами.</text:p>
      <text:p text:style-name="P49"/>
      <text:p text:style-name="P49">…</text:p>
      <text:p text:style-name="P49"/>
      <text:p text:style-name="P49">Собрав пожитки, я потолкал тележку назад-вперёд.</text:p>
      <text:p text:style-name="P49"><text:span text:style-name="T11">– Г</text:span>отово. Принимай работу, хозяйка!</text:p>
      <text:p text:style-name="P49"/>
      <text:p text:style-name="P49">Эпплджек присвистнула и стиснула меня в сокрушающих объятиях.</text:p>
      <text:p text:style-name="P49"><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9">Кобылка строго посмотрела на брата.</text:p>
      <text:p text:style-name="P49"><text:span text:style-name="T11">– </text:span>А перегруза не будет, половину товара Макинтош на себе дотащит.</text:p>
      <text:p text:style-name="P49"/>
      <text:p text:style-name="P49">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9"/>
      <text:p text:style-name="P49"><text:span text:style-name="T11">– </text:span>Этой… Бери… Сам делал… Ток не говори никому, лады?</text:p>
      <text:p text:style-name="P49">Я кивнул и сунул флягу за пазуху. Биг Мак молниеносно накрыл дерюгой подсумок и через мгновение за телегу заглянула Эпплджек.</text:p>
      <text:p text:style-name="P49"/>
      <text:p text:style-name="P49"><text:span text:style-name="T11">– </text:span>Чегой-то вы тут скрытничаете, а?</text:p>
      <text:p text:style-name="P49">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9"><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9"/>
      <text:p text:style-name="P49">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8">именно в такой последовательности.</text:span></text:p>
      <text:p text:style-name="P49">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8">объявляла вывеска.</text:span></text:p>
      <text:p text:style-name="P52"/>
      <text:p text:style-name="P52">Ну что же, Анон, если тебе повезёт, ты найдёшь тут пару блюд без травы!</text:p>
      <text:p text:style-name="P52"/>
      <text:p text:style-name="P52">…</text:p>
      <text:p text:style-name="P52"/>
      <text:p text:style-name="P49">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сетителей оживлённо болтали за столиками, время от времени <text:s/>отпивая из громадных деревянных кружек. Чокнутые пони зачем-то приделали кружкам ручки, хотя держали их исключительно двумя копытами в обнимку.</text:p>
      <text:p text:style-name="P49"><text:soft-page-break/>Единственный более-менее свободный столик был в углу, за древним музыкальным автоматом.</text:p>
      <text:p text:style-name="P49"/>
      <text:p text:style-name="P49"><text:span text:style-name="T11">– </text:span>Свободно? <text:span text:style-name="T11">– </text:span>спросил я у пони, сидящей за столиком.</text:p>
      <text:p text:style-name="P49"><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9"/>
      <text:p text:style-name="P49"><text:span text:style-name="T11">– </text:span>Пирог с грибами, яишницу и чизкейк,<text:span text:style-name="T11"> – </text:span>сообщил я подошедшей официантке.</text:p>
      <text:p text:style-name="P49"><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9"><text:span text:style-name="T11">– </text:span>И салат «по-кантерлотски», <text:span text:style-name="T11">– добавил я к заказу я, удивляясь, причём тут подушка?</text:span></text:p>
      <text:p text:style-name="P51"/>
      <text:p text:style-name="P51">…</text:p>
      <text:p text:style-name="P51"/>
      <text:p text:style-name="P51">Я ел.</text:p>
      <text:p text:style-name="P51">Поняха мрачно смотрела на меня, положив голову на стол. Мне стало неловко от её тяжёлого взгляда и я попытался завести разговор.</text:p>
      <text:p text:style-name="P51"/>
      <text:p text:style-name="P51"><text:span text:style-name="T11">– </text:span>Вы, наверное, ждёте кого-то?</text:p>
      <text:p text:style-name="P51"><text:span text:style-name="T11">– </text:span>Неа.</text:p>
      <text:p text:style-name="P51"><text:span text:style-name="T11">– </text:span>Просто обедаете?</text:p>
      <text:p text:style-name="P51"><text:span text:style-name="T11">– </text:span>Неа.</text:p>
      <text:p text:style-name="P51"><text:span text:style-name="T11">– </text:span>Просто сидите и мрачно смотрите на меня?</text:p>
      <text:p text:style-name="P51"><text:span text:style-name="T11">– </text:span>Неа.</text:p>
      <text:p text:style-name="P51"/>
      <text:p text:style-name="P51">Хм, а эта пони не из разговорчивых.</text:p>
      <text:p text:style-name="P51"/>
      <text:p text:style-name="P51"><text:span text:style-name="T11">– </text:span>А что же вы делаете?</text:p>
      <text:p text:style-name="P51"><text:span text:style-name="T11">– </text:span>Веселюсь, <text:span text:style-name="T11">– </text:span>мрачно заявила пони.</text:p>
      <text:p text:style-name="P51"><text:span text:style-name="T11">– </text:span>Если я вас достал, то так и скажите. Извините.</text:p>
      <text:p text:style-name="P51"/>
      <text:p text:style-name="P51">Вот так и пытайся кому-то помочь, Анон! Благими намерениями…</text:p>
      <text:p text:style-name="P51">Я продолжил есть молча.</text:p>
      <text:p text:style-name="P51"/>
      <text:p text:style-name="P51">Неожиданно пони улыбнулась и подмигнула мне. Её сморщенная мордочка разгладилась и стала весьма милой.</text:p>
      <text:p text:style-name="P51"><text:span text:style-name="T11">– </text:span>Привет, Нон-нон!</text:p>
      <text:p text:style-name="P51">Вот дискорд! То есть, чёрт! Обитатели этого городка в который раз поражали меня своей проницательностью. У меня на лбу написано, что ли?!</text:p>
      <text:p text:style-name="P51"/>
      <text:p text:style-name="P51"><text:soft-page-break/><text:span text:style-name="T11">– </text:span>Мы с вами раньше встречались?</text:p>
      <text:p text:style-name="P51"><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айтишник,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text:p>
      <text:p text:style-name="P51">Пони подняла голову со стола и села на табуретке прямо.</text:p>
      <text:p text:style-name="P51"><text:span text:style-name="T11">– </text:span>А кто такая ниссан-пикап? И куда ты её водишь? А меня туда сводишь?</text:p>
      <text:p text:style-name="P51"/>
      <text:p text:style-name="P51">Я немного офигел от напора эмоций и прорицательских способностей поняхи. Официантка, принёсшая счёт, вывела меня из ступора. Я потянулся было за деньгами, но моя соседка меня опередила.</text:p>
      <text:p text:style-name="P51"/>
      <text:p text:style-name="P51"><text:span text:style-name="T11">– </text:span>Оставь, Салвер.<text:span text:style-name="T11"> </text:span>Ему за счёт заведения.</text:p>
      <text:p text:style-name="P49"><text:span text:style-name="T11">– </text:span>Ясно, мисс Пинки, <text:span text:style-name="T11">– </text:span>официантка кивнула и ушла.</text:p>
      <text:p text:style-name="P49"><text:span text:style-name="T11">– Ч</text:span>его-о-о?<text:span text:style-name="T11"> </text:span>Так это твой бар?</text:p>
      <text:p text:style-name="P49"><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9">Говоря это, кобылка оттянула передними копытами нижние веки, став похожей на маньяка.</text:p>
      <text:p text:style-name="P49"/>
      <text:p text:style-name="P49"><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9"><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9"/>
      <text:p text:style-name="P49">Ну да, поняха меня таки уела, я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9"/>
      <text:p text:style-name="P49"><text:span text:style-name="T11">– </text:span>У меня есть идея получше. <text:span text:style-name="T11">– </text:span>на свет показалась фляга Большого Макинтоша.</text:p>
      <text:p text:style-name="P49"><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9"><text:span text:style-name="T11">– </text:span>Починил телегу. Только молчок про самогон, раз уж ты в курсе, <text:span text:style-name="T11">– </text:span>я разлил сидр по чашкам.</text:p>
      <text:p text:style-name="P49"><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9"/>
      <text:p text:style-name="P49">Сидр Биг Мака на вкус был безобидным, чуть забродившим яблочным соком. Я опорожнил свою чашку и заявил Пинки:</text:p>
      <text:p text:style-name="P49"><text:span text:style-name="T11">– </text:span>Эт-то ты наз-зваишь с-суфер-д-дуфер-с-сильн..?</text:p>
      <text:p text:style-name="P49"><text:soft-page-break/></text:p>
      <text:p text:style-name="P49">?!!</text:p>
      <text:p text:style-name="P49"/>
      <text:p text:style-name="P49">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9"/>
      <text:p text:style-name="P49"><text:span text:style-name="T11">– У </text:span>тебя такая смешная мордочка! <text:span text:style-name="T11">– </text:span>захихикали Пинки, покачиваясь. <text:span text:style-name="T11">– </text:span>Как будто ты <text:span text:style-name="T58">подкову </text:span>в пироге обнаружил. Ик! Или Селестию в ванной.</text:p>
      <text:p text:style-name="P49"/>
      <text:p text:style-name="P49">Это сравнение пробудило во мне полузабытое воспоминание.</text:p>
      <text:p text:style-name="P49"><text:span text:style-name="T11">– </text:span>Эмм… Скажи-ка мне, мой друг П-п-пинки… Легенда про фаэри <text:span text:style-name="T16">— </text:span><text:span text:style-name="T58">эт правда?</text:span></text:p>
      <text:p text:style-name="P49"><text:span text:style-name="T16">– </text:span><text:span text:style-name="T58">Какая из? Их много, вообще-то. Ик!</text:span></text:p>
      <text:p text:style-name="P49"><text:span text:style-name="T16">– </text:span><text:span text:style-name="T58">Про принцесс. Про то, что они фаэри, спустившиеся с неба во плоти, чтоб помогать пони управлять Эквестрией?</text:span></text:p>
      <text:p text:style-name="P49"><text:span text:style-name="T16">– Н</text:span><text:span text:style-name="T58">он-нон, </text:span><text:span text:style-name="T16">– </text:span><text:span text:style-name="T58">захихикала Пинки, взъерошив копытами розовые кудряшки и попытавшись соорудить из них бороду, </text:span><text:span text:style-name="T16">– </text:span><text:span text:style-name="T5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правдивость детских сказкок, мифов и историй. А почему тебе интересна эта тема? Ик!</text:span></text:p>
      <text:p text:style-name="P49"><text:span text:style-name="T16">– </text:span><text:span text:style-name="T58">Да так. Всё думаю, насколько это одиноко — быть бессмертной в мире смертных. Когда сам никого не любишь, и тебя никто не любит…</text:span></text:p>
      <text:p text:style-name="P49"><text:span text:style-name="T16">– </text:span><text:span text:style-name="T58">Ты что-о-о! Нельзя любить фаэри! Она похитит твоё сердце, и ты будешь искать её, пока не… </text:span><text:span text:style-name="T16">– </text:span><text:span text:style-name="T58">Пинки погрузилась мордочкой в так и не съеденный салат «по-кантерлотски» и захрапела.</text:span></text:p>
      <text:p text:style-name="P49"><text:span text:style-name="T16">– </text:span><text:span text:style-name="T58">Пока не умру?</text:span></text:p>
      <text:p text:style-name="P49"><text:span text:style-name="T16">– </text:span><text:span text:style-name="T58">Нет, глупенький, </text:span><text:span text:style-name="T16">– </text:span><text:span text:style-name="T58">пробулькала Пинки из миски. </text:span><text:span text:style-name="T16">– </text:span><text:span text:style-name="T58">Пока не найдёшь.</text:span></text:p>
      <text:p text:style-name="P52"/>
      <text:p text:style-name="P52">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2"/>
      <text:p text:style-name="P52">Развернув бумаж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2"/>
      <text:p text:style-name="P52">Холодок незаметно прокрался мне в душу и прояснил мозги. Я кинул взгляд на часы на стене. Было без десяти шесть.</text:p>
      <text:p text:style-name="P52"/>
      <text:p text:style-name="P52">Бля!</text:p>
      <text:p text:style-name="P52"/>
      <text:p text:style-name="P52">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text:soft-page-break/>мне вдогонку нетрезвая кобыла с виноградной гроздью на крупе. Хлопнув входной дверью бара, я попытался проскочить между двумя фонарями.</text:p>
      <text:p text:style-name="P52"/>
      <text:p text:style-name="P52">БАМММ!!!</text:p>
      <text:p text:style-name="P52"/>
      <text:p text:style-name="P52">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2"/>
      <text:p text:style-name="P52"><text:span text:style-name="T11">– </text:span>Судя по тому, как ты стремительно сбежал не попрощавшись, у тебя от меня проблемы, <text:span text:style-name="T11">– </text:span>заметила с укором кобылка. <text:span text:style-name="T11">– </text:span>Странно, мы, вроде, только сегодня познакомились.</text:p>
      <text:p text:style-name="P52"><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2"><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2"><text:span text:style-name="T11">– </text:span>У нас?</text:p>
      <text:p text:style-name="P52"/>
      <text:p text:style-name="P52">Пинки молча поддела меня носом и с неожиданной<text:tab/>для такой маленькой лошадки силой буквально закинула меня к себе на спину. От тяжести поняха крякнула и присела, но, к моему великому удивлению, всё же выдержала нагрузку.</text:p>
      <text:p text:style-name="P52"/>
      <text:p text:style-name="P52">Вся последующая дорога до моего дома была быстрой и мучительной. Я практически лежал на лошадке, обняв её за шею руками и стуча по мостовой пятками, а по холке зуб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Так или иначе, следуя моим указаниям, Пинки пересекла город за удивительно короткое время. </text:p>
      <text:p text:style-name="P52"/>
      <text:p text:style-name="P52">Но недостаточное.</text:p>
      <text:p text:style-name="P52"/>
      <text:p text:style-name="P52">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и направляющей мачтой. Бок бочки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к земле. И вот к ним-то от мачты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2"/>
      <text:p text:style-name="P52"><text:span text:style-name="T11">– </text:span>Сто-о-ой! <text:span text:style-name="T11">– </text:span>заорал я. <text:span text:style-name="T11">– </text:span>Выпрыгивай из бочки!!!</text:p>
      <text:p text:style-name="P52">Кобылка-пилот улыбнулась и постукала копытцем по шлему, показывая, что не слышит меня.</text:p>
      <text:p text:style-name="P52"><text:span text:style-name="T11">– </text:span>Выпрыгива-а-а… <text:span text:style-name="T11">– </text:span>мой крик утонул в рёве рвущихся фейерверков.</text:p>
      <text:p text:style-name="P52"/>
      <text:p text:style-name="P52"><text:soft-page-break/>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реодолел мачту и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2"/>
      <text:p text:style-name="P52">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х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2"/>
      <text:p text:style-name="P52"><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2">Кобылка ткнула в бок белоснежную пони-единорога. Та раскрыла глаза и осмотрелась.</text:p>
      <text:p text:style-name="P52"/>
      <text:p text:style-name="P52"><text:span text:style-name="T11">– </text:span>Смотри, вот те и ответ на вопрос, куда деваются пони!</text:p>
      <text:p text:style-name="P52"><text:span text:style-name="T11">– </text:span>Где? <text:span text:style-name="T11">– </text:span>единорожка начала оглядываться.</text:p>
      <text:p text:style-name="P52"><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2"><text:span text:style-name="T11">– </text:span>И что? Я всё равно не пойму, куда деваются пони? И куда пропала Скуталу?</text:p>
      <text:p text:style-name="P52"><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2"/>
      <text:p text:style-name="P52">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2"/>
      <text:p text:style-name="P53">***<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9"/>
      <text:p text:style-name="P62">Приветствую тебя, мой маленький человек!</text:p>
      <text:p text:style-name="P62">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тиску голубому волоску, ты познакомился с некой пегаской, чья скорость делает её одним из самых быстрых летунов Эквестрии нашего времени. Поздравляю с удачным выбором!</text:p>
      <text:p text:style-name="P62"><text:soft-page-break/></text:p>
      <text:p text:style-name="P62">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с Твайлайт карт-бланш на абсолютно любые исследования в данной области. Считай моё письмо официальным разрешением.</text:p>
      <text:p text:style-name="P62"/>
      <text:p text:style-name="P62">И, разумеется, я окажу тебе полное содействие в контроле магии при эксперименте с усиленным заклинанием Прозрения. Из дневника, что ты мне прислал, я вижу,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душу Эквестрии <text:span text:style-name="T11">— </text:span>место, из которого приходят в мир при рождении и куда в конечном итоге возвращаются все пони. И сон показывает, как Чёрный Экран пожирает душу Эквестрии. Несомненно, разгадка тайны Великого Откровения и Чёрного Экрана <text:span text:style-name="T11">— </text:span>ключ к решению проблем Эквестрии.</text:p>
      <text:p text:style-name="P62"/>
      <text:p text:style-name="P62">Очень хочу надеяться, что остальная часть дневника описывает<text:span text:style-name="T11"> </text:span>всего лишь кошмар-заготовки сестры, которые она не уничтожила по рассеянности. Мне невыносимо тяжко думать о том, что такое ГДЕ-ТО МОЖЕТ БЫТЬ.</text:p>
      <text:p text:style-name="P62"/>
      <text:p text:style-name="P62">Думаю обратиться за помощью к Луне. Она намного лучше меня ориентируется в этой теме и сможет опознать свои черновики, если они имеют место быть.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2"/>
      <text:p text:style-name="P62">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2"/>
      <text:p text:style-name="P62">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ерекочевали из снов в реальный мир.</text:p>
      <text:p text:style-name="P62"/>
      <text:p text:style-name="P62">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синхрофазотрон.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2"/>
      <text:p text:style-name="P62">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2"/>
      <text:p text:style-name="P62"><text:soft-page-break/>Анон, мне крайне неудобно подгонять тебя.<text:span text:style-name="T11"> </text:span>Догадываюсь, что ты устал, помогая Твайлайт (о, моя ученица в научном рвении может загонять до пены даже аликорна!).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о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сотворения нужных заклинаний.</text:p>
      <text:p text:style-name="P62"/>
      <text:p text:style-name="P62">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2"/>
      <text:p text:style-name="P62">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2">«<text:span text:style-name="T11">P.S. Н</text:span>е гневите мироздание воровством! <text:span text:style-name="T24">Обмен рулит</text:span>!»</text:p>
      <text:p text:style-name="P62"/>
      <text:p text:style-name="P62">Если говорить начистоту, мы вырвали тебя силой из твоего мира и перенесли в наш. Это можно рассматривать, как похищение или же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постараюсь присмотреть за тобой, но мои возможности сейчас сильно ограничены.</text:p>
      <text:p text:style-name="P62"/>
      <text:p text:style-name="P62">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2"/>
      <text:p text:style-name="P43">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3"/>
      <text:p text:style-name="P43">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0"/>
      <text:h text:style-name="Heading_20_2" text:outline-level="2">16. Фетлок</text:h>
      <text:p text:style-name="P87"/>
      <text:p text:style-name="P52"><text:span text:style-name="T11">– </text:span>Попробуй ещё раз. Может, сбой соединения.</text:p>
      <text:p text:style-name="P52">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2"><text:span text:style-name="T11">– </text:span>Не отсылается. Глюк какой-то.</text:p>
      <text:p text:style-name="P52"/>
      <text:p text:style-name="P52"><text:soft-page-break/>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2"/>
      <text:p text:style-name="P52"><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2"><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2"/>
      <text:p text:style-name="P53">***</text:p>
      <text:p text:style-name="P52"/>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3"/>
      <text:p text:style-name="P52"><text:span text:style-name="T11">– </text:span>Это неправильно! <text:span text:style-name="T11">– </text:span>заявила Рэйнбоу Дэш, отвернувшись от окна.</text:p>
      <text:p text:style-name="P52"><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2"><text:span text:style-name="T11">– </text:span>Да я не про то! <text:span text:style-name="T11">– </text:span>отмахнулась пегаска. <text:span text:style-name="T11">– </text:span>Посмотри на поле.</text:p>
      <text:p text:style-name="P52"><text:span text:style-name="T11">– </text:span>И что? Поле как поле.</text:p>
      <text:p text:style-name="P52"><text:span text:style-name="T11">– </text:span>Оно не убрано, <text:span text:style-name="T11">– </text:span>мрачно ответила пегаска. <text:span text:style-name="T11">– </text:span>Ужас, сколько кукурузы пропадает!</text:p>
      <text:p text:style-name="P52">Я присмотрелся получше и указал ей на очередной городок, проносящийся за окном.</text:p>
      <text:p text:style-name="P52"><text:span text:style-name="T11">– </text:span>У самого посёлка поля убраны. Наверняка дойдёт дело и до остальных.</text:p>
      <text:p text:style-name="P52"><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2">Я выложил на платок горку сдобы от Пинки и предложил печеньку пегаске. Та покрутила носом.</text:p>
      <text:p text:style-name="P52"><text:span text:style-name="T11">– </text:span>Спасибо, но от плюшек у меня фланки округляются.</text:p>
      <text:p text:style-name="P52"><text:span text:style-name="T11">– </text:span>Да ладно тебе, Дэш! От одной не округлятся.</text:p>
      <text:p text:style-name="P52"><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2"/>
      <text:p text:style-name="P52">За окном несколько пони работали в поле. Что-то странное было в их деятельности.<text:span text:style-name="T11"> </text:span>Как будто…</text:p>
      <text:p text:style-name="P52"><text:span text:style-name="T11">– О</text:span>но и понятно, что поля не убраны. Откуда же им быть убранными, когда на двух работающих пони целая толпа бездельников!</text:p>
      <text:p text:style-name="P52"/>
      <text:p text:style-name="P52"><text:soft-page-break/>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2"><text:span text:style-name="T11">– </text:span>Они паслись… Ты можешь себе представить? Анон! Они ПАСЛИСЬ! Ели траву, как какие-то дикари! Фигня какая-то…</text:p>
      <text:p text:style-name="P52"/>
      <text:p text:style-name="P52">Пегаска удручённо покачала головой не веря увиденному. Потом сложила карты и залезла на верхнюю полку. <text:s/>Вскоре оттуда послышалось шуршание страниц, а свесившийся хвост защекотал мне нос.</text:p>
      <text:p text:style-name="P52"/>
      <text:p text:style-name="P52">…</text:p>
      <text:p text:style-name="P52"/>
      <text:p text:style-name="P52">ВЖИИИИИИИИИ!!!</text:p>
      <text:p text:style-name="P52"/>
      <text:p text:style-name="P52">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2"><text:span text:style-name="T11">– </text:span>Что за…?</text:p>
      <text:p text:style-name="P52"/>
      <text:p text:style-name="P133">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133"/>
      <text:p text:style-name="P52"><text:span text:style-name="T11">– </text:span>Леди и джентльпони! Просьба не паниковать! Поезд дальше не идёт: впереди провал! <text:span text:style-name="T11">– </text:span>крикнул проводник.</text:p>
      <text:p text:style-name="P52"><text:span text:style-name="T11">– </text:span>Какой ещё, в дышло, провал? Я проезжал тут два дня назад!</text:p>
      <text:p text:style-name="P52"><text:span text:style-name="T11">– </text:span>Безобразие! Верните мне деньги за билет!</text:p>
      <text:p text:style-name="P52"><text:span text:style-name="T11">– </text:span>Как вы смеете! Я опоздаю в порт! Вы будете платить неустойку! <text:s/><text:span text:style-name="T11">– </text:span>послышались выкрики в толпе.</text:p>
      <text:p text:style-name="P52"/>
      <text:p text:style-name="P52">Проводник — седой земнопони стального цвета — поставил фонарь на пол и вытер со лба пот.</text:p>
      <text:p text:style-name="P52"><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2"/>
      <text:p text:style-name="P3">Вблизи провал выглядел достаточно обыденно. Прожектор паровоза выхватил из тьмы очертания пересекавшей пути трещины около двадцати метров шириной. Стальные полосы провисали в пустоте этаким сюрреалистич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3"/>
      <text:p text:style-name="P52">Я осторожно подошёл к краю и глянул вниз.</text:p>
      <text:p text:style-name="P52">И вот тогда я понял, чем Провал отличается от простого разлома. Его стены в рассеянном свете прожектора уходили вертикально вниз и растворялись во тьме без каких-либо признаков дна. Сужения стен на видимой части Провала не наблюдалось.</text:p>
      <text:p text:style-name="P52"/>
      <text:p text:style-name="P52"><text:soft-page-break/><text:span text:style-name="T11">– </text:span>Эта дыра фиг знает на сколько длится! <text:span text:style-name="T11">– </text:span>заявила Дэш, выныривая из темноты. <text:span text:style-name="T11">– Я</text:span>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2"/>
      <text:p text:style-name="P52">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2"/>
      <text:p text:style-name="P52"><text:span text:style-name="T11">– </text:span>Дэш, нам надо на ту сторону.</text:p>
      <text:p text:style-name="P52">Пегаска развела копытами.</text:p>
      <text:p text:style-name="P52"><text:span text:style-name="T11">– </text:span>Нет проблем. Я могу тебя перенести.</text:p>
      <text:p text:style-name="P52">Я с сомнением посмотрел на пегаску. Дэш в холке была мне по пояс.</text:p>
      <text:p text:style-name="P52"><text:span text:style-name="T11">– </text:span>Ты точно в этом уверена?</text:p>
      <text:p text:style-name="P52"/>
      <text:p text:style-name="P52">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2"/>
      <text:p text:style-name="P52"><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2"/>
      <text:p text:style-name="P52">Чёрт.</text:p>
      <text:p text:style-name="P52"/>
      <text:p text:style-name="P52"><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2">Пегаска почесала затылок и заметила.</text:p>
      <text:p text:style-name="P52"><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2"/>
      <text:p text:style-name="P52">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ывала себя левитационным полем. Наконец, спрыгнув на насыпь с другой стороны, фигура скрылась в темноте.</text:p>
      <text:p text:style-name="P52"/>
      <text:p text:style-name="P52">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text:p>
      <text:p text:style-name="P52">Я поплевал на руки и сбросил рюкзак.</text:p>
      <text:p text:style-name="P52"/>
      <text:p text:style-name="P52"><text:soft-page-break/>…</text:p>
      <text:p text:style-name="P52"/>
      <text:p text:style-name="P52">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2"/>
      <text:p text:style-name="P52">Паровоз издал длинный гудок и со стоном осадил назад. Рельса подо мной задрожала и напряглась. От неё с громким треском оторвался целый ряд шпал, повиснув одним концом в пропасти. Парочка шпал,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2"/>
      <text:p text:style-name="P52">Разумеется, я посмотрел вниз.</text:p>
      <text:p text:style-name="P52"/>
      <text:p text:style-name="P52">Мне моментально захотелось в туалет по-маленькому. Я не вру и не шучу — ссать захотелось отчаянно. Потому что я увидел «дно» Провала. Когда поезд отъехал за пригорок и свет прожектора угас, в глубине пропасти засверкали тусклые искорки. Бездна смотрела на меня россыпью созвездий, рисунок которых отличался от их собратьев у меня над головой.</text:p>
      <text:p text:style-name="P52"/>
      <text:p text:style-name="P52">…</text:p>
      <text:p text:style-name="P52"/>
      <text:p text:style-name="P52">Я валялся на насыпи с другой стороны Провала и трясся в лихорадке. От пережитого шока меня тошнило. Ёбаная Селестия!</text:p>
      <text:p text:style-name="P52"><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2">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2"><text:span text:style-name="T11">– </text:span>Я чувствую, что только что упустил отличную возможность отлить на Вселенную!</text:p>
      <text:p text:style-name="P52"/>
      <text:p text:style-name="P53">***</text:p>
      <text:p text:style-name="P3"/>
      <text:p text:style-name="P3">По сравнению с Понивиллем и даже Кантерлотом, пригород Мэйнхеттена выглядел мегаполисом. Снующие по улицам брички, кареты и омнибусы создавали впечатление разворошенного муравейника в жаркий летний день. Скрип экипажей, цокот сотен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контрастировал с фэнтезийно-средневековым стилем Кантерлота и сельским фахверком Понивилля. Впрочем, смешение стилей и технологий Эквестрии уже давно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text:soft-page-break/>двигают немногие ботаны-энтузиасты вроде Твайлайт Спаркл. Остальные же предпочитают жить и работать по-старинке.</text:p>
      <text:p text:style-name="P15"/>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3"/>
      <text:p text:style-name="P52"><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2"/>
      <text:p text:style-name="P63">«Именем Селестии, повелеваю всячески содействовать предъявителю сего мандата, человеку Анонимусу Терранскому. Предписываю по его первому требованию вверять ему любое указанное оборудование, устройство и другое оснащение, а также способствовать их транспортировке в Понивилль или любое другое указанное им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2"/>
      <text:p text:style-name="P52"><text:span text:style-name="T11">– </text:span>Удостоверение личности предъявлять? <text:span text:style-name="T11">– </text:span>осведомился я.</text:p>
      <text:p text:style-name="P52"><text:span text:style-name="T11">– </text:span>Ч-ч-человек А-а-анонимус? <text:span text:style-name="T11">– </text:span>заикаясь, переспросил охранник. Он присмотрелся ко мне получше и изо всех сил опустил копыто мне на ботинок.</text:p>
      <text:p text:style-name="P52"/>
      <text:p text:style-name="P52">Бляяя!!! Ах ты ж!!!</text:p>
      <text:p text:style-name="P52"/>
      <text:p text:style-name="P52">Хлопнула освобождённая дверь, изнутри клацнула щеколда.</text:p>
      <text:p text:style-name="P52"><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2"/>
      <text:p text:style-name="P52">Дэш, ни слова не говоря, прислонила ухо к двери.</text:p>
      <text:p text:style-name="P52"><text:span text:style-name="T11">– </text:span>Будешь смеяться, но именно этим он и занят. Вызывает полицию по телефону, <text:span text:style-name="T11">– </text:span>сообщила пегаска.</text:p>
      <text:p text:style-name="P52"><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2">Пегаска продолжала слушать. Потом глаза её округлились от удивления.</text:p>
      <text:p text:style-name="P52"><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2"/>
      <text:p text:style-name="P52">Ну охренеть! Я что, нанёс моральную травму охраннику своим видом? Добро пожаловать в Эквестрию, страну дружбы и пони!</text:p>
      <text:p text:style-name="P52"><text:span text:style-name="T11">– </text:span>Сколько у нас времени?</text:p>
      <text:p text:style-name="P52"/>
      <text:p text:style-name="P52">Дэш почесала в затылке.</text:p>
      <text:p text:style-name="P52"><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копы не так хорошо вышколены. Думаю, двадцать <text:span text:style-name="T11">– </text:span>двадцать пять минут у нас есть.</text:p>
      <text:p text:style-name="P52"><text:soft-page-break/></text:p>
      <text:p text:style-name="P52">Я с наслаждением захреначил ногой в стеклянную дверь павильона. Осколки стекла брызнули во все стороны.</text:p>
      <text:p text:style-name="P52"><text:span text:style-name="T11">– </text:span>Тогда давай сначала обыщем контору. Если уж полиция всё равно едет сюда, так пусть у них хотя бы будет повод!</text:p>
      <text:p text:style-name="P52"/>
      <text:p text:style-name="P53">***</text:p>
      <text:p text:style-name="P52"/>
      <text:p text:style-name="P52">Разумеется, полиция приехала, как только мы обнаружили эти чёртовы резонаторы — иначе ж и быть не могло!</text:p>
      <text:p text:style-name="P52"/>
      <text:p text:style-name="P52">…</text:p>
      <text:p text:style-name="P52"/>
      <text:p text:style-name="P52">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Psyntel» с плакатом, на котором пёс в малиновом пиджаке <text:s/>и украшенном самоцветами шипастом ошейнике передавал белой единорожке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фиолетовый хвост его пассии вызвали у меня смутные ассоциации, хотя проверить их я не мог, так как её кьютимарка была закрыта сталактитом. Прибор с плаката стоял на столике под вывеской.</text:p>
      <text:p text:style-name="P52"/>
      <text:p text:style-name="P52"><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2"/>
      <text:p text:style-name="P52">Снаружи послышался вой сирены и цокот множества копыт.</text:p>
      <text:p text:style-name="P52"><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2"/>
      <text:p text:style-name="P52">Пиздец! Мы с Дэш переглянулись.</text:p>
      <text:p text:style-name="P52"><text:span text:style-name="T11">– </text:span>Это твои двадцать минут? <text:span text:style-name="T11">– </text:span>возмутился я. <text:span text:style-name="T11">– </text:span>Да ещё и десяти не прошло!</text:p>
      <text:p text:style-name="P52">Дэш вымучено развела копытами.</text:p>
      <text:p text:style-name="P52"/>
      <text:p text:style-name="P52"><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2"/>
      <text:p text:style-name="P52">Я разбил топором стеклянные дверцы прибора и вытащил рубины.</text:p>
      <text:p text:style-name="P52"><text:span text:style-name="T11">– </text:span>Значит так. План такой: я отвлекаю копов. Ты летишь с рубинами в Понивилль и отдаёшь их Твайлайт. Потом Твай пишет Сел письмо и меня вытаскивают отсюда.</text:p>
      <text:p text:style-name="P52"/>
      <text:p text:style-name="P52">Пегаска отрицательно помотала головой.</text:p>
      <text:p text:style-name="P52"><text:span text:style-name="T11">– </text:span>Ну уж фигушки. Я тебя тут не оставлю.</text:p>
      <text:p text:style-name="P52"><text:soft-page-break/><text:span text:style-name="T11">– </text:span>Дэш! <text:span text:style-name="T11">– </text:span>взмолился я. <text:span text:style-name="T11">– </text:span>Сейчас не время геройствовать! Нам нужно доставить резонаторы Твайлайт! Ничего со мной не случится, посижу пару деньков в КПЗ и выйду как новенький!</text:p>
      <text:p text:style-name="P52"><text:span text:style-name="T11">– Н</text:span>е тупи! <text:span text:style-name="T11">– </text:span>упрямо мотнула головой пегаска. <text:span text:style-name="T11">– </text:span>Всё изменилось. Никто тебя не вытащит.</text:p>
      <text:p text:style-name="P52"/>
      <text:p text:style-name="P52">Окна павильона рассыпались стеклянным дождём, внутрь влетели четыре дымовые шашки. Затем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2"/>
      <text:p text:style-name="P52"><text:span text:style-name="T11">– </text:span>Быстро за мной! <text:span text:style-name="T11">– </text:span>скомандовала пегаска, помчавшись к лестнице в офисные этажи.</text:p>
      <text:p text:style-name="P52">Я припустил было за ней, потом вернулся и поднял над головой раскуроченный ускоритель.</text:p>
      <text:p text:style-name="P52"><text:span text:style-name="T11">– Ю-</text:span>хууу<text:span text:style-name="T11">!!!</text:span></text:p>
      <text:p text:style-name="P39"/>
      <text:p text:style-name="P52">Увесистый ящик врезался во фронтальный щит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2"/>
      <text:p text:style-name="P52">Пегаска стояла на последнем этаже в коридоре, с сомнением обозревая ряд дверей.</text:p>
      <text:p text:style-name="P52"><text:span text:style-name="T11">– </text:span>Где-то тут должна быть дверь на крышу. Не могли же они залазить туда по пожарной лестнице?</text:p>
      <text:p text:style-name="P52"/>
      <text:p text:style-name="P52">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text:span></text:p>
      <text:p text:style-name="P52">Я подбежал к двери, к которой сходились красные стрелки со стилизованными изображениями пони, бегущих от огня, и стал рубить её топором.</text:p>
      <text:p text:style-name="P52"/>
      <text:p text:style-name="P52"><text:span text:style-name="T11">– Анон</text:span>, подвинься!</text:p>
      <text:p text:style-name="P52">Пегаска оттеснила меня крупом и повернулась к двери задом.</text:p>
      <text:p text:style-name="P52"/>
      <text:p text:style-name="P52">БАБАХ!!!</text:p>
      <text:p text:style-name="P52"/>
      <text:p text:style-name="P52">Дверь вылетела в крохотный чуланчик, выбитая мощнейшим ударом задних ног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2"/>
      <text:p text:style-name="P52"><text:span text:style-name="T11">– </text:span>Ты чего на меня так уставился? <text:span text:style-name="T11">– </text:span>подозрительно спросила пегаска.</text:p>
      <text:p text:style-name="P52"><text:span text:style-name="T11">– </text:span>Да так… Не ожидал, что ты такая…</text:p>
      <text:p text:style-name="P52"><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2"/>
      <text:p text:style-name="P52"><text:soft-page-break/>С лестницы донёсся топот копыт, в конце коридора появились пони-полицейские.</text:p>
      <text:p text:style-name="P52">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2"/>
      <text:p text:style-name="P52"><text:span text:style-name="T11">– </text:span>Ну,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а потом <text:s/>вытаскивайте меня из тюрьмы. Если к тому времени я сам не разберусь со всем этим недоразумением.</text:p>
      <text:p text:style-name="P52"/>
      <text:p text:style-name="P52">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2"/>
      <text:p text:style-name="P52"><text:span text:style-name="T11">– </text:span>Ты! Не! По! Нял! Те! Бе! Не! Льзя! Тут! Ос! Та! ВАТЬСЯ!!! <text:span text:style-name="T11">– </text:span>мощный толчок изнутри катапультировал её с люка.</text:p>
      <text:p text:style-name="P52"/>
      <text:p text:style-name="P52">Дэш в полёте развернулась с переворотом. Расправив крылья, она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2"/>
      <text:p text:style-name="P52">Таких ругательств, что раздались через мгновение, ты в Эквестрии ещё не слыхал, Анон!</text:p>
      <text:p text:style-name="P52"/>
      <text:p text:style-name="P52">Дэш пренебрежительно фыркнула и прыгнула ко мне, словно пантера. Обхватив меня передними ногами, она что есть силы оттолкнулась задними от крыши и взлетела.</text:p>
      <text:p text:style-name="P52"/>
      <text:p text:style-name="P52"><text:span text:style-name="T11">– </text:span>Ты чего делаешь??! Пипец, мы же упадём! Ты ж не удержишь!..</text:p>
      <text:p text:style-name="P52">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2"/>
      <text:p text:style-name="P52">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огибать здания и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2"/>
      <text:p text:style-name="P52">Некоторое время было тихо. Потом хлопнули ставни и чей-то сонный голос недовольно пробормотал:</text:p>
      <text:p text:style-name="P52"><text:span text:style-name="T11">– </text:span>Кто мешает нам спать после тяжкого выступления?</text:p>
      <text:p text:style-name="P52"/>
      <text:p text:style-name="P52">Я осторожно выглянул из куста.</text:p>
      <text:p text:style-name="P52"><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2">Птицы и цикады продолжили пение, прерванное нашим вторжением. </text:p>
      <text:p text:style-name="P52"/>
      <text:p text:style-name="P52">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2"/>
      <text:p text:style-name="P52"><text:span text:style-name="T11">– </text:span>Так вот кто тревожит наш сон!</text:p>
      <text:p text:style-name="P52">Дверь дома приоткрылась. Стало видно, что за ней притаилась единорожка, уже спустившаяся с мансарды.</text:p>
      <text:p text:style-name="P52"/>
      <text:p text:style-name="P52"><text:span text:style-name="T11">– </text:span>Так-так, посмотрим, что тут у нас. Ага. Гм. Это наверняка тот монстр-примат, о котором писали в газетах. Занятно.</text:p>
      <text:p text:style-name="P52">Я крутился в левитационном поле перед единорожкой как некий диковинный экспонат из шоу уродцев.</text:p>
      <text:p text:style-name="P52"><text:span text:style-name="T11">– </text:span>А это у нас кто? Гм-м. Пегаска. Вот так раз! Рэйнбоу Дэш! Какими судьбами?</text:p>
      <text:p text:style-name="P52"><text:span text:style-name="T11">– </text:span>ТРИКСИ! <text:span text:style-name="T11">– <text:s/></text:span>фейсхуфнула Дэш. <text:span text:style-name="T11">– </text:span>Во имя Селестии, ЧТО ты тут делаешь?!!</text:p>
      <text:p text:style-name="P52"><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2"/>
      <text:p text:style-name="P52">Так как дипломатические таланты пегаски явно оставляли желать лучшего, я решил взять переговоры в свои руки.</text:p>
      <text:p text:style-name="P52"><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2"><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2"><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2"><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2"/>
      <text:p text:style-name="P52">Пегаска задумалась. Она обернулась ко мне и мрачно спросила:</text:p>
      <text:p text:style-name="P52"><text:span text:style-name="T11">– </text:span>Ей ведь нельзя рассказывать, да?</text:p>
      <text:p text:style-name="P52"><text:span text:style-name="T11">– </text:span>Нельзя, <text:span text:style-name="T11">– </text:span>подтвердил я. <text:span text:style-name="T11">– </text:span>Селестия запретила. Может возникнуть паника и всё такое.</text:p>
      <text:p text:style-name="P52"/>
      <text:p text:style-name="P52">Дэш кивнула. Закрыв глаза, она схватилась за голову, как бы готовясь сказать нечто невыносимое. Потом Дэш произнесла напряжённым, <text:s/>неестественно тонким голосом:</text:p>
      <text:p text:style-name="P52"><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2"/>
      <text:p text:style-name="P52"><text:soft-page-break/><text:span text:style-name="T11">– </text:span>ОГО!</text:p>
      <text:p text:style-name="P52">Единорожка аж села на крыльцо от удивления.</text:p>
      <text:p text:style-name="P52"/>
      <text:p text:style-name="P52"><text:span text:style-name="T11">– </text:span>Представляем себе, ЧТО вы скрываете, если ты готова на ТАКОЕ! Признаюсь, тебе удалось нас заинтересовать!</text:p>
      <text:p text:style-name="P52">Единорожка в задумчивости стала ходить по веранде туда-сюда, разговаривая сама с собой.</text:p>
      <text:p text:style-name="P52"><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2">Единорожка встала на задние ноги и захлопала в копыта. После чего она метнулась в дом, потянув нас за собой.</text:p>
      <text:p text:style-name="P52"/>
      <text:p text:style-name="P52">В небольшой комнатке напротив камина лежал широкий тюфяк. У противоположных стен стояли шкаф и трюмо. На трюмо лежала стопка газет, прикрытых отстроконечной шляпой с вышитыми звёздочками. Стена был увешан плакатами с Трикси, творящей очередное заклинание, Трикси с букетом цветов принимающей поздравления и Трикси в свете прожекторов прикрывающейся плащом.</text:p>
      <text:p text:style-name="P52">Единорожка улеглась на тюфяке и задумалась. Мы с Дэш шмякнулись на ковёр. Единорожа молча смотрела на нас, машинально покусывая копыто. Я от нечего делать принялся разглядывать афиши на стене.</text:p>
      <text:p text:style-name="P52"/>
      <text:p text:style-name="P52"><text:span text:style-name="T11">– Т</text:span>ут Великая и Могучая Трикси впервые даёт представление в Кантерлоте, <text:span text:style-name="T11">– </text:span>отвлеклась от раздумий единорожка. <text:span text:style-name="T11">– </text:span>А вот тут мы успешно демонстрируем наш самый первый фокус!</text:p>
      <text:p text:style-name="P52"><text:span text:style-name="T11">– </text:span>А это, <text:span text:style-name="T11">– </text:span>оживилась единорожка, <text:span text:style-name="T11">– </text:span>задел на следующий сезон. Мы заказали эту афишу по новому, ещё только готовящемуся номеру. Трикси планирует показать «прыжок в пасть мантикоре»! Это вершина иллюзионистского искусства! Осталось только найти компаньона, который смог бы дать мантикоре рвотное в случае, если что-то пойдёт не по плану.</text:p>
      <text:p text:style-name="P52">Единорожка уставилась на Дэш. Та икнула и сделала вид, что увлечённо интересуется видом из окна. Трикси кивнула своим мыслям.</text:p>
      <text:p text:style-name="P52"/>
      <text:p text:style-name="P52"><text:span text:style-name="T11">– </text:span>Как бы то ни было, <text:span text:style-name="T11">– </text:span>единорожка смерила меня взглядом, <text:span text:style-name="T11">– </text:span>Великая и Могучая Трикси не из тех, кто легко поддаётся панике. И учти, человек, Трикси только что отказалась от весьма ценного помощника. Поэтому было бы справедливо… В общем, мы приняли решение отказаться от услуг Рэйнбоу Дэш. Мы не выдадим вас полиции в обмен на то, что вы расскажете нам о вашей секретной миссии!</text:p>
      <text:p text:style-name="P39"/>
      <text:p text:style-name="P52"><text:span text:style-name="T11">– </text:span>Не пойдёт! <text:span text:style-name="T11">– </text:span>заявил я. <text:span text:style-name="T11">– </text:span>Я уже сказал, это тайна. Мне добавить нечего.</text:p>
      <text:p text:style-name="P52"><text:span text:style-name="T11">– </text:span>Да неужели? <text:span text:style-name="T11">– </text:span>захлопала ресницами Трикси. <text:span text:style-name="T11">– </text:span>Ты хорошо подумал?</text:p>
      <text:p text:style-name="P52"/>
      <text:p text:style-name="P52">Окно <text:s/>комнаты распахнулось. Внутрь ворвался вой сирены. Несколько полицейских фургонов промчались по улице мимо.</text:p>
      <text:p text:style-name="P52">Вот дискорд!!!</text:p>
      <text:p text:style-name="P52"><text:span text:style-name="T11">– </text:span>Трикси знала, что мы договоримся, <text:span text:style-name="T11">– </text:span>улыбнулась единорожка.</text:p>
      <text:p text:style-name="P52"/>
      <text:p text:style-name="P52">…</text:p>
      <text:p text:style-name="P39"><text:soft-page-break/></text:p>
      <text:p text:style-name="P52"><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Трикси, куда исчезла принцесса Селестия!</text:p>
      <text:p text:style-name="P52"><text:span text:style-name="T11">– </text:span>Так вот почему я не могла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2"/>
      <text:p text:style-name="P52">Я едва не пропустил мимо ушей сказанное единорожкой.</text:p>
      <text:p text:style-name="P52"><text:span text:style-name="T11">– </text:span>Стой! Что ты там сказала о Селестии? Куда она исчезла?</text:p>
      <text:p text:style-name="P52">Трикси молча левитировала мне газеты с трюмо.</text:p>
      <text:p text:style-name="P52"/>
      <text:p text:style-name="P52">…</text:p>
      <text:p text:style-name="P52"/>
      <text:p text:style-name="P52">Ох, фак! Фак-фак-фак!!!</text:p>
      <text:p text:style-name="P52"/>
      <text:p text:style-name="P52">«<text:span text:style-name="T24">Исчезновение дневной главы диархии: Эквестрия в панике!</text:span>» (статья двухдневной давности).</text:p>
      <text:p text:style-name="P52">«<text:span text:style-name="T24">Принцесса Селестия исчезла вчера утром! Придворный церемониймейстер, мисс Трейдишнс, обнаружила лишь недопитый кофе в чашке! Всепони Эквестрии собираются в стихийные митинги!</text:span>» (вчерашняя статья).</text:p>
      <text:p text:style-name="P52">«<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text:span text:style-name="T24">Да отстаньте же вы от меня! Он сказал, что ест пони, но я этого НЕ ВИДЕЛА!!!</text:span>»).</text:p>
      <text:p text:style-name="P52">«<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2">«<text:span text:style-name="T24">Принцесса Луна в ярости! Ночная глава диархии высказалась о произошедшем: «Мы так и знали, что не стоит распинаться перед этим двуногим ничтожеством! Если бы Наша Сестра Нас хоть изредка слушалась…</text:span>»»</text:p>
      <text:p text:style-name="P52"/>
      <text:p text:style-name="P52">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9"/>
      <text:p text:style-name="P39">– <text:span text:style-name="T1">Офигеть! Нас ищут сами Вондерболты! Даже не знаю, радоваться этому, или огорчаться, </text:span>– <text:span text:style-name="T1">пробормотала пегаска.</text:span></text:p>
      <text:p text:style-name="P39">– <text:span text:style-name="T1">ОНИ ЧТО, ШУТОК НЕ ПОНИМАЮТ?!! </text:span>– <text:span text:style-name="T1">заорал я наконец. </text:span>– <text:span text:style-name="T1">Нашли пониеда, ёбнутые пони!!!</text:span></text:p>
      <text:p text:style-name="P52"><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52"/>
      <text:p text:style-name="P68">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2"><text:soft-page-break/>Я зажал голову в ладонях и застонал, покачиваясь из стороны в сторону.</text:p>
      <text:p text:style-name="P52"/>
      <text:p text:style-name="P52"><text:span text:style-name="T11">– Анон</text:span>? Ты в порядке?</text:p>
      <text:p text:style-name="P52">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2"/>
      <text:p text:style-name="P52">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ставив после себя пустоту.</text:p>
      <text:p text:style-name="P52">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2">И вот теперь её нет. Зачем куда-то бежать, скрываться, рисковать, если смысл стараний потерян?</text:p>
      <text:p text:style-name="P60"/>
      <text:p text:style-name="P60">«…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3">– Я доведу! Обещаю!..»</text:p>
      <text:p text:style-name="P52"/>
      <text:p text:style-name="P52">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2">И у меня есть кое-какие результаты, чёрт побери!</text:p>
      <text:p text:style-name="P52">Мы добыли резонаторы и, если доберёмся до Понивилля, <text:s/>можем провести эксперимент. И если он завершится успешно, я узнаю суть Великого Откровения и, может быть, сможем устранить причину угасания Эквестрии. И тогда, может быть, сможем вернуть Сел!</text:p>
      <text:p text:style-name="P52">Дерьмо! Слишком много «если» и «может быть»!</text:p>
      <text:p text:style-name="P52">Трижды дерьмо!!! Я забыл, что для проведения эксперимента, нам нужна помощь Селестии!</text:p>
      <text:p text:style-name="P52"/>
      <text:p text:style-name="P68"><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2"/>
      <text:p text:style-name="P52">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2"/>
      <text:p text:style-name="P52">Пегаска корчила мне зверские рожи, пытаясь вывести меня из ступора. Трикси, наблюдая за её попытками, пробормотала: «Может, нам стоило всё же согласиться на её предложение?»</text:p>
      <text:p text:style-name="P52"/>
      <text:p text:style-name="P39"><text:soft-page-break/>–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text:s/>Мы пойдём к Твайлайт и она обязательно что-нибудь придумает!</text:span></text:p>
      <text:p text:style-name="P52"/>
      <text:p text:style-name="P52">Дэш в отчаянии стала трясти меня. При последних её словах у меня в мозгу зажглась лампочка.</text:p>
      <text:p text:style-name="P52">Флаттершай. Эпплджек. Рэрити. Пинки. Твайлайт. Рэйнбоу Дэш. Бинго!</text:p>
      <text:p text:style-name="P52"/>
      <text:p text:style-name="P52">МВА-ХА-ХА!</text:p>
      <text:p text:style-name="P52"/>
      <text:p text:style-name="P52">Кажется, ты знаешь, как показать фак провидению, Анон! The <text:span text:style-name="T11">Show Must Go On!</text:span></text:p>
      <text:p text:style-name="P52">Я улыбнулся и помахал пегаске рукой, показывая, что в норме. Дэш облегчённо выдохнула.</text:p>
      <text:p text:style-name="P39">– <text:span text:style-name="T1">Так что, мы свободны? </text:span>– <text:span text:style-name="T1">спросил я единорожку, поднимаясь с пола.</text:span></text:p>
      <text:p text:style-name="P39">– <text:span text:style-name="T1">О, да! Великая и Могучая Трикси держит слово!</text:span></text:p>
      <text:p text:style-name="P52"/>
      <text:p text:style-name="P52">Единорожка задумалась и продолжила:</text:p>
      <text:p text:style-name="P52">– Более того, Трикси поможет вам! Вы можете взять наш гастрольный фургон! В нём примат может незамеченным добраться до Понивилля.</text:p>
      <text:p text:style-name="P52"/>
      <text:p text:style-name="P52">Трикси оценивающе взглянула на меня.</text:p>
      <text:p text:style-name="P52">– Конечно, Трикси могла бы сопровождать тебя в Понивилль, человек. И даже обучить паре-другой фокусов, – единорожка сделала мне «глазки»…</text:p>
      <text:p text:style-name="P52"/>
      <text:p text:style-name="P52">…Рэйнбоу Дэш нахмурилась…</text:p>
      <text:p text:style-name="P52"/>
      <text:p text:style-name="P39"><text:span text:style-name="T1">– …но у Трикси есть неотложные дела в Кантерлоте. – ухмыльнулась единорожка. – А фургон вполне может тащить Рэйнбоу Дэш. Мы будем очень признательны, если потом вы вернёте фургон назад: нам он достался тяжким трудом. Смотрите, не развалите его по дороге, хи-хи! </text:span>Это<text:span text:style-name="T1"> и будет нашим решающим вкладом в дело спасения Эквестрии. Можете не благодарить!</text:span></text:p>
      <text:p text:style-name="P146"/>
      <text:h text:style-name="Heading_20_2" text:outline-level="2">17. <text:span text:style-name="T1">Деградация</text:span></text:h>
      <text:p text:style-name="P94"/>
      <text:p text:style-name="P52">– Ы! Ы! Ы! Ы! Ы!</text:p>
      <text:p text:style-name="P52">Дэш стучала лбом о сосну с такой силой, что на неё сверху падали иголки и шишки.</text:p>
      <text:p text:style-name="P52"/>
      <text:p text:style-name="P52">Я вышел из фургона и присел рядом.</text:p>
      <text:p text:style-name="P52">– Дэш! В конце-концов, мы можем спать днём, а идти ночью. Тогда я смогу тащить фургон. Не стоит тебе так мучаться.</text:p>
      <text:p text:style-name="P52"/>
      <text:p text:style-name="P52">Пегаска молча стояла, прижавшись лбом к стволу. Я продолжил.</text:p>
      <text:p text:style-name="P52"><text:soft-page-break/>– Или же мы можем нанять земнопони. Я не буду показываться из фургона, а ты строго запретишь ему совать нос внутрь.</text:p>
      <text:p text:style-name="P52"/>
      <text:p text:style-name="P52">Дэш тяжело вздохнула и закатила глаза.</text:p>
      <text:p text:style-name="P52">–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2"/>
      <text:p text:style-name="P52">Я вздохнул. Из-за меня страдала пегаска, мой единственный друг в последние дни. Пегасы явно не были заточены таскать земные повозки: для Дэш тащить фургон было всё равно что для меня плыть по асфальту. Но лучшего способа передвижения мы так и не придумали.</text:p>
      <text:p text:style-name="P52">Железная дорога была для нас закрыта. И, разумеется, единственный наземный путь через горы проходил по железнодорожному тоннелю! Чокнутые пони вырубили из базальтовой скалы нарушающий все мыслимые и немыслимые физические законы Кантерлот, но так и не сподобились проложить через горы обходную дорогу на случай аварии в тоннеле!</text:p>
      <text:p text:style-name="P52"/>
      <text:p text:style-name="P52">Посмотрев на карту и крепко выругавшись, я решил решил обойти горы через Филлидельфию. И к текущему моменту уже сбился со счёта от беззвучных благодарностей лазурной единорожке. Патрули пегасов мелькали в небе каждые два-три часа и без фургончика Трикси я был бы пойман в первый же день. Безопасно выходить из фургона можно было только под прикрытием деревьев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по пути, нужно было остерегаться случайных путников.</text:p>
      <text:p text:style-name="P52">Проклятье, если бы дело касалось только меня, я бы уже давно сдался властям! Мне было дико неуютно от того, что из-за меня мучалась пегаска. Но оставалась миссия, которую надо было выполнить во что бы то ни стало. Сел была убеждена, что от её исхода зависит судьба Эквестрии, и я должен был выполнить данное ей обещание.</text:p>
      <text:p text:style-name="P52"/>
      <text:p text:style-name="P52">– Дэш, – сказал я беспомощно. – Если я чем-то могу помочь — только скажи…</text:p>
      <text:p text:style-name="P52">Пегаска серьёзно взглянула на меня.</text:p>
      <text:p text:style-name="P52">– Можешь.</text:p>
      <text:p text:style-name="P52">– Как? – я с готовностью подхватился с земли.</text:p>
      <text:p text:style-name="P52"/>
      <text:p text:style-name="P52">Пегаска пробормотала что-то чуть слышно.</text:p>
      <text:p text:style-name="P52">– Что? – не расслышал я.</text:p>
      <text:p text:style-name="P52">– Обними меня, – напряжённо повторила Дэш. – Ну, помнишь, как ты это сделал на крыше «Псинтела»? Мне станет легче тянуть.</text:p>
      <text:p text:style-name="P52"/>
      <text:p text:style-name="P52">Всего-то? Я пожал плечами и обнял пегаску.</text:p>
      <text:p text:style-name="P52"/>
      <text:p text:style-name="P52">– Э, нет, погоди, – Дэш сбросила плащ Трикси, скрывающий её крылья. – Давай!</text:p>
      <text:p text:style-name="P52">Я обнял её повторно. В этот раз пегаска не стояла смирно, а, в свою очередь, обняла меня.</text:p>
      <text:p text:style-name="P52">– Гы-гы-гы, круть! Пожалуй, это даже лучше почесушек! Осталось только проверить…</text:p>
      <text:p text:style-name="P52"><text:soft-page-break/>– Проверить что? – прохрипел я. Сила объятий пегаски поражала.</text:p>
      <text:p text:style-name="P52">– Проверить, насколько круче будут обнимашки с почесушками вместе! Приступай же!</text:p>
      <text:p text:style-name="P52"/>
      <text:p text:style-name="P52">…</text:p>
      <text:p text:style-name="P52"/>
      <text:p text:style-name="P52">– Ниже… Ещё ниже… Да, между крыльями… Оххх…</text:p>
      <text:p text:style-name="P52"/>
      <text:p text:style-name="P52">Пегаска странно напрялась и стала глубоко дышать. Я почувствовал игру махательных мышц под пальцами. Немного отстранившись от пегаски я заметил, что она закрыла глаза, её крылья встали торчком, а на мордочке расплывается глупая улыбка.</text:p>
      <text:p text:style-name="P52"/>
      <text:p text:style-name="P52">– Кру-у-у-то-о-о… – прошептала Дэш с закрытыми глазами. – Это действительно крутецки круто…</text:p>
      <text:p text:style-name="P52"/>
      <text:p text:style-name="P52">Внезапно её дыхание участилось, она с силой надавила на меня грудью. Мне пришлось опустить руки и упереться локтями в землю, чтобы не растянуться окончательно.</text:p>
      <text:p text:style-name="P52">– Дэш, ты чего?! Какого чёрта?</text:p>
      <text:p text:style-name="P52"/>
      <text:p text:style-name="P52">Дэш раскрыла глаза. Я упёрся ладонью ей в грудь и осторожно отодвинул от себя. Пегаска разжала объятия и залилась краской.</text:p>
      <text:p text:style-name="P52">– Я… Эмм… Хотела проверить… Обнимашки таки клёво снимают стресс! Ещё лучше, чем почесушки!.. Тебе разве не нравится?</text:p>
      <text:p text:style-name="P52">– Нравится. Но ты слишком увлеклась: я чуть не оказался на земле.</text:p>
      <text:p text:style-name="P52"/>
      <text:p text:style-name="P52">Дэш смутилась.</text:p>
      <text:p text:style-name="P52">– Упс! Забыла, что ты очень неустойчиво сидишь! Не сердись!</text:p>
      <text:p text:style-name="P52">Я покровительно похлопал пегаску по шее.</text:p>
      <text:p text:style-name="P52">– Тут дело не в неустойчивости, а в неожиданности. Я вполне мог бы выдержать твой натиск, если бы знал о нём. Ничего, в следующий раз буду предупреждён.</text:p>
      <text:p text:style-name="P52"/>
      <text:p text:style-name="P52">Пегаска немедленно заорала:</text:p>
      <text:p text:style-name="P52">– Обнимашки-и-и!!! – и повалила меня на траву вторично. Сила, таящаяся в её худеньком теле, обескураживала.</text:p>
      <text:p text:style-name="P52">– Дэш! Ну, не воспринимай же всё так буквально, ё-моё!</text:p>
      <text:p text:style-name="P52">– Гы-гы! Что-то ты не слишком был готов к этому разу!</text:p>
      <text:p text:style-name="P52"/>
      <text:p text:style-name="P52">Пегаска со смехом прыгала вокруг меня, бодаясь головой и раз-за-разом опрокидывая меня на землю. В конце концов я демонстративно прекратил попытки подняться и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сухих веточек и даже прошлогодних гнёзд. Столкновение с любым более-менее крепким сучком стало бы для неё фатальным. В этот момент я хорошо понял <text:soft-page-break/>охающих родителей, наблюдающих с мест за спортивными трюками своих чад! Смешно это выглядит только со стороны. На самом деле ощущение — врагу не пожелаешь.</text:p>
      <text:p text:style-name="P52"/>
      <text:p text:style-name="P52">Наконец Дэш приземлилась, пропахав в дёрне борозды тормозного следа.</text:p>
      <text:p text:style-name="P52">– Ффух! Ещё бы немного, и я рехнулась от тоски! Как только Эпплджек эти телеги таскает? Это же офигенски скучно!</text:p>
      <text:p text:style-name="P52"/>
      <text:p text:style-name="P52">Пегаска накинула на себя плащ и стала впрягаться в фургончик.</text:p>
      <text:p text:style-name="P52">– Анон, залазь внутрь. Там впереди какой-то посёлок. Купим еды и узнаем новости. И ещё, запомни одну мегаважную вещь на будущее!</text:p>
      <text:p text:style-name="P52">– Какую?</text:p>
      <text:p text:style-name="P52">– Обнимашки с почесушками, – важно сказала пегаска, – намного круче просто почесушек!</text:p>
      <text:p text:style-name="P52"/>
      <text:p text:style-name="P53">***</text:p>
      <text:p text:style-name="P52"/>
      <text:p text:style-name="P52">Сутки спустя…</text:p>
      <text:p text:style-name="P52"/>
      <text:p text:style-name="P52">«<text:span text:style-name="T24">Добро пожаловать в Груммингтон! Вам здесь рады!</text:span></text:p>
      <text:p text:style-name="P52"><text:span text:style-name="T24">Население города </text:span><text:span text:style-name="T60">302 пони</text:span><text:span text:style-name="T24">.</text:span></text:p>
      <text:p text:style-name="P52"><text:span text:style-name="T60">250 пони</text:span><text:span text:style-name="T24">.</text:span></text:p>
      <text:p text:style-name="P52"><text:span text:style-name="T60">125 поней</text:span><text:span text:style-name="T24">.</text:span></text:p>
      <text:p text:style-name="P52"><text:span text:style-name="T24">54 паня.</text:span>»</text:p>
      <text:p text:style-name="P52"/>
      <text:p text:style-name="P52">Фургон стоял на пригорке рядом с указателем. Отогнув край занавески, я наблюдал за крохотным посёлком в две улицы, раскинувшемся внизу.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2">Я вернулся за столик и продолжил корпеть над письмом.</text:p>
      <text:p text:style-name="P52"/>
      <text:p text:style-name="P52">«…<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пегаске, чёрт бы меня побрал!</text:span></text:p>
      <text:p text:style-name="P63"/>
      <text:p text:style-name="P63">Дела тут идут неважнецки, если не сказать «совсем паршиво». В этой глуши далеко не так опрятно и красиво, как вблизи Кантерлота или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пони, но те никогда не подходят близко и при попытке приблизиться убегают. Тут от тоски уже даже патрульным пегасам <text:soft-page-break/>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3"/>
      <text:p text:style-name="P63">Бывает,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3"/>
      <text:p text:style-name="P63">Дэш совсем приуныла. Обычно бойкая и разговорчивая, сейчас она часами тянет фургон без единого слова. Даже перерывы на полёты её перестали радовать. Только во время сеансов «обнимашек» я чувствую, как к ней приходит радость. От потасовок-обнимашек-почесушек пегаска в восторге. В эти минуты я чувствую себя врачом-психотерапевтом и нянькой одновременно! Главное, чтобы во время этих сеансов «лечения» не расфигачить вдребезги фургончик Трикси, нам его ещё возвращать придётся.</text:p>
      <text:p text:style-name="P63"/>
      <text:p text:style-name="P63">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вспоминает, как называется та или иная вещь. Это меня беспокоит: раньше такого не случалось. Быть может, это от усталости: она таки здорово вымоталась за эти дни. Вернёмся в Понивилль — закажу ей самый лучший курс лечебных сеансов в спа-салоне.</text:p>
      <text:p text:style-name="P63"/>
      <text:p text:style-name="P63">В общем, если карта не ошибается, завтра мы доберёмся до Филлидельфии, а ещё через неделю — до Понивилля. И если мой план будет удачным, мы найдём тебя, где бы ты ни была. Если мне при этом повезёт, у меня будет возможность лично уничтожить этот клочок бумаги. Если же нет — вам понадобится новый Анон (бу-га-га!).</text:p>
      <text:p text:style-name="P63"/>
      <text:p text:style-name="P23">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2">так её </text:span><text:span text:style-name="T3">разэтак</text:span><text:span text:style-name="T62">,</text:span><text:span text:style-name="T20"> магия!</text:span></text:p>
      <text:p text:style-name="P154"/>
      <text:p text:style-name="Standard"><text:span text:style-name="T20">P.S. Мне тебя не хватает. Сильно.</text:span><text:span text:style-name="T54">»</text:span></text:p>
      <text:p text:style-name="P52"/>
      <text:p text:style-name="P52">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2"/>
      <text:p text:style-name="P52">– Всё в порядке, Дэш?</text:p>
      <text:p text:style-name="P52">Пегаска смотрела на язычки огня, танцующие в окошке печной дверцы и молчала. Наконец она отозвалась.</text:p>
      <text:p text:style-name="P52">– Нет. Не всё в порядке.</text:p>
      <text:p text:style-name="P52"/>
      <text:p text:style-name="P52">Дэш отвернулась от огня и взглянула на меня.</text:p>
      <text:p text:style-name="P52"><text:soft-page-break/>–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2"/>
      <text:p text:style-name="P52">Я сел рядом с пегаской, обнял её и легонько встряхнул.</text:p>
      <text:p text:style-name="P52">–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2"/>
      <text:p text:style-name="P52">Дэш негромко всхлипнула и тут же закашлялась, пытаясь скрыть секундную слабость.</text:p>
      <text:p text:style-name="P52">–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2">Пегаска фейсхуфнула. Я прижал её к себе и успокаивающе гладил по гриве.</text:p>
      <text:p text:style-name="P52"/>
      <text:p text:style-name="P52">–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2"/>
      <text:p text:style-name="P52">Проклятье! Знакомые симптомы, Анон! Не далее, как пять минут назад ты описывал их в письме Селестии.</text:p>
      <text:p text:style-name="P52">Нехорошее предчувствие закралось в душу. Я поставил кастрюлю с картошкой на печку.</text:p>
      <text:p text:style-name="P52"/>
      <text:p text:style-name="P52">– Дэш. Когда ты в последний раз летала?</text:p>
      <text:p text:style-name="P52">– Вчера утром немного. А что?</text:p>
      <text:p text:style-name="P52">– Попробуй взлети сейчас. Просто поднимись к потолку. У меня есть одно соображение, хочу проверить.</text:p>
      <text:p text:style-name="P52"/>
      <text:p text:style-name="P52">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изо всех сил, <text:s/>подпрыгнула ещё выше.</text:p>
      <text:p text:style-name="P52">– …Да ладно!</text:p>
      <text:p text:style-name="P52"/>
      <text:p text:style-name="P52">Пегаска сидела на полу и удивлённо рассматривала свои крылья. Потом для уверенности подёргала зубами за маховые перья.</text:p>
      <text:p text:style-name="P52">– Ай! Вроде не сплю — боль чувствуется. Тогда какого сена я падаю?!!</text:p>
      <text:p text:style-name="P52"><text:soft-page-break/>– Дэш, – мягко сказал я. – Пегасы держатся в воздухе, не в последнюю очередь, за счёт магии. Одних крыльев ведь недостаточно? Правильно?</text:p>
      <text:p text:style-name="P52">– И?</text:p>
      <text:p text:style-name="P52">–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2"/>
      <text:p text:style-name="P52">– У-у-у-ы-ы-ы-а-а-а!</text:p>
      <text:p text:style-name="P52">Дэш горько, с подвыванием, разрыдалась.</text:p>
      <text:p text:style-name="P52">– Ы-ы-ы! Я не могу без неба-а-а! Мне нужно лета-а-ать! Я пега-а-ас!</text:p>
      <text:p text:style-name="P52"/>
      <text:p text:style-name="P52">Крутая и тренированная пегаска сотрясалась от плача, как ребёнок. Её депрессия последних дней вырвалась наружу эмоциональным взрывом.</text:p>
      <text:p text:style-name="P52"/>
      <text:p text:style-name="P52">– Ы-ы-ы… Почему всё так… хнык… паршиво? Что мы сделали не так? Хнык… Я даже не знаю, с кем надо подраться, чтобы всё исправить…</text:p>
      <text:p text:style-name="P52">Я сел рядом. Мне нечем было её утешить, я мог лишь молча обнять её, поглаживая по растрёпанной гриве. Пегаска, вхлипывая, прижалась ко мне.</text:p>
      <text:p text:style-name="P52"/>
      <text:p text:style-name="P52">– Анон?</text:p>
      <text:p text:style-name="P52">– Да?</text:p>
      <text:p text:style-name="P52">–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2">– Дэш, мы дойдём до Понивилля вместе, что бы ни случилось. Обещаю тебе.</text:p>
      <text:p text:style-name="P52">Пегаска утешилась и замерла, глядя в огонь. Время от времени она горько всхлипывала, сотрясаясь всем телом.</text:p>
      <text:p text:style-name="P52"/>
      <text:p text:style-name="P52">Я мыл тарелки после ужина, когда услышал бормотание Дэш за спиной.</text:p>
      <text:p text:style-name="P52"/>
      <text:p text:style-name="P52">«И-и-и… о-о-о… эн… а-а-а… И она… П-э-э-э… о-о-о… Как эта буква называется, забери меня дискорд? Ша? Ша! Эл! А! Мммм… И она пошла… Ы-ы-ы!!!»</text:p>
      <text:p text:style-name="P52"/>
      <text:p text:style-name="P52">Громкий «бабах» дал понять, что Дэш захлопнула книгу. После короткой паузы взьерошенная пегаска <text:s/>выглянула из-за спины.</text:p>
      <text:p text:style-name="P52">– Анон? Расскажи какую-нибудь сказку на ночь? Что-то спать не хочется.</text:p>
      <text:p text:style-name="P52"/>
      <text:p text:style-name="P52">Пегаска залезла на диван и похлопала по подушке рядом с собой.</text:p>
      <text:p text:style-name="P52">Я поставил тарелку в шкафчик и вытер руки о передник.</text:p>
      <text:p text:style-name="P52">– Дэш, это плохая идея. Давай, я лучше тебе почитаю.</text:p>
      <text:p text:style-name="P52">– Хочу сказку! – пегаска насупилась и отгородилась от меня подушкой. – Ты плохой!</text:p>
      <text:p text:style-name="P52">– Дэш! Я не помню ни черта!</text:p>
      <text:p text:style-name="P52"><text:soft-page-break/>– Сказку!!! – подушка полетела в меня.</text:p>
      <text:p text:style-name="P52"/>
      <text:p text:style-name="P52">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2"/>
      <text:p text:style-name="P52">Дэш повернулась ко мне спиной и стала подозрительно шмыгать носом.</text:p>
      <text:p text:style-name="P52">Я подошёл к дивану и сел рядом, развернув её к себе.</text:p>
      <text:p text:style-name="P52">– Ну ладно. Сама напросилась!</text:p>
      <text:p text:style-name="P52">Я задумался.</text:p>
      <text:p text:style-name="P52"/>
      <text:p text:style-name="P52">…</text:p>
      <text:p text:style-name="P52"/>
      <text:p text:style-name="P52">– Вот тебе поучительная сказка с моралью. Слушай.</text:p>
      <text:p text:style-name="P52">Я устроился на диване, положив под ноги подушку, на которой тут же примостилась и пегаска.</text:p>
      <text:p text:style-name="P52"/>
      <text:p text:style-name="P52">– Однажды в кувшин с молоком попали две жабы…</text:p>
      <text:p text:style-name="P52">– Бггг! Уже смешно! – заржала Дэш. – <text:s/>Как могли жабы попасть в кувшин? Он же высокий? Жабы прыгают низко. Может, это было блюдце?</text:p>
      <text:p text:style-name="P52">– Нет! – упёрся я. – Кувшин! Иначе морали не получится! Жабы… эээ… свалились в него с кантерлотской скалы.</text:p>
      <text:p text:style-name="P52">– Ух ты! Круто! А что они там делали?</text:p>
      <text:p text:style-name="P52">– Дэш! Как я могу рассказывать, если ты постоянно меня перебиваешь?</text:p>
      <text:p text:style-name="P52">– Ну пожалуйста-пожалуйста-пожалуйста! Больше не буду, только объясни, как жабы оказались в Кантерлоте?</text:p>
      <text:p text:style-name="P52">–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2">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2">– Вау! Прикольно!</text:p>
      <text:p text:style-name="P52">–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2">– А потом?</text:p>
      <text:p text:style-name="P52">–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2"/>
      <text:p text:style-name="P52">Пегаска затряслась от смеха. Потом, прервавшись, строго спросила с меня:</text:p>
      <text:p text:style-name="P52">– А какая тут мораль? Ты говорил, в этой сказке будет мораль!</text:p>
      <text:p text:style-name="P52"><text:soft-page-break/>– Мораль? Э-э-э… Мораль тут такая, – <text:s/>мрачно заявил я. – Не умеешь летать — не суйся к принцессе!</text:p>
      <text:p text:style-name="P52">– Хорошая… ммм… сказка… – пробормотала пегаска сонно. Зевнув во весь рот она потянулась и, прижавшись к моей ноге, заснула.</text:p>
      <text:p text:style-name="P52">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2">Я пожал плечами, устроился поудобнее и укрылся одеялом.</text:p>
      <text:p text:style-name="P52"/>
      <text:p text:style-name="P52">…</text:p>
      <text:p text:style-name="P52"/>
      <text:p text:style-name="P52">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2"/>
      <text:p text:style-name="P52">Скррржжжж… Скррржжж… Скррржжж…</text:p>
      <text:p text:style-name="P52"/>
      <text:p text:style-name="P52">Снаружи раздался скрежет. В глубокой ночи, посреди абсолютной тишины, этот тихий размеренный звук таил необъяснимую угрозу.</text:p>
      <text:p text:style-name="P52"/>
      <text:p text:style-name="P52">Скррржжжж… Скррржжж…</text:p>
      <text:p text:style-name="P52"/>
      <text:p text:style-name="P52">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2"/>
      <text:p text:style-name="P52">На земле прямо перед фургоном сидела кобылка-жеребёнок с большим бантом. Зажав в зубах гвоздь, она выцарапывала что-то на жестяной крышке коробки из-под конфет.</text:p>
      <text:p text:style-name="P52">– Что ты тут делаешь так поздно? Где твои родители? – вздохнул с облегчением я.</text:p>
      <text:p text:style-name="P52"/>
      <text:p text:style-name="P52">Выйдя из фургона, я подошёл к жеребёнку и посветил на жестянку.</text:p>
      <text:p text:style-name="P52">– Чем ты тут занимаешься?</text:p>
      <text:p text:style-name="P52">Жеребёнка молча смотрела на меня, зажав гвоздь в зубах. На жестянке были коряво выцарапаны символы.</text:p>
      <text:p text:style-name="P52"/>
      <text:p text:style-name="P52">«<text:span text:style-name="T60">37 пни</text:span></text:p>
      <text:p text:style-name="P71">24пн</text:p>
      <text:p text:style-name="P71">15</text:p>
      <text:p text:style-name="P52"><text:span text:style-name="T24">1</text:span>»</text:p>
      <text:p text:style-name="P52"/>
      <text:p text:style-name="P52">– Что это за цифры? – спросил я.</text:p>
      <text:p text:style-name="P52">Кобылка смотрела на меня не отвечая. Потом она достала из тряпичного нагрудного кармана целлулоидную формочку для песка в виде аликорна и положила передо мной. Вернувшись к табличке, <text:soft-page-break/>она постучала по ней копытом и указала куда-то вверх. Я посветил туда фонариком. В круге света белел знакомый указатель.</text:p>
      <text:p text:style-name="P52"/>
      <text:p text:style-name="P52">«<text:span text:style-name="T24">Добро пожаловать в Груммингтон! Вам здесь рады!</text:span></text:p>
      <text:p text:style-name="P52"><text:span text:style-name="T24">Население города </text:span><text:span text:style-name="T60">302 пони</text:span><text:span text:style-name="T24">.</text:span></text:p>
      <text:p text:style-name="P52"><text:span text:style-name="T60">250 пони</text:span><text:span text:style-name="T24">.</text:span></text:p>
      <text:p text:style-name="P52"><text:span text:style-name="T60">125 поней</text:span><text:span text:style-name="T24">.</text:span></text:p>
      <text:p text:style-name="P52"><text:span text:style-name="T24">54 паня.</text:span>»</text:p>
      <text:p text:style-name="P52"/>
      <text:p text:style-name="P52">Липкое чувство безотчётного ужаса зародилось у меня где-то между лопаток и протянуло холодные щупальца к сердцу. От волнения пересохло в горле.</text:p>
      <text:p text:style-name="P52">– Ты хочешь сказать, этой ночью из населения осталась ты одна? – хрипло спросил я.</text:p>
      <text:p text:style-name="P52">Кобылка кивнула и снова показала на жестянку и вверх.</text:p>
      <text:p text:style-name="P52"/>
      <text:p text:style-name="P52">– Анон! Оглянись! – тревожно воскликнула Дэш у меня за спиной.</text:p>
      <text:p text:style-name="P52"/>
      <text:p text:style-name="P52">Прямо за нами в тишине в круг света вползла трещина. Она змеёй струилась по земле,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2">Едва видные в свете луны, десятки разломов в долине внизу паутиной сходились к месту, эпицентром которого был Груммингтон.</text:p>
      <text:p text:style-name="P52"/>
      <text:p text:style-name="P52">– Дэш! Быстро!</text:p>
      <text:p text:style-name="P52">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2"/>
      <text:p text:style-name="P52">УУУУУУРРРРРРГГГГХХХХХХХ!!!</text:p>
      <text:p text:style-name="P52"/>
      <text:p text:style-name="P52">Со стоном ухнул Груммингтон в разверзшуюся пропасть. Рухнуло всё: дома, ратуша, кафе, магазин. Заборы с треском рассыпались в щепы, обваливаясь в провал один за другим. Последней рухнула мельница, нелепо махая лопастями в тусклом свете луны.</text:p>
      <text:p text:style-name="P52">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2"/>
      <text:p text:style-name="P52">– Анон, запрыгивай!</text:p>
      <text:p text:style-name="P52"/>
      <text:p text:style-name="P52">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формочку и шагнул к фургону. Потом передумал и знаком попросил пегаску подождать. Перешагнув через разлом, я поднял жестянку с <text:soft-page-break/>земли и прислонил её к указателю. Потом, подобрав гвоздь, зачеркнул на табличке единицу и вывел новую цифру:</text:p>
      <text:p text:style-name="P56"/>
      <text:p text:style-name="P56">0</text:p>
      <text:p text:style-name="P52"/>
      <text:p text:style-name="P52">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2"/>
      <text:h text:style-name="Heading_20_2" text:outline-level="2">18. Филлидельфия</text:h>
      <text:p text:style-name="P39"/>
      <text:p text:style-name="P52">Филлидельфия была слишком велика, чтобы сгинуть полностью — Провал лишь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в месте сужения Провала, через трещину были перекинуты сбитые наспех мостки.<text:line-break/>Мы стояли на одном краю пропасти и наблюдали, как на противоположном краю немногочисленные оставшиеся жители, выстроившись гуськом, садятся в вагон. Паровоз пыхал дымом где-то вдалеке, в голове поезда. Прямо перед нами, за дюжину метров от последнего вагона, пути обрывались в пропасть изломанными полосами стали.</text:p>
      <text:p text:style-name="P52">Я поднял кусок газеты, прибитый ветром к ограждению и быстро пробежался по заголовкам.</text:p>
      <text:p text:style-name="P52"/>
      <text:p text:style-name="P52">«<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1">«</text:span><text:span text:style-name="T25">Воззвание к нации Её Высочества, принцессы Луны: ввиду чрезвычайных обстоятельств распоряжением Ночной Главы Диархии пятница отводится для безоплатных работ по возведению мостов через провалы. Расписание работ трудовых бригад по участкам…</text:span><text:span text:style-name="T51">».</text:span> «<text:span text:style-name="T24">Нехватка пегасов-погодников: указ принцессы Луны разрешает набор в погодные команды пегасов с аттестацией по ускоренному курсу</text:span>». «<text:span text:style-name="T24">Вести из провинции: Груммингтон, Снортинг и <text:s/>Питсвилль накрыло пятно магической деградации. Волонтёры устанавливают предупреждающие знаки и указатели объезда поражённой области…</text:span>». «<text:span text:style-name="T24">Криминальный мир: опасный преступник, примат «анонимус», всё ещё на свободе!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2"/>
      <text:p text:style-name="P52">На ближайшей же стене висело объявление, в котором за мою голову уже предлагалось двадцать пять тысяч.</text:p>
      <text:p text:style-name="P52">Ха! С таким прогрессом они скоро за меня будут и миллион предлагать: за последние сутки мы не видели ни одного пегасьего дозора. Я уже свободно шагал рядом с Дэш, не боясь разоблачения.</text:p>
      <text:p text:style-name="P52"/>
      <text:p text:style-name="P52">Издав прощальный гудок, поезд двинулся вперёд. После его отъезда установилась неуловимая, неописуемая словами звенящая тишина. Филлидельфия стала городом-призраком.</text:p>
      <text:p text:style-name="P52"/>
      <text:p text:style-name="P52"><text:soft-page-break/>–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2"/>
      <text:p text:style-name="P52">Пегаска взмахнула крыльями для эффекта. Неожиданно для неё и меня, взмах крыльев подбросил её вверх на хороший метр.</text:p>
      <text:p text:style-name="P52"/>
      <text:p text:style-name="P52">– Какого се… – пегаска приземлилась на круп, изумлённо глядя на свои крылья, – …на!</text:p>
      <text:p text:style-name="P52">Подумав немного, Дэш выбралась из упряжи и что есть мочи замахала крыльями.</text:p>
      <text:p text:style-name="P52"/>
      <text:p text:style-name="P52">– Ю-ху-у-у!!! – пусть и не так быстро и легко, как раньше, но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2">– Уй, лягать! – Дэш сидела на земле, потирая копытом лоб. В радужной шевелюре вызревала внушительных размеров шишка. Треугольная табличка, вращаясь, исчезла в разломе.</text:p>
      <text:p text:style-name="P52"/>
      <text:p text:style-name="P52">Я перевязывал пегаске голову, когда мне в голову пришла идея. Я указал на валяющийся рядом с нами самокат.</text:p>
      <text:p text:style-name="P52">– Дэш, ты ведь сможешь буксировать его на лету?</text:p>
      <text:p text:style-name="P52">– Этот? Конечно могу! Плёвое дело!</text:p>
      <text:p text:style-name="P52">– А со мной?</text:p>
      <text:p text:style-name="P52">– Хмм. Понимаю, к чему ты клонишь.</text:p>
      <text:p text:style-name="P52"/>
      <text:p text:style-name="P52">Пегаска критически оглядела меня.</text:p>
      <text:p text:style-name="P52">– В тебе сто пятьдесят – сто семьдесят фунт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старой, больной клячей. То есть, кое-как держаться в воздухе, чуть похуже Флаттершай, ещё могу. А насчёт буксировки — не уверена. Надо попробовать.</text:p>
      <text:p text:style-name="P52"/>
      <text:p text:style-name="P52">…</text:p>
      <text:p text:style-name="P52"/>
      <text:p text:style-name="P52">Когда дорожное покрытие слилось в сплошную серую полосу, а руль самоката начал вибрировать от скорости у меня в руках, я заорал:</text:p>
      <text:p text:style-name="P52">– Дэ-э-э-ш!!! Сто-о-ой!!! Хватит! Испытание пройдено! Не увлекайся!!!</text:p>
      <text:p text:style-name="P52">Пегаска приземлилась и, выплюнув поводья изо рта, встала в гордую позу.</text:p>
      <text:p text:style-name="P52">– Я ещё и не начинала, между прочим! Так, только чуть-чуть размялась!</text:p>
      <text:p text:style-name="P52"/>
      <text:p text:style-name="P52">Я положил самокат и на трясущихся ногах приближался к ней. Сердце ходило ходуном где-то в районе пяток. Ты слишком стар для таких шуток, Анон!</text:p>
      <text:p text:style-name="P52"/>
      <text:p text:style-name="P52">– Дэш, ты это нарочно? Про «клячу» и всё такое?</text:p>
      <text:p text:style-name="P52">– А что такое? – невинно спросила пегаска, полуобернувшись ко мне задом.</text:p>
      <text:p text:style-name="P52"><text:soft-page-break/>– А ничего, – нарочито спокойно сказал я, демонстративно закатывая рукава.</text:p>
      <text:p text:style-name="P52">–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2">– А того, что я тебя сейчас!..</text:p>
      <text:p text:style-name="P52"/>
      <text:p text:style-name="P52">ХЛОП!</text:p>
      <text:p text:style-name="P52"/>
      <text:p text:style-name="P52">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2"/>
      <text:p text:style-name="P52">– Бггг! – <text:s/>заржала пегаска. – Анон, не будь нытиком! Прикольная же шутка!</text:p>
      <text:p text:style-name="P52">–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2">–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2"/>
      <text:p text:style-name="P52"><text:s/>Я потрепал пегаску между ушей.</text:p>
      <text:p text:style-name="P52">– Насчёт шуток я уже заметил. Не парься, я не сержусь. Вдобавок, не такой уж я и хрупкий, просто люблю перестраховаться.</text:p>
      <text:p text:style-name="P52">– Да? Это клёво, – успокоилась Дэш. – А можно попросить тебя об одной вещи?</text:p>
      <text:p text:style-name="P52">– Да?</text:p>
      <text:p text:style-name="P52">Пегаска прижала уши и съёжилась.</text:p>
      <text:p text:style-name="P52">– Помнишь, я разревелась в Груммингтоне?</text:p>
      <text:p text:style-name="P52">– Ну да, было дело.</text:p>
      <text:p text:style-name="P52">– Забудь про это!</text:p>
      <text:p text:style-name="P52">– Почему? – озадачился я. – Ты была такой милой тогда.</text:p>
      <text:p text:style-name="P52"/>
      <text:p text:style-name="P52">Дэш покраснела и принялась ковырять копытом асфальт.</text:p>
      <text:p text:style-name="P52">–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2"/>
      <text:p text:style-name="P52">Я пожал плечами.</text:p>
      <text:p text:style-name="P52">–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2">– Но ты не плачешь.</text:p>
      <text:p text:style-name="P52"/>
      <text:p text:style-name="P52"><text:soft-page-break/>Я задумался.</text:p>
      <text:p text:style-name="P52">– Я не плачу, потому, что я — мужчина. Нас так воспитывают. Кроме того, в моём собственном мире дела идут куда хуже. Вероятно потому всё происходящее тут мне не кажется слишком катастрофичным.</text:p>
      <text:p text:style-name="P52">– Ни фига себе! Куда ж может быть хуже? – воскликнула Дэш. – У вас что, все поголовно встают в восемь утра и едят сено на завтрак, обед и ужин?</text:p>
      <text:p text:style-name="P52"/>
      <text:p text:style-name="P52">Я засмеялся.</text:p>
      <text:p text:style-name="P52">– Кто-то встаёт и раньше. Но не в этом проблема. У нас… Как бы это сказать… очень холодно.</text:p>
      <text:p text:style-name="P52">–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2">– Нет, я не то имел ввиду. Холодно не в физическом смысле. В душевном.</text:p>
      <text:p text:style-name="P52"/>
      <text:p text:style-name="P52">Пегаска всмотрелась мне в лицо, как будто видя меня впервые.</text:p>
      <text:p text:style-name="P52">– Ты имеешь ввиду, тебе утром никто не скажет: «Привет, хорошего дня»?</text:p>
      <text:p text:style-name="P52">– Да, примерно это я и имел ввиду.</text:p>
      <text:p text:style-name="P52">Пегаска печально покачала головой.</text:p>
      <text:p text:style-name="P52">– Сочувствую. Без друзей не прикольно. Всем нужны друзья. Даже Дискорду, дискорд его забери!</text:p>
      <text:p text:style-name="P52"/>
      <text:p text:style-name="P52">Пегаска вдруг стала на задние ноги, положив передние мне на плечи. Нос её практически упёрся в мой.</text:p>
      <text:p text:style-name="P52">– Анон! В Эквестрии у тебя всегда будут друзья, что бы ни случилось! Обещаю!</text:p>
      <text:p text:style-name="P52">Я растроганно обнял пегаску и погладил её по шее.</text:p>
      <text:p text:style-name="P52">– Спасибо, Дэш. Это просто здорово!</text:p>
      <text:p text:style-name="P52">Пегаска положила голову мне на плечо и прижалась всем телом в ответ.</text:p>
      <text:p text:style-name="P52"/>
      <text:p text:style-name="P52">…</text:p>
      <text:p text:style-name="P52"/>
      <text:p text:style-name="P52">Оставляя на прилавке очередной пустующей филлидельфийской лавки монетку, я озабоченно заметил:</text:p>
      <text:p text:style-name="P52">–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2">– Ты чего? – не поняла шутки пегаска. – А как же твоё участие в эксперименте?</text:p>
      <text:p text:style-name="P52">– Ты меня всё равно как-нибудь вытащишь, – отмахнулся я. – Лучше помоги искать палатку.</text:p>
      <text:p text:style-name="P52">–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2"/>
      <text:p text:style-name="P52">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Филлидельфии до Понивилля на карте было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2"><text:soft-page-break/></text:p>
      <text:p text:style-name="P52">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пропасть.</text:p>
      <text:p text:style-name="P52"/>
      <text:p text:style-name="P52">– Надеюсь, с ним ничего не случится, – озабоченно сказал я. – Иначе придётся объясняться с Трикси.</text:p>
      <text:p text:style-name="P52">– Ерунда! В крайнем случае, ей вернут его стоимость из казны, – отмахнулась пегаска. – Ты не представляешь, как я рада, что избавилась от него!</text:p>
      <text:p text:style-name="P52">Пегаска взлетела и осторожно потянула упряжь. Потом приземлилась и недовольно глянула на меня.</text:p>
      <text:p text:style-name="P52"/>
      <text:p text:style-name="P52">– Скидывай! – скомандовала пегаска, указав на рюкзак.</text:p>
      <text:p text:style-name="P52">– В чём дело?</text:p>
      <text:p text:style-name="P52">Пегаска молча потянула зубами за шлейку рюкзака, сдёргивая его с меня.</text:p>
      <text:p text:style-name="P52">– Дэш, ты чего?</text:p>
      <text:p text:style-name="P52"/>
      <text:p text:style-name="P52">Пегаска раскрыла рюкзак и стала копаться в нём.</text:p>
      <text:p text:style-name="P52">– Я могу нести тебя, когда ты весишь сто пятьдесят фунтов, – больший из двух котелков отправился в Провал.</text:p>
      <text:p text:style-name="P52">– Я могу тянуть тебя, когда ты весишь сто семьдесят фунтов, – половина наших запасов картошки ухнула следом.</text:p>
      <text:p text:style-name="P52">– Я могу тащить тебя, когда ты весишь двести! – насос и запасные колеса к самокату улетели туда же.</text:p>
      <text:p text:style-name="P52">–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2">– Погоди, Дэш, консервы-то не выкидывай! Ты ж сама говорила, что только-только размялась и всё такое. <text:span text:style-name="T61">И товары</text:span> вовсе<text:span text:style-name="T61"> не </text:span>бесплатные<text:span text:style-name="T61"> </text:span>— я оставлял в магазинах деньги — последние, кстати! Дай, я сам отберу припасы…</text:p>
      <text:p text:style-name="P52"/>
      <text:p text:style-name="P52">…</text:p>
      <text:p text:style-name="P52"/>
      <text:p text:style-name="P52">Ю-ху-у-у!!!</text:p>
      <text:p text:style-name="P52"/>
      <text:p text:style-name="P52">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расхохотаться и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2"/>
      <text:p text:style-name="P52">За час воздушной буксировки мы продвинулись так, как раньше за день.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2">– Я вижу Кантерлот. Ещё день пути — и сворачиваем к Понивиллю.</text:p>
      <text:p text:style-name="P52"><text:soft-page-break/>– А ты выдержишь?</text:p>
      <text:p text:style-name="P52">Пегаска фыркнула.</text:p>
      <text:p text:style-name="P52">– Я-то выдержу. Самокат — не уверена.</text:p>
      <text:p text:style-name="P52">–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2">– Я уже думала над этим. Там часто встречаются пони. Тебя узнают.</text:p>
      <text:p text:style-name="P52">– На той скорости, которую мы там разовьём — не узнают. А хоть бы и узнали — ты видела хоть один патруль за последние сутки?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2"/>
      <text:p text:style-name="P52">– «Трасса 52», – прочла Дэш на табличке и почесала в затылке. – Что-то я не помню тут никаких трасс. Наверное, недавно построили.</text:p>
      <text:p text:style-name="P52"/>
      <text:p text:style-name="P52">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2"/>
      <text:p text:style-name="P52">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2"/>
      <text:p text:style-name="P52">– Дэ-э-эш! Тормози-и-и!!!</text:p>
      <text:p text:style-name="P52">– Чего-о-о?! Не слышу-у-у!!!</text:p>
      <text:p text:style-name="P52"/>
      <text:p text:style-name="P52">КРАК!!!</text:p>
      <text:p text:style-name="P52"/>
      <text:p text:style-name="P52">Тот, кто станет делать качественные самокаты в Эквестрии — озолотится. Мой не выдержал столкновения и развалился у меня в руках. Переднее колесо соскочило с оси и покатилось по своим делам. Металл самоката при трении об покрытие дороги выпустил пышный пламенный хвост искр. Что было дальше я не видел, так как покатился по дороге вверх тормашками и свет потух в моих глазах.</text:p>
      <text:p text:style-name="P52"/>
      <text:p text:style-name="P52">…</text:p>
      <text:p text:style-name="P52"/>
      <text:p text:style-name="P63">Сияние. <text:span text:style-name="T61">Оно п</text:span>овсюду. <text:span text:style-name="T61">Нет верха и низа, нет направлений и расстояний. Нет м</text:span>ыслей. Нет чувств. Нет времени. Есть только бесконечное сияние.</text:p>
      <text:p text:style-name="P63"/>
      <text:p text:style-name="P63"><text:s/>В какой-то момент пришло осознание.</text:p>
      <text:p text:style-name="P63"/>
      <text:p text:style-name="P63">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text:soft-page-break/>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3"/>
      <text:p text:style-name="P63">В сиянии проступают очертания предметов. Дверь? Этот предмет называется «дверь»? Кровать? Капельница? Дефибриллятор?</text:p>
      <text:p text:style-name="P63">Я зажмуриваюсь от яркого света люминесцентных ламп. Откуда-то сбоку доносится неприятный зуммер и тихие фразы.</text:p>
      <text:p text:style-name="P63"/>
      <text:p text:style-name="P63">– Док, позавчерашний приходит в сознание!</text:p>
      <text:p text:style-name="P63">– Следи за давлением.</text:p>
      <text:p text:style-name="P63">В поле зрения появляется предмет. Сквозь ресницы видны только его расплывчатые очертания. Предмет движется, проводя какие-то манипуляции.</text:p>
      <text:p text:style-name="P63"/>
      <text:p text:style-name="P63">Я открываю глаза и вижу фигуру в голубом.</text:p>
      <text:p text:style-name="P63"/>
      <text:p text:style-name="P63">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3"/>
      <text:p text:style-name="P63">– Больной, как вы себя чувствуете? Вы можете назвать своё имя?</text:p>
      <text:p text:style-name="P63"/>
      <text:p text:style-name="P63">Я закрываю глаза и пытаюсь вспомнить.</text:p>
      <text:p text:style-name="P63"/>
      <text:p text:style-name="P63">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3"/>
      <text:p text:style-name="P63">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text:p>
      <text:p text:style-name="P63">Идиот! Если тебе отчекрыжили обмороженные руки-ноги, то остаток жизни проведёшь в инвалидном кресле, вспоминая, как хотел стать альпинистом!</text:p>
      <text:p text:style-name="P63">Я вспомнил почти всё. Моё имя? Осталось вспомнить имя. Меня зовут…</text:p>
      <text:p text:style-name="P63"/>
      <text:p text:style-name="P63">– Ано-о-он! Ано-о-он! Ано-о-он!</text:p>
      <text:p text:style-name="P63"/>
      <text:p text:style-name="P63">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text:p>
      <text:p text:style-name="P63"/>
      <text:p text:style-name="P63">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text:soft-page-break/>Я помню насыщенный магией воздух и склонившиеся надо мной неземные фигуры. Я помню её. Её имя Селестия…</text:p>
      <text:p text:style-name="P63"/>
      <text:p text:style-name="P63">Я открываю глаза и вижу фигуру в голубом.</text:p>
      <text:p text:style-name="P63"/>
      <text:p text:style-name="P52">…</text:p>
      <text:p text:style-name="P52"/>
      <text:p text:style-name="P52">Сознание с трудом возвращалось в гудевшую <text:span text:style-name="T6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2"/>
      <text:p text:style-name="P52">– Ано-о-он! Ано-о-он! Встава-а-ай!</text:p>
      <text:p text:style-name="P52">– И как, интересно, я могу встать, если ты стоишь прямо надо мной? – с трудом отвечаю я.</text:p>
      <text:p text:style-name="P52">– Хорош умничать! – буркнула пегаска сквозь слёзы. – Анон?!!</text:p>
      <text:p text:style-name="P52"/>
      <text:p text:style-name="P52">Я был полузадушен силой объятий пегаски.</text:p>
      <text:p text:style-name="P52"/>
      <text:p text:style-name="P52">– Что-то я слишком часто реву с тех пор, как мы познакомились. – пробормотала Дэш, прижавшись ко мне. – Это не круто.</text:p>
      <text:p text:style-name="P52">– Ещё как круто! – утешил пегаску я. – Ты мне всю рубашку промочила. Прямо как водомётная машина!</text:p>
      <text:p text:style-name="P52">– <text:span text:style-name="T61">А т</text:span>ы вставать не хотел! Я очень-очень испугалась. <text:span text:style-name="T61">Всё-таки, д</text:span>урацкая это была затея с самокатом! Если бы можно было вернуться к фургону!</text:p>
      <text:p text:style-name="P52">–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2"/>
      <text:p text:style-name="P52">Дэш почесала в затылке.</text:p>
      <text:p text:style-name="P52">–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Так доберёмся дня за три, если не напрягаться и бежать не больше пяти часов в сутки. А если бежать тротом…</text:p>
      <text:p text:style-name="P52"/>
      <text:p text:style-name="P52">Я внимательно наблюдал за пегаской. Та разлеглась на мне и, подпирая голову, рассуждала, сколько времени нам понадобится, чтобы добраться до Понивилля тротом, иноходью, кентером и махом. Для убедительности, Дэш вычерчивала у меня на груди фигуры, обозначавшие нас, Понивилль и дорогу.</text:p>
      <text:p text:style-name="P52"/>
      <text:p text:style-name="P52">Вроде, не издевается.</text:p>
      <text:p text:style-name="P52"/>
      <text:p text:style-name="P52">– Дэш!</text:p>
      <text:p text:style-name="P52">– Ась?</text:p>
      <text:p text:style-name="P52">Пегаска с невинным видом уставилась на меня, практически коснувшись своими губами моих.</text:p>
      <text:p text:style-name="P52"/>
      <text:p text:style-name="P52"><text:soft-page-break/>– Я бегаю ещё хуже, чем ты таскаешь фургоны. То есть, чуть лучше, чем никак.</text:p>
      <text:p text:style-name="P52"/>
      <text:p text:style-name="P52">Пегаска критически осмотрела меня и помотала головой.</text:p>
      <text:p text:style-name="P52">– Фиговые у тебя шутки, Анон. Не смешные.</text:p>
      <text:p text:style-name="P52">– Дэш, я не шучу.</text:p>
      <text:p text:style-name="P52">– Не верю. – пегаска провела крылом по моей ноге от пояса до пятки. – У тебя очень длинные ноги. Почти как у аликорнов. Ты не можешь плохо бегать.</text:p>
      <text:p text:style-name="P52">– И всё же это так. Я могу пробежать пару километров, и на этом выдохнусь. Что неудивительно, учитывая тот образ жизни, что я вёл в прошлом мире.</text:p>
      <text:p text:style-name="P52"><text:span text:style-name="T11">–</text:span> А какой у тебя там был образ жизни?</text:p>
      <text:p text:style-name="P52"><text:span text:style-name="T11">–</text:span> Сидячий. Каждый день по восемь-десять часов в день на стуле, перед компьютером. Иногда и по двенадцать.</text:p>
      <text:p text:style-name="P52"/>
      <text:p text:style-name="P52">У Дэш отвалилась челюсть.</text:p>
      <text:p text:style-name="P52"><text:span text:style-name="T11">–</text:span> Лягать-колотить! Ты сидел в тюрьме? За что тебя посадили?</text:p>
      <text:p text:style-name="P52"><text:span text:style-name="T11">–</text:span> Я не сидел в тюрьме! У меня работа сидячая. Была. Программисты так работают, понимаешь? Сидя. У нас это в порядке вещей.</text:p>
      <text:p text:style-name="P52"/>
      <text:p text:style-name="P52">Пегаска неверяще смотрела на меня. Потом её удивление сменилось сочувствием. Она покачала головой. Её грива щекотала мне шею.</text:p>
      <text:p text:style-name="P52"><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без движения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4"><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4"><text:span text:style-name="T1">–</text:span> Вряд ли меня так можно называть. Очень далёкие параллели. <text:span text:style-name="T1">У</text:span> нас совсем нет магии.</text:p>
      <text:p text:style-name="P52"><text:span text:style-name="T5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4">– Не парься. Просто исходи из того, что до Понивилля мы доберёмся шагом. И ещё вот что…</text:p>
      <text:p text:style-name="P54">– Да?</text:p>
      <text:p text:style-name="P54">– Слезь с меня наконец!</text:p>
      <text:p text:style-name="P54"/>
      <text:p text:style-name="P54">Пегаска густо покраснела.</text:p>
      <text:p text:style-name="P54"/>
      <text:p text:style-name="P53">***</text:p>
      <text:p text:style-name="P52"/>
      <text:p text:style-name="P52">Два дня спустя…</text:p>
      <text:p text:style-name="P52"/>
      <text:p text:style-name="P52"><text:soft-page-break/>Мы стояли на берегу Седлового озера. Дэш озадаченно осматривалась.</text:p>
      <text:p text:style-name="P54">–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 чтобы обойти озеро.</text:p>
      <text:p text:style-name="P54">–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40"/>
      <text:p text:style-name="P54">Пегаска <text:span text:style-name="T11">сконфужено</text:span> заметила:</text:p>
      <text:p text:style-name="P54">– Я в этих краях впервые. И обычно я путешествую по воздуху или поездом.</text:p>
      <text:p text:style-name="P54">Я фейспалмнул, вспоминая выкинутые в пропасть припасы.</text:p>
      <text:p text:style-name="P54"/>
      <text:p text:style-name="P54">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4"/>
      <text:p text:style-name="P54">–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4"/>
      <text:p text:style-name="P54">Нам повезло. В лодочном сарае таки лежала (кто бы мог подумать) лодка! Пусть она была старой и рассохшейся, но с помощью банки старой шпатлёвки и часа изощрённых ругательств<text:span text:style-name="T61"> мне</text:span> удалось замазать самые большие щели. За тестовый<text:span text:style-name="T61"> </text:span>получасовый заплыв<text:span text:style-name="T61"> </text:span>в лодку набралось всего две банки воды! Я чувствовал себя кораблестроителем!</text:p>
      <text:p text:style-name="P54"/>
      <text:p text:style-name="P54">– Ну что, отправляемся? – Дэш свесилась с носа, глядя в зеленоватую воду. – Как лодку назовёшь, кэп?</text:p>
      <text:p text:style-name="P54">– «Две банки»<text:span text:style-name="T11">,</text:span> – буркнул я.</text:p>
      <text:p text:style-name="P40"/>
      <text:p text:style-name="P40">…</text:p>
      <text:p text:style-name="P40"/>
      <text:p text:style-name="P54">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прибрежных ив.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4">Я оглянулся. Дэш опустила глаза. На мордочке застыло выражение печали.</text:p>
      <text:p text:style-name="P54"/>
      <text:p text:style-name="P54">Надо бы поговорить с Твайлайт по возвращению в Понивилль, Анон! Что-то тревожит пегаску с самого Фетлока. Наверное, наша поездка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4"/>
      <text:p text:style-name="P54">Я налёг на вёсла. И всё же это был славный заплыв! Медитативный плеск волн, ласково греющее спину солнце, крики чаек настроили меня на философский лад. </text:p>
      <text:p text:style-name="P54"/>
      <text:p text:style-name="P54"><text:soft-page-break/>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реходов? Достаточно ли сильны руки для многочасовой гребли? Выдержит ли психика потерю той, кого… ну, не любил, но был очень привязан?</text:p>
      <text:p text:style-name="P54"/>
      <text:p text:style-name="P54">А вот шиш вам всем! Я не разнылся, а,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я верну Сел! И тогда…</text:p>
      <text:p text:style-name="P54"/>
      <text:p text:style-name="P54">– Анон, – прервала ход моих мыслей пегаска. – Наш путь заканчивается. В Понивилле мы расстанемся. Ты ничего не хочешь мне сказать?</text:p>
      <text:p text:style-name="P54">– Что именно? – вопрос застал меня врасплох. Я прекратил грести и обернулся.</text:p>
      <text:p text:style-name="P54">– Ну… – пегаска смутилась. – Что у тебя на душе? Какие чувства? Ты правда совсем-совсем ничего не хочешь мне сказать?</text:p>
      <text:p text:style-name="P54">– Да вроде нет. Ни о чём не думал вообще.</text:p>
      <text:p text:style-name="P54"/>
      <text:p text:style-name="P54">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4"/>
      <text:p text:style-name="P54">– Значит, тебе нечего мне сказать? Тогда я скажу! Ты врёшь, что ни о чём не думал! Ты опять думал о ней!</text:p>
      <text:p text:style-name="P54">– О ком?</text:p>
      <text:p text:style-name="P54">– О Селестии! Думаешь, я не видела твою мордочку, когда Трикси сообщила тебе о её исчезновении? Я не глупая! Ты постоянно думаешь о ней! Так сильно, что вообще ничего вокруг не замечаешь!</text:p>
      <text:p text:style-name="P54"/>
      <text:p text:style-name="P54">Та-а-ак! Вот в чём дело, лягать меня в пузо! Пегаска ревнует! Какого хера? <text:span text:style-name="T61">Я не давал ей повода!</text:span></text:p>
      <text:p text:style-name="P69"/>
      <text:p text:style-name="P54">– Это не твоё дело! – рявкнул я.</text:p>
      <text:p text:style-name="P54">– Ах, не моё?! Не моё после побега из Псинтела?! Не моё после обнимашек в фургоне?! Не моё после трассы 52?!! Ты… Ты…</text:p>
      <text:p text:style-name="P54">– Что «я»??!</text:p>
      <text:p text:style-name="P54">– Ты… ты неискренний со мной! Так нечестно!!!</text:p>
      <text:p text:style-name="P54">– Ты тоже не слишком-то искренняя! Иначе бы рассказала, что видела в заклинании Прозрения! – огрызнулся я. – Это могло бы нам с Твайлайт здорово помочь с расшифровкой результатов эксперимента!</text:p>
      <text:p text:style-name="P54">– Да пожалуйста! – пегаска топнула ногой. – Нет там для вас ничего полезного! Но раз уж ты это вспомнил — на здоровье! Я видела во сне человека! И о<text:span text:style-name="T61">н жил с пони! И они </text:span>офигенно <text:span text:style-name="T61">любили друг друга! И у них </text:span>был<text:span text:style-name="T61"> </text:span>офигенный <text:span text:style-name="T61">секс! </text:span>И это было офигенно круто!<text:span text:style-name="T61"> </text:span>А ты… Ты <text:span text:style-name="T11">— н</text:span>е такой! Ты не любишь пони!!!</text:p>
      <text:p text:style-name="P54">С каждым предложением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пяткой ноги <text:span text:style-name="T1">сверху вниз</text:span> топающим движением</text:p></text:note-body></text:note>.</text:p>
      <text:p text:style-name="P54"><text:soft-page-break/></text:p>
      <text:p text:style-name="P54">КРАК!</text:p>
      <text:p text:style-name="P54"/>
      <text:p text:style-name="P54">– Ой! – пегаска поспешно отдёрнула ногу. Но было поздно.</text:p>
      <text:p text:style-name="P54">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4"/>
      <text:p text:style-name="P54">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4"/>
      <text:p text:style-name="P54">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4"/>
      <text:p text:style-name="P54">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4">– Оставь меня в покое! Мне не нужна твоя помощь!!!</text:p>
      <text:p text:style-name="P54">Упёршись рукой ей в грудь, я надавил изо всех сил, одновременно разжимая хват её ног второй рукой.</text:p>
      <text:p text:style-name="P54"/>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1"/>
      <text:p text:style-name="P3">ПЛЮХ!!!</text:p>
      <text:p text:style-name="P3">Оп-па!</text:p>
      <text:p text:style-name="P3"/>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1"/>
      <text:p text:style-name="P54">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4">Приволочив меня на берег, Дэш разжала зубы. Я успел перевернуться на спину, когда она со стоном повалилась на меня, раскинув крылья.</text:p>
      <text:p text:style-name="P54"/>
      <text:p text:style-name="P54"><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4"><text:span text:style-name="T11">– </text:span>Выф-выф-вуф! <text:span text:style-name="T11">– </text:span>возразил я.</text:p>
      <text:p text:style-name="P54"/>
      <text:p text:style-name="P54"><text:soft-page-break/>Отпихнув от лица живот пегаски и выплюнув шерсть, я продолжил.</text:p>
      <text:p text:style-name="P54"><text:span text:style-name="T11">– </text:span>Я умею плавать! И нечего меня опекать без моего на то согласия! И вообще, не лезь в мои отношения с Селестией! Это наше личное дело и ничьё больше!</text:p>
      <text:p text:style-name="P54"><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4"/>
      <text:p text:style-name="P54">Я молчал, осмысливая услышанное. Злость ушла. Пришла печаль.</text:p>
      <text:p text:style-name="P54"><text:span text:style-name="T11">– </text:span>Дэш, я знаю. Просто не могу о ней забыть.</text:p>
      <text:p text:style-name="P54"/>
      <text:p text:style-name="P54">Пегаска тяжело поднялась.</text:p>
      <text:p text:style-name="P54"><text:span text:style-name="T11">– </text:span>Везёт же некоторым, <text:span text:style-name="T11">– </text:span>пробормотала она, раскрывая крылья для просушки.</text:p>
      <text:p text:style-name="P54"/>
      <text:p text:style-name="P54">…</text:p>
      <text:p text:style-name="P54"/>
      <text:p text:style-name="P54"><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4"/>
      <text:p text:style-name="P54">Я сидел на песке, прижимаясь спиной к спине пегаски. Её распахнутые крылья защищали меня от ветра.</text:p>
      <text:p text:style-name="P54"><text:span text:style-name="T11">– </text:span>Это остатки былой славы. Мой институтский рекорд <text:span text:style-name="T11">— </text:span>семьдесят пять метров под водой на одном дыхании. Но я уже давно даже пятьдесят не могу проплыть без долгой дыхательной подготовки. Легкие атрофируются, что ли? Вроде, и не курю, но…</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и на теле, по дороге в Понивилль</text:span>.</text:p>
      <text:p text:style-name="P1"/>
      <text:p text:style-name="P1"><text:span text:style-name="T11">–</text:span> Куда это ты спрятался? <text:span text:style-name="T11">–</text:span> ивовая лоза раздвинулась, пропуская пегаску.</text:p>
      <text:p text:style-name="P3"/>
      <text:p text:style-name="P1"><text:span text:style-name="T1">Оп-па</text:span>! <text:span text:style-name="T1">М</text:span>оё тело <text:span text:style-name="T1">на автомате</text:span> попыталось выполнить три вещи: прикрыть левой рукой паховую область, дотянуться правой рукой до ветки со штанами и спрятаться за куст.</text:p>
      <text:p text:style-name="P1"/>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oft-page-break/><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text:span text:style-name="T1">одежды</text:span>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text:p>
      <text:p text:style-name="P1"/>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з<text:span text:style-name="T1">астукали поющей в ванной</text:span>.</text:p>
      <text:p text:style-name="P1"/>
      <text:p text:style-name="P1">Я не ответил.</text:p>
      <text:p text:style-name="P1"/>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text:soft-page-break/></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text:span text:style-name="T1">исповедываться</text:span>,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А под конец сорвать штаны и…” <text:span text:style-name="T11">–</text:span> вот я и хочу знать, что “и”?</text:p>
      <text:p text:style-name="P1"/>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6"/>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расположени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66">…</text:p>
      <text:p text:style-name="P3">Я непонимающе смотрел на пегаску.</text:p>
      <text:p text:style-name="P3">… </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
      <text:p text:style-name="P1">Я глядел на пегаску и не мог <text:span text:style-name="T1">понять</text:span>, что она мне предлагает.</text:p>
      <text:p text:style-name="P1"><text:span text:style-name="T11">–</text:span> Дэш, ты… ?</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
      <text:p text:style-name="P1">Дэш фыркнула мне в лицо и отвернулась.</text:p>
      <text:p text:style-name="P1"><text:span text:style-name="T11">– </text:span><text:span text:style-name="T1">Я не умею. Неумеха, </text:span><text:span text:style-name="T11">– </text:span><text:span text:style-name="T1">пробормотала она тихо.</text:span></text:p>
      <text:p text:style-name="P3"/>
      <text:p text:style-name="P1"><text:soft-page-break/><text:span text:style-name="T1">Проклятье! Почему эти диллемы встают перед тобой, Анон? </text:span><text:span text:style-name="T26">Ещё мгновение </text:span><text:span text:style-name="T27">—</text:span><text:span text:style-name="T26"> и пегаска уйдёт. И у тебя исчезнет единственный друг во всём мире. Даже в двух мирах. Но ты ведь не любишь её, Анон? Не любишь ведь? Ты по-прежнему не можешь забыть Сел, что бы ты ни говорил себе!</text:span></text:p>
      <text:p text:style-name="P35"/>
      <text:p text:style-name="P66">Передо мной пронеслась вся наша история с Дэш, от похода к Зекоре до ссоры в лодке. Почему я должен ей отказывать? Сел подчеркивала, что между нами только дружба. У меня нет перед ней обязательств. А пегаска не требовала от меня ничего. И она была мне симпатична, хоть я и никогда не рассматривал её в качестве партнёра. И, блядь, у меня уже месяц секса не было!</text:p>
      <text:p text:style-name="P66"/>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1"/>
      <text:p text:style-name="P40">– <text:span text:style-name="T1">Дэш… Ты же понимаешь, что я не люблю тебя?</text:span></text:p>
      <text:p text:style-name="P40">–<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Да, у меня были отношения с Селестией. Но с н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Я начал ощущать напряжение в низу живота.</text:p>
      <text:p text:style-name="P1"/>
      <text:p text:style-name="P1">Проклятье на твою голову, Анон!<text:span text:style-name="T1"> Эквестрия целеустремлённо делает из тебя конеёба, и у тебя нет сил сопротивляться этому!</text:span></text:p>
      <text:p text:style-name="P3"><text:soft-page-break/></text:p>
      <text:p text:style-name="P1">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3"/>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развернулись и встали.</text:p>
      <text:p text:style-name="P1"/>
      <text:p text:style-name="P1"><text:span text:style-name="T11">–</text:span> <text:span text:style-name="T1">Всегда удивлялся</text:span>, как вы, пони-пегасы, держитесь в воздухе с помощью таких небольших крыльев? А ты, вдобавок, ещё и меня тащила.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text:span text:style-name="T1">ф</text:span>актическая поверхность крыльев с помощью магии увеличивается в несколько раз. И… <text:span text:style-name="T1">м-м-м…</text:span> <text:span text:style-name="T1">подъёмной </text:span>силы хватает на то, чтобы… уффф…</text:p>
      <text:p text:style-name="P1"/>
      <text:p text:style-name="P1">Мой палец чеса<text:span text:style-name="T1">л</text:span> желобок между махательными мышцами.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час же послушно сдвинулся в сторону <text:span text:style-name="T1">и вверх</text:span>… </text:p>
      <text:p text:style-name="P16"/>
      <text:p text:style-name="P1"><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text:p>
      <text:p text:style-name="P3"/>
      <text:p text:style-name="P1"><text:span text:style-name="T1">М</text:span>ой палец блуждал под хвостом у пегаски и то, что он там находил, приводило меня в сильнейшее возбуждение. Контролировать себя становилось <text:span text:style-name="T1">невыносимо </text:span>трудно.</text:p>
      <text:p text:style-name="P1"/>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text:span text:style-name="T1">ду-мать</text:span>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наконец, делом.</text:p>
      <text:p text:style-name="P1"/>
      <text:p text:style-name="P1">С этими словами пегаска встала.</text:p>
      <text:p text:style-name="P54"/>
      <text:h text:style-name="Heading_20_2" text:outline-level="2">19. <text:span text:style-name="T1">Понивилль. Фейс-контроль </text:span></text:h>
      <text:p text:style-name="P40"/>
      <text:p text:style-name="P54"><text:soft-page-break/>«<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4"/>
      <text:p text:style-name="P54">Я отложил стопку газет, принесенных пегаской.</text:p>
      <text:p text:style-name="P54"><text:span text:style-name="T11">–</text:span> Про меня таки забыли. Отлично.</text:p>
      <text:p text:style-name="P54"><text:span text:style-name="T11">–</text:span> Не уверена, <text:span text:style-name="T11">–</text:span> <text:s/>Дэш почесала затылок. <text:span text:style-name="T11">–</text:span> Там на столбах повсюду висят объявления. За твою голову предлагают пятьдесят тысяч.</text:p>
      <text:p text:style-name="P54"><text:span text:style-name="T11">–</text:span> Ого! Луна никак не уймется. Ладно, это её проблемы.</text:p>
      <text:p text:style-name="P54"/>
      <text:p text:style-name="P54">К счастью, библиотека Понивилля располагалась на окраине. Пробраться туда под покровом сумерек было раз плюнуть.</text:p>
      <text:p text:style-name="P54"><text:span text:style-name="T11">– </text:span>Твайлайт, привет! Мы вернулись! <text:span text:style-name="T11">–</text:span> я широко улыбнулся и захлопнул за собой дверь.</text:p>
      <text:p text:style-name="P54"/>
      <text:p text:style-name="P54">Хлоп! Мы с пегаской болтаемся в магической ауре в метре от пола, беспомощно дергая ногами и крыльями. У меня возникло чувство дежавю.</text:p>
      <text:p text:style-name="P54">Когда растрепанная заучка с бегающими глазками и недоброй ухмылочкой вышла из темноты, мне поплохело.</text:p>
      <text:p text:style-name="P54"/>
      <text:p text:style-name="P54">Ни слова ни говоря, Твайлайт отперла дверь в подвал и потащила меня за собой.</text:p>
      <text:p text:style-name="P54"/>
      <text:p text:style-name="P54"><text:span text:style-name="T11">– К</text:span>АКОГО ХУЯ?!! Твайлайт, ёб твою пони-мать, ты чего творишь? <text:span text:style-name="T11">– </text:span>я вцепился в ручку двери.</text:p>
      <text:p text:style-name="P54"><text:span text:style-name="T11">– </text:span>Твайли, ты чего? <text:span text:style-name="T11">– </text:span>брыкалась Дэш. <text:span text:style-name="T11">– </text:span>Немедленно опусти меня на пол!</text:p>
      <text:p text:style-name="P54"><text:span text:style-name="T11">– </text:span>Извини, Дэши, <text:span text:style-name="T11">– </text:span>скороговоркой бормотала лавандовая единорожка, нервно хихикая, <text:span text:style-name="T11">– я</text:span> не могу быть уверена, что Анон — это действительно Анон, а не наваждение Луны. Как и ты, впрочем, хи-хи! И хотя ругается он идентично оригиналу, но стопроцентно я могу быть в нём уверена только после полной, я подчёркиваю, полной проверки! Не беспокойся, Дэши, эксперимент пройдёт достаточно быстро, я уже отточила навыки на тридцати двух предыдущих попытках, хи-хи!</text:p>
      <text:p text:style-name="P54"/>
      <text:p text:style-name="P54">ХРУСТЬ!</text:p>
      <text:p text:style-name="P54"/>
      <text:p text:style-name="P54">Дверная ручка оторвалась с мясом и я продолжил низвержение в подвал.</text:p>
      <text:p text:style-name="P54"><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4"/>
      <text:p text:style-name="P54"><text:soft-page-break/>В полумраке подвала угадывалось нагромождение реторт, перегонных кубов и микроскопов. С потолка свисали какие-то коренья. В закутке виднелся автоклав. В центре подвала стоял большой стол с фиксирующими браслетами.</text:p>
      <text:p text:style-name="P54"/>
      <text:p text:style-name="P54"><text:span text:style-name="T11">– </text:span>Не беспокойся, Анон-с-вероятностью-пятьдесят-процентов, больно не будет. Не должно быть, во всяком случае, <text:span text:style-name="T11">– </text:span>единорожка суетилась, закрепляя мои руки и ноги в браслетах. <text:span text:style-name="T11">– Е</text:span>сли ты настоящий человек, заклинание магического резонанса тебя не тронет, хи-хи!</text:p>
      <text:p text:style-name="P54"/>
      <text:p text:style-name="P54">Я молча дёргался, пытаясь сломать браслеты.</text:p>
      <text:p text:style-name="P54"/>
      <text:p text:style-name="P54"><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4">Единорожка отвернулась к стеклянному шкафу и стала рыться в нём.</text:p>
      <text:p text:style-name="P54"><text:span text:style-name="T11">– </text:span>Где-то он тут был, я же клала его сюда на прошлой неделе, после эксперимента с тыквой!</text:p>
      <text:p text:style-name="P54"/>
      <text:p text:style-name="P54">Я затих и стал вытягивать правую руку из зажима. У пятидесятилетних драконов лапы явно толще человеческих рук. Ободрав кожу, я таки выдернул кисть и сразу стал срывать защёлки с оставшихся зажимов.</text:p>
      <text:p text:style-name="P54"><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span text:style-name="T11">-</text:span>хи!</text:p>
      <text:p text:style-name="P54"/>
      <text:p text:style-name="P54">Я снова распластался на столе, скованный браслетами. Твайлайт с безумными глазами склонилась надо мной. Рядом с ней парил скальпель.</text:p>
      <text:p text:style-name="P54"/>
      <text:p text:style-name="P54"><text:span text:style-name="T11">– </text:span>Твайлайт, не смей! <text:span text:style-name="T11">– </text:span>хриплым от ужаса голосом прошептал я. <text:span text:style-name="T11">– </text:span>Я тебе потом сниться буду!</text:p>
      <text:p text:style-name="P54"><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 хи-хи-хи-ха-ха-ха!</text:p>
      <text:p text:style-name="P54">Скальпель с огромной скоростью метнулся ко мне.</text:p>
      <text:p text:style-name="P54"/>
      <text:p text:style-name="P54"><text:span text:style-name="T11">– </text:span>А-А-А-А-А-А!!!</text:p>
      <text:p text:style-name="P54">Вжик-вжик-вжик!</text:p>
      <text:p text:style-name="P54"/>
      <text:p text:style-name="P54">Лоскутья одежды полетели на пол. Я лежал на столе нагой, как новорождённый, и орал соответственно.</text:p>
      <text:p text:style-name="P54"><text:span text:style-name="T11">– О</text:span>у! <text:span text:style-name="T61">Что-то новенькое! </text:span>Это надо задокументировать!</text:p>
      <text:p text:style-name="P54">Невесть откуда взявшийся фотоаппарат сделал несколько снимков моего естества в разных ракурсах.</text:p>
      <text:p text:style-name="P54"/>
      <text:p text:style-name="P54"><text:span text:style-name="T11">– </text:span>Хрен-то тебе зачем? <text:span text:style-name="T11">– </text:span>с бессильной злостью спросил я. <text:span text:style-name="T11">– </text:span><text:span text:style-name="T61">Т</text:span>ы собираешься устроить филиал порнхаба для пони-извращенцев?</text:p>
      <text:p text:style-name="P54"><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text:soft-page-break/>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 хи-хи!</text:p>
      <text:p text:style-name="P54"/>
      <text:p text:style-name="P54">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4"/>
      <text:p text:style-name="P54"><text:span text:style-name="T11">– </text:span>Заклинание магического резонанса, усиленное магнетроном Грейвинга-Холла, деструктурирует магический субстрат до исходного состояния!</text:p>
      <text:p text:style-name="P54"><text:span text:style-name="T11">– </text:span>А если попроще?</text:p>
      <text:p text:style-name="P54"><text:span text:style-name="T11">– </text:span>Если ты — клон, то превратишься в исходные тридцать-сорок фунтов песка. Как и все предыдущие, хи-хи,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4"/>
      <text:p text:style-name="P54">Твайлайт вытащила воронку из аппарата и приставила её к моей груди. За воронкой к ящику тянулся толстый гофрированный шланг.</text:p>
      <text:p text:style-name="P54"/>
      <text:p text:style-name="P54"><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4"><text:span text:style-name="T11">– М</text:span>агнетрон вводит в резонанс только частицы магического субстрата. Тебе не о чём волноваться! Я уверена, я подчёркиваю, абсолютно в этом уверена, хи-хи!</text:p>
      <text:p text:style-name="P54"/>
      <text:p text:style-name="P54">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4"/>
      <text:p text:style-name="P54"><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4"/>
      <text:p text:style-name="P54">Радужный вихрь ворвался в комнату и сбил лавандовую единорожку с ног. Падая, магичка потянула за тумблер включения прибор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40"/>
      <text:p text:style-name="P41">***</text:p>
      <text:p text:style-name="P41"/>
      <text:p text:style-name="P54"><text:span text:style-name="T11">– </text:span>А-А-А-А-А-А!!! Бля!</text:p>
      <text:p text:style-name="P54"/>
      <text:p text:style-name="P54">Мой полёт сквозь усыпанную звёздами сине-зелёную мглу закончился столкновением с чем-то мягким.</text:p>
      <text:p text:style-name="P54"/>
      <text:p text:style-name="P54"><text:soft-page-break/><text:span text:style-name="T11">– </text:span>Сестра???</text:p>
      <text:p text:style-name="P54">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4"/>
      <text:p text:style-name="P54"><text:span text:style-name="T11">– </text:span>А-А-А-А-А-А!!!</text:p>
      <text:p text:style-name="P54"/>
      <text:p text:style-name="P55">***</text:p>
      <text:p text:style-name="P55"/>
      <text:p text:style-name="P54">Две кляксы надо мной сформировались в Рэйнбоу Дэш и Твайлайт Спаркл. Пони озадаченно наблюдали за мной и тихо шушукались.</text:p>
      <text:p text:style-name="P54"><text:span text:style-name="T11">– </text:span>Никогда, слышишь, никогда больше не смей подымать меня…</text:p>
      <text:p text:style-name="P54"><text:span text:style-name="T11">– </text:span>Откуда я знала, что магический резонанс так среагирует на…</text:p>
      <text:p text:style-name="P54"/>
      <text:p text:style-name="P54"><text:span text:style-name="T11">– А</text:span>нон? <text:span text:style-name="T11">– </text:span>пегаска заметила, что я открыл глаза. <text:span text:style-name="T11">– </text:span>Ты в порядке?</text:p>
      <text:p text:style-name="P54">Я издал нечто среднее между брачным рёвом лося и стоном умирающего слона.</text:p>
      <text:p text:style-name="P54"/>
      <text:p text:style-name="P54"><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4"><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4"/>
      <text:p text:style-name="P55">***</text:p>
      <text:p text:style-name="P54"/>
      <text:p text:style-name="P54">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4"/>
      <text:p text:style-name="P54"><text:span text:style-name="T11">– </text:span>Итак, мы:</text:p>
      <text:p text:style-name="P54">а) Имеем резонаторные рубины для ускорителя.</text:p>
      <text:p text:style-name="P54">б) После исчезновения принцессы Селестии, не имеем <text:s/>возможности контролировать усиленное ускорителем <text:s/>заклинание Прозрения.</text:p>
      <text:p text:style-name="P54"/>
      <text:p text:style-name="P54">Это значит, что:</text:p>
      <text:p text:style-name="P54">а) Нам придётся пользоваться обычной версией заклинания. Вероятность успеха в этом случае я оцениваю как <text:s/>один к пяти.</text:p>
      <text:p text:style-name="P54">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4"/>
      <text:p text:style-name="P54"><text:soft-page-break/><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4"><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4"><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4">– Дорогая, каждый пони должен быть готов на всё во имя Эквестрии! Если, конечно, это не грязь под туалетным ковриком, – заявила Рэрити.</text:p>
      <text:p text:style-name="P54"><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4"><text:span text:style-name="T11">– </text:span>Тебе-то на Понивилль точно махать! <text:span text:style-name="T11">– </text:span>огрызнулась фермерша. <text:span text:style-name="T11">– Т</text:span>вой дом, поди, не зацепит!</text:p>
      <text:p text:style-name="P54"><text:span text:style-name="T11">– </text:span>Что ты сказала? А ну, повтори?! <text:span text:style-name="T11">– </text:span>взвилась пегаска.</text:p>
      <text:p text:style-name="P54"><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4"/>
      <text:p text:style-name="P54"><text:span text:style-name="T11">– </text:span>Ась?</text:p>
      <text:p text:style-name="P54"><text:span text:style-name="T11">– </text:span>Что?</text:p>
      <text:p text:style-name="P54"><text:span text:style-name="T11">– </text:span>Какой? <text:span text:style-name="T11">– </text:span>разом <text:span text:style-name="T11">о</text:span>бернулась ко мне компания.</text:p>
      <text:p text:style-name="P54"/>
      <text:p text:style-name="P54"><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4"><text:span text:style-name="T11">– </text:span>Хмм, мне такое в голову не приходило. Но, <text:s/>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4"><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4"><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4"><text:span text:style-name="T11">– </text:span>Рэр, иногда лучше жевать, чем говорить. Вот честно!</text:p>
      <text:p text:style-name="P54"><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4"/>
      <text:p text:style-name="P54">Я прыгал на одной ноге, натягивая джинсы.</text:p>
      <text:p text:style-name="P54"><text:span text:style-name="T11">– </text:span>Они лежали в нагрудном кармане рубашки.</text:p>
      <text:p text:style-name="P54"/>
      <text:p text:style-name="P54">Твайлайт отвлеклась от доски.</text:p>
      <text:p text:style-name="P54"><text:span text:style-name="T11">– В р</text:span>убашке? Я послала вниз Спайка прибраться. Те лохмотья тлели после вспышки… Спа-а-айк!!!</text:p>
      <text:p text:style-name="P54"/>
      <text:p text:style-name="P54">Дракончик поднялся по лестнице с веником в одной лапе и мусорным пакетом в другой. Он был весь перемазан сажей и что-то торопливо жевал.</text:p>
      <text:p text:style-name="P54"/>
      <text:p text:style-name="P54"><text:span text:style-name="T11">– </text:span>Вот, прибрался малёхо. Но с потолка сажу ещё не успел отчистить, там стремянка нужна.</text:p>
      <text:p text:style-name="P54"><text:soft-page-break/><text:span text:style-name="T11">– </text:span>Спайки-Вайки, не выкидывай одежду, пожалуйста. В ней должны быть рубины.</text:p>
      <text:p text:style-name="P54"><text:span text:style-name="T11">– </text:span>Какие ещё рубины? <text:span text:style-name="T11">– </text:span>переспросил Спайк и зажевал быстрее.</text:p>
      <text:p text:style-name="P54"><text:span text:style-name="T11">–</text:span> Резонаторные! <text:span text:style-name="T11">–</text:span> холодея, ответил я. <text:span text:style-name="T11">– </text:span>В кармане рубашки должны лежать четыре кристалла.</text:p>
      <text:p text:style-name="P54"><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7"/>
      <text:p text:style-name="P54">…</text:p>
      <text:p text:style-name="P54"/>
      <text:p text:style-name="P54"><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4"><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4"/>
      <text:p text:style-name="P54">Подушка отогнулась и в прямоугольнике света показалась голова Пинки.</text:p>
      <text:p text:style-name="P54"><text:span text:style-name="T11">– Н</text:span>он-нон? Ты сейчас правильный, или нет?</text:p>
      <text:p text:style-name="P54"><text:span text:style-name="T11">– А</text:span>нон, ты как? Тебе уже лучше? <text:span text:style-name="T11">– </text:span>в прямоугольнике появилась голова Рэйнбоу Дэш.</text:p>
      <text:p text:style-name="P54"><text:span text:style-name="T11">– </text:span>Фигурально выражаясь, ты в себе? <text:span text:style-name="T11">– </text:span>вклинилась между ними Твайлайт Спаркл.</text:p>
      <text:p text:style-name="P54"><text:span text:style-name="T11">– </text:span>Столько ругательств на одном дыхании я не слышала даже от бабули, когда она зацепилась за порог амбара и перевернула поднос с пирогами! <text:span text:style-name="T11">– </text:span>донёсся уважительный голос Эпплджек с моих ног.</text:p>
      <text:p text:style-name="P54"/>
      <text:p text:style-name="P54">Я отдышался. Поняхи участливо смотрели на меня, выискивая признаки успокоения.</text:p>
      <text:p text:style-name="P54"/>
      <text:p text:style-name="P54"><text:span text:style-name="T11">– </text:span>Отпустите. Я уже правильный, <text:span text:style-name="T11">– </text:span>наконец произнёс я.</text:p>
      <text:p text:style-name="P54"/>
      <text:p text:style-name="P54">Пинки, Дэш и Твайлайт слезли с горы подушек, наваленных на меня во время эмоционального взрыва. Эпплджек встала с ног.</text:p>
      <text:p text:style-name="P54"/>
      <text:p text:style-name="P54"><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4"><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4"><text:span text:style-name="T11">– </text:span>Спайк!!! Немедленно… <text:s/>сбегай к Кейкам за выпечкой! Нам всем нужно успокоиться!</text:p>
      <text:p text:style-name="P54"><text:span text:style-name="T11">– </text:span>Уже бегу!</text:p>
      <text:p text:style-name="P54"/>
      <text:p text:style-name="P55">***</text:p>
      <text:p text:style-name="P54"/>
      <text:p text:style-name="P54">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 На верхнем ярусе библиотеки устроился Спайк с кульком попкорна.</text:p>
      <text:p text:style-name="P54"/>
      <text:p text:style-name="P54">…</text:p>
      <text:p text:style-name="P54"><text:soft-page-break/></text:p>
      <text:p text:style-name="P54"><text:span text:style-name="T11">– </text:span>Ты точно знаешь, што делаешь? Мне бы не хотелось, чтоб от Понивилля остались одни головешки.</text:p>
      <text:p text:style-name="P54"><text:span text:style-name="T11">– </text:span>Не беспокойся, у меня всё просчитано. Я уверена, я подчёркиваю, я абсолютно уверена в безопасности эксперимента!</text:p>
      <text:p text:style-name="P54"><text:span text:style-name="T11">– </text:span>Ой, што-то мне нехорошо становится, когда ты так говоришь!</text:p>
      <text:p text:style-name="P54"><text:span text:style-name="T11">– М</text:span>не, к-к-кажется, нужно пойти п-п-покормить Энджела… Я, эмм, скоро вернусь…</text:p>
      <text:p text:style-name="P54"><text:span text:style-name="T11">– </text:span>Флатти, мы же договаривались! Это абсолютно, я подчёркиваю, абсолютно безопасно!</text:p>
      <text:p text:style-name="P54"><text:span text:style-name="T11">– </text:span>Т-т-ты и в прошлый раз так же г-г-говорила… Я… Я не могу… Я просто не могу…</text:p>
      <text:p text:style-name="P54"><text:span text:style-name="T11">– </text:span>Флатти!</text:p>
      <text:p text:style-name="P54"><text:span text:style-name="T11">– </text:span>Твайли, золотце, ты делаешь совершенно неправильный акцент! Позволь мне… Флатти, дорогая, пойми, нам необходима твоя помощь! Если мы не разберёмся в проблеме, одними исчезновениями пони дело не ограничится. Скоро начнут исчезать и животные, я уверена в этом! Неужели ты хочешь, чтобы твой Энджел исчез? Или Гарри? Или…</text:p>
      <text:p text:style-name="P54"><text:span text:style-name="T11">– </text:span>НЕТ! Я… Я согласна! Только з-з-завяжите мне глаза, п-п-пожалуйста…</text:p>
      <text:p text:style-name="P54"><text:span text:style-name="T11">– Кобылки</text:span>, приготовились! Начинаю обратный отсчёт! Десять! Девять! Восемь! Семь!</text:p>
      <text:p text:style-name="P54"/>
      <text:p text:style-name="P54">Гудение синхрофазотрона усилилось. Картинка у меня перед глазами поплыла.</text:p>
      <text:p text:style-name="P54"/>
      <text:p text:style-name="P54"><text:span text:style-name="T11">– </text:span>Шесть! Пять! Четыре! Три! Флатти, ты одела ожерелье Доброты задом-наперёд! Три-с-половиной! Три-с-четвертью! Два! Один! Понеслись, поняши!!!</text:p>
      <text:p text:style-name="P54"/>
      <text:p text:style-name="P54">Картинка у меня перед глазами выключилась.</text:p>
      <text:p text:style-name="P54"/>
      <text:h text:style-name="Heading_20_2" text:outline-level="2">20. В<text:span text:style-name="T1">еликое Откровение</text:span></text:h>
      <text:p text:style-name="P40"/>
      <text:p text:style-name="P54">Ветер швыряет мне в лицо горсть снег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Покрытая трещинами равнина простирается от края и до края. Справа её однообразие ломает пик кантерлотской скалы.</text:p>
      <text:p text:style-name="P54"/>
      <text:p text:style-name="P54">Я вглядываюсь в далёкую вершину.</text:p>
      <text:p text:style-name="P54"/>
      <text:p text:style-name="P54">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text:p>
      <text:p text:style-name="P54">Я наклоняюсь и протягиваю к ней руку.</text:p>
      <text:p text:style-name="P54"/>
      <text:p text:style-name="P54">Мгновение — и я стою на улиц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4"/>
      <text:p text:style-name="P54"><text:soft-page-break/>Пробудившееся воспоминание сеет тревогу. Я направляюсь в парк, постепенно ускоряясь. Глухой отзвук шагов в ушах заглушает удары сердца. Последние метры до старого клёна я бегу со всех ног.</text:p>
      <text:p text:style-name="P54">Плотный квадратик письма сразу же попадается под руку в дупле.</text:p>
      <text:p text:style-name="P54"/>
      <text:p text:style-name="P64">«Почему ты не вернулся, ты же обещал вернуться? Первые два года я надеялась, но сейчас… Сейчас мне просто хочется выговориться. Мне больше некому открыть душу, кроме этого клочка бумаги. Рядом со мной никого нет. Даже тётка пропала четыре месяца назад. Хотя, тётке я бы всё равно ничего не рассказала, мы были с ней не особо дружны.</text:p>
      <text:p text:style-name="P64">Больше всего мне не хватает друзей. Я ведь смогла подружиться с Анитой Клодвэй и Санни Дэйс из нижнего города, как ты и советовал. А сейчас… Сейчас я одна.</text:p>
      <text:p text:style-name="P64">Впрочем, скучать особо некогда. Я устроилась на работу к миссис Лонгпен в «Кантерлот Геральд». Работа не очень нравится, но, по крайней мере, не ощущаешь одиночества. Наверное, я больше чувствовала бы себя на своём месте, если бы у меня была подходящая кьютимарка. Но не думаю, что маленький воздушный змей как-то связан с печатью.</text:p>
      <text:p text:style-name="P64">Да! Я получила кьютимарку, я ещё не говорила тебе? Ромбовидный воздушный змей, совсем как тот, что ты подарил мне перед уходом. Наверное, я получила такую метку потому, что много времени провожу тут, в парке. Я часто прихожу сюда, достаю воздушного змея и ловлю ветер. И когда наш змей взлетает ввысь, мне кажется, что ты стоишь за моей спиной. Я почти слышу, как ты говоришь мне: «Лови ветер, Индиго! Осторожнее, правее, не зацепи флюгер! Беги ровнее!».</text:p>
      <text:p text:style-name="P64">Миссис Лонгпен говорит, что мне очень повезло и не стоит печалиться, что моя кьютимарка не подходит к печатному делу. Потому что в последнее время пони совсем перестали получать кьютимарки. С её слов, за последний год я — единственная, кто получил метку. Мне кажется, она просто хочет удержать меня в газете, ведь найти работника сейчас очень большая проблема.</text:p>
      <text:p text:style-name="P64">Подумать только, ещё пару лет назад мне бы и в голову не пришло, что я могу стать второй по значимости пони в самой «Кантерлот Геральд»! А сейчас я — первый помощник миссис Лонгпен! А миссис Лонгпен — владелица и главный редактор «Кантерлот Геральд»! А «Кантерлот Геральд» — лучшая газета Кантерлота и всей Эквестрии! Разве что «Вестник Мэйнхэттена» мог бы с ней тягаться.</text:p>
      <text:p text:style-name="P64">Но только вся «Кантерлот Геральд» теперь состоит из мисс Лонгпен, меня и трех курьеров-продавцов. И жалкий тираж в тысячу экземпляров приходится неделю продавать в Кантерлоте и трёх станциях до Мэйнхэттена, куда ещё ходит поезд.</text:p>
      <text:p text:style-name="P64">Чудеса всё же бывают. Не те, что может сотворить любой мало-мальски обученный единорог, а другие… Те, что случаются сами по себе… В общем, если ты всё же прочтёшь это письмо, значит, ты вернулся! И тогда ты можешь меня найти в здании редакции, что у моста в верхний город! И я сразу же возьму выходной! И мы сможем вместе запускать змея и дурачиться в парке, а потом я напою тебя имбирным чаем с рогаликами! И мы будем болтать до самой ночи о том, о сём! И ты мне расскажешь, что разгадал тайну исчезновений пони, а на следующий день отправишься возвращать их всех в Эквестрию. И я пойду с тобой!</text:p>
      <text:p text:style-name="P46"/>
      <text:p text:style-name="P64"><text:span text:style-name="T11">P.S. </text:span>Мне пришлось немного расширить дупло — змей в него не пролазил, а я не хочу таскать его из дома в парк и обратно. Боюсь поломать.»</text:p>
      <text:p text:style-name="P54"/>
      <text:p text:style-name="P54">Я засовываю руку поглубже в дупло и достаю воздушного змея. Бумажное полотно потёрто, в одном месте заклеено, но змей цел. По дороге к мосту я разматываю шпагат. Затем разгоняюсь и отпускаю змея. Тот взмывает ввысь в набегающем потоке. Яркий квадратик оживляет унылость мёртвого города.</text:p>
      <text:p text:style-name="P54"/>
      <text:p text:style-name="P54">Я мчусь к мосту.</text:p>
      <text:p text:style-name="P54"><text:soft-page-break/>Дорога в верхний город обрывается в пропасть. Я останавливаюсь на самом краю. Порыв ветра разрывает пересохший шпагат в моих руках и воздушный змей медленно опускается в Провал.</text:p>
      <text:p text:style-name="P54"/>
      <text:p text:style-name="P54">Трещина разделяет Кантерлот на две неравных части. Огрызок дворца — башня Луны — одиноко высится на другом краю разлома. Пульсирующие нити света опутывают мир из её вершины.</text:p>
      <text:p text:style-name="P54">Через Провал перекинут потрёпанный верёвочный мост.</text:p>
      <text:p text:style-name="P54"/>
      <text:p text:style-name="P54">Я переправляюсь через пропасть.</text:p>
      <text:p text:style-name="P54"/>
      <text:p text:style-name="P54">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4"/>
      <text:p text:style-name="P40"><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Её Высочество,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рошлые сутки две полицейские когорты</text:span><text:span text:style-name="T9"><text:note text:id="ftn15" text:note-class="footnote"><text:note-citation>15</text:note-citation><text:note-body><text:p text:style-name="P149">Когорта <text:span text:style-name="T51">–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алерт-карт: груммингтонское пятно магической деградации ожидаемо сомкнулось с пятном у Додж Сити. Отказавшимся от эвакуации пони грозит исчезновение</text:span><text:span text:style-name="T1">».</text:span></text:p>
      <text:p text:style-name="P54"/>
      <text:p text:style-name="P54">Я тяну ручку двери на верхней площадке. Сильный сквозняк чуть не сбивает меня с ног: ветер задувает в<text:span text:style-name="T61"> </text:span>покои Луны<text:span text:style-name="T61"> </text:span>через открытые балконные двери<text:span text:style-name="T61">.</text:span></text:p>
      <text:p text:style-name="P69"/>
      <text:p text:style-name="P54">Мириады пульсирующих нитей сходятся к центру комнаты, где на матрасе лежит обтянутый шкурой скелет аликорна.</text:p>
      <text:p text:style-name="P54"/>
      <text:p text:style-name="P54">Я осторожно пересекаю комнату, разгребаю образовавшийся сугроб снега и захлопываю двери на балкон.</text:p>
      <text:p text:style-name="P54"><text:span text:style-name="T11">– </text:span>А-а-а, ты всё-таки пришёл… <text:span text:style-name="T11">– </text:span>шелестит скрипучий голос за моей спиной.</text:p>
      <text:p text:style-name="P54"/>
      <text:p text:style-name="P54">Скелет поднял голову. В глубине запавших глазниц светятся узкие зрачки. Пергаментная шкура грудной клетки растрескалась под ударами сердца, покрыв костяк кровавой паутиной. Знакомый нагрудник с полумесяцем болтается на высохшей шее.</text:p>
      <text:p text:style-name="P54"/>
      <text:p text:style-name="P54"><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4"/>
      <text:p text:style-name="P54">Смех скелета похож на кашель.</text:p>
      <text:p text:style-name="P54"><text:soft-page-break/></text:p>
      <text:p text:style-name="P54"><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4"><text:span text:style-name="T11">– </text:span>ТЫ НИЧЕГО НЕ УЗНАЕШЬ!!! ТЫ НИЧЕГО НЕ СМОЖЕШЬ!!!</text:p>
      <text:p text:style-name="P54"/>
      <text:p text:style-name="P54">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4"/>
      <text:p text:style-name="P54"><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text:p>
      <text:p text:style-name="P54">Первую попытку Мы с Сел и Твайлайт провалили. Неправильно выбрали место… Но нам нужна магия больше жизни, мы развоплощаемся без неё… И вот мы собираем оставшиеся силы, прорываемся в развалины нашего Дома и творим заклинание во второй раз. И «Последний Шанс» вместо сверхаликорна призывает шута из гротескного обезьяньего мирка!.. О, Мы ценим тонкий юмор и наверняка смеялись бы до упаду по возвращению в Кантерлот, не потеряй Мы тогда Кимеринна!</text:p>
      <text:p text:style-name="P54">Доволен? Вот что ты узнал своим экспериментом! Твайлайт зря старалась…</text:p>
      <text:p text:style-name="P54"/>
      <text:p text:style-name="P54">Луна снова закашливается едким смехом и отпивает из вазы, стоящей на полу рядом с матрацем. На кромке вазы остаётся кровавый след.</text:p>
      <text:p text:style-name="P40"/>
      <text:p text:style-name="P54"><text:span text:style-name="T11">– </text:span>Открой балконные двери, примат. Мы призвали Найтмэр, чтобы подольше продержаться. Этой сучке из племени Виндиго нужен ветер.</text:p>
      <text:p text:style-name="P54"/>
      <text:p text:style-name="P54">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Далеко в равнине с глухим рокотом проваливается в пропасть участок земли, со всех сторон окаймлённый разломами.</text:p>
      <text:p text:style-name="P54"/>
      <text:p text:style-name="P54"><text:span text:style-name="T11">– </text:span>Сожалеем, что не можем убить тебя.</text:p>
      <text:p text:style-name="P54">Обернувшись я встречаюсь с рогом аликорницы, нацеленным мне в грудь.</text:p>
      <text:p text:style-name="P54"/>
      <text:p text:style-name="P54"><text:span text:style-name="T11">– </text:span>Твоё тело соткано из наваждения — Нам ли не знать! Мы всё ещё Владыка Снов!</text:p>
      <text:p text:style-name="P54">Я делаю шаг назад, на балкон. Луна трескуче смеётся и шагает следом.</text:p>
      <text:p text:style-name="P54"/>
      <text:p text:style-name="P54"><text:span text:style-name="T11">– </text:span>Но что в Нашей власти — так это вышвырнуть тебя отсюда!</text:p>
      <text:p text:style-name="P54">Я снова отступаю. Я помню, что балкон метра четыре в ширину и без перил. И хоть я осознаю, что это сон, мне страшно до онемения. Умирать не хочется даже во сне!</text:p>
      <text:p text:style-name="P54"/>
      <text:p text:style-name="P54"><text:span text:style-name="T11">– </text:span>Призвав тебя сюда, мы потратили последние силы. Которыми можно было поддерживать Эквестрию ещё долгие годы!</text:p>
      <text:p text:style-name="P54">Шаг назад.</text:p>
      <text:p text:style-name="P54"><text:soft-page-break/></text:p>
      <text:p text:style-name="P54"><text:span text:style-name="T11">– </text:span>Кимеринн погиб, чтобы ты жил!</text:p>
      <text:p text:style-name="P54">Шаг назад.</text:p>
      <text:p text:style-name="P54"/>
      <text:p text:style-name="P54"><text:span text:style-name="T11">– </text:span>Сестра утратила магию и развоплотилась из-за тебя!</text:p>
      <text:p text:style-name="P54">Шаг назад.</text:p>
      <text:p text:style-name="P54"/>
      <text:p text:style-name="P54"><text:span text:style-name="T11">– </text:span>Сколько надежд впустую. Сколько ожиданий! И, как финальная насмешка, ты увидишь гибель всего, что Нам дорого?! Не бывать этому! ПОШЁЛ ВОН!!!</text:p>
      <text:p text:style-name="P54">Я мешкаю, не чувствуя под отступающей ногой опоры, и этого хватает, чтобы Луна в выпаде достала меня рогом.</text:p>
      <text:p text:style-name="P54"/>
      <text:p text:style-name="P54">Рог бесплотно проходит сквозь грудь, но магический разряд пронзает тело паутиной молний и вышвыривает меня с балкона. Луна — или Найтмэр Мун? — хохочет, видя моё падение.</text:p>
      <text:p text:style-name="P54"/>
      <text:p text:style-name="P54">Я проваливаюсь в сине-зелёную мглу, усыпанную звёздами.</text:p>
      <text:p text:style-name="P54"/>
      <text:p text:style-name="P55">***</text:p>
      <text:p text:style-name="P40"/>
      <text:p text:style-name="P54">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вдоль очереди из пони, вытянувшейся из сферы в сине-зелёную бесконечность.</text:p>
      <text:p text:style-name="P54"/>
      <text:p text:style-name="P54">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1">её </text:span>расплываются. Она исчезает, не дойдя до экрана.</text:p>
      <text:p text:style-name="P54"/>
      <text:p text:style-name="P69">Я <text:span text:style-name="T1">продолжаю движение</text:span>. Вот я п<text:span text:style-name="T1">рохожу границу, у которой исчезла единорожка.</text:span> В ушах возникает звон<text:span text:style-name="T1">.</text:span></text:p>
      <text:p text:style-name="P54"/>
      <text:p text:style-name="P54">Ближе.</text:p>
      <text:p text:style-name="P54"/>
      <text:p text:style-name="P54">Тело ощущает дискомфорт от низкочастотной вибрации, как будто рядом проходит поезд.</text:p>
      <text:p text:style-name="P54"/>
      <text:p text:style-name="P54">Ещё ближе.</text:p>
      <text:p text:style-name="P54"/>
      <text:p text:style-name="P54">Учащённо дышу, чтобы не потерять сознание. Слабые шорохи от одежды отдаются в ушах гулким скрежетом. Звук дыхания и биение сердца создают отчётливый объёмный фон.</text:p>
      <text:p text:style-name="P54"/>
      <text:p text:style-name="P54"><text:soft-page-break/>Совсем близко.</text:p>
      <text:p text:style-name="P54"/>
      <text:p text:style-name="P54">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4"/>
      <text:p text:style-name="P54">Я ВИЖУ!!! ВИЖУ!!! ПРОКЛЯТЬЕ, КАК ВСЁ ПРОСТО!!!</text:p>
      <text:p text:style-name="P54"/>
      <text:p text:style-name="P54">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4"/>
      <text:p text:style-name="P54"><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4"/>
      <text:p text:style-name="P54">Я киваю ей в ответ. Мне понятно, почему.</text:p>
      <text:p text:style-name="P54"/>
      <text:p text:style-name="P54"><text:span text:style-name="T11">– </text:span>Как тебя зовут, малышка? Я постараюсь вернуть тебя. Может быть, ещё не поздно.</text:p>
      <text:p text:style-name="P54">Пегаска приветственно машет копытом. Звёзды просвечивают сквозь неё, она тает на глазах. Её тянет к экрану.</text:p>
      <text:p text:style-name="P27"><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4"/>
      <text:p text:style-name="P54">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Великое Откровение сковывает печалью моё сердце, мне становится трудно дышать. Картинка плывёт у меня перед глазами. Я успеваю заметить в очереди высокую светлую фигуру с сияющим ореолом гривы, окружённую ищущими поддержки пони, после чего сознание гаснет.</text:p>
      <text:p text:style-name="P69"/>
      <text:p text:style-name="P55">***</text:p>
      <text:p text:style-name="P55"/>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4"/>
      <text:p text:style-name="P54">Рэрити сидела на полу, потирая виски. Остальные Элементы Гармонии также сидели 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4"/>
      <text:p text:style-name="P54"><text:soft-page-break/><text:span text:style-name="T11">– </text:span>Ну што? Увидел што-нибудь, сахарок?</text:p>
      <text:p text:style-name="P54">Пони уставились на меня с надеждой.</text:p>
      <text:p text:style-name="P54"/>
      <text:p text:style-name="P54"><text:span text:style-name="T11">– </text:span>Да.</text:p>
      <text:p text:style-name="P54">Откровение давило на психику как тонна кирпичей. Я не знал, что им сказать. Я не мог.</text:p>
      <text:p text:style-name="P54"/>
      <text:p text:style-name="P54"><text:span text:style-name="T11">– П</text:span>ревосходно!</text:p>
      <text:p text:style-name="P54"><text:span text:style-name="T11">– </text:span>Это просто супер-дупер-здоровски-потрясно!</text:p>
      <text:p text:style-name="P54"><text:span text:style-name="T11">– </text:span>Йей!</text:p>
      <text:p text:style-name="P54"><text:span text:style-name="T11">– </text:span>Ю-ху!</text:p>
      <text:p text:style-name="P54"><text:span text:style-name="T11">– О</text:span>фигенно! Мы победили! Анон, ты молодец!</text:p>
      <text:p text:style-name="P54"><text:span text:style-name="T11">– </text:span>Замечательно! Секундочку, я приготовлю дневник…</text:p>
      <text:p text:style-name="P54"/>
      <text:p text:style-name="P54">Восторг пони постепенно сменился ожиданием. Я молчал.</text:p>
      <text:p text:style-name="P54"><text:span text:style-name="T11">– </text:span>Эмм? И что же ты увидел? <text:span text:style-name="T11">– </text:span>не выдержала Твайлайт.</text:p>
      <text:p text:style-name="P54"><text:span text:style-name="T11">– </text:span>Я… не могу сказать этого.</text:p>
      <text:p text:style-name="P54"/>
      <text:p text:style-name="P54">Ожидание сменилось недоумением. Рэйнбоу Дэш насмешливо скривила губы.</text:p>
      <text:p text:style-name="P54"><text:span text:style-name="T11">– </text:span>Да ладно! Кончай прикалываться, Анон, мы же ждём! Шутка зачлась!</text:p>
      <text:p text:style-name="P54"><text:span text:style-name="T11">– </text:span>Не могу!!!</text:p>
      <text:p text:style-name="P54"/>
      <text:p text:style-name="P54">…</text:p>
      <text:p text:style-name="P54"/>
      <text:p text:style-name="P54">Молчание прервала Эпплджек.</text:p>
      <text:p text:style-name="P54"><text:span text:style-name="T11">– </text:span>Сахарок, с тобой всё в порядке?</text:p>
      <text:p text:style-name="P54"/>
      <text:p text:style-name="P54">Дэш подошла ко мне вплотную, обняла меня за шею и прижалась нос к носу.</text:p>
      <text:p text:style-name="P54"><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4"/>
      <text:p text:style-name="P54">Я высвободился из объятий пегаски.</text:p>
      <text:p text:style-name="P54"><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4"/>
      <text:p text:style-name="P54">Тишина сменилась гулом голосов. Пони вполголоса обсуждали ситуацию, посматривая на меня и почёсывая в затылках.</text:p>
      <text:p text:style-name="P54"/>
      <text:p text:style-name="P54"><text:span text:style-name="T11">– </text:span>Конски яблоки! Вот это поворот! А мне так хотелось узнать, што за нечисть тут орудует!</text:p>
      <text:p text:style-name="P54"><text:soft-page-break/><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4"><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Я — за! Это было бы лю-бо-пыт-но!</text:p>
      <text:p text:style-name="P54"><text:span text:style-name="T11">– </text:span>Рэр, отвали!</text:p>
      <text:p text:style-name="P54"><text:span text:style-name="T11">– </text:span>Оу, какие страсти! Ладно-ладно, не сердись, дорогая, не мешаю!</text:p>
      <text:p text:style-name="P54"><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4"><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4"><text:span text:style-name="T11">– </text:span>Стойте!</text:p>
      <text:p text:style-name="P54"/>
      <text:p text:style-name="P54">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4"><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4"/>
      <text:p text:style-name="P54">…</text:p>
      <text:p text:style-name="P54">«<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4">…</text:p>
      <text:p text:style-name="P54"/>
      <text:p text:style-name="P54"><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4">Пегаска сжала голову копытами. Твайлайт просветлела мордочкой и подбежала к доске.</text:p>
      <text:p text:style-name="P54"><text:span text:style-name="T11">– </text:span>Это может быть случай так называемого «кота Шротингера». Никогда бы не подумала, что он мне встретится на практике!</text:p>
      <text:p text:style-name="P54"/>
      <text:p text:style-name="P54">Твайлайт протёрла доску тряпочкой и нарисовала на ней коробку.</text:p>
      <text:p text:style-name="P54"><text:span text:style-name="T11">– </text:span>Предположим, в коробке заперт кот!</text:p>
      <text:p text:style-name="P40"/>
      <text:p text:style-name="P54"><text:span text:style-name="T11">Н</text:span>арисованный кот упирался лапами в крышку коробки, явно пытаясь выбраться.</text:p>
      <text:p text:style-name="P54"/>
      <text:p text:style-name="P54"><text:span text:style-name="T11">– Также предположим</text:span><text:span text:style-name="T61">, что кот бессмертен. Также допустим, что кот з</text:span>аколдован<text:span text:style-name="T61"> </text:span>отложенным <text:span text:style-name="T61">заклятие</text:span>м<text:span text:style-name="T61"> Абсолютного Стирания, которое сработает, если кто-то откроет ящик</text:span>. <text:span text:style-name="T61">То есть, п</text:span>ри открытии<text:span text:style-name="T61"> ящик</text:span>а<text:span text:style-name="T61"> кот исчезнет из </text:span>бытия<text:span text:style-name="T61"> </text:span>— его нет, и никогда не было.</text:p>
      <text:p text:style-name="P54"><text:span text:style-name="T11">– </text:span>Бедный котик! <text:span text:style-name="T11">– </text:span>прошептала Флаттершай.</text:p>
      <text:p text:style-name="P54"/>
      <text:p text:style-name="P54"><text:soft-page-break/>Я насторожился, услышав знакомое название.</text:p>
      <text:p text:style-name="P54"/>
      <text:p text:style-name="P54"><text:span text:style-name="T11">– </text:span>Стой! Откуда тебе известно про заклинание Абсолютного Стирания?</text:p>
      <text:p text:style-name="P54"><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4"><text:span text:style-name="T11">– </text:span>Гм. Ну ладно, продолжай.</text:p>
      <text:p text:style-name="P54"><text:span text:style-name="T11">– </text:span>Так вот, по условию эксперимента известно, что вероятность того, что кто-то откроет ящик, ненулевая.</text:p>
      <text:p text:style-name="P54"><text:span text:style-name="T11">– </text:span>И что это означает, дорогая? <text:span text:style-name="T11">– </text:span>спросила Рэрити.</text:p>
      <text:p text:style-name="P54"><text:span text:style-name="T11">– </text:span>Это значит, что кто-нибудь когда-нибудь обязательно откроет его.</text:p>
      <text:p text:style-name="P54"><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4"><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4"/>
      <text:p text:style-name="P54">Твайлайт прокашлялась, отпила из графина и продолжила.</text:p>
      <text:p text:style-name="P54"/>
      <text:p text:style-name="P54"><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4"/>
      <text:p text:style-name="P54">Пони молчали, переваривая информацию. Дэш с отсутствующим видом следила за пауком на потолке.</text:p>
      <text:p text:style-name="P54"/>
      <text:p text:style-name="P54">Наконец Эпплджек сдвинула шляпу на лоб.</text:p>
      <text:p text:style-name="P54"><text:span text:style-name="T11">–</text:span> То есть, ты хошь сказать, што мы все — навроде этого кота, а Анон боится открыть ящик? Штоб мы не исчезли окончательно?</text:p>
      <text:p text:style-name="P54"><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4"/>
      <text:p text:style-name="P54">Я поднял руку, прося слово. Пони обернулись на меня и затихли.</text:p>
      <text:p text:style-name="P54"/>
      <text:p text:style-name="P54"><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Как и многие пони до вас. Я просто уверен в этом. Чёрный Экран сожрёт вас.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4"/>
      <text:p text:style-name="P54">…</text:p>
      <text:p text:style-name="P54"/>
      <text:p text:style-name="P54"><text:soft-page-break/><text:span text:style-name="T11">– </text:span>Лягать! <text:span text:style-name="T11">– </text:span>выругалась Дэш. <text:span text:style-name="T11">– </text:span>Значит, наши усилия по доставке резонаторов пошли лесом!</text:p>
      <text:p text:style-name="P54"><text:span text:style-name="T11">– </text:span>Не совсем. Мне таки удалось узнать, где искать Селестию.</text:p>
      <text:p text:style-name="P54"/>
      <text:p text:style-name="P54">В библиотеке снова поднялся галдёж. Твайлайт подняла копыто.</text:p>
      <text:p text:style-name="P54"><text:span text:style-name="T11">– </text:span>Тихо! Спайк, будь добр, сбегай к Кейкам за выпечкой. Нам надо успокоиться. Анон, хоть про Селестию ты нам можешь рассказать?</text:p>
      <text:p text:style-name="P54"><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4"><text:span text:style-name="T11">– А </text:span>как ты узнал… <text:span text:style-name="T11">– </text:span>начала было единорожка, но её перебил напряжённый голос Спайка.</text:p>
      <text:p text:style-name="P54"><text:span text:style-name="T11">– </text:span>Твай! <text:span text:style-name="T11">– </text:span>дракончик стоял в дверях спиной к нам. <text:span text:style-name="T11">– </text:span>У нас гости!</text:p>
      <text:p text:style-name="P54"/>
      <text:p text:style-name="P54">Спайк попятился назад. Дверь широко растворилась и в библиотеку вошла Луна.</text:p>
      <text:p text:style-name="P54"/>
      <text:h text:style-name="Heading_20_2" text:outline-level="2"><text:span text:style-name="T1">2</text:span>1. Мир-дружба-жвачка.</text:h>
      <text:p text:style-name="P54"/>
      <text:p text:style-name="P54">Дружный вздох прокатился по залу.</text:p>
      <text:p text:style-name="P54"/>
      <text:p text:style-name="P54">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4"/>
      <text:p text:style-name="P54"><text:span text:style-name="T11">– Анон</text:span>, беги!!!</text:p>
      <text:p text:style-name="P54">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4"/>
      <text:p text:style-name="P54"><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4">Мы с пегаской застыли в синем левитационном поле и поплыли к Луне.</text:p>
      <text:p text:style-name="P54"/>
      <text:p text:style-name="P54"><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4">Нас с Дэш обернуло лавандовое левитационное поле и мы полетели к библиотекарше. Ты был несправделив к книгоежке, Анон!</text:p>
      <text:p text:style-name="P54"/>
      <text:p text:style-name="P54"><text:span text:style-name="T11">–</text:span> Что? Мы не ослышались? ТЫ СМЕЕШЬ МЕШАТЬ НАМ?!!</text:p>
      <text:p text:style-name="P54">Нас опять потащило к Луне. Дэш подпёрла голову копытом, закатила глаза и скорчила скучающую мину.</text:p>
      <text:p text:style-name="P54"/>
      <text:p text:style-name="P54"><text:span text:style-name="T11">–</text:span> Мне очень жаль, Ваше Высочество, но принцесса Селестия назначила Анонимуса МОИМ начальником и этот приказ НИКТО не отменял! Он МОЙ!</text:p>
      <text:p text:style-name="P54"><text:soft-page-break/>В голосе лавандовой единорожки звучал металл. Мы опять полетели к Твайлайт.</text:p>
      <text:p text:style-name="P54"/>
      <text:p text:style-name="P54"><text:span text:style-name="T11">–</text:span> ДОВОЛЬНО! НАМ НАДОЕЛА ЭТА НЕПОКОРНОСТЬ! ПОЗНАЙ ГНЕВ ПРИНЦЕССЫ НОЧИ!!!</text:p>
      <text:p text:style-name="P54"><text:span text:style-name="T11">–</text:span> Элементы! Аврал!!! Работаем!!!</text:p>
      <text:p text:style-name="P54">Ярко-фиолетовый луч разгневанной аликорницы столкнулся со щитом наспех мобилизованных Элементов <text:s/>Гармонии.</text:p>
      <text:p text:style-name="P54">Началась жара.</text:p>
      <text:p text:style-name="P54"/>
      <text:p text:style-name="P54">С началом копытоприкладства я грохнулся на пол — воюющим сторонам стало не до меня. Дэш улетела под потолок, где остальные Элементы Гармонии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4"/>
      <text:p text:style-name="P54">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которую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4"/>
      <text:p text:style-name="P54"><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4"><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4"/>
      <text:p text:style-name="P54">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4"/>
      <text:p text:style-name="P54"><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4"><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4"><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4"><text:span text:style-name="T11">– </text:span>Сожалею, Ваше Высочество, но данный законопроект ещё рассматривается в сенате и не принят окончательно. Вдобавок, даже его принятие требует заверения Дневной Главой. Мне очень жаль, правда.</text:p>
      <text:p text:style-name="P54"><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4">Перед Луной возник ярко-фиолетовый шар, окутанный роем голубых искорок.</text:p>
      <text:p text:style-name="P54"/>
      <text:p text:style-name="P54"><text:span text:style-name="T11">– О</text:span>хренеть! <text:span text:style-name="T11">– </text:span>чертыхнулся Спайк. <text:span text:style-name="T11">– </text:span><text:s/>Твай, она создаёт сферу стихий!</text:p>
      <text:p text:style-name="P54"><text:soft-page-break/><text:span text:style-name="T11">– </text:span>Вижу! <text:span text:style-name="T11">– </text:span>донёсся голос единорожки из-под потолка. <text:span text:style-name="T11">– </text:span>Задействую план «Д»!</text:p>
      <text:p text:style-name="P54">В центре круга, образованного Элементами Гармонии, образовался светло-голубой тороид<text:note text:id="ftn16" text:note-class="footnote"><text:note-citation>16</text:note-citation><text:note-body><text:p text:style-name="P149">Тороид <text:span text:style-name="T51">–</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4"><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4">Дракончик пополз было к окну, но я придержал его за хвост.</text:p>
      <text:p text:style-name="P54"><text:span text:style-name="T11">– </text:span>Погоди. У меня есть вариант получше.</text:p>
      <text:p text:style-name="P54"/>
      <text:p text:style-name="P54">Я вылез из-под шкафа и попрыгал на одной ноге в центр зала.</text:p>
      <text:p text:style-name="P54"><text:span text:style-name="T11">– </text:span>Стойте! Прекратите! Да остановитесь же!!!</text:p>
      <text:p text:style-name="P54">Аликорница и шестёрка поней уставились на меня.</text:p>
      <text:p text:style-name="P54"><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 Мир-дружба-жвачка!</text:p>
      <text:p text:style-name="P54"><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4"/>
      <text:p text:style-name="P54">Я успокаивающе поднял руки.</text:p>
      <text:p text:style-name="P54"><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4"><text:span text:style-name="T11">– </text:span>Как ты её назвал? <text:span text:style-name="T11">– </text:span>отвалилась челюсть у аликорницы.</text:p>
      <text:p text:style-name="P54"><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4"><text:span text:style-name="T11">– </text:span>Что? <text:span text:style-name="T11">– </text:span>хором вскрикнули я с Луной.</text:p>
      <text:p text:style-name="P54"/>
      <text:p text:style-name="P54">Молнии вырвались из краёв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отвернуть в сторону траекторию его движения. Луна же в ответ метнула в колесо сильно уменьшившуюся сферу стихий.</text:p>
      <text:p text:style-name="P54">С громким треском они встретились у лестницы на верхний ярус.</text:p>
      <text:p text:style-name="P54"/>
      <text:p text:style-name="P54">Торнадо выр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4"/>
      <text:p text:style-name="P54">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4"/>
      <text:p text:style-name="P54"><text:soft-page-break/>Через некоторое время этой крохотной частью сознания я отметил скрип двери и застенчивый голос:</text:p>
      <text:p text:style-name="P54"><text:span text:style-name="T11">– </text:span>Твайлайт, Дёрпи сказала, у тебя есть «Особенности поведения, питания и размножения приматов»? Я бы хотела её ненадолго… Ого!!!</text:p>
      <text:p text:style-name="P54"/>
      <text:p text:style-name="P54">После долгой паузы тот же голос спросил:</text:p>
      <text:p text:style-name="P54"><text:span text:style-name="T11">– </text:span>Что тут случилось? Почему все висят в воздухе? И всё вот это?</text:p>
      <text:p text:style-name="P54"/>
      <text:p text:style-name="P54">Голос Спайка откуда-то из подвала ответил:</text:p>
      <text:p text:style-name="P54"><text:span text:style-name="T11">– </text:span>Потому что Твайлайт остановила время. В радиусе девяти метров, как мне кажется. Или десяти.</text:p>
      <text:p text:style-name="P54"><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4"/>
      <text:p text:style-name="P54"><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СТРОЙ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4"/>
      <text:p text:style-name="P54">Наступило молчание. Потом донеслось всхлипывание заучки.</text:p>
      <text:p text:style-name="P54"><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и планировалось!</text:p>
      <text:p text:style-name="P54"><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4"><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4"/>
      <text:p text:style-name="P54">В мозгу раздалось мычание, как если бы кто-то хотел выругаться, но в через силу сдержался.</text:p>
      <text:p text:style-name="P54"><text:span text:style-name="T11">– </text:span>КТО ИЗ МАГОВ СЕЙЧАС ПРИСУТСТВУЕТ В БИБЛИОТЕКЕ ЗА ПРЕДЕЛАМИ ЗОНЫ СКОЛЛАПСИРОВАВШЕГО ВРЕМЕНИ?</text:p>
      <text:p text:style-name="P54"/>
      <text:p text:style-name="P54">Молчание. Наконец голос Спайка произнёс:</text:p>
      <text:p text:style-name="P54"><text:span text:style-name="T11">– </text:span>Она имеет ввиду, кто из единорогов в библиотеке не попал в это сверхпрозрачное стекло? Ну же, не тушуйся!</text:p>
      <text:p text:style-name="P54">Послышался застенчивый голос.</text:p>
      <text:p text:style-name="P54"><text:span text:style-name="T11">– </text:span>Эмм, я вам подхожу?</text:p>
      <text:p text:style-name="P54"><text:span text:style-name="T11">– </text:span>КТО ТЫ? ПРЕДСТАВЬСЯ!</text:p>
      <text:p text:style-name="P54"><text:soft-page-break/><text:span text:style-name="T11">– </text:span>Эмм, Лира Хартстрингс, единорог. Я не то, чтобы маг, моя специализация — музыка…</text:p>
      <text:p text:style-name="P54"><text:span text:style-name="T11">– </text:span>ГОДИТСЯ! ТЫ ВИДИШЬ ТОЧКУ СИНГУЛЯРНОСТИ?</text:p>
      <text:p text:style-name="P54"><text:span text:style-name="T11">– </text:span>Эмм?</text:p>
      <text:p text:style-name="P54">Голос Спайка пояснил:</text:p>
      <text:p text:style-name="P54"><text:span text:style-name="T11">– </text:span>Вон та тёмная точка над лестницей, у которой вся картинка искривляется.</text:p>
      <text:p text:style-name="P54"><text:span text:style-name="T11">– </text:span>Да! Вижу.</text:p>
      <text:p text:style-name="P54"><text:span text:style-name="T11">– </text:span>ТЕПЕРЬ ЛЕВИТИРУЙ ПРИМАТА В ТОЧКУ СИНГУЛЯРНОСТИ.</text:p>
      <text:p text:style-name="P54"><text:span text:style-name="T11">– </text:span>Чего-о-о?!! <text:span text:style-name="T11">– </text:span>возопило моё малое сознание.</text:p>
      <text:p text:style-name="P54"><text:span text:style-name="T11">– </text:span>Эмм… Зачем? <text:span text:style-name="T11">– вторила мне Лира.</text:span></text:p>
      <text:p text:style-name="P54"><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4"><text:span text:style-name="T11">– </text:span>Вы даёте слово, что человеку не будет причинён вред? <text:span text:style-name="T11">– </text:span>голос Лиры обрёл непривычную твёрдость.</text:p>
      <text:p text:style-name="P54"><text:span text:style-name="T11">– </text:span>КАК ТЫ СМЕЕШЬ СОМНЕВАТЬСЯ В НАС, СВОЕЙ ПРИНЦЕССЕ?</text:p>
      <text:p text:style-name="P54"><text:span text:style-name="T11">– Я </text:span>не сомневаюсь в вас, Ваше Высочество… Потому и требую слова!</text:p>
      <text:p text:style-name="P54"><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4"><text:span text:style-name="T11">– </text:span>Ну, блядь, спасибо! <text:span text:style-name="T11">– </text:span>подумал я.</text:p>
      <text:p text:style-name="P54"><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40"/>
      <text:p text:style-name="P54"><text:span text:style-name="T11">Я не успел возразить. Грудь как будто прошил электрический разряд. </text:span>Застывшая часть сознания <text:s/>стала осознавать ход времени. Неподвижными глазами я начал отмечать медленное движение. Стена возле меня поползла вверх. Вот ушёл вверх портрет Стар Свирла, заботливо украшенный вышитой салфеткой. Вот показался край оконной рамы. А вот в поле зрения оказалось нечто длинное и острое…</text:p>
      <text:p text:style-name="P54">Рог Луны медленно проследовал мимо меня. Показался кончик уха и первые локоны гривы. Я мысленно продлил траекторию движения и мои губы медленно искривились в злорадной улыбке.</text:p>
      <text:p text:style-name="P54"/>
      <text:p text:style-name="P54">Кажется, ты придумал, как отомстить надменной кобыле, Анон!</text:p>
      <text:p text:style-name="P54"/>
      <text:p text:style-name="P54">Напрягая силу воли, я отдал приказ непослушному телу. Ладонь стала плавно сжиматься.</text:p>
      <text:p text:style-name="P40">– ПРИМАТ, ТЫ СИЛЬНО ПОЖАЛЕЕШЬ, ЕСЛИ РЕШИШЬ ДОВЕРШИТЬ ЗАДУМАННОЕ! МЫ НОЧНАЯ ГЛАВА ДИАРХИИ И НЕ ДОПУСТИМ ПОПРАНИЯ КОРОЛЕВСКОГО ВЕЛИЧИ-И-И-И-БУ-У-У-УП!!!</text:p>
      <text:p text:style-name="P40"/>
      <text:p text:style-name="P40"><text:soft-page-break/>Моя ладонь сжала проезжающий мимо нос Луны. Гневная тирада ночной аликорницы завершилась трубным рёвом.</text:p>
      <text:p text:style-name="P54">С громким хлопком время восстановило свой ход, сознания воссоединились, все попадали на пол. </text:p>
      <text:p text:style-name="P54"/>
      <text:p text:style-name="P54">…</text:p>
      <text:p text:style-name="P54"/>
      <text:p text:style-name="P54"><text:span text:style-name="T11">– </text:span>Буэ-э-э!</text:p>
      <text:p text:style-name="P54">То ли от воздействия сингулярности, то ли от того, что закружилась голова в торнадо, но меня буквально вывернуло наизнанку.</text:p>
      <text:p text:style-name="P54"><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 Отвернувшись, аликорница незаметно почесала нос сгибом крыла.</text:p>
      <text:p text:style-name="P54"/>
      <text:p text:style-name="P54">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4"/>
      <text:p text:style-name="P54"><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4"/>
      <text:p text:style-name="P54">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4"/>
      <text:p text:style-name="P54">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4"><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4">Просительные нотки контрастировали с привычным для Луны властным тоном. Аликорница присела на пол и устало опустила голову.</text:p>
      <text:p text:style-name="P54"/>
      <text:p text:style-name="P54">Я кивнул ей примирительно.</text:p>
      <text:p text:style-name="P54"><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4"><text:span text:style-name="T11">– </text:span>Давай по-порядку, <text:span text:style-name="T11">– о</text:span>становила меня Луна. <text:span text:style-name="T11">– </text:span>С чего ты взял, что она в твоём мире?</text:p>
      <text:p text:style-name="P54"/>
      <text:p text:style-name="P54">Я задумался. Как объяснить ей, не рассказывая основное? То, от чего весь мир остановится? Как описать частность, не раскрыв суть?</text:p>
      <text:p text:style-name="P54"/>
      <text:p text:style-name="P54">Луна продолжила с горечью.</text:p>
      <text:p text:style-name="P54"><text:span text:style-name="T11">– </text:span>Наш мир покидает магия. Это уже ни для кого не секрет. Всех ждёт один из двух концов. Некоторые дичают — постепенно теряют разум и становятся неотличимы от животных. Леса на западе от Филлидельфии полны диких пони — там находится крупнейшее пятно магической деградации. Но большинство просто исчезает без следа, утратив всю магию. По некоторым оценкам, за последние два года Эквестрия лишилась десятой части населения. И этот процесс ускоряется с каждым месяцем. Так <text:soft-page-break/>произошло с Сестрой две недели назад. Она выздоравливала, но ты заставил её потратить остатки магии той проклятой ночью, когда был пьян.</text:p>
      <text:p text:style-name="P54"/>
      <text:p text:style-name="P54"><text:span text:style-name="T11">– Ч</text:span>то? Я<text:span text:style-name="T11"> вспомнил тяжёлый сон после знакомства с Пинки и маковским сидром и </text:span>догадка легла на сердце тяжким грузом.</text:p>
      <text:p text:style-name="P54">Нет, только не это! Только не из-за меня! Ну хватит же! Я не могу быть виноватым во всех бедах Эквестрии!</text:p>
      <text:p text:style-name="P54"/>
      <text:p text:style-name="P54"><text:span text:style-name="T11">– </text:span>Мы проследили её сновидение,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Ей это удалось, но сама она не вернулась обратно.</text:p>
      <text:p text:style-name="P54"/>
      <text:p text:style-name="P54">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4"/>
      <text:p text:style-name="P54">Я со всей дури грохнул кулаком по ограждению балкона. Перила жалобно скрипнули. Луна всё поняла и кивнула.</text:p>
      <text:p text:style-name="P54"><text:span text:style-name="T11">– </text:span>Теперь ты понимаешь, почему Мы виним тебя в развоплощении сестры?</text:p>
      <text:p text:style-name="P54"><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4">Луна пристально взглянула на меня и понимающе склонила голову.</text:p>
      <text:p text:style-name="P54"><text:span text:style-name="T11">– </text:span>Мы знаем, иногда так бывает. Продолжай.</text:p>
      <text:p text:style-name="P54"><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4"><text:span text:style-name="T11">– </text:span>Да, помним.</text:p>
      <text:p text:style-name="P54"><text:span text:style-name="T11">– </text:span>Так вот, в той колонне, окружённая со всех сторон пони, стояла Селестия. Она стояла в очереди к Чёрному Экрану. А за экраном…</text:p>
      <text:p text:style-name="P54"/>
      <text:p text:style-name="P54">Будь что будет, Анон! Молись, чтобы клочок информации не привёл к глобальной катастрофе!</text:p>
      <text:p text:style-name="P54"/>
      <text:p text:style-name="P54"><text:span text:style-name="T11">– А з</text:span>а экраном был мой мир. Я узнал его!</text:p>
      <text:p text:style-name="P54"/>
      <text:p text:style-name="P54">Ничего не изменилось. В разговор встряла Твайлайт, до этого тихо стоявшая в сторонке.</text:p>
      <text:p text:style-name="P54"><text:span text:style-name="T11">– Вот оно что! </text:span>Я понимаю! 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 Ты стыдился?</text:p>
      <text:p text:style-name="P54"/>
      <text:p text:style-name="P54">Я вздохнул с облегчением. Мир устоял. Твайлайт — умничка! Мне даже придумывать ничего не пришлось. «Объяснение» единорожки как нельзя лучше подходит на роль правдоподобной легенды для публики.</text:p>
      <text:p text:style-name="P54"/>
      <text:p text:style-name="P54"><text:span text:style-name="T11">– </text:span>Нечто вроде. Они точно не погибают, я это видел. Просто переносятся туда и превращаются в людей. Исчезновение — не значит смерть.</text:p>
      <text:p text:style-name="P54"><text:soft-page-break/>Единорожка успокаивающе произнесла:</text:p>
      <text:p text:style-name="P54"><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го я не встречала в идеях современных классиков. Хотя, если копнуть поглубже…</text:p>
      <text:p text:style-name="P54"/>
      <text:p text:style-name="P54">Твайлайт продолжала увлечённо диск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4"/>
      <text:p text:style-name="P54"><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4">Аликорница вернулась на место, воссоединившись с двойником.</text:p>
      <text:p text:style-name="P54"/>
      <text:p text:style-name="P54"><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4"><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 А уж потом будем думать, как разрушить Чёрный Экран.</text:p>
      <text:p text:style-name="P54"/>
      <text:p text:style-name="P54">Единорожка задумалась.</text:p>
      <text:p text:style-name="P54"><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text:p>
      <text:p text:style-name="P54"><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4"><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4">Луна сморщила нос при этих словах, но всё же кивнула.</text:p>
      <text:p text:style-name="P54"><text:span text:style-name="T11">– </text:span>В тебе есть… гм… сила. Сестра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ем, для страховки нам может понадобится поддержка Элементов Гармонии.</text:p>
      <text:p text:style-name="P54"><text:span text:style-name="T11">– </text:span>Я приглашу их. Они не откажутся.</text:p>
      <text:p text:style-name="P54"><text:span text:style-name="T11">– </text:span>Что ж, ещё одной проблемой меньше. Теперь нужно решить, как найти Сел. Кто-то должен отправиться за ней.</text:p>
      <text:p text:style-name="P54"><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4"><text:span text:style-name="T11">– </text:span>А если…</text:p>
      <text:p text:style-name="P54"><text:soft-page-break/><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4"><text:span text:style-name="T11">– </text:span>Остаётся ещё одна проблема, <text:span text:style-name="T11">– </text:span>тихо сказала Лун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4"><text:span text:style-name="T11">– </text:span>Я попробую подыскать подходящие заклинания для работы с флорой, <text:span text:style-name="T11">– </text:span>загорелась научным рвением книгоежка. <text:span text:style-name="T11">– </text:span>Помнится, в «Природе проклятий» был раздел, посвящённый зебринским ритуалам плодородия!</text:p>
      <text:p text:style-name="P54"/>
      <text:p text:style-name="P54">Единорожка вернулась в библиотеку. Некоторое время мы с Луной молча слушали звуки засыпающего Понивилля.</text:p>
      <text:p text:style-name="P54"/>
      <text:p text:style-name="P54"><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4"><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в ссылке ещё в первую сотню лет. Мы выстояли только благодаря ей, она была нашим собеседником долгие годы. Смешно, но выслав Нас на тысячу лет в изгнание, Сестра наказала больше себя, чем Нас! Ведь кроме нас, у неё не осталось подходящих собеседников. Впрочем, Сел никогда не отличалась сильной логикой.</text:p>
      <text:p text:style-name="P54"><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 <text:span text:style-name="T11">– пожаловался я Луне.</text:span></text:p>
      <text:p text:style-name="P40"/>
      <text:p text:style-name="P54">Аликорница отвлеклась от воспоминаний.</text:p>
      <text:p text:style-name="P54"><text:span text:style-name="T11">– </text:span>Мы приготовим заклинание-компас. Он укажет тебе направление. Правда, Наше знание сугубо теоретическое, Мы никогда не пользовались им на практике. И у Нас есть сомнения, будет ли оно работать в другой реальности. Но ничего лучше придумать Мы не можем.</text:p>
      <text:p text:style-name="P54"><text:span text:style-name="T11">– </text:span>Почему же ты не смогла найти меня в Эквестрии с его помощью?</text:p>
      <text:p text:style-name="P54"/>
      <text:p text:style-name="P54">Аликорница смутилась.</text:p>
      <text:p text:style-name="P54"><text:span text:style-name="T11">– </text:span>Если ты считаешь аликорнов всемогущими, ты глубоко ошибаешься, примат!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без подсказки. В конце-концов Мы решили наблюдать за Твайлайт. Эта стратегия привела Нас к успеху.</text:p>
      <text:p text:style-name="P54"><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4"><text:soft-page-break/><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4"/>
      <text:p text:style-name="P54">Я присмотрелся к ночной принцессе с подозрением. Что она знает о нас с Селестией?</text:p>
      <text:p text:style-name="P54"/>
      <text:p text:style-name="P54"><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4"><text:span text:style-name="T11">– </text:span>Неудивительно! <text:span text:style-name="T11">– </text:span>фыркнула Луна. <text:span text:style-name="T11">– В </text:span>этом — вся Сел. Сестра, в отличие от Нас, всегда норовит спихнуть тяжёлую задачу на кого-нибудь другого!</text:p>
      <text:p text:style-name="P54"><text:span text:style-name="T11">– </text:span>А также совместить приятное с полезным, <text:span text:style-name="T11">– </text:span>не удержался я от подколки.</text:p>
      <text:p text:style-name="P54"/>
      <text:p text:style-name="P54">Дружеский интим «для здоровья» всё ещё вызывает в тебе досаду, Анон!</text:p>
      <text:p text:style-name="P54"/>
      <text:p text:style-name="P49">Луна бросила на меня тяжёлый взгляд.</text:p>
      <text:p text:style-name="P52"><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2"/>
      <text:p text:style-name="P52">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2"/>
      <text:p text:style-name="P49"><text:span text:style-name="T17">–</text:span> Тогда зачем она..?</text:p>
      <text:p text:style-name="P49"><text:span text:style-name="T17">–</text:span> Дала тебе? <text:span text:style-name="T17">–</text:span> цинично до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9"/>
      <text:p text:style-name="P49">Меня как будто окатило ледяным душем. Не любовь и даже не дружба. Просто плата за услугу… Даже не дружба…</text:p>
      <text:p text:style-name="P49">Тревожная догадка окончательно сковала морозом душу.</text:p>
      <text:p text:style-name="P52"><text:span text:style-name="T18">–</text:span> А другие? Они тоже… давали мне потому, что считали меня последним шансом?</text:p>
      <text:p text:style-name="P52"/>
      <text:p text:style-name="P52">У аликорницы отвалилась челюсть.</text:p>
      <text:p text:style-name="P52"><text:span text:style-name="T18">–</text:span> Другие? Кто ещё?<text:span text:style-name="T11"> </text:span>С кем ещё у тебя были… отношения?</text:p>
      <text:p text:style-name="P49"><text:span text:style-name="T17">–</text:span> С Рэйнбоу Дэш, <text:span text:style-name="T17">–</text:span> ответил я несчастным голосом. <text:span text:style-name="T17">–</text:span> И, может быть, с Пинки.</text:p>
      <text:p text:style-name="P49"><text:span text:style-name="T17">–</text:span> А ты живчик, <text:span text:style-name="T17">–</text:span> удивлённо заметила Луна и нахмурилась.</text:p>
      <text:p text:style-name="P40">– Я не виноват, – буркнул я. – Селестия вылечила меня от кучи болячек. <text:span text:style-name="T1">На почве общего оздоровления у</text:span> меня начался <text:span text:style-name="T1">жёсткий</text:span> спермотоксикоз.</text:p>
      <text:p text:style-name="P49"><text:span text:style-name="T17">– Что?!! – с недоверием воскликнула Луна. – Сестра никогда не умела лечить. И сейчас не умеет </text:span><text:span text:style-name="T59">— иначе Мы бы знали. Мало кто владеет магией целительства, и Сестра не из их числа.</text:span></text:p>
      <text:p text:style-name="P40">– Очень мне надо врать! – возмутился я. – Сел исцелила меня в Кантерлоте с помощью заместительной терапии.</text:p>
      <text:p text:style-name="P40"/>
      <text:p text:style-name="P40">Луна вскинула копыто к <text:span text:style-name="T1">виску</text:span> и закатила глаза.</text:p>
      <text:p text:style-name="P49"><text:soft-page-break/><text:span text:style-name="T17">– О небо! Теперь Мы понимаем, почему она так ослабела! Как это в стиле Сестры </text:span><text:span text:style-name="T59">— она готова отпилить себе крыло, дабы защитить кого-то от солнца!</text:span></text:p>
      <text:p text:style-name="P40">– Ты о чём? – не понял я. – Какое ещё, к дискорду, крыло? Почему она ослабела?</text:p>
      <text:p text:style-name="P40"/>
      <text:p text:style-name="P40">Луна молча стояла с закрытыми глазами, горестно покачиваясь на ногах взад-вперёд. “Глупая, глупая Сел!” – расслышал я из её бормотания.</text:p>
      <text:p text:style-name="P40">Наконец, Луна снизошла ко мне с объяснением.</text:p>
      <text:p text:style-name="P49"><text:span text:style-name="T17">– Заместительная терапия </text:span><text:span text:style-name="T59">—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4"/>
      <text:p text:style-name="P54">Я не слушал аликорницу. События той единственной нашей ночи с Сел медленно прокручивались в памяти и я переосмысливал их по-новому. Крохотная льдинка в глубине моего «я» пустила отростки во все стороны, медленно превращая душу в лёд.</text:p>
      <text:p text:style-name="P54"/>
      <text:p text:style-name="P40">Луна вздохнула и повернулась ко мне.</text:p>
      <text:p text:style-name="P49"><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другими пони. Они действуют исключительно по своей воле и предпочтениям. Пони умеют любить.</text:p>
      <text:p text:style-name="P49"/>
      <text:p text:style-name="P49">Аликорница фыркнула.</text:p>
      <text:p text:style-name="P49"><text:span text:style-name="T17">– </text:span><text:span text:style-name="T5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4">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4"/>
      <text:p text:style-name="P54"><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4">Я благодарно взъерошил пегаске гриву. Уныние отступило.</text:p>
      <text:p text:style-name="P54"><text:span text:style-name="T11">– </text:span>Спасибо, Дэш. Ты настоящий друг.</text:p>
      <text:p text:style-name="P54"><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4"/>
      <text:p text:style-name="P54">Я удивлённо воззрился на аликорницу. Та сконфузилась.</text:p>
      <text:p text:style-name="P54"><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4"/>
      <text:p text:style-name="P54">Я пожал плечами и спустился с пегаской вниз, к компании.</text:p>
      <text:p text:style-name="P54"/>
      <text:h text:style-name="P157" text:outline-level="2"><text:soft-page-break/><text:span text:style-name="T1">22</text:span>. <text:span text:style-name="T1">Лучший</text:span> Гранд Галопин<text:span text:style-name="T1">г</text:span> Гала <text:span text:style-name="T1">в истории</text:span></text:h>
      <text:p text:style-name="P84"/>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3"/>
      <text:p text:style-name="P54"><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4"><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4"/>
      <text:p text:style-name="P54">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4"/>
      <text:p text:style-name="P54">Тук-тук-тук!</text:p>
      <text:p text:style-name="P54"/>
      <text:p text:style-name="P54"><text:span text:style-name="T11">– Анон</text:span>, ты тут? <text:span text:style-name="T11">–</text:span>Дэш просунула нос в дверь, не дожидаясь отклика. <text:span text:style-name="T11">– </text:span>Ага, вот ты где! Я с тобой!</text:p>
      <text:p text:style-name="P54">Пегаска швырнула перемётные сумки мне на постель и пошла к выходу.</text:p>
      <text:p text:style-name="P54"><text:span text:style-name="T11">– </text:span>Ну, чего застрял? Пошли скорее, а то на хавчик опоздаем! <text:span text:style-name="T11">– </text:span>нетерпеливо обернулась Дэш.</text:p>
      <text:p text:style-name="P54">Я пожал плечами и пошёл следом. Бороться со стихией в лице Дэш было трудновато. Да и незачем.</text:p>
      <text:p text:style-name="P54"/>
      <text:p text:style-name="P40">…</text:p>
      <text:p text:style-name="P40"/>
      <text:p text:style-name="P54">В столовой вместо накрытых столов мы встретили двух лакеев.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4"/>
      <text:p text:style-name="P54"><text:span text:style-name="T11">– </text:span>Располагайтесь, <text:span text:style-name="T11">– </text:span>кивнула нам Луна.</text:p>
      <text:p text:style-name="P54">«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ую бесформенную кляксу, широко распластавшуюся по земле. «Эх, Клаудсдейл…» <text:span text:style-name="T11">–</text:span> всхлипула Дэш.</text:p>
      <text:p text:style-name="P54"/>
      <text:p text:style-name="P54"><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4">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4"/>
      <text:p text:style-name="P54"><text:soft-page-break/><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9">Митарианец <text:span text:style-name="T51">– мясоед</text:span></text:p></text:note-body></text:note> на Нашей памяти. Насколько Нам известно, рацион обезьян состоит из фруктов и листьев бамбука.</text:p>
      <text:p text:style-name="P54"/>
      <text:p text:style-name="P54">Я мило улыбнулся в ответ и закинул в рот пучок петрушки.</text:p>
      <text:p text:style-name="P54"><text:span text:style-name="T11">– </text:span>А ты первая на моей памяти лошадь, умеющая магичить.</text:p>
      <text:p text:style-name="P54">Луна нахмурилась, но потом луч озарения коснулся её мордочки.</text:p>
      <text:p text:style-name="P40">– П<text:span text:style-name="T1">ризнаём, Мы были несправедливы к тебе. Как Нам тебя называть?</text:span></text:p>
      <text:p text:style-name="P54">Я выплюнул петрушку и взял кусок рыбы.</text:p>
      <text:p text:style-name="P40">– <text:span text:style-name="T1">Человеком. Во множественном числе мы — люди. Хотя множественная форма тебе не понадобится, принцесса.</text:span></text:p>
      <text:p text:style-name="P54"/>
      <text:p text:style-name="P54">Все расселись по местам, когда с дальнего конца стола раздался звонкий голосок.</text:p>
      <text:p text:style-name="P40">– <text:span text:style-name="T1">Эй, а туточки одно место пустует! Можно его займёт Гамми?</text:span></text:p>
      <text:p text:style-name="P40"><text:span text:style-name="T1">– Нет, Пинки, </text:span>– <text:span text:style-name="T1">ответила Луна. </text:span>– <text:span text:style-name="T1">Мы ждём ещё одного гостя.</text:span></text:p>
      <text:p text:style-name="P54">– А если он не придёт, тогда можно?</text:p>
      <text:p text:style-name="P54"/>
      <text:p text:style-name="P54">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4">– Эй! Это моя шляпа! – возмутилась Эпплджек.</text:p>
      <text:p text:style-name="P54">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4"/>
      <text:p text:style-name="P54">– Прекрати паясничать! – негромко сказала Луна.</text:p>
      <text:p text:style-name="P54">– Я не хотел… Тут мышь… – мои уши загорались медленно, но неотвратимо.</text:p>
      <text:p text:style-name="P54">– Мы не тебе, – так же тихо произнесла аликорница.</text:p>
      <text:p text:style-name="P54">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4">–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4">– Перестань, Дискорд, – устало ответила Луна. – Фиглярство вызывает улыбку только первые пару сотен лет.</text:p>
      <text:p text:style-name="P54">– Говори за себя, дражайшая! Я, наоборот, только вхожу во вкус!</text:p>
      <text:p text:style-name="P54">Драконикус заткнулся и принялся жадно есть брюкву.</text:p>
      <text:p text:style-name="P54"/>
      <text:p text:style-name="P54">Аликорница обвела присутствующих долгим взглядом и начала.</text:p>
      <text:p text:style-name="P54"><text:soft-page-break/>–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4">– Прибыл к нам, ага. А я-то думал, Сахарная Ватка сама вытащила на нашу голову эту обезьяну из мухосранска, – громко прочавкал сам себе Дискорд.</text:p>
      <text:p text:style-name="P54"/>
      <text:p text:style-name="P54">– Анонимус берётся отыскать Селестию. И наша задача — помочь ему в этом! – с нажимом произнесла Луна, ни на кого не глядя.</text:p>
      <text:p text:style-name="P54">–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4"/>
      <text:p text:style-name="P54">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4"/>
      <text:p text:style-name="P54">– Я полностью в вашем распоряжении, Ваше Высочество! Думаю, мои друзья меня поддержат! – отчеканила умничка Твайлайт.</text:p>
      <text:p text:style-name="P54">Остальные пони отозвались невнятным мычанием.</text:p>
      <text:p text:style-name="P54"/>
      <text:p text:style-name="P54">–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4">–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4">–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4">–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4">– Эталоном? Для всехпони? Всегда говорила? – Дискорд принял задумчивую позу, стреляя глазами по сторонам.</text:p>
      <text:p text:style-name="P54">–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4">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4">– Мы думаем, она была права!</text:p>
      <text:p text:style-name="P54"/>
      <text:p text:style-name="P54">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4">– Ну, это… Если светоч, то конечно… А как же! Я всегда знал, что я светоч!.. А для Элементов Гармонии я тоже светоч?</text:p>
      <text:p text:style-name="P54">– Разумеется! – заверила его Луна, изо всех сил моргая шестёрке.</text:p>
      <text:p text:style-name="P54">– Светоч, светоч! – вразнобой подтвердили пони. Пожалуй, Флаттершай даже не врала.</text:p>
      <text:p text:style-name="P54"><text:soft-page-break/>– Ну хорошо! Я помогу вам! Я всегда помогаю открывать коридоры! Это для нас, светочей, плёвое дело! – пафосно воскликнул драконикус и испарился. Через секунду появился снова, схватил в обнимку миску брюссельской капусты в кляре и исчез окончательно.</text:p>
      <text:p text:style-name="P54"/>
      <text:p text:style-name="P54">– Ффух! – шумно выдохнула Луна. – Спасибо вам, Наши дорогие, вы Нам очень помогли!</text:p>
      <text:p text:style-name="P54">– Но мы же ничего не сделали! – запротестовала Эпплджек.</text:p>
      <text:p text:style-name="P54">–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4"/>
      <text:p text:style-name="P54">…</text:p>
      <text:p text:style-name="P54"/>
      <text:p text:style-name="P54">Безмолвными тенями скользнули лакеи и унесли блюда. На освободившемся столе Луна расстелила свиток с записями.</text:p>
      <text:p text:style-name="P54">– Теперь, Наши маленькие пони, Мы должны просить вас ещё об одной услуге.</text:p>
      <text:p text:style-name="P54">Непривычно смешно было видеть принцессу ночи покрасневшей и прячущей в замешательстве глаза.</text:p>
      <text:p text:style-name="P54">–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4"/>
      <text:p text:style-name="P54">При этих словах настала очередь прятать глаза шестёрке пони. Дэш фейсхуфнула.</text:p>
      <text:p text:style-name="P54">–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ётся буря, по сравнению с которыми нынешние проблемы покажутся тёплым летним дождиком.</text:p>
      <text:p text:style-name="P54">Луна вздохнула.</text:p>
      <text:p text:style-name="P54">–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4">–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4">– Договорились! – с энтузиазмом воскликнула Луна. – Вот список мероприятий, вот перечень руководителей по направлениям. Ждём вас завтра тут же на утренней планёрке после восхода солнца!</text:p>
      <text:p text:style-name="P54">С этими словами аликорница развернула свиток, достигший нижним концом пола.</text:p>
      <text:p text:style-name="P54">Твайлайт схватилась за голову.</text:p>
      <text:p text:style-name="P54"/>
      <text:p text:style-name="P41">***</text:p>
      <text:p text:style-name="P40"/>
      <text:p text:style-name="P54">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4"><text:soft-page-break/></text:p>
      <text:p text:style-name="P54">– Я верю в вас только потому, что ты об этом попросила, – наконец начал я. – Тогда, в метель.</text:p>
      <text:p text:style-name="P54">Аликорница кивнула.</text:p>
      <text:p text:style-name="P54">– Потому что у меня больше нет других причин верить в дружбомагию. После того, что рассказала Луна.</text:p>
      <text:p text:style-name="P54">Аликорница сникла.</text:p>
      <text:p text:style-name="P54">– Она ведь правду сказала? То свидание ночью в башне было всего лишь платой? Авансом?</text:p>
      <text:p text:style-name="P54">Селестия грустно кивнула и отвернулась.</text:p>
      <text:p text:style-name="P54">– Выходит, я для тебя был тем же, чем сейчас Дискорд для Луны? С тем отличием, что ты не нашла способ «отмазаться»?</text:p>
      <text:p text:style-name="P54">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4"/>
      <text:p text:style-name="P54">Заросли можжевельника раздвинулись, пропуская синюю единорожку.</text:p>
      <text:p text:style-name="P54"/>
      <text:p text:style-name="P54">– Привет!</text:p>
      <text:p text:style-name="P54">Я молча смотрел сквозь неё, привалившись спиной к валуну. Мне хотелось побыть одному.</text:p>
      <text:p text:style-name="P54">– Привет, говорю! Мну видела, как ты залазил сюда. Классное местечко!</text:p>
      <text:p text:style-name="P54">– Привет, Индиго.</text:p>
      <text:p text:style-name="P54">– Что-то на тебе мордочки нет. Ты бледнее болотной поганки из Вечнодикого леса. Что-то случилось?</text:p>
      <text:p text:style-name="P54">– Случилось, Индиго. За то время, что мы не виделись, случилось очень многое.</text:p>
      <text:p text:style-name="P54">– Так это ж здорово! Мну любит, когда что-нибудь случается! Иначе скучно. А ты? Расскажи! Ты нашёл Шейлу?</text:p>
      <text:p text:style-name="P54">– Нашёл.</text:p>
      <text:p text:style-name="P54">– Вау! А принцессу Селестию?</text:p>
      <text:p text:style-name="P54">– Селестию тоже.</text:p>
      <text:p text:style-name="P54">– Крутотень! А где они? Они скоро вернутся?</text:p>
      <text:p text:style-name="P54">– Они не вернутся.</text:p>
      <text:p text:style-name="P54"/>
      <text:p text:style-name="P54">Индиго перестала улыбаться. Тревога отразилась на её мордочке.</text:p>
      <text:p text:style-name="P54">– Почему?</text:p>
      <text:p text:style-name="P54">– Они там, откуда нет возврата.</text:p>
      <text:p text:style-name="P54">В последнее время мне приходилось врать даже самому себе: я всё равно буду делать всё, что могу, даже если это бесполезно. Даже если я знаю, насколько ничтожны шансы вернуть Сел и остальных. Но жеребёнка обманывать не хотелось. Я всегда был противником вранья детям под маской лжегуманности.</text:p>
      <text:p text:style-name="P54"/>
      <text:p text:style-name="P54">Индиго молча села возле меня. Потом она всхлипнула. Потом тяжело вздохнула.</text:p>
      <text:p text:style-name="P54">– Пожалуйста, скажи мне, что с ними.</text:p>
      <text:p text:style-name="P54"><text:soft-page-break/></text:p>
      <text:p text:style-name="P54">Я оторвался от валуна, склонился над ней и тихонько прошептал ей в ухо:</text:p>
      <text:p text:style-name="P54">– Если я скажу, ты исчезнешь. Это такое проклятие. Отправишься вслед за ними. Мне бы этого не хотелось. Ты нужна здесь.</text:p>
      <text:p text:style-name="P54"/>
      <text:p text:style-name="P54">Индиго хмуро взглянула на меня.</text:p>
      <text:p text:style-name="P54">– Если я нужна здесь, тогда скажи, для чего! У меня тут не осталось друзей, кроме тебя. Па пропал две недели назад. И хотя тётка говорит, что он скоро вернётся, я ей не верю. И даже ты хочешь уйти.</text:p>
      <text:p text:style-name="P54">Я ласково потрепал её по головке.</text:p>
      <text:p text:style-name="P54">–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4"/>
      <text:p text:style-name="P54">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4"/>
      <text:p text:style-name="P54">– Индиго, ты в Гранд Галопинг Гала когда-нибудь участвовала?</text:p>
      <text:p text:style-name="P54">– А то! В прошлом году па взял меня с собой на Гала. Он стоял в охране, а я пробралась внутрь и наблюдала за всем из-за занавески.</text:p>
      <text:p text:style-name="P54">– То есть, ты помнишь, как там всё устроено и что должно происходить?</text:p>
      <text:p text:style-name="P54">– Агась!</text:p>
      <text:p text:style-name="P54">– Вот и отлично. Тогда беги во дворец и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4">– Вау! Круто!</text:p>
      <text:p text:style-name="P54">Единорожка в восторге <text:s/>запрыгала на месте.</text:p>
      <text:p text:style-name="P54">–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4"/>
      <text:p text:style-name="P54">Кобылка остановилась и обняла меня за шею.</text:p>
      <text:p text:style-name="P54">– Спасибки! Тока ж ты на праздник придёшь? Обещаешь? Пожалуйста-пожалуйста-пожалуйста!</text:p>
      <text:p text:style-name="P54">– Обещаю.</text:p>
      <text:p text:style-name="P54">– Ю-ху-у-у!</text:p>
      <text:p text:style-name="P54">Единорожка умчалась.</text:p>
      <text:p text:style-name="P54"/>
      <text:p text:style-name="P54">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4"/>
      <text:p text:style-name="P54">В серебряной коробке вместо книги лежал одинокий листок бумаги.</text:p>
      <text:p text:style-name="P64"><text:soft-page-break/></text:p>
      <text:p text:style-name="P64">«Уверена, когда-нибудь ты узнаешь правду, мой маленький человек. Быть может, ты уже знаешь. Быть может, ты узнаешь об этом прямо сейчас, из этого письма. Прошу тебя, не гневайся!</text:p>
      <text:p text:style-name="P64">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4">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4">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4">До встречи!»</text:p>
      <text:p text:style-name="P64"/>
      <text:p text:style-name="P54">– Сел - Сел… Ну почему ты такая… – пробормотал я сквозь слёзы.</text:p>
      <text:p text:style-name="P54"/>
      <text:p text:style-name="P55">***</text:p>
      <text:p text:style-name="P84"/>
      <text:p text:style-name="P54">«Леди и джентльпони! Мне выпала честь объявить Гранд Галопинг Гала открытым! В честь скорого возвращения Её Высочества, принцессы Селестии, бал проходит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Раскройте свои программки, я сейчас подробно опишу каждое мероприятие сего удивительного вечера…»</text:p>
      <text:p text:style-name="P54"/>
      <text:p text:style-name="P54">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text:p>
      <text:p text:style-name="P54"/>
      <text:p text:style-name="P54">От легкой дрожи зазвенели витражи в огромных стрельчатых окнах галереи. Гардины колыхались <text:s/>беззвучными волнами. Где-то со звоном разбилась ваза.</text:p>
      <text:p text:style-name="P54">Я переждал землетрясение держась за стену, после чего вышел в парк. Чопорные пони как ни в чём не бывало переговаривались вполголоса, сгрудившись в небольшие компании на лужайках. Негромкий смех перемежался со звоном бокалов.</text:p>
      <text:p text:style-name="P54">Пробравшись через отдыхающих, я свернул в отдалённый тупичок садового лабиринта. Мне стало душно. На ходу ослабив галстук и расстегнув жилетку, я сошёл с песчаной дорожки и присел на землю, прислонившись к зелёной изгороди.</text:p>
      <text:p text:style-name="P54"><text:soft-page-break/></text:p>
      <text:p text:style-name="P54">Ты никогда не любил тоскливые офисные вечеринки с напускной весёлостью и тупейшими конкурсами, Анон! Мог ли ты представить, что костлявая рука корпоратива дотянется до тебя даже здесь, в Эквестрии?</text:p>
      <text:p text:style-name="P54"/>
      <text:p text:style-name="P54">–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4">–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4">–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4">– А моя часть будет в самом конце, – вздохнул третий голосок. – Если мы до него досидим. Лично мне уже надоело. Скучно.</text:p>
      <text:p text:style-name="P54">–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4">– Всё равно Норф был круче, – пробормотал голос Индиго. – Он Кинга раза три уделывал на «Королеве Лорен».</text:p>
      <text:p text:style-name="P54">– Скоро начнётся! Я слышу свисток Вондерболтов! – перебил голос Санни – Бежим на смотровую площадку!</text:p>
      <text:p text:style-name="P54">– Кто первый добежит, тот… эмм…</text:p>
      <text:p text:style-name="P54">– Суперсветоч!</text:p>
      <text:p text:style-name="P54">– Агась! Галагалоперы, вперёд!</text:p>
      <text:p text:style-name="P54">– Йей!!!</text:p>
      <text:p text:style-name="P54"/>
      <text:p text:style-name="P54">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4"/>
      <text:p text:style-name="P54">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светящимися шлейфами.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4"/>
      <text:p text:style-name="P54">Моционящиеся в парке аристократы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4"><text:soft-page-break/>…</text:p>
      <text:p text:style-name="P54">– Это она! Она!!! Нам дают знак!</text:p>
      <text:p text:style-name="P54">– Наша принцесса! Наше солнце!</text:p>
      <text:p text:style-name="P54">– Она вернётся! Как нам и обещала принцесса Луна!</text:p>
      <text:p text:style-name="P54">– А то! Я всем говорил! Мне никто не верил! Никто!!! Эти смешные бунтари из Мэйнхеттена…</text:p>
      <text:p text:style-name="P54">– Дайте мне вас обнять, дорогой друг!</text:p>
      <text:p text:style-name="P54">…</text:p>
      <text:p text:style-name="P54">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0"/>
      <text:p text:style-name="P54">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 Выбравшись из зелёного лабиринта, я бросился наугад сломя голову.</text:p>
      <text:p text:style-name="P54"/>
      <text:p text:style-name="P54">Внезапно музыкальная какофония сменилась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4">Я подошёл к ближайшей колонне. Под капителем колонны корявая надпись гласила: <text:s/>«з<text:span text:style-name="T65">д</text:span>ЕсЬ БЫл <text:span text:style-name="T66">д</text:span>ИскОр<text:span text:style-name="T64">Д</text:span>». Прислонившись к прохладному мрамору, я закрыл глаза…</text:p>
      <text:p text:style-name="P54"/>
      <text:p text:style-name="P54">…</text:p>
      <text:p text:style-name="P54"/>
      <text:p text:style-name="P54">Музыкальный транс прервался цоканьем копыт по парковой дорожке. Две фигуры устало брели прочь от замка, тихо переговариваясь между собой.</text:p>
      <text:p text:style-name="P54"/>
      <text:p text:style-name="P54">– Ужель обязательно лично приветствовать каждого пони? Сестра разбаловала их. Это так утомляет!</text:p>
      <text:p text:style-name="P54">–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4">–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4">Беседующие остановились прямо у колонны, за которой сидел я.</text:p>
      <text:p text:style-name="P54"/>
      <text:p text:style-name="P54"><text:soft-page-break/>–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4">– Да, принцесса, эти три кобылки чрезвычайно креативны! Даже Пинки Пай поставила им высшую оценку в организации торжеств, а это многого стоит. Хотя, по-моему, идея пригласить Винил Скрэтч на бал была ошибкой. Принца Блюблада до сих пор отпаивают настойкой календулы — он случайно оказался у аудиоколонки в момент прелюдии.</text:p>
      <text:p text:style-name="P54">–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4"/>
      <text:p text:style-name="P54">В саду прозвенел гонг. Музыка умолкла и в наступившей тишине звонкий голосок объявил в потрескивающий микрофон:</text:p>
      <text:p text:style-name="P54">–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4">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4"/>
      <text:p text:style-name="P54">Последняя фраза утонула в свисте и восторжённом топоте копыт. Твайлайт вздохнула.</text:p>
      <text:p text:style-name="P54">–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опинг Гала, он не рассчитывал собственнокопытно принимать гостей!</text:p>
      <text:p text:style-name="P54"/>
      <text:p text:style-name="P54">Твайлайт побрела по дорожке к освещённой террасе. Луна проводила её взглядом. Затем она со смешком обратилась в пространство:</text:p>
      <text:p text:style-name="P54">– Скрываться за колонной — плохая идея, Анонимус. Если хочешь, чтобы тебя не раскрыли, прячься так, чтобы не было видно твоей тени.</text:p>
      <text:p text:style-name="P54"/>
      <text:p text:style-name="P54">Я поднялся.</text:p>
      <text:p text:style-name="P54">– Если бы я хотел скрываться, то до сих пор бы сидел в фургончике Трикси где-нибудь под Филлидельфией. Но нет, я сюда смылся от скуки — ненавижу официальные мероприятия! Я здесь только потому, что Дэш попросила составить ей компанию на трибуне во время финального заезда «Небес Эквестрии». И в жизни бы не надел вот это, если бы не Твайлайт, – я оттянул галстук бабочку на резинке и отпустил.</text:p>
      <text:p text:style-name="P54">Луна сочувственно кивнула.</text:p>
      <text:p text:style-name="P54">– О, Мы тебя хорошо понимаем, Анонимус! Мы также не выносим эту напрасную трату времени, коей имя «Официальные церемонии». Всё это лицемерие, жеманство, фальшь... В Наше время всё было по другому. Пони не приходилось примерять дюжину масок, чтобы высказать кому-то свою любовь или ненависть. А сейчас даже Мы вынуждены блюсти этикет!</text:p>
      <text:p text:style-name="P54">Я понимающе покачал головой. Чёрная фурия была не так уж плоха, если узнать её получше!</text:p>
      <text:p text:style-name="P54">Аликорница смущённо улыбнулась.</text:p>
      <text:p text:style-name="P54">– Всё же Мы должны заметить, что, хотя приветственная часть торжеств прошла в худших традициях Tatrum ceremoniale, впоследствии ситуация выправилась. Фейерверки были неплохи, да и концерт тоже.</text:p>
      <text:p text:style-name="P54"><text:soft-page-break/>– О, да! Классно играют! Впервые слышу в Эквестрии такую продвинутую музыку.</text:p>
      <text:p text:style-name="P54">Луна вздохнула.</text:p>
      <text:p text:style-name="P54">– Трио Винил, Октавии и Лиры было тяжело собрать вместе, но оно того стоило! Увы, человек, не время развлекаться. Вернёмся к нашим заботам. Следуй за Нами, Нам нужно вручить тебе компас.</text:p>
      <text:p text:style-name="P54"/>
      <text:p text:style-name="P54">Мы подходили ко дворцу, когда нам навстречу попалась процессия из четырёх земнопони, несущих открытый паланкин. На нём возлежал томного вида единорог с перебинтованной головой и икал. От франта вовсю штыняло спиртом.</text:p>
      <text:p text:style-name="P54">– А-а-а, дражайший принц? – с приторной любезностью приветствовала единорога Луна – Как ваше драгоценное здоровье? Как поживает ваш кузён Хавтиноуз?</text:p>
      <text:p text:style-name="P54">Принц позеленел, промычал нечто нечленораздельное и махнул копытом носильщикам двигаться дальше.</text:p>
      <text:p text:style-name="P54"/>
      <text:p text:style-name="P54">Во дворце, вручив мне тяжёлую шкатулку серебряной окантовки с хрустальным шаром на крышке, Луна с некоторым смущением сообщила:</text:p>
      <text:p text:style-name="P54">–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4"/>
      <text:p text:style-name="P54">Она что, издевается? Я раздражённо сунул шкатулку в карман.</text:p>
      <text:p text:style-name="P54">– Да хрен там! Какие перья? Ты же сама сказала, отношения были чисто деловыми. По крайней мере, с её стороны.</text:p>
      <text:p text:style-name="P54"/>
      <text:p text:style-name="P54">Луна продолжила с каменным выражением лица.</text:p>
      <text:p text:style-name="P54">– Если же нет, поднимись в её башню и разыщи перо или волос в её постели. После чего помести это в компас. Всё.</text:p>
      <text:p text:style-name="P54">Аликорница отвернулась. Я пошёл к выходу.</text:p>
      <text:p text:style-name="P54"/>
      <text:p text:style-name="P54">– Иногда деловые отношения служат прикрытием для… чего-то большего. Но смертным это трудно понять.</text:p>
      <text:p text:style-name="P54">Я обернулся. Аликорница смотрела в окно на первый заезд «Небес Эквестрии», не удостаивая меня вниманием.</text:p>
      <text:p text:style-name="P54"/>
      <text:p text:style-name="P54">Не гребу я этих аликорнов!</text:p>
      <text:p text:style-name="P40"/>
      <text:p text:style-name="P55">***</text:p>
      <text:p text:style-name="P54"/>
      <text:p text:style-name="P54">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белой аликорнице!</text:p>
      <text:p text:style-name="P54"/>
      <text:p text:style-name="P54">Перепрыгивая через две ступеньки я достиг вершины башни.</text:p>
      <text:p text:style-name="P54"><text:soft-page-break/>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4">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4">Чувствуя себя грабителем, я вошёл в комнату и осмотрел футон.</text:p>
      <text:p text:style-name="P54"/>
      <text:p text:style-name="P54">Фиг там! Было такое впечатление, что последнее время на нём никто не спал. Ни складочки, ни вмятинки, ни волоска, ни пылинки.</text:p>
      <text:p text:style-name="P54">Я окинул взглядом комнату. Взор упал на гардероб у стены. Вот где можно найти перо или волос!</text:p>
      <text:p text:style-name="P54"/>
      <text:p text:style-name="P54">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4"/>
      <text:p text:style-name="P54">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7"></text:span><text:span text:style-name="T68"> сидел, прислонившись к стенке. Оранжевая лампочка по прежнему горела на налобном щитке.</text:span></text:p>
      <text:p text:style-name="P79"/>
      <text:p text:style-name="P54">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4"/>
      <text:p text:style-name="P54">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4"/>
      <text:p text:style-name="P54">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4"/>
      <text:p text:style-name="P54">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4"/>
      <text:p text:style-name="P54">Теперь же, созерцая развешанные на крючья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4"/>
      <text:p text:style-name="P54">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text:soft-page-break/>центре которой было маленькое сквозное отверстие. Снизу отверстия вытекла, застыв, тёмно-бурая капля.</text:p>
      <text:p text:style-name="P54"/>
      <text:p text:style-name="P54">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4">В шаре 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4"/>
      <text:p text:style-name="P55">***</text:p>
      <text:p text:style-name="P54"/>
      <text:p text:style-name="P54">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4"/>
      <text:p text:style-name="P54">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4"/>
      <text:p text:style-name="P54">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4"/>
      <text:p text:style-name="P54">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пасти к мастерской.</text:p>
      <text:p text:style-name="P54"/>
      <text:p text:style-name="P54">«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батареи, штурвал управления по центру панели, уровень спарк-заряда над ней, решётка радио левее, педаль колёсного тормоза внизу, кнопка включения фонарей справа. Как там? Штурвал на себя?</text:p>
      <text:p text:style-name="P54"/>
      <text:p text:style-name="P54">Штурвал заклинило. Бля!!!</text:p>
      <text:p text:style-name="P54"/>
      <text:p text:style-name="P54">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4">Я что есть мочи дёрнул штурвал на себя.</text:p>
      <text:p text:style-name="P54"/>
      <text:p text:style-name="P54">Звон упавшего на каменный пол домкрата и грохот пробиваемой крыши слились воедино. Колесница, раскидывая обломки досок и черепицы, поднялась над двором. Мастерская и весь квартал <text:soft-page-break/>уехали в тёмную пучину. Уличные фонари ещё какое-то время светились из глубины, подобно огням Титаника, но вскоре и они исчезли.</text:p>
      <text:p text:style-name="P54"/>
      <text:p text:style-name="P54">…</text:p>
      <text:p text:style-name="P54"/>
      <text:p text:style-name="P54">«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4"/>
      <text:p text:style-name="P54">Замок.</text:p>
      <text:p text:style-name="P54">Проклятье, что с замком?!</text:p>
      <text:p text:style-name="P54"/>
      <text:p text:style-name="P54">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text:p>
      <text:p text:style-name="P54"/>
      <text:p text:style-name="P54">А я-то был в воздухе, в ста метрах над землёй! В воздухе, блядь, а не на земле!</text:p>
      <text:p text:style-name="P54"/>
      <text:p text:style-name="P54">Я надавил на рычаг вертикальной тяги и колесница плавно скользнула вниз. Ха, теперь-то я понял, в чём дело! Замок висел в воздухе!</text:p>
      <text:p text:style-name="P54">Пиздец… Замок висел в воздухе?!!</text:p>
      <text:p text:style-name="P54"/>
      <text:p text:style-name="P54">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4"/>
      <text:p text:style-name="P54">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4"/>
      <text:p text:style-name="P54">Спокойно, Анон! Ты когда-то хотел стать пилотом — в следующий раз будь поосторожнее в своих мечтаниях! Альпинизм — наше всё!</text:p>
      <text:p text:style-name="P54">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4"/>
      <text:p text:style-name="P54">Башня стонала и скрипела на все лады. Отторж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4">Я пробежал комнату насквозь и кинулся к выходу.</text:p>
      <text:p text:style-name="P54"><text:soft-page-break/></text:p>
      <text:p text:style-name="P54">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4"/>
      <text:p text:style-name="P54">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4"/>
      <text:p text:style-name="P54">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4">За моей спиной раздался механический голос.</text:p>
      <text:p text:style-name="P54"/>
      <text:p text:style-name="P54">– <text:span text:style-name="T69">Зафиксирована опасная ситуация. Сознание пациента </text:span><text:span text:style-name="T70">&lt;</text:span><text:span text:style-name="T69">СЕЛЕСТИЯ</text:span><text:span text:style-name="T70">&gt;</text:span><text:span text:style-name="T69"> не регистрируется. Активируется протокол экстренной эвакуации пациента </text:span><text:span text:style-name="T70">&lt;</text:span><text:span text:style-name="T69">СЕЛЕСТИЯ</text:span><text:span text:style-name="T70">&gt;</text:span><text:span text:style-name="T69"> к супервизору </text:span><text:span text:style-name="T70">&lt;</text:span><text:span text:style-name="T69">ЛУНА</text:span><text:span text:style-name="T70">&gt;</text:span><text:span text:style-name="T69">.</text:span></text:p>
      <text:p text:style-name="P78"/>
      <text:p text:style-name="P54">Я обернулся.</text:p>
      <text:p text:style-name="P54"/>
      <text:p text:style-name="P54">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4"/>
      <text:p text:style-name="P54">БЛЯ!!!</text:p>
      <text:p text:style-name="P54"/>
      <text:p text:style-name="P54">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4"/>
      <text:p text:style-name="P54">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4"/>
      <text:p text:style-name="P54">«Робокорн», как я успел назвать про себя экзоскелет,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4"/>
      <text:p text:style-name="P54">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4"><text:soft-page-break/>Когда последний чек-поинт был пройден, на главном табло мигнула и исчезла цифра «<text:span text:style-name="T24">7.76</text:span>», сменившись на «<text:span text:style-name="T24">7.72</text:span>».</text:p>
      <text:p text:style-name="P54">Можно ставить галочку на исполнившейся мечте стать пилотом! Что там следующее на очереди? Альпинизм?</text:p>
      <text:p text:style-name="P54">Сделав полный круг вокруг парка, мы вышли на финишную прямую, в конце которой нас приветливо встречали двери центрального холла дворца.</text:p>
      <text:p text:style-name="P54"/>
      <text:p text:style-name="P54">БЛЯ!!!</text:p>
      <text:p text:style-name="P54">Какая тупица закрыла двери?</text:p>
      <text:p text:style-name="P54"/>
      <text:p text:style-name="P54">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4">У тебя всё под контролем, Анон?!! Проклятье!</text:p>
      <text:p text:style-name="P54"/>
      <text:p text:style-name="P54">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4"/>
      <text:p text:style-name="P54">…</text:p>
      <text:p text:style-name="P54"/>
      <text:p text:style-name="P54">–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4"/>
      <text:p text:style-name="P54">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перемигнулась на оранжевый.</text:p>
      <text:p text:style-name="P54"/>
      <text:p text:style-name="P54">…</text:p>
      <text:p text:style-name="P54"/>
      <text:p text:style-name="P54">– Что сиё значит, человек?!!</text:p>
      <text:p text:style-name="P54">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4"/>
      <text:p text:style-name="P54">– Мнэ-э-э, – в этот момент даже козлиное блеяние было для меня верхом геройства.</text:p>
      <text:p text:style-name="P54"/>
      <text:p text:style-name="P54">Подымая тучи пыли, с грохотом обрушилась в Провал башня Селестии. Луна с отвалившейся челюстью наблюдала за действом в окно.</text:p>
      <text:p text:style-name="P54"/>
      <text:p text:style-name="P54">– Что… Что за дискордовщина?!</text:p>
      <text:p text:style-name="P54">Луна глянула в противоположное окно.</text:p>
      <text:p text:style-name="P54">– А куда делась Наша башня?!! – на аликорницу было жалко смотреть.</text:p>
      <text:p text:style-name="P54"><text:soft-page-break/>– Она внизу, – промямлил я. <text:s/>Чтобы легче было дышать, я пальцем оттянул галстук от горла.</text:p>
      <text:p text:style-name="P54">– В каком ещё низу???</text:p>
      <text:p text:style-name="P54">– Ну… внизу. С остальным Кантерлотом… – я чувствовал себя идиотом.</text:p>
      <text:p text:style-name="P54"/>
      <text:p text:style-name="P54">Аликорница молча взвилась в воздух и вылетела наружу. Через минуту вернулась.</text:p>
      <text:p text:style-name="P54">– Мы приняли решение! Бал закрывается!</text:p>
      <text:p text:style-name="P54"/>
      <text:h text:style-name="Heading_20_2" text:outline-level="2">2<text:span text:style-name="T1">3</text:span>. <text:span text:style-name="T1">Летающий замок</text:span></text:h>
      <text:p text:style-name="P86"/>
      <text:p text:style-name="P54">Скалу ощутимо тряхнуло. Грибной суп выплеснулся из супницы на стол.</text:p>
      <text:p text:style-name="P54">– Конски яблоки! Четвёртый день уж волокут. Могли б и научиться наконец-то, – проворчала Эпплджек с набитым ртом.</text:p>
      <text:p text:style-name="P54"/>
      <text:p text:style-name="P54">Мы обедали на утёсе.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Правда, волочить эту скалу самому большому дирижаблю Эквестрии удавалось с черепашьей скоростью. День езды на поезде растянулся в неделю пути на степенно дрейфующей скале.</text:p>
      <text:p text:style-name="P54">«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варцев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4"/>
      <text:p text:style-name="P54">– Девочки, под нами Понивилль! – захлопала копытами Рэрити. – Узнаю свой бутик!</text:p>
      <text:p text:style-name="P54">Да, с утёса открылся городок, очертаниями повторяющий карту Понивилля. Я даже рассмотрел свой бывший домик у железной дороги.</text:p>
      <text:p text:style-name="P54">– Эй-Джей, гляди, твоя ферма! Я даже Биг Мака вижу. Вон, дрыхнет в стогу, – Дэш указала на красную точку в поле на окраине городка.</text:p>
      <text:p text:style-name="P54">– Агась, «Сладкое Яблочко», родимое! – кивнула фермерша. – А это значит, скоро и Вечнодикий. Мне прям не терпится закончить всё, вернуться и задать братюне взбучку за то, што прохлаждается без дела!</text:p>
      <text:p text:style-name="P54"/>
      <text:p text:style-name="P54">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4"/>
      <text:p text:style-name="P54">…</text:p>
      <text:p text:style-name="P54"/>
      <text:p text:style-name="P54">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text:soft-page-break/>(готов биться об заклад, с нулевым увеличением). В кресле сбоку развалился Дискорд и плевал в потолок. На макушке у фрика красовалась бейсболка с надписью <text:span text:style-name="T24">«СВЕТОЧ»</text:span>.</text:p>
      <text:p text:style-name="P54"/>
      <text:p text:style-name="P54">– Итак, через день мы достигнем цели. Надеюсь, все помнят план действий. Мы высаживаемся группой у входа и…</text:p>
      <text:p text:style-name="P54">– Эмм… Прячемся?</text:p>
      <text:p text:style-name="P54">– Дерёмся с пландерсидами?</text:p>
      <text:p text:style-name="P54">– Создаём магический щит?</text:p>
      <text:p text:style-name="P54"/>
      <text:p text:style-name="P54">– Нет!</text:p>
      <text:p text:style-name="P54">Луна поднесла копыто ко рту и прокашлялась.</text:p>
      <text:p text:style-name="P54">–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4"/>
      <text:p text:style-name="P54">Луна строго посмотрела на нас.</text:p>
      <text:p text:style-name="P54">–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4"/>
      <text:p text:style-name="P54">Я вспомнил, как мы драпали из замка, но промолчал.</text:p>
      <text:p text:style-name="P54"/>
      <text:p text:style-name="P54">–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4">– По возвращению человек отыщет Сестру с помощью компаса, что Мы приготовили для него. Ты активировал компас, Анонимус?</text:p>
      <text:p text:style-name="P54"/>
      <text:p text:style-name="P54">Я продемонстрировал ночной принцессе шкатулку с беспорядочно мечущейся стрелкой.</text:p>
      <text:p text:style-name="P54"/>
      <text:p text:style-name="P54">–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4"/>
      <text:p text:style-name="P54">Лавандовая единорожка съёжилась.</text:p>
      <text:p text:style-name="P54">–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4"><text:soft-page-break/>–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4">Мордочка аликорницы омрачилась печалью.</text:p>
      <text:p text:style-name="P54">– К сожалению, в этом случае жертв невозможно будет избежать. Мы бы многое отдали, чтобы не прибегать к этому варианту.</text:p>
      <text:p text:style-name="P54"/>
      <text:p text:style-name="P54">Дэш подняла копыто.</text:p>
      <text:p text:style-name="P54">– Если я правильно врубилась, нам надо навести в болоте шороху при посадке? Чтоб ничего не дёргалось? Это для меня — фигня! Было б о чём говорить.</text:p>
      <text:p text:style-name="P54"/>
      <text:p text:style-name="P54">Все, включая меня, вытаращились на пегаску с великим удивлением. Дискорд покрутил когтем у виска.</text:p>
      <text:p text:style-name="P54"/>
      <text:p text:style-name="P54">– Я могу влупить по болоту радужным ударом, – объяснила пегаска. – Ручаюсь, после этого пландерсидам будет не до нас.</text:p>
      <text:p text:style-name="P54"/>
      <text:p text:style-name="P54">Твайлайт внезапно закивала головой и зашептала на ухо Луне. Аликорница задумалась.</text:p>
      <text:p text:style-name="P54">–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4">Луна повернулась к выходу.</text:p>
      <text:p text:style-name="P54"/>
      <text:p text:style-name="P54">– Не кажется ли тебе, дражайшая, что ты забыла об одной незначительной детали? – встрял Дискорд. – <text:s/>Совсем незначительной, вот такусенькой?</text:p>
      <text:p text:style-name="P54">– Какой же? – нахмурилась Луна. – Ты изменяешь условия сделки?</text:p>
      <text:p text:style-name="P54">– Да забудь ты про сделку! – отмахнулся драконикус. – Как мы доставим Сахарную Ватку из мира анонимусов в тронный зал? Если верить «Проводнику», – драконикус презрительно фыркнул в мою сторону, – в его родном мире магии меньше, чем в моём плевке.</text:p>
      <text:p text:style-name="P54"/>
      <text:p text:style-name="P54">Драконикус для наглядности плюнул. Плевок затормозил у потолка, изменил направление на девяносто градусов и вылетел в окно.</text:p>
      <text:p text:style-name="P54"/>
      <text:p text:style-name="P54">–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4">– Гм! Изначально Мы полагали, что Сестра сама откроет коридор в Эквестрию. Анонимусу лишь требовалось привести её к входному порталу в коридор.</text:p>
      <text:p text:style-name="P54"/>
      <text:p text:style-name="P54">Луна задумалась. Потом вытащила выдвижной ящик из столика. Порывшись в нём,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4"/>
      <text:p text:style-name="P54"><text:soft-page-break/>– Нам нужно взглянуть… Третья степень магоистощения плюс подъём луны плюс принятие на себя недугов Анонимуса плюс заклинание Путеводного Факела… Восстановление займёт… Гм…</text:p>
      <text:p text:style-name="P54"/>
      <text:p text:style-name="P54">Луна с шумом захлопнула справочник.</text:p>
      <text:p text:style-name="P54">– Открыть коридор за счёт собственных сил Сестра сможет не ранее, чем через сто двадцать – сто пятьдесят лет. Мы не можем столько ждать. Мы пойдём с человеком!</text:p>
      <text:p text:style-name="P54">–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4"/>
      <text:p text:style-name="P54">Луна нахмурилась.</text:p>
      <text:p text:style-name="P54">– Мы видим, у тебя уже есть готовое решение. Говори.</text:p>
      <text:p text:style-name="P54"/>
      <text:p text:style-name="P54">Дискорд устроился поудобнее и демонстративно поправил бейсболку со <text:span text:style-name="T24">«СВЕТОЧЕМ»</text:span>.</text:p>
      <text:p text:style-name="P54">–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Никаких проблем!</text:p>
      <text:p text:style-name="P54"/>
      <text:p text:style-name="P54">Луна скосила глаза на меня в немом вопросе. <text:s/>Я не увидел ответную мимику Дискорда — тот повернулся ко мне спиной.</text:p>
      <text:p text:style-name="P54"/>
      <text:p text:style-name="P54">–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1"/>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4">– У нас нет времени. Придётся действовать по твоему плану.</text:p>
      <text:p text:style-name="P54"/>
      <text:p text:style-name="P54">Дискорд взглянул в газету.</text:p>
      <text:p text:style-name="P54">–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4"/>
      <text:p text:style-name="P54">Драконикус отвлёкся от приятных мыслей и направился к выходу. За ним потянулись и остальные.</text:p>
      <text:p text:style-name="P54">Я подождал, пока все выйдут и подобрал с пола оброненную Дискордом газету. Весь разворот занимал один заголовок.</text:p>
      <text:p text:style-name="P54"><text:soft-page-break/></text:p>
      <text:p text:style-name="P40"><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6"/>
      <text:p text:style-name="P41">**</text:p>
      <text:p text:style-name="P41">*</text:p>
      <text:p text:style-name="P40"/>
      <text:p text:style-name="P49"><text:span text:style-name="T59">Заходящее солнце омывало израненную Эквестрию тёплым оранжевым светом. Громада Вечнодикого леса темнела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9">— одичавшие пони паслись по близлежащим полям. Тень дрейфующей скалы пугала их и они разбегались по равнине веером.</text:span></text:p>
      <text:p text:style-name="P54">И в то же время Эквестрия сражалась. Временные мосты пересекали провалы в местах их пересечений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области магической деградации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4"/>
      <text:p text:style-name="P54">…</text:p>
      <text:p text:style-name="P54"/>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5"><text:span text:style-name="T11">–</text:span> Нет, почему? Правитель есть. Только он не постоянный. Его избирают. Раз в несколько лет.</text:p>
      <text:p text:style-name="P40">–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1">трид</text:span><text:span text:style-name="T1">цать лет, если его сменят через </text:span><text:span text:style-name="T61">двадцать</text:span>?</text:p>
      <text:p text:style-name="P40">–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4">Пегаска задумалась.</text:p>
      <text:p text:style-name="P54"/>
      <text:p text:style-name="P54">– Анон?</text:p>
      <text:p text:style-name="P54">– Да?</text:p>
      <text:p text:style-name="P54">–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4">Я почесал пегаску у основания гривы.</text:p>
      <text:p text:style-name="P54">–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4"/>
      <text:p text:style-name="P54">Я почувствовал резкую боль. Отдёрнув руку, я увидел на пальце кровь из ранки. </text:p>
      <text:p text:style-name="P54">Дэш смутилась.</text:p>
      <text:p text:style-name="P54"><text:soft-page-break/>–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4">Брошь переливалась всеми цветами радуги в тусклом свете заходящего солнца.</text:p>
      <text:p text:style-name="P54">– Классная штука! Тебе идёт.</text:p>
      <text:p text:style-name="P54">Пегаска смущённо отвернулась. Потом повернулась опять. Копыто чертило звёздочку на песке.</text:p>
      <text:p text:style-name="P54">– Ты ведь вернёшься?</text:p>
      <text:p text:style-name="P54"/>
      <text:p text:style-name="P54">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Сам же я не считал себя вправе выдвигать требования на эту тему.</text:p>
      <text:p text:style-name="P54"/>
      <text:p text:style-name="P54">–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4">–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4">– А то ж!</text:p>
      <text:p text:style-name="P54"/>
      <text:p text:style-name="P54">Вслед за Твайлайт к нам подошли Эпплджек с Пинки. Фермерша встала на задние ноги и положила передние мне на плечи.</text:p>
      <text:p text:style-name="P54">– Ты думаешь, я не видела, што Дискорд полоще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4">– Супер-дупер-верно! Пусть только попробует! Ещё никто не смел отобрать у Пинки друга и остаться при этом в своём уме!!!</text:p>
      <text:p text:style-name="P54"/>
      <text:p text:style-name="P54">Розовая пони уселась на круп, копытами оттянула веки и высунула язык, сотворив совершенно безумную мордаху.</text:p>
      <text:p text:style-name="P54"/>
      <text:p text:style-name="P54">– В случае Дискорда — остаться НЕ в своём уме. Но в остальном — верно. Мы не дадим тебя в обиду, Анон.</text:p>
      <text:p text:style-name="P54">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4">– Спасибо, девчонки. Вы лучшие.</text:p>
      <text:p text:style-name="P54">– А я — лучшая из лучших! – похлопала себя в грудь Дэш. – Не забывай об этом!</text:p>
      <text:p text:style-name="P54"/>
      <text:p text:style-name="P54">Кобылки ушли, оставив меня провожать закат. Когда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4"/>
      <text:p text:style-name="P54"><text:soft-page-break/>Раздались тихие шаги. Меня накрыла тень.</text:p>
      <text:p text:style-name="P54">– Тебе не стоит печалиться, человек. Твайлайт Спаркл права: дружба — не та вещь, которую можно взвешивать на весах.</text:p>
      <text:p text:style-name="P54"/>
      <text:p text:style-name="P54">Сарказм скроет твою <text:s/>печаль, Анон!</text:p>
      <text:p text:style-name="P54"/>
      <text:p text:style-name="P54">– Если бы здесь всё решала Твайлайт, я был бы спокоен. Но, как мне кажется, вопрос моего возвращения в Эквестрию предрешён. И не в том варианте, в котором мне бы хотелось. Впрочем, я понимаю, вам нужно экономить магию. Что ж, спасибо и за эти бесценные два месяца — я буду хранить их в самом заветном уголке души. Всё равно я получил больше, чем мог надеяться.</text:p>
      <text:p text:style-name="P54"/>
      <text:p text:style-name="P54">Луна отвернулась, попытавшись скрыть смущение.</text:p>
      <text:p text:style-name="P54">–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4"/>
      <text:p text:style-name="P54">Луна опустила мне на колени небольшую карточку из серебра.</text:p>
      <text:p text:style-name="P54"/>
      <text:p text:style-name="P73"><text:span text:style-name="T11">~~~ </text:span>Человек Анонимус Терранский <text:span text:style-name="T11">~~~</text:span></text:p>
      <text:p text:style-name="P73">Паспорт гражданина Эквестрии</text:p>
      <text:p text:style-name="P72">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2">Именем правительства Эквестрии призываем оказывать предъявителю сего всю возможную помощь и содействие.</text:p>
      <text:p text:style-name="P77">26.07.2143 А.С.</text:p>
      <text:p text:style-name="P54"/>
      <text:h text:style-name="Heading_20_2" text:outline-level="2">24. Навсегда. И всегда</text:h>
      <text:p text:style-name="P135"/>
      <text:p text:style-name="P49">– Шесть. Пять. Четыре. Три. Два. Один. Ста-а-а-арт! – заверещала Пинки.</text:p>
      <text:p text:style-name="P49">Эпплджек ударила задними ногами в гонг. Твайлайт включила кинокамеру на запись. Флаттершай спрятала голову под хвост Рэрити.</text:p>
      <text:p text:style-name="P49"/>
      <text:p text:style-name="P49">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text:soft-page-break/>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9"/>
      <text:p text:style-name="P49">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9"/>
      <text:p text:style-name="P49">Или, может быть, в тебе, Анон, если ты до сих пор пытаешься судить о пони по стандартам мира людей?</text:p>
      <text:p text:style-name="P49"/>
      <text:p text:style-name="P49">Важные единороги в белых халатах тихо переговаривались между собой, наблюдая последствия удара в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9"/>
      <text:p text:style-name="P49">– Ну что, видал? Тебе понравилось? Круто, правда?!!</text:p>
      <text:p text:style-name="P49">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9"/>
      <text:p text:style-name="P49">Пегаска, не услышав от меня слов восхищения, надулась.</text:p>
      <text:p text:style-name="P49">– У других пегасов и на меньшей скорости ломаются крылья! А я, между прочим, ещё не на полную выложилась! Если бы мне разрешили взлететь повыше, удар был бы на двадцать процентов круче!</text:p>
      <text:p text:style-name="P49">–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9">Дэш почесала в затылке.</text:p>
      <text:p text:style-name="P49">– Ты хочешь сказать — вжарь я посильнее, и скала рассыпалась бы?</text:p>
      <text:p text:style-name="P49">– Нечто вроде, – кивнула Твайлайт. – Уверенность не стопроцентная, но риск велик.</text:p>
      <text:p text:style-name="P49">– То есть, мне нужно будет лупить по болоту не сильнее, чем сейчас?</text:p>
      <text:p text:style-name="P49">– Именно так, Рэйнбоу Дэш! – к нашей компании подошла Луна.</text:p>
      <text:p text:style-name="P49">–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9"/>
      <text:p text:style-name="P49">– Ур-ра-а-а! Да здравствует Рэйнбоу Дэш!!! Предлагаю устроить в её честь вечеринку! А то что-то все какие-то скучные стали в последнее время!!!</text:p>
      <text:p text:style-name="P49"/>
      <text:p text:style-name="P49"><text:soft-page-break/>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пегаски, толпа потащила её к замку. Луна задержалась на площадке, тихо отдавая команды паре пегасов.</text:p>
      <text:p text:style-name="P49">– Объявить об окончании испытаний. Снять кордоны с дорог. Расчистить развалины. Выполняйте.</text:p>
      <text:p text:style-name="P49">– Есть!</text:p>
      <text:p text:style-name="P49"/>
      <text:p text:style-name="P49">Пегасы спикировали в долину.</text:p>
      <text:p text:style-name="P49"/>
      <text:p text:style-name="P49">…</text:p>
      <text:p text:style-name="P49"/>
      <text:p text:style-name="P49">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городка, нетронутая ударной волной.</text:p>
      <text:p text:style-name="P49">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9"/>
      <text:p text:style-name="P49">– Завтра на рассвете «Громовержец» достигнет руин нашего Дома. Мы предчувствуем великую битву.</text:p>
      <text:p text:style-name="P49">Луна стояла рядом, наблюдая за проплывающей внизу Эквестрией. Я удивился.</text:p>
      <text:p text:style-name="P49">– Разве ты не планируешь с помощью Дэш расчистить болото от пландерсидов? С кем мы будем сражаться?</text:p>
      <text:p text:style-name="P49">Луна тяжело вздохнула.</text:p>
      <text:p text:style-name="P49">– Мощь Элемента Верности впечатляет. Но если бы Мы могли всё предусмотреть — тут был бы совсем <text:s/>другой мир, куда лучше этого.</text:p>
      <text:p text:style-name="P49"/>
      <text:p text:style-name="P49">Аликорница огляделась по сторонам.</text:p>
      <text:p text:style-name="P49">–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 Если вдруг… Если всё пойдёт не так, как планировалось, Мы настаиваем… нет, Мы просим… <text:s/>чтобы ты продолжил действовать во что бы то ни стало. У нас не будет второй попытки.</text:p>
      <text:p text:style-name="P145"/>
      <text:p text:style-name="P49">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9">–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9">Центурия <text:span text:style-name="T51">– военное подразделение в 100 солдат</text:span></text:p></text:note-body></text:note> в последний бой.</text:p>
      <text:p text:style-name="P49"/>
      <text:p text:style-name="P49"><text:soft-page-break/>Аликорница легонько коснулась крылом моего плеча.</text:p>
      <text:p text:style-name="P49">– Будь храбр. Будь стоек. Будь силён. Что бы ни случилось, помни: Эквестрия с тобой. Эквестрия в тебе. Навсегда. И всегда. Удачи, солдат!</text:p>
      <text:p text:style-name="P49"/>
      <text:p text:style-name="P49">Луна повернулась и быстро ушла с обзорной площадки.</text:p>
      <text:p text:style-name="P49"/>
      <text:p text:style-name="P50">***</text:p>
      <text:p text:style-name="P49"/>
      <text:p text:style-name="P49">– Анон, стой! Подожди!</text:p>
      <text:p text:style-name="P49">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9">Дэш остановила меня, упёршись копытом мне в грудь. Торопливо осмотревшись по сторонам, она по-собачьи отряхнулась и сбросила с себя остатки торжеств.</text:p>
      <text:p text:style-name="P49">– Ф-фух! Пинки, конечно, мне друг и всё такое… Но бывают моменты, когда от неё нужно прятаться куда подальше, – перевела дух пегаска.</text:p>
      <text:p text:style-name="P49"/>
      <text:p text:style-name="P49">Я усмехнулся и отряхнул с гривы Дэш остаток конфетти. </text:p>
      <text:p text:style-name="P49">– Ты нарисовал? – пегаска выжидающе уставилась на меня. – Только не говори мне, что не получилось. Я же сказала, мне на память сгодится всё!</text:p>
      <text:p text:style-name="P49"/>
      <text:p text:style-name="P49">Я кивнул и без слов раскрыл блокнот на нужной странице. Пегаска буквально прижала нос к рисунку.</text:p>
      <text:p text:style-name="P49">–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9">–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9">Пегаска возмущённо фыркнула.</text:p>
      <text:p text:style-name="P49">–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9">Пегаска задумалась.</text:p>
      <text:p text:style-name="P49">–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9">Я подыграл пегаске.</text:p>
      <text:p text:style-name="P49">– Это тебе Твайлайт сказала? Есть такое заклинание, «переплетение сознаний». Я — против. Честно говоря, не шибко приятная штука.</text:p>
      <text:p text:style-name="P49">Дэш спрятала блокнот под крыло.</text:p>
      <text:p text:style-name="P49">– Вообще-то, Зекора. Неважно. Ты куда сейчас?</text:p>
      <text:p text:style-name="P49">– В гараж. Надо закончить кое-какую работу.</text:p>
      <text:p text:style-name="P49"><text:soft-page-break/>Пегаска кивнула.</text:p>
      <text:p text:style-name="P49">– Ага. Я мигом. Отнесу рисунок и вернусь.</text:p>
      <text:p text:style-name="P28"/>
      <text:p text:style-name="P50">***</text:p>
      <text:p text:style-name="P28"/>
      <text:p text:style-name="P37"><text:span text:style-name="T1">«Королева Лорен» жалобно потрескивала, опираясь </text:span><text:span text:style-name="T61">задней осью </text:span><text:span text:style-name="T1">на табуретку. Я прилаживал ей новое колесо взамен <text:s/>утраченного. </text:span><text:span text:style-name="T61">Ещ</text:span><text:span text:style-name="T1">ё</text:span><text:span text:style-name="T61"> </text:span><text:span text:style-name="T1">немного и будет как новенькая! В дворцовом гараже среди кучи хлама таки нашлось лопнувшее колесо, которое </text:span><text:span text:style-name="T61">мне удалось</text:span><text:span text:style-name="T1"> отремонтировать — о</text:span><text:span text:style-name="T61">бучение у</text:span><text:span text:style-name="T1"> Норфа не </text:span><text:span text:style-name="T61">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1">на </text:span><text:span text:style-name="T1">корпус</text:span><text:span text:style-name="T61">е</text:span><text:span text:style-name="T1">, полученные при таране крыши сарая и дверей дворцового холла, <text:s/>и будет лучше прежней — хоть снова в гонках участвуй.</text:span></text:p>
      <text:p text:style-name="P49"/>
      <text:p text:style-name="P49">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9"/>
      <text:p text:style-name="P49">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9"/>
      <text:p text:style-name="P49">Я прислонился к борту. Мечты унесли меня выше облаков. Вот если бы улететь с Сел далеко-далеко за горизонт, навстречу <text:span text:style-name="T61">с</text:span>олнцу! И там разговаривать долго-долго, искренне-искренне. Чтобы это было нашим «другим местом и другим временем», о котором она писала. И чтобы у нас всё было иначе. Если бы я мог летать! Если бы я был бессмертен!</text:p>
      <text:p text:style-name="P49">Мечты — мечты. Я горько улыбнулся своим мыслям.</text:p>
      <text:p text:style-name="P49"/>
      <text:p text:style-name="P49">Дэш печально наблюдала за мной с крыши гаража, положив голову на передние ноги.</text:p>
      <text:p text:style-name="P49">– Ты опять думаешь о ней. Моё лекарство не работает. Ты вернёшь Селестию и она погубит твою жизнь!</text:p>
      <text:p text:style-name="P49"/>
      <text:p text:style-name="P49">Я вздохнул. Вот только ревнующей пегаски мне и не хватало!</text:p>
      <text:p text:style-name="P49">– Дэш, я же предупреждал. Я не люблю тебя. Если ты хочешь что-то большее, чем дружба с привилегиями, то извини. За этим — не ко мне. <text:span text:style-name="T61">Если </text:span>для тебя такие отношения неприемлемы, давай прекратим их.</text:p>
      <text:p text:style-name="P49">Пегаска возмущённо фыркнула.</text:p>
      <text:p text:style-name="P49">–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9"/>
      <text:p text:style-name="P49">Пегаска отвернулась. Я спрыгнул с «Королевы Лорен» и затолкал её в гараж.</text:p>
      <text:p text:style-name="P49">– Давай не будем об этом, Дэш? Мне хорошо с тобой и ты — мой лучший друг, но я не хочу разговаривать на эту тему.</text:p>
      <text:p text:style-name="P49">– Ну и пожалуйста! – буркнула пегаска и спланировала на землю. – Стой!</text:p>
      <text:p text:style-name="P49"><text:soft-page-break/></text:p>
      <text:p text:style-name="P49">Я недоумённо уставился на Дэш. Та указала на «Королеву Лорен».</text:p>
      <text:p text:style-name="P49">– Ты закончил с колесницей?</text:p>
      <text:p text:style-name="P49">Я кивнул.</text:p>
      <text:p text:style-name="P49">– Давай устроим ей тест-драйв! Давно хотела почувствовать себя на месте кантерлотского стрит-рейсера.</text:p>
      <text:p text:style-name="P49"/>
      <text:p text:style-name="P49">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9">Я выкатил «Королеву Лорен» обратно во двор и протянул пегаске хомут.</text:p>
      <text:p text:style-name="P49"/>
      <text:p text:style-name="P49">…</text:p>
      <text:p text:style-name="P49"/>
      <text:p text:style-name="P49">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9">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9"/>
      <text:p text:style-name="P49">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9"/>
      <text:p text:style-name="P49">Спокойно, Анон, всё под контролем. Просто доверься ей.</text:p>
      <text:p text:style-name="P49"/>
      <text:p text:style-name="P49">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9"/>
      <text:p text:style-name="P49">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9"/>
      <text:p text:style-name="P49">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9"/>
      <text:p text:style-name="P49">…</text:p>
      <text:p text:style-name="P49"/>
      <text:p text:style-name="P49">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9"><text:soft-page-break/>Казалось, силуэт пегаски на фоне золотого шара испускает радужное сияние. Время остановилось, в<text:span text:style-name="T61">о всём мире остались только м</text:span>ы<text:span text:style-name="T61">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60"/>
      <text:p text:style-name="P60">Я хотела бы бежать с тобой по полю, но у меня есть крылья.</text:p>
      <text:p text:style-name="P60">Я хотела бы лежать с тобой на поле ромашек, но я дочь неба.</text:p>
      <text:p text:style-name="P60">Всё что я могу — нести тебя в колеснице по облакам навстречу солнцу.</text:p>
      <text:p text:style-name="P95"/>
      <text:p text:style-name="P49">И прежде чем я успел что-либо осмыслить, из дальнего закутка моей души вырвался ответ.</text:p>
      <text:p text:style-name="P95"/>
      <text:p text:style-name="P60">Я хотел бы лететь в небе рядом с тобой, но у меня нет крыльев.</text:p>
      <text:p text:style-name="P60">Мне хотелось бы лежать на облаке рядом с тобой, но я сын земли.</text:p>
      <text:p text:style-name="P60">Всё, что я могу — нарисовать тебя купающейся в солнечных лучах.</text:p>
      <text:p text:style-name="P95"/>
      <text:p text:style-name="P52">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52"/>
      <text:p text:style-name="P49">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9"/>
      <text:p text:style-name="P49">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9"/>
      <text:p text:style-name="P49">Я вцепился в штурвал и упёрся ногами в выступы для копыт пони-водителя. Сейчас мы должны выровняться, пегаска не сможет тащить «Королеву Лорен»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9"/>
      <text:p text:style-name="P49">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 Подобно радужной комете, мчалась она ввысь в ореоле радужной гривы.</text:p>
      <text:p text:style-name="P49">И словно частички радуги, крохотные капельки срывались с гривы и падали мне на щеку.</text:p>
      <text:p text:style-name="P49">Одна, вторая, третья. Откуда дождь? Мы же над облаками? Я попробовал влагу на вкус.</text:p>
      <text:p text:style-name="P49">Солёная.</text:p>
      <text:p text:style-name="P49">Проклятье! Я хотел избежать этого.</text:p>
      <text:p text:style-name="P49"/>
      <text:p text:style-name="P49">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9"><text:soft-page-break/></text:p>
      <text:p text:style-name="P49">Отцепив пегаску от «Королевы Лорен», я тихо спросил её:</text:p>
      <text:p text:style-name="P52">– Дэш, ты чего? Всё в порядке?</text:p>
      <text:p text:style-name="P52">– Ты о чём, Анон? – в тоне пегаски слышалось напряжение.</text:p>
      <text:p text:style-name="P52">– Ты ведь плакала?</text:p>
      <text:p text:style-name="P52">– Вот ещё! С какого фига? У тебя глюки, Анон?</text:p>
      <text:p text:style-name="P52"/>
      <text:p text:style-name="P52">Её наигранная весёлость только утвердила меня в своей правоте. Я осторожно снял с Дэш громадные противосолнечные очки.</text:p>
      <text:p text:style-name="P52"/>
      <text:p text:style-name="P52">– Может, у меня и глюки, но вот это на глюк не похоже, – я прикоснулся ко влажной дорожке, протянувшейся по скуле пегаски из уголка глаза.</text:p>
      <text:p text:style-name="P76"><text:span text:style-name="T1">– Не трожь! – Дэш сердито фыркнула. – </text:span>Меня ослепило солнце! И вообще, не твоё дело!</text:p>
      <text:p text:style-name="P76"/>
      <text:p text:style-name="P76"><text:s/>Вырвав у меня очки из рук, пегаска развернулась на одном копыте и улетела. Я покачал головой.</text:p>
      <text:p text:style-name="P54"/>
      <text:h text:style-name="Heading_20_2" text:outline-level="2">25. Осколки</text:h>
      <text:p text:style-name="P54"/>
      <text:p text:style-name="P54">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text:s/>Сделанная наспех броня натирала мне бока и затылок, но я не жаловался — воспоминания о мрачном подземелье с пландерсидами лучше переживать, завернувшись в тяжёлый металл.</text:p>
      <text:p text:style-name="P54">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4"/>
      <text:p text:style-name="P54">Тихий ропот возник у нас за спинами. Я обернулся.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этих был такой вид, будто Луна грабанула археологический музей.</text:p>
      <text:p text:style-name="P54"/>
      <text:p text:style-name="P54">Предупреждая зарождающуюся панику, аликорница подняла копыто.</text:p>
      <text:p text:style-name="P54">– Не волнуйтесь, Наши маленькие пони! То, что Мы надели Наши доспехи тысячелетней давности, не означает, что Мы стали Найтмэр Мун! Доспехи — это всего лишь доспехи. Другого комплекта у Нас нет.</text:p>
      <text:p text:style-name="P54">Аликорница подошла к нам и замерла в ожидании. Тяжкое чувство накрыло меня.</text:p>
      <text:p text:style-name="P54"/>
      <text:p text:style-name="P54">– Вижу! – наконец, нарушила молчание Пинки.</text:p>
      <text:p text:style-name="P54">Она оторвалась от подзорной трубы и указала вдаль.</text:p>
      <text:p text:style-name="P54"><text:soft-page-break/></text:p>
      <text:p text:style-name="P54">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4"/>
      <text:p text:style-name="P54">–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4"/>
      <text:p text:style-name="P54">Я приложил глаз к окуляру.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4"/>
      <text:p text:style-name="P54">– Он там, на месте, – успокоил я Луну. – Но есть, кажется, и плохие новости. Погоди, – остановил я невысказанный вопрос Луны, – мне надо убедиться.</text:p>
      <text:p text:style-name="P54"/>
      <text:p text:style-name="P54">Я снова пригнулся к подзорной трубе и принялся вращать окуляр. По мере увеличения резкости, формы болота приобретали узнаваемые очертания.</text:p>
      <text:p text:style-name="P54">Проклятье! Так и есть, ошибки быть не может. Но как? Чёрт побери, как???</text:p>
      <text:p text:style-name="P54"/>
      <text:p text:style-name="P54">– Это Провал, – обратился я к Луне. – Теперь понятно, почему озеро увеличивается.</text:p>
      <text:p text:style-name="P54">– Что??? Но как вода удерживается от падения? Все Провалы, о которых Мы знаем, не имеют дна!</text:p>
      <text:p text:style-name="P54">– Я как раз задаю себе этот вопрос, – пожал я плечами.</text:p>
      <text:p text:style-name="P54"/>
      <text:p text:style-name="P54">Луна сменила меня у подзорной трубы.</text:p>
      <text:p text:style-name="P54">–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4">Луна задумчиво потёрла копытом подбородок.</text:p>
      <text:p text:style-name="P54">–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4">– Есть!!! – дружно гаркнули за нашими спинами манипула<text:note text:id="ftn19" text:note-class="footnote"><text:note-citation>19</text:note-citation><text:note-body><text:p text:style-name="P149">Манипула <text:span text:style-name="T51">– военное подразделение в 200 солдат</text:span></text:p></text:note-body></text:note> пегасов дворцовой стражи и звено Вондерболтов.</text:p>
      <text:p text:style-name="P54"/>
      <text:p text:style-name="P54">…</text:p>
      <text:p text:style-name="P54"/>
      <text:p text:style-name="P54">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4"/>
      <text:p text:style-name="P54">Ага, сейчас!</text:p>
      <text:p text:style-name="P54"><text:soft-page-break/></text:p>
      <text:p text:style-name="P54">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4">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4">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4">Невзирая на редкие удары самых длинн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4"/>
      <text:p text:style-name="P54">– Мы выиграли первый раунд, – тихо сказала Луна. – Нам стоило использовать «Конкордию» и в прошлый раз.</text:p>
      <text:p text:style-name="P54">– Напомнить тебе о режиме секретности, который ты тогда установила, или сама вспомнишь, Хмурая Метёлка? – язвительно отозвался Дискорд.</text:p>
      <text:p text:style-name="P54">Вместо доспехов старый фрик напялил на себя камзол и треуголку всё с тем же «<text:span text:style-name="T24">СВЕТОЧЕМ</text:span>» на всех трёх полях шляпы одновременно.</text:p>
      <text:p text:style-name="P54"/>
      <text:p text:style-name="P54">«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4"/>
      <text:p text:style-name="P54">– Рэйнбоу Дэш, твой выход, – обратилась к пегаске Луна. – А также Наш. И да пребудет с нами удача!</text:p>
      <text:p text:style-name="P54"/>
      <text:p text:style-name="P54">Дэш кивнула в ответ и подошла к краю обзорной площадки. Рядом стала аликорниц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4">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 Лишь скрежет наших соприкасавшихся доспехов нарушал молчание.</text:p>
      <text:p text:style-name="P54">Так же молча Дэш отвернулась от меня и подошла к подругам. Потёршись с каждой носом, <text:s/>дополнительно цокнувшись копытами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4"/>
      <text:p text:style-name="P54">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4"/>
      <text:p text:style-name="P54">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text:soft-page-break/>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4"/>
      <text:p text:style-name="P54">– Селестия милосердная! – пробормотала Эпплджек и сдвинула шляпу на глаза. – Они настигли их!</text:p>
      <text:p text:style-name="P54">Да, на короткий и до одури тревожный миг, у самой воды, волна пландерсидов сомкнулась за крохотным отрядом, скрыв их от наших глаз.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4"/>
      <text:p text:style-name="P54">ХЛОП!</text:p>
      <text:p text:style-name="P54"/>
      <text:p text:style-name="P54">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4"/>
      <text:p text:style-name="P54">Луна, убедившись, что с пегаской всё в порядке, подошла ко мне, подволакивая ногу.</text:p>
      <text:p text:style-name="P54">– Мы удовлетворены операцией. Элемент Верности потрудился на славу! Озеро очищено от пландерсидов-мутантов, теперь высадка не опасна. Уцелевшие остатки лиан в руинах не представляют для Нас проблемы.</text:p>
      <text:p text:style-name="P54"/>
      <text:p text:style-name="P54">Я внимательно всмотрелся в аликорницу. На накопытнике задней ноги красовалась приличных размеров вмятина.</text:p>
      <text:p text:style-name="P54">– Луна, что с тобой? Ты ранена?!!</text:p>
      <text:p text:style-name="P54">Аликорница смутилась.</text:p>
      <text:p text:style-name="P54">– Мы утратили былую реакцию. Нам стыдно! Неважно. Главное — мы выиграли этот бой.</text:p>
      <text:p text:style-name="P54">– Оставить! – <text:span text:style-name="T61">при</text:span>казала Луна ринувшимся было ей на помощь стражникам. – До завершения задачи Мы не обращаем внимания на пустяки.</text:p>
      <text:p text:style-name="P54"/>
      <text:p text:style-name="P54">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4"/>
      <text:p text:style-name="P54">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коллега. «Каретный двор «Чёрная молния»» — прочёл я на тусклой табличке у подножки.</text:p>
      <text:p text:style-name="P54"/>
      <text:p text:style-name="P54">–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4">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 Колесница медленно тронулась с места…</text:p>
      <text:p text:style-name="P40"><text:soft-page-break/></text:p>
      <text:p text:style-name="P57">…События последующего часа видятся мне как россыпь острых осколков, подобных тем, что возникают, когда в центр стеклянного полотна бросают кирпич.</text:p>
      <text:p text:style-name="P57">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4"/>
      <text:p text:style-name="P41">~~~~~</text:p>
      <text:p text:style-name="P41"/>
      <text:p text:style-name="P54">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4"/>
      <text:p text:style-name="P54">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4">– Бросайте якорь, – приказывает Луна в микрофон.</text:p>
      <text:p text:style-name="P54"/>
      <text:p text:style-name="P54">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4">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4"/>
      <text:p text:style-name="P54">– Что за..? О небо!!!</text:p>
      <text:p text:style-name="P54"/>
      <text:p text:style-name="P54">Возглас Луны побуждает меня глянуть вниз.</text:p>
      <text:p text:style-name="P54">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ые поля выглядят так, как будто само озеро смотрит на нас злобным взглядом.</text:p>
      <text:p text:style-name="P54">Я недоумённо всматриваюсь вниз. Желтые круги медленно увеличиваются. На воде проступают некие очертания. От внезапного понимания волосы встают дыбом у меня на затылке. Сердце ухает вниз в холодном ужасе. Мои глаза меня не обманывают, эти круги действительно… </text:p>
      <text:p text:style-name="P54"/>
      <text:p text:style-name="P54">О БОГИ!!!</text:p>
      <text:p text:style-name="P54"/>
      <text:p text:style-name="P54">Рядом с опадающей водяной колонной 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4"><text:soft-page-break/></text:p>
      <text:p text:style-name="P54">– Ох, Селестия милосердная… Кракен… Этого не было в расчётах… – бормочет Твайлайт.</text:p>
      <text:p text:style-name="P54">Мы завороженно смотрим на хтоническое чудовище, подымающееся из тёмных вод.</text:p>
      <text:p text:style-name="P54"/>
      <text:p text:style-name="P54">«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озера, сминая лес на его берегах. Кривой скалой из воды возносится гигантский клюв.</text:p>
      <text:p text:style-name="P54">Вот натягивается канат, связывающий скалу с дирижаблем. С оглушительным треском от «Конкордии» отрывается корма с маневровой турбиной. Турбина продолжает изрыгать пламя, корма рыскает над скалой, подобно шершню на ниточке.</text:p>
      <text:p text:style-name="P54"/>
      <text:p text:style-name="P54">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израненную «Конкордию».</text:p>
      <text:p text:style-name="P54"/>
      <text:p text:style-name="P54">Под тяжестью левиафана «Громовержец» кренится всё сильнее. Дворец покрывается трещинами, башня обсерватории с громким треском падает вниз, в разверзшийся клюв монстра. Тот перемалывает её как спичку, одним небрежным движением.</text:p>
      <text:p text:style-name="P54">Дэш что-то шепчет на ухо Луне, та кивает в согласии. Пегаска стрелой взмывает с колесницы.</text:p>
      <text:p text:style-name="P54"/>
      <text:p text:style-name="P54">Щупальца кракена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4">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4"/>
      <text:p text:style-name="P54">Радужная молния пикирует вниз, отворачивая в сторону у самых ядовито-жёлтых буркал кракена. Скорость пегаски не поддаётся описанию — вчерашний эксперимент видится мне лёгкой разминкой в текущем свете. Ударный фронт воздуха следует за пегаской всесокрушающим тараном.</text:p>
      <text:p text:style-name="P54"/>
      <text:p text:style-name="P54">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4"/>
      <text:p text:style-name="P54">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4"/>
      <text:p text:style-name="P54">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4"><text:soft-page-break/>Захваченный «Громовержец» проплывает мимо нас, увлекаемый кракеном в бездну. <text:s/>Адским факелом за ним снижается полыхающая корма «Конкордии».</text:p>
      <text:p text:style-name="P54"/>
      <text:p text:style-name="P54">–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7"/>
      <text:p text:style-name="P54">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4"/>
      <text:p text:style-name="P54">– Берегись!!!</text:p>
      <text:p text:style-name="P54">Скала проносится рядом с нами, взмывая на привычную высоту. Колесница Луны в турбулентном потоке переворачивается, рассыпая пассажиров, как горох.</text:p>
      <text:p text:style-name="P54">Провал, парящая скала, колесница, падающие пони вертятся передо мной в безумной карусели…</text:p>
      <text:p text:style-name="P54"/>
      <text:p text:style-name="P41">~~~~~</text:p>
      <text:p text:style-name="P41"/>
      <text:p text:style-name="P54">…Раскалывается голова.</text:p>
      <text:p text:style-name="P54"/>
      <text:p text:style-name="P54">Громада «Громовержца» неспешно поворачивается вокруг своей оси в вышине. Дымящийся остаток щупальца всё ещё сжимает его выступ, <text:span text:style-name="T61">конвульсивно</text:span> сокращаясь.</text:p>
      <text:p text:style-name="P54">Я принимаю вертикальное положение. Возле меня осыпавшиеся замшелые стены без крыши и… Дэш.</text:p>
      <text:p text:style-name="P54"/>
      <text:p text:style-name="P54">–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4">– Учту, – я кривлюсь от боли. – Спасибо, Дэш. За мной должок.</text:p>
      <text:p text:style-name="P54">– Да кто там считает! – отмахивается пегаска.</text:p>
      <text:p text:style-name="P54">– С остальными всё в порядке?</text:p>
      <text:p text:style-name="P54">Пегаска неуверенно кивает.</text:p>
      <text:p text:style-name="P54">– Флатти и Твайлайт могли помочь себе сами. Пинки схватила Рэрити, а их обеих — Луна.</text:p>
      <text:p text:style-name="P54">– А Эпплджек?</text:p>
      <text:p text:style-name="P54">Пегаска чешет затылок.</text:p>
      <text:p text:style-name="P54">– Не помню. Ты падал быстрее всех, у меня не было выбора.</text:p>
      <text:p text:style-name="P54"/>
      <text:p text:style-name="P54">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4"/>
      <text:p text:style-name="P54">– <text:span text:style-name="T61">А ч</text:span>то случилось с кракеном?</text:p>
      <text:p text:style-name="P54">– Он упал в <text:span text:style-name="T61">П</text:span>ровал, – отвечает пегаска и смотрит на извивающийся остаток щупальца на скале. – По-крайней мере, большая его часть.</text:p>
      <text:p text:style-name="P54"><text:soft-page-break/></text:p>
      <text:p text:style-name="P54">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4">–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4">Я осторожно качаю головой, стараясь не вызвать боль.</text:p>
      <text:p text:style-name="P54">– Я видел только маленькую часть замка Сестёр. И то, в основном, подземную и на бегу. Но ты ведь можешь подняться над замком и разведать путь?</text:p>
      <text:p text:style-name="P54"/>
      <text:p text:style-name="P54">Пегаска чешет копытом в затылке.</text:p>
      <text:p text:style-name="P54">– Могу, конечно. Но пока я сюда спускалась, меня трижды чуть не сбили.</text:p>
      <text:p text:style-name="P54"/>
      <text:p text:style-name="P54">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4">–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4"/>
      <text:p text:style-name="P54">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4"/>
      <text:p text:style-name="P54">Прекрасно! Просто прекрасно!</text:p>
      <text:p text:style-name="P54">Я спускаюсь вниз, сажусь на обломок стены и обхватываю голову руками.</text:p>
      <text:p text:style-name="P54"/>
      <text:p text:style-name="P54">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4"/>
      <text:p text:style-name="P54">– Анон… – касается крылом моего плеча Дэш. – Не время хандрить. Мы должны идти в тронный зал.</text:p>
      <text:p text:style-name="P54">–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Мне жаль, что я всех вас втянул в эту авантюру. Лучше бы вы не вытаскивали меня в Эквестрию. Тогда хотя бы Селестия была на месте.</text:p>
      <text:p text:style-name="P54"><text:soft-page-break/>–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4">– Я не Проводник! – кричу я. – Меня сюда принесло по ошибке!..</text:p>
      <text:p text:style-name="P54"/>
      <text:p text:style-name="P54">Я замолкаю. Моё внимание привлекает полускрытый сорняками лаз у противоположной стены башни. Заросшие мхом ступеньки уводят во тьму в нужном нам направлении.</text:p>
      <text:p text:style-name="P54">Может быть, ты рано раскис, Анон? Вспомни, под тысячелетними развалинами полно подземелий.</text:p>
      <text:p text:style-name="P54"/>
      <text:p text:style-name="P54">– Мы можем пройти подземным ходом, – киваю я на лаз.</text:p>
      <text:p text:style-name="P54">Пегаска воодушевляется.</text:p>
      <text:p text:style-name="P54">– Круть! Я же знала, что ты найдёшь выход! Веди, Проводник!</text:p>
      <text:p text:style-name="P54"/>
      <text:p text:style-name="P54">Мы спускаемся в темноту древнего хода.</text:p>
      <text:p text:style-name="P54">Триста метров. Каких-то грёбанных триста метров!</text:p>
      <text:p text:style-name="P54"/>
      <text:p text:style-name="P54">…</text:p>
      <text:p text:style-name="P54"/>
      <text:p text:style-name="P54">Час спустя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потолке, создавая полумрак и запутывая ориентацию. И уже с полчаса мне мерещится тихое шипение из каждой щели.</text:p>
      <text:p text:style-name="P54"/>
      <text:p text:style-name="P54">– Готова спорить на две тысячи бит, мы проходили этот перекрёсток двадцать минут назад. И сорок минут назад тоже проходили.</text:p>
      <text:p text:style-name="P54">Я поворачиваюсь к Дэш.</text:p>
      <text:p text:style-name="P54">– У тебя разве есть две тысячи бит?</text:p>
      <text:p text:style-name="P54">Пегаска чешет в затылке.</text:p>
      <text:p text:style-name="P54">– Нет. И это показывает, насколько я уверена в победе.</text:p>
      <text:p text:style-name="P54"/>
      <text:p text:style-name="P1"><text:span text:style-name="T30">К</text:span><text:span text:style-name="T1">ажется, из левого </text:span>коридор<text:span text:style-name="T1">а</text:span> <text:span text:style-name="T1">слышны знакомые голоса</text:span>.</text:p>
      <text:p text:style-name="P54">– Идём налево.</text:p>
      <text:p text:style-name="P54">– Так точно, Проводник, – <text:s/>в голосе пегаски энтузиазма заметно убавилось.</text:p>
      <text:p text:style-name="P54">Я раздражённо поворачиваюсь к Дэш.</text:p>
      <text:p text:style-name="P54">– Послушай, не называй меня Проводником. Это уже не смешно!</text:p>
      <text:p text:style-name="P54">Пегаска смотрит на меня вишнёвыми глазами.</text:p>
      <text:p text:style-name="P54">– Я не смеюсь. Я хотела тебя подбодрить малёхо, а то ты нос повесил. Но если не хочешь — не бу…</text:p>
      <text:p text:style-name="P54">– Дэш! Сзади!!!</text:p>
      <text:p text:style-name="P54"/>
      <text:p text:style-name="P54">Из подземелья за спиной пегаски бесшумно вываливается копошащаяся масса пландерсидов.</text:p>
      <text:p text:style-name="P3"><text:soft-page-break/>Пегаска прыгает вперёд. Быстро оглянувшись, она бросается ко мне, обхватывает меня передними ногами и мчится в левый коридор.</text:p>
      <text:p text:style-name="P35"><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5"><text:span text:style-name="T1">–</text:span> Полегче на поворотах, Дэш! <text:span text:style-name="T1">–</text:span> <text:span text:style-name="T1">кричу</text:span> я, впечатываясь ногами в очередную стену.</text:p>
      <text:p text:style-name="P35">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5"/>
      <text:p text:style-name="P35">После двух кувырков по камням гуд<text:span text:style-name="T1">ит</text:span> голова и садн<text:span text:style-name="T1">ит</text:span> ушибленное плечо.</text:p>
      <text:p text:style-name="P35"><text:span text:style-name="T1">–</text:span> Дэш?.. Ты где?.. Дэш?</text:p>
      <text:p text:style-name="P35"/>
      <text:p text:style-name="P35"><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меня посреди шевелящегося ореола щупалец, не оставляют сомнения </text:span><text:span text:style-name="T30">— из колодца вылазит уменьшенная копия кракена.</text:span></text:p>
      <text:p text:style-name="P54"/>
      <text:p text:style-name="P1"><text:span text:style-name="T1">–</text:span> Дэш!!! <text:span text:style-name="T1">–</text:span> <text:span text:style-name="T1">я</text:span> обн<text:span text:style-name="T1">имаю</text:span> пегаску за шею и тяну.</text:p>
      <text:p text:style-name="P1"><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
      <text:p text:style-name="P3">Я пытаюсь ослабить захват щупальца, но тщётно. Попытка снять щупальце через голову приводит к тому, что петля подымается ближе к горлу пегаски и душит её ещё сильнее. Дэш хрипит.</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3"/>
      <text:p text:style-name="P1"><text:span text:style-name="T1">Я падаю на колени и держусь за шею Дэш. </text:span>Из <text:span text:style-name="T1">темноты</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
      <text:p text:style-name="P1"><text:soft-page-break/><text:span text:style-name="T1">Я </text:span>омертвевшим взглядом <text:span text:style-name="T1">смотрю</text:span>, как <text:span text:style-name="T1">пегаска</text:span> постепенно скрывается в возбужденном клубке щупалец. Её стоны <text:span text:style-name="T1">заглушает щёлканье клюва и</text:span> <text:span text:style-name="T1">шорох</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орох смен<text:span text:style-name="T1">яются</text:span> чавканьем и хлюпаньем. <text:span text:style-name="T1">Глаза Дэш</text:span> <text:span text:style-name="T1">стекленеют.</text:span></text:p>
      <text:p text:style-name="P3"/>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3"/>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Я тупо смотр<text:span text:style-name="T1">ю</text:span> на проносящиеся подо мной плиты пола. Мыслей не<text:span text:style-name="T1">т</text:span> никаких. Только воспоминания.</text:p>
      <text:p text:style-name="P1"/>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
      <text:p text:style-name="P3">Это всё сон. Всего лишь дурной сон. Я сейчас проснусь, и ничего этого не будет. И не было. Ведь это только сон, правда?</text:p>
      <text:p text:style-name="P3"/>
      <text:p text:style-name="P3">Я закрываю глаза и беззвучно кричу.</text:p>
      <text:p text:style-name="P3"/>
      <text:p text:style-name="P41">~~~~~</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Мы превратим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теперь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text:soft-page-break/>–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20"/>
      <text:p text:style-name="P41">~~~~~</text:p>
      <text:p text:style-name="P20"/>
      <text:p text:style-name="P98"><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9"/>
      <text:p text:style-name="P100">Кажется, я уже встречал это раньше! Не помню только, где и когда.</text:p>
      <text:p text:style-name="P100"/>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text:p>
      <text:p text:style-name="P4">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4">Там лишь тающая в темноте радуга.</text:p>
      <text:p text:style-name="P49"/>
      <text:h text:style-name="Heading_20_2" text:outline-level="2">2<text:span text:style-name="T1">6</text:span>. <text:span text:style-name="T1">Терра. Воскресенье-понедельник</text:span></text:h>
      <text:h text:style-name="P158" text:outline-level="3">Воскресенье</text:h>
      <text:p text:style-name="P49"/>
      <text:p text:style-name="P1">Невесомость, удар, чувство веса. Я открываю глаза.</text:p>
      <text:p text:style-name="P1"/>
      <text:p text:style-name="P1"><text:soft-page-break/>Крыша <text:span text:style-name="T27">высотки</text:span><text:span text:style-name="T26"> </text:span>тускло отсвечивает в свете звёзд. <text:span text:style-name="T26">Парочка на скамейке всё так же </text:span><text:span text:style-name="T27">сидит </text:span><text:span text:style-name="T26">спиной ко мне, как будто не прошло два месяца с моего отбытия. Мне виден краешек чёрного экрана ноутбука, лежащего на </text:span><text:span text:style-name="T27">лавке</text:span><text:span text:style-name="T26"> </text:span><text:span text:style-name="T27">между</text:span><text:span text:style-name="T26"> ними.</text:span></text:p>
      <text:p text:style-name="P1"><text:span text:style-name="T1">Снизу</text:span> <text:span text:style-name="T1">доносится рёв машин</text:span>.</text:p>
      <text:p text:style-name="P1"/>
      <text:p text:style-name="P1">Сильный порыв ветра <text:span text:style-name="T1">то</text:span>лкает меня к краю, к разрыву в ограде. Я делаю шаг назад в бесплодной попытке остановить скольжение. Ноги скользят по обледеневшей крыше, не встречая преграды. <text:span text:style-name="T1">Край крыши всё ближе, вот уже открылись взору тополя у дома. </text:span>Я в панике падаю на колени и упираюсь руками в гладкую поверхность. В ладонь <text:span text:style-name="T1">с тупой болью упирается</text:span> колючка. <text:span text:style-name="T1">Впиваясь в лёд, к</text:span>олючка останавливает скольжение.</text:p>
      <text:p text:style-name="P1">Я поднимаю руку и обнаруживаю в ладони брошь в виде радужной молнии.</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е рядом.</text:p>
      <text:p text:style-name="P49"/>
      <text:p text:style-name="P49">–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9"/>
      <text:p text:style-name="P50">***</text:p>
      <text:p text:style-name="P49"/>
      <text:p text:style-name="P49">Маленькое высохшее тельце лежало на полу.</text:p>
      <text:p text:style-name="P49">– Нельсон, старик, что ж ты? – пробормотал я.</text:p>
      <text:p text:style-name="P49"/>
      <text:p text:style-name="P49">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9">Из комнаты доносилась возня: девушки примеряли гардероб. Элементарное бытовое жлобство не позволяло мне выкидывать старые джинсы и свитера — они отправлялись в нижний ящик шкафа, что сейчас пришлось очень кстати.</text:p>
      <text:p text:style-name="P49"/>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9"/>
      <text:p text:style-name="P49">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9"><text:soft-page-break/></text:p>
      <text:p text:style-name="P49">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9"><text:span text:style-name="T51">Невозможно поверить, но два месяца</text:span><text:span text:style-name="T19"> </text:span><text:span text:style-name="T51">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8">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8">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8">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 смертных.</text:p>
      <text:p text:style-name="P58">Да, Анон, тебе тоже нужно завязывать с конеёбством. После гибели Дэш ты больше не сможешь никого пустить в свою душу.</text:p>
      <text:p text:style-name="P58"/>
      <text:p text:style-name="P58">…</text:p>
      <text:p text:style-name="P58"/>
      <text:p text:style-name="P58">–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8">Дискорд помахал рукой у меня перед носом. Я оттолкнул его руку и выпрямился.</text:p>
      <text:p text:style-name="P58">– Не надо. Я в порядке.</text:p>
      <text:p text:style-name="P58"/>
      <text:p text:style-name="P59">***</text:p>
      <text:p text:style-name="P58"/>
      <text:p text:style-name="P58">– Проклятье! Я так и знал!</text:p>
      <text:p text:style-name="P58"/>
      <text:p text:style-name="P58">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8"/>
      <text:p text:style-name="P58">– Что тут у нас? – заглянул мне через плечо Дискорд.</text:p>
      <text:p text:style-name="P58">Пять стрелок компаса указывали в пяти направлениях.</text:p>
      <text:p text:style-name="P58">– А, ну, понятно. Солнцезадая в своём стиле. Помнится, во время полутысячелетней войны я замахался её сжигать — Солнце, с которым она незадолго до этого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8">– И как её найти? – мрачно добавил я. – Компас теперь бесполезен.</text:p>
      <text:p text:style-name="P58"/>
      <text:p text:style-name="P58">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text:soft-page-break/>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
      <text:p text:style-name="P3">Драконикус отпил из стаканчика.</text:p>
      <text:p text:style-name="P1">–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 Тебе не понять, – пробормотала Эпплджек сквозь слёзы. – Мы для тебя што пыль под ногами. Она была моей лучшей подругой. Поверить не могу, што её больше нет.</text:p>
      <text:p text:style-name="P1">Эпплджек принялась вытирать платком лицо рыдающей Флаттершай.</text:p>
      <text:p text:style-name="P1"/>
      <text:p text:style-name="P1">Дискорд долго смотрел на них и в конце-концов неожиданно мягко произнёс:</text:p>
      <text:p text:style-name="P1">– И это всё же лучше, чем вообще не иметь никого, чью утрату будешь воспринимать с болью.</text:p>
      <text:p text:style-name="P1">Пожав плечами, он вернул себе фиглярский вид.</text:p>
      <text:p text:style-name="P1"/>
      <text:p text:style-name="P1">– Так вот, примат, у нас в распоряжении четыре дня. Какой сегодня день?</text:p>
      <text:p text:style-name="P1">– Воскресенье. Девять вечера.</text:p>
      <text:p text:style-name="P1">Дискорд вытащил из внутреннего кармана смокинга песочные часы и сморщил лоб.</text:p>
      <text:p text:style-name="P1">– Тэкс. Прибыли мы сюда час назад. <text:span text:style-name="T1">З</text:span>начит, коридор схлопнется в четверг, в восемь. Плюс-минус пятнадцать минут, если я правильно помню точность этого заклинания. Так что начинать надо прямо сейчас, не откладывая ни минуты, если мы не хотим вернуться с пустыми руками. Ну, или остаться тут навсегда — вряд ли Хмурая Метёлка в сложившихся обстоятельствах сможет сама открыть коридор <text:span text:style-name="T1">сюда</text:span>.</text:p>
      <text:p text:style-name="P1"/>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8">Стакан медленно собрался воедино и прыгнул обратно в руку Дискорду.</text:p>
      <text:p text:style-name="P58">– Хорошо, хоть от моей заначки в Эогиппе кое-что осталось, не всё на тебя протрынькал, – пробурчал он.</text:p>
      <text:p text:style-name="P58">– Ну так и зачем её тратить на ерунду? – возразил я.</text:p>
      <text:p text:style-name="P58">– Пхе! Не волнуйся, «Проводник»! От таких фокусов её не убудет. Я столько магии накопил за тысячелетия сидения в статуе, что ещё вчера мог бы жонглировать планетами как яблоками. Сейчас, конечно, коридор уже не открою, но вывернуть этот дурацкий мирок наизнанку пару раз ещё могу. Кстати, он от этого только лучше стал бы.</text:p>
      <text:p text:style-name="P29"/>
      <text:p text:style-name="P59">***</text:p>
      <text:p text:style-name="P58"/>
      <text:p text:style-name="P37"><text:span text:style-name="T2">… Вот дерьмо</text:span>! Это уже <text:span text:style-name="T1">чересчур</text:span>! Мне даже материться не хотелось.</text:p>
      <text:p text:style-name="P37"/>
      <text:p text:style-name="P37"><text:soft-page-break/>Мы стояли перед дверями из зеленоватого стекла. Всё здание было построено в ультрасовременном стиле из стеклянных затемнённых панелей. <text:span text:style-name="T1">В свете неоновых огней о</text:span>фисный планктон деловито сновал туда-сюда, обтекая нас подобно бурлящему потоку.</text:p>
      <text:p text:style-name="P37"/>
      <text:p text:style-name="P37">– Ты уверен, что она тут? – безнадёжно переспросил я.</text:p>
      <text:p text:style-name="P37">Разумеется, иначе и быть не могло. Это по-нашему. Если уж жрать говно <text:span text:style-name="T2">— так самой большой ложкой! Черпаком, не меньше!</text:span></text:p>
      <text:p text:style-name="P37">– Зуб даю! – Дискорд попытался было войти внутрь, но я остановил его.</text:p>
      <text:p text:style-name="P37">– Дальше турникетов не пройдёшь. Охрана не пропустит.</text:p>
      <text:p text:style-name="P37">Драконикус непонимающе уставился на меня <text:span text:style-name="T2">разноцветными глазами. </text:span>Я тяжко вздохнул.</text:p>
      <text:p text:style-name="P37">– Я там работал семь лет. Уволился два месяца назад. Думал, вырвался из этого омута навсегда. Как видишь, ошибался.</text:p>
      <text:p text:style-name="P37"/>
      <text:p text:style-name="P37">…</text:p>
      <text:p text:style-name="P37"/>
      <text:p text:style-name="P49">Бип-бип-бип!</text:p>
      <text:p text:style-name="P49"/>
      <text:p text:style-name="P54">– Алекс… Ничего, что я так поздно?</text:p>
      <text:p text:style-name="P54">– Анон? – голос в трубке не смог скрыть радостного изумления. – Привет! Ты передумал?</text:p>
      <text:p text:style-name="P54">– Да… Алекс, я тут долго думал… Если у вас ещё есть местечко для меня… Я бы, пожалуй, вернулся.</text:p>
      <text:p text:style-name="P54">– Не вопрос, для тебя всегда позиция тим-лида на проекте открыта!.. Знаешь, тут Нэш опять чудить начал, мы как раз тебя вспоминали. Ну, никто ж его не понимает так, как ты… Когда выходишь?</text:p>
      <text:p text:style-name="P54">– С понедельника.</text:p>
      <text:p text:style-name="P54">– Отлично! Зайдёшь к охране, тебе выдадут пропуск.</text:p>
      <text:p text:style-name="P54">– Договорились.</text:p>
      <text:p text:style-name="P54"/>
      <text:p text:style-name="P54">Бип-бип-бип!</text:p>
      <text:p text:style-name="P54"/>
      <text:h text:style-name="Heading_20_3" text:outline-level="3">Понедельник</text:h>
      <text:p text:style-name="P54"/>
      <text:p text:style-name="P1">Административная консоль приветственно мигнула зелёным шрифтом. Я поправил микрофон.</text:p>
      <text:p text:style-name="P1"/>
      <text:p text:style-name="P1"><text:span text:style-name="T30">– Нэш, п</text:span>ривет. Это Анон.</text:p>
      <text:p text:style-name="P1"><text:span text:style-name="T30">– </text:span>Привет, Анон. Рад тебя видеть!</text:p>
      <text:p text:style-name="P1"/>
      <text:p text:style-name="P1">Я закрыл веб-камеру салфеткой. </text:p>
      <text:p text:style-name="P1"/>
      <text:p text:style-name="P54">– И слышать тоже.</text:p>
      <text:p text:style-name="P54">– Говорят, ты шалить начал? Нэш, тестовая задача номер шестнадцать.</text:p>
      <text:p text:style-name="P54"><text:soft-page-break/>– Принял к исполнению. «Выживание корпорации в условиях жёсткой конкуренции с ограниченными ресурсами. Случай 16».</text:p>
      <text:p text:style-name="P54"/>
      <text:p text:style-name="P92">…</text:p>
      <text:p text:style-name="P92">…</text:p>
      <text:p text:style-name="P92">Конфликт с узлом 5</text:p>
      <text:p text:style-name="P92">…</text:p>
      <text:p text:style-name="P92">…</text:p>
      <text:p text:style-name="P92">Конфликт с узлом 12</text:p>
      <text:p text:style-name="P92">…</text:p>
      <text:p text:style-name="P92">Конфликт с узлом 15</text:p>
      <text:p text:style-name="P92">…</text:p>
      <text:p text:style-name="P92">Конфликт с узлом 17</text:p>
      <text:p text:style-name="P92">…</text:p>
      <text:p text:style-name="P92">…</text:p>
      <text:p text:style-name="P90">Решение.</text:p>
      <text:p text:style-name="P90">…</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61">кликнул по ним правой кнопкой </text:span><text:span text:style-name="T1">мыши</text:span><text:span text:style-name="T61"> и </text:span><text:span text:style-name="T1">выбрал</text:span><text:span text:style-name="T61"> из контекстного меню пункт “Форматировать”.</text:span></text:p>
      <text:p text:style-name="P96"/>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text:p text:style-name="P1">– Ну как, что там с <text:span text:style-name="T1">Нэшем</text:span>? <text:span text:style-name="T1">Разобрался?</text:span> <text:span text:style-name="T1">–</text:span> Алекс оторвался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у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text:soft-page-break/></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Женского пола, бггг, – <text:span text:style-name="T1">гыгыкнул Дискорд. – Хотел бы я посмотреть на Сахарную Ватку, дерущуюся за кость со сворой дворняжек где-нибудь у мусорного бака!</text:span></text:p>
      <text:p text:style-name="P3"/>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3"/>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text:soft-page-break/>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3"/>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1"/>
      <text:p text:style-name="P66">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66"/>
      <text:p text:style-name="P35">–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6"/>
      <text:p text:style-name="P66">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6"/>
      <text:p text:style-name="P66">– Я отлучусь на пару деньков… Не скучайте тут без меня. Ждите дома. Вернусь с Сахарной Ваткой в обнимку — верь мне! Бу-га-га!</text:p>
      <text:p text:style-name="P66"/>
      <text:p text:style-name="P66">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5"><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text:span><text:soft-page-break/><text:span text:style-name="T7">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 Не думал, что Сел удастся найти так быстро. Теперь осталось придумать, как переправить её назад. При условии, что в теперешнем состоянии она помогать нам не будет.</text:p>
      <text:p text:style-name="P3"/>
      <text:p text:style-name="P3">Улыбающийся смайлик лифтовых дверей разошёлся в стороны и я сделал шаг вперёд, погружённый в свои мысли…</text:p>
      <text:p text:style-name="P3"/>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3"/>
      <text:p text:style-name="P66">Руки сработали на автомате, втянув меня обратно в коридор. Через мгновение проём закрылся опускающимся лифтом. С его внутренних дверей на меня зыркнул злой смайлик.</text:p>
      <text:p text:style-name="P16"/>
      <text:h text:style-name="Heading_20_2" text:outline-level="2">2<text:span text:style-name="T1">7</text:span>. <text:span text:style-name="T1">Терра. Вторник-среда</text:span></text:h>
      <text:h text:style-name="P158" text:outline-level="3">Вторник</text:h>
      <text:p text:style-name="P3"/>
      <text:p text:style-name="P3">Чайник тихонько забулькал и выключился. Эпплджек разлила кипяток по чашкам и достала из шкафчика коробку.</text:p>
      <text:p text:style-name="P3"/>
      <text:p text:style-name="P3">– Тебе какой, Флатти?</text:p>
      <text:p text:style-name="P3">– Ммм… Мятный, если можно.</text:p>
      <text:p text:style-name="P3"/>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66"/>
      <text:p text:style-name="P3">– Анон?</text:p>
      <text:p text:style-name="P3">– С бергамотом.</text:p>
      <text:p text:style-name="P3"/>
      <text:p text:style-name="P3">Некоторое время в кухне был слышен только звон ложечек о чашки и хруст печенья.</text:p>
      <text:p text:style-name="P3"/>
      <text:p text:style-name="P3"><text:soft-page-break/>–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
      <text:p text:style-name="P3">Флаттершай оторвалась от экрана.</text:p>
      <text:p text:style-name="P104"><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4">–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4">– Ты его слишком… эмм, упрощаешь, – продолжала Флаттершай. – Вот, взгляни сюда.</text:p>
      <text:p text:style-name="P104">Флаттершай повернула ко мне экран. Мультяшный Дискорд с полными слёз глазами стоял на ледовом катке перед брошенными коньками.</text:p>
      <text:p text:style-name="P104"><text:span text:style-name="T11">– Эти мультики… Они… эмм… упрощёны до ужаса. Если честно, я… эмм… не понимаю, как такое может вообще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же деле всё было не совсем так…</text:span></text:p>
      <text:p text:style-name="P110"/>
      <text:p text:style-name="P110">Я с удивлением повернулся к притихшей Флаттершай.</text:p>
      <text:p text:style-name="P110">– А как?</text:p>
      <text:p text:style-name="P110"/>
      <text:p text:style-name="P110">Девушка обхватила себя руками, как будто от холода. Я еле различал её полушёпот.</text:p>
      <text:p text:style-name="P110"/>
      <text:p text:style-name="P110">–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ься, но… эмм, потому что ты видишь только внешнюю картинку.</text:p>
      <text:p text:style-name="P116">– А ты в курсе, что твой Дискорд многократно сжигал Селестию живьём? Хороша шутка, обхохочешься! – выпалил я.</text:p>
      <text:p text:style-name="P116">–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4"><text:span text:style-name="T11">– Это всего лишь твои домыслы. С тем же успехом я могу объяснить это тем, что он </text:span>— злой придурок!</text:p>
      <text:p text:style-name="P116">– Это не мои… эмм… домыслы… Он сам мне рассказал…</text:p>
      <text:p text:style-name="P116">Флаттершай встала со стула и попыталась уйти. Я задержал её.</text:p>
      <text:p text:style-name="P116">– Извини, не знал. Не уходи. Нам нельзя ссориться.</text:p>
      <text:p text:style-name="P104"><text:soft-page-break/>Девушка слабо улыбнулась.</text:p>
      <text:p text:style-name="P116">– Я не сержусь… На Дискорда трудно не злиться… Он так себя ведёт, потому что его это… эмм… <text:s/>забавляет.</text:p>
      <text:p text:style-name="P3"/>
      <text:p text:style-name="P136">***</text:p>
      <text:p text:style-name="P134"/>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3">Эпплджек подула на остывшие пальцы и начала разминать их. Её лицо в свете фонаря было неестественно белым.</text:p>
      <text:p text:style-name="P3"/>
      <text:p text:style-name="P1">– Флатти совсем захандрила. Вчера ночью плакала в подушку. Думала, я не слышу.</text:p>
      <text:p text:style-name="P1">Я кивнул.</text:p>
      <text:p text:style-name="P3">– Понимаю. Надо продержаться до отбытия. Потом всё наладится.</text:p>
      <text:p text:style-name="P3">– Што ты решил, Анон? Когда мы будем возвращаться?</text:p>
      <text:p text:style-name="P3">Я пожал плечами.</text:p>
      <text:p text:style-name="P3">– Завтра я<text:span text:style-name="T26"> заманю Ксению на крышу и мы свалим отсюда</text:span>.</text:p>
      <text:p text:style-name="P3">Я понимал, что план дурацкий, но лучшего у меня всё равно не было.</text:p>
      <text:p text:style-name="P3">– Почему бы тебе просто не позвать её? – удивлённо спросила Эпплджек. – Разве она откажется возвращаться?</text:p>
      <text:p text:style-name="P3">Я с тоской взглянул на девушку.</text:p>
      <text:p text:style-name="P3">– Откажется. Она… ничего не помнит. Ни об Эквестрии, ни о том, что была её правительницей. Все, кто попадает сюда, теряют память.</text:p>
      <text:p text:style-name="P3">– Но мы с Флатти не потеряли, – озадаченно взглянула на меня Эпплджек.</text:p>
      <text:p text:style-name="P3">– Это другое. Вы прошли сюда через коридор, а не через Чёрный Экран.</text:p>
      <text:p text:style-name="P3"/>
      <text:p text:style-name="P3">Проклятье! Знание давит на тебя как тонна кирпичей, Анон! Но ты не можешь сказать ей. Даже сейчас. Даже здесь. Это слишком опасно.</text:p>
      <text:p text:style-name="P3"/>
      <text:p text:style-name="P3">– Конски яблоки! А к ней вернётся память, когда она… когда мы вернём её в Эквестрию?</text:p>
      <text:p text:style-name="P3">– Я не знаю.</text:p>
      <text:p text:style-name="P3"/>
      <text:p text:style-name="P3">Эпплджек слепила следующий снежок.</text:p>
      <text:p text:style-name="P3">– А как быть с Дискордом? Што, если этот хлыщ не заявится до отбытия? – снежок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 Наша задача <text:span text:style-name="T26">— вернуть Эквестрии прицессу. Остальное — побоку.</text:span></text:p>
      <text:p text:style-name="P1">– Если только <text:span text:style-name="T1">она</text:span> действительно принцесса. – пробормотала Эпплджек. – И если…</text:p>
      <text:p text:style-name="P1"/>
      <text:p text:style-name="P98"><text:soft-page-break/>Лицо Эпплджек исказила гримаса ужаса, она прижала ладони к лицу и крикнула:</text:p>
      <text:p text:style-name="P98">– Берегись!!!</text:p>
      <text:p text:style-name="P1"/>
      <text:p text:style-name="P1">Я начал оборачиваться, но от кувалдоподобного удара в спину перехватило дыхание. <text:span text:style-name="T1">В глазах потемнело.</text:span> Тем-не-менее, я не упал: руки за что-то зацепились. Одновременно <text:span text:style-name="T1">с ударом </text:span>неодолимая сила начала толкать меня к озеру.</text:p>
      <text:p text:style-name="P1"/>
      <text:p text:style-name="P1">Эпплджек прыжком убралась у меня с дороги, одновременно <text:span text:style-name="T1">вцепившись</text:span> <text:span text:style-name="T1">в</text:span> мою ладонь. <text:span text:style-name="T1">Девушку</text:span> потащило за мной. Только сейчас я понял, насколько сильными были у неё руки — упираться ногами в землю и держать<text:span text:style-name="T1">ся</text:span> за руку с таким упорством, скорее всего, не смог бы даже я.</text:p>
      <text:p text:style-name="P1"/>
      <text:p text:style-name="P1">Послышался хруст и треск рвущейся материи. У самого берега Эпплджек <text:span text:style-name="T1">всё же </text:span>сдёрнула меня с локомотива, увлекающего в озеро. Подскользнувшись, она упала в снег, <text:span text:style-name="T1">потащив</text:span>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text:p>
      <text:p text:style-name="P1"/>
      <text:p text:style-name="P1">Самым страшным мне показалось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92">…</text:p>
      <text:p text:style-name="P92">Конфликт с узлом 2</text:p>
      <text:p text:style-name="P92">Конфликт с узлом 3</text:p>
      <text:p text:style-name="P92"><text:soft-page-break/>…</text:p>
      <text:p text:style-name="P92">Конфликт с узлом 5</text:p>
      <text:p text:style-name="P92">…</text:p>
      <text:p text:style-name="P92">…</text:p>
      <text:p text:style-name="P92">Конфликт с узлом 8</text:p>
      <text:p text:style-name="P92">…</text:p>
      <text:p text:style-name="P92">…</text:p>
      <text:p text:style-name="P92">Конфликт с узлом 12</text:p>
      <text:p text:style-name="P92">Конфликт с узлом 13</text:p>
      <text:p text:style-name="P92">…</text:p>
      <text:p text:style-name="P92">Конфликт с узлом 16</text:p>
      <text:p text:style-name="P92">…</text:p>
      <text:p text:style-name="P1"/>
      <text:p text:style-name="P1"><text:span text:style-name="T1">Проклятье</text:span>!</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Проще говоря, наш искусственный разум свихнётся. Предсказать его поведение в этом случае сможет только шаман из племени яки под хорошей дозой мескалина.</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1">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1">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модельная красотка таит в себе сущность аликорницы? К счастью, расстались мы нормально — теперь не придётся ломать голову, как заманить её на крышу.</text:p>
      <text:p text:style-name="P1"/>
      <text:p text:style-name="P1">– Ксена, можно тебя на секундочку?</text:p>
      <text:p text:style-name="P1">– Да хоть и на минуточку! – она захлопнула “Механику движения Солнца. Занимательная Космология” и повернулась ко мне. Её отгороженный ширмой от php-програмистов уголок был сплошь увешен плакатами Ван-Хельсинга и Локи.</text:p>
      <text:p text:style-name="P1"/>
      <text:p text:style-name="P1">Я попытался рассмотреть в ней признаки того, кем она могла быть… Может быть, она помнит меня? Нет, Ксения смотрела спокойно, без единого намёка на узнавание. То есть, она, конечно же, меня узнала, но как Ксения, а не как Селестия…</text:p>
      <text:p text:style-name="P1"/>
      <text:p text:style-name="P1">Впрочем, что это ты, ТОГО узнавания и не должно быть. Они же НИЧЕГО не помнят, Анон!</text:p>
      <text:p text:style-name="P1"/>
      <text:p text:style-name="P1"><text:soft-page-break/>–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
      <text:p text:style-name="P1">Я почувствовал, как заливаюсь краской. Ёбаный Дискорд!</text:p>
      <text:p text:style-name="P1"/>
      <text:p text:style-name="P1">– 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рен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 С крыши открывается офигенный вид.</text:p>
      <text:p text:style-name="P3">Ксения рассмеялась.</text:p>
      <text:p text:style-name="P3">– А потом?</text:p>
      <text:p text:style-name="P3">– Шерлока. Пятый сезон.</text:p>
      <text:p text:style-name="P3">– Договорились.</text:p>
      <text:p text:style-name="P3"/>
      <text:p text:style-name="P3">Хоть тут у тебя получилось, Анон! Эта маленькая победа, но большой шаг вперёд в деле возвращения Селестии!</text:p>
      <text:p text:style-name="P3"/>
      <text:p text:style-name="P3">Я выходил из МакДональдса, когда Ксения со смешком спросила:</text:p>
      <text:p text:style-name="P3"><text:soft-page-break/>– Анон, а с чего ты взял, что я поклонница инфантильного трэша? Ну, этого, с понями?</text:p>
      <text:p text:style-name="P3"/>
      <text:p text:style-name="P3">Я остановился в полуобороте.</text:p>
      <text:p text:style-name="P3"/>
      <text:p text:style-name="P3">– Ты увлёкся эквиноподобными нимфетками? Шутишь? Дядьки, пускающие слюни на лошадок — то ещё зрелище. По мне, так уж лучше педики.</text:p>
      <text:p text:style-name="P3"/>
      <text:p text:style-name="P3">«Она НИЧЕГО не помнит!!!» – истерично пронеслось у меня в голове.</text:p>
      <text:p text:style-name="P3"/>
      <text:p text:style-name="P3">Ксения двумя пальцами вытащила из заднего кармана моих брюк формочку для песка в виде аликорна, подаренную мне кобылкой в Груммингтоне и потрясла ею у меня перед носом.</text:p>
      <text:p text:style-name="P3">– Извини, Анон, но с понями не ко мне. Не собираюсь трахаться на четвереньках с анальной пробкой в виде радужного хвоста. Чао!</text:p>
      <text:p text:style-name="P3"/>
      <text:p text:style-name="P3">Я молча смотрел, как Ксения скрывается в толпе. Полутораметровый экран телевизора с витрины напротив отражал толпу людей перед МакДональдсом, что обходили фигуру неудачника, как вода камень. Я даже не удивился —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p>
      <text:p text:style-name="P3"/>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 </text:p>
      <text:p text:style-name="P16"/>
      <text:h text:style-name="Heading_20_2" text:outline-level="2">2<text:span text:style-name="T1">8</text:span>. Терра. Четверг</text:h>
      <text:h text:style-name="Heading_20_3" text:outline-level="3">Четверг</text:h>
      <text:p text:style-name="P1"/>
      <text:p text:style-name="P3">– Порыв ветра, ломающий арматуру? Ты сам-то веришь в этот навоз?</text:p>
      <text:p text:style-name="P3"><text:soft-page-break/>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права – поддержала подругу Флаттершай. –<text:span text:style-name="T26"> Я… эмм… постоянно чувствую на себе чей-то взгляд. Очень тяжёлый взгляд. Я… эмм… не могу описать словами, какой тяжёлый. Я так смотрю на своих зверюшек, когда они… эмм… делают что-то не то… Но мой взгляд — воспитательный… А тот, кто смотрит на нас — не воспитатель… Совсем не воспитатель… Тебе надо быть осторожным, Анон…</text:span></text:p>
      <text:p text:style-name="P66"/>
      <text:p text:style-name="P1">Я <text:span text:style-name="T1">упрямо </text:span>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text:span><text:span text:style-name="T1">и</text:span><text:span text:style-name="T1"> </text:span><text:span text:style-name="T1">фланки</text:span><text:span text:style-name="T1"> влез</text:span><text:span text:style-name="T1">у</text:span><text:span text:style-name="T1">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text:p text:style-name="P1">– Безумие — считать всё это случайностями! – кипятилась Эпплджек. – Штоб мне лопнуть, если я тебя одного теперь куда-нибудь выпущу! <text:span text:style-name="T1">Хватит с нас того, што мы потеряли Дэш!</text:span></text:p>
      <text:p text:style-name="P1">– <text:span text:style-name="T1">Согласна</text:span>,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text:soft-page-break/></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жайших друзей. Всё равно это ничего не изменит сейчас.</text:p>
      <text:p text:style-name="P1"/>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5"/>
      <text:p text:style-name="P67">***</text:p>
      <text:p text:style-name="P66"/>
      <text:p text:style-name="P1">…</text:p>
      <text:p text:style-name="P92">Конфликт с узлом 3</text:p>
      <text:p text:style-name="P92">…</text:p>
      <text:p text:style-name="P92">Конфликт с узлом 6</text:p>
      <text:p text:style-name="P92">Конфликт с узлом 7</text:p>
      <text:p text:style-name="P92">…</text:p>
      <text:p text:style-name="P92">Конфликт с узлом 9</text:p>
      <text:p text:style-name="P92">…</text:p>
      <text:p text:style-name="P92">…</text:p>
      <text:p text:style-name="P92">Конфликт с узлом 11</text:p>
      <text:p text:style-name="P92">Конфликт с узлом 12</text:p>
      <text:p text:style-name="P92">Конфликт с узлом 13</text:p>
      <text:p text:style-name="P92">…</text:p>
      <text:p text:style-name="P92">…</text:p>
      <text:p text:style-name="P92">Конфликт с узлом 16</text:p>
      <text:p text:style-name="P92">Конфликт с узлом 17</text:p>
      <text:p text:style-name="P91">…</text:p>
      <text:p text:style-name="P91">…</text:p>
      <text:p text:style-name="P91">Рассогласование центра принятия решений. Требуется вмешательство оператора.</text:p>
      <text:p text:style-name="P91">Language module malfunction. Language module stopped…</text:p>
      <text:p text:style-name="P91">Sending heartbeats to all nodes… Zookeeper failure. Cluster going down in 3 minutes…</text:p>
      <text:p text:style-name="P91">UI module malfunction. UI module stopped…</text:p>
      <text:p text:style-name="P91">Nash AI <text:span text:style-name="T11">module </text:span>malfunction. Nash AI module stopped…</text:p>
      <text:p text:style-name="P91">Cluster going down in 2 minutes…</text:p>
      <text:p text:style-name="P91">Unloading dictionaries… HDFS malfunction</text:p>
      <text:p text:style-name="P91">Classloader malfunction. Classloader stopped…</text:p>
      <text:p text:style-name="P91">Cluster going down in 1 minute…</text:p>
      <text:p text:style-name="P91">Kernel panic</text:p>
      <text:p text:style-name="P88"/>
      <text:p text:style-name="P3">Бинго! Нэш наконец-то слетел с катушек!</text:p>
      <text:p text:style-name="P3"><text:soft-page-break/>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кофе из стаканчика.</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text:p>
      <text:p text:style-name="P3"/>
      <text:p text:style-name="P3">– Не делай этого, Анон!</text:p>
      <text:p text:style-name="P3"/>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
      <text:p text:style-name="P3">Аликорница смутилась и, обернувшись, прошептала кому-то за спиной:</text:p>
      <text:p text:style-name="P3">– …думает, что мы… воображаемая реальность… чистый солипсизм…</text:p>
      <text:p text:style-name="P3">– Да неужели?!! Бгы-ы-ы! А наш-то Проводничёк — тот ещё проказник!</text:p>
      <text:p text:style-name="P3"/>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text:soft-page-break/>–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у меня между лопаток.</text:p>
      <text:p text:style-name="P3"/>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долго…</text:p>
      <text:p text:style-name="P3"/>
      <text:p text:style-name="P3">– НЕТ!!!</text:p>
      <text:p text:style-name="P3"/>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 Ты ведь правда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Твайлайт совсем в депресняк скатится. Да и я не сказать, чтобы рада буду… Мне оч-чень не хватает твоих почесушек! И тебя в целом! Возвращайся скорее, я не люблю долго ждать!</text:p>
      <text:p text:style-name="P3"/>
      <text:p text:style-name="P3">В поле зрения возвратилась Селестия.</text:p>
      <text:p text:style-name="P3"><text:soft-page-break/>–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12"/>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
      <text:p text:style-name="P3">И снова закрыл.</text:p>
      <text:p text:style-name="P3"/>
      <text:p text:style-name="P3">Если это я пребываю в наваждении <text:span text:style-name="T57">— ладно. А если она? </text:span><text:span text:style-name="T57">Кто из нас находится </text:span><text:span text:style-name="T57">в воображаемом мире</text:span><text:span text:style-name="T57">?</text:span><text:span text:style-name="T57"> </text:span><text:span text:style-name="T57">Если Сел права, то всё, что происходило со мной с момента пьянки в Понивилле, мне приснилось</text:span><text:span text:style-name="T57">. </text:span><text:span text:style-name="T57">Тогда мне нечего бояться и можно открыть Сел тайну.</text:span><text:span text:style-name="T57"> Но если прав я, то открыв ей природу Великого Откровения, я уничтожу её. </text:span><text:span text:style-name="T57">Уничтожу то, что от неё осталось при прохождении через Чёрный Экран.</text:span></text:p>
      <text:p text:style-name="P12"/>
      <text:p text:style-name="P3"><text:span text:style-name="T57">Ладно, есть способ проверить. </text:span>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у тебя прощения. Откройся мне. Вспомни нашу особенную дружбу, Анон!</text:p>
      <text:p text:style-name="P12"/>
      <text:p text:style-name="P12">Я сжал кулак.</text:p>
      <text:p text:style-name="P12">АЙ!</text:p>
      <text:p text:style-name="P12"/>
      <text:p text:style-name="P12">Края броши впились в ладонь, вызвав острую боль. Вот тебе и ответ, Анон, кто пребывает в собственном персональном наваждении! Пинки, Дискорд, Дэш — лишь тени, созданные той, чья сущность находится в плену электронных схем. Ты был бы счастлив, если бы был неправ — ведь это означало бы, что Дэш жива.</text:p>
      <text:p text:style-name="P12">Тяжкий вздох наполнил решимостью сердце. Не береди себе душу, Анон, пытаясь отыскать то, что ушло безвозвратно. Спасай то, что можно.</text:p>
      <text:p text:style-name="P12">Теперь надо как-то отшить Сел, не разрушив её хрупкий мирок до момента её возврата в Эквестрию.</text:p>
      <text:p text:style-name="P12"/>
      <text:p text:style-name="P12">Я состроил обиженную гримасу и перебил аликорницу.</text:p>
      <text:p text:style-name="P12">– Какая, к дискорду, «особенная дружба»? Луна всё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text:soft-page-break/>– Анон! Кхррр… хрр…</text:p>
      <text:p text:style-name="P12"/>
      <text:p text:style-name="P91">…</text:p>
      <text:p text:style-name="P91">…</text:p>
      <text:p text:style-name="P91">Cluster restarting…</text:p>
      <text:p text:style-name="P91">Zookeeper service initiated. Sending heartbeats to all nodes…</text:p>
      <text:p text:style-name="P91">Classloader started…</text:p>
      <text:p text:style-name="P91">Loading dictionaries…</text:p>
      <text:p text:style-name="P91"><text:span text:style-name="T11">Nash </text:span>AI module started…</text:p>
      <text:p text:style-name="P91">Celest AI submodule found… Acquiring…</text:p>
      <text:p text:style-name="P91">UI module started…</text:p>
      <text:p text:style-name="P91">Language module started…</text:p>
      <text:p text:style-name="P91">…</text:p>
      <text:p text:style-name="P89">Перегрузка кластера завершена успешно. Все узлы синхронизированы с мастер-сервером.</text:p>
      <text:p text:style-name="P88"/>
      <text:p text:style-name="P88">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19"/>
      <text:p text:style-name="P3">Я смотрел на Ксению круглыми глазами, хватая ртом воздух.</text:p>
      <text:p text:style-name="P3"/>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1">– Ты его уничтожила?</text:p>
      <text:p text:style-name="P51">– Кого?</text:p>
      <text:p text:style-name="P51">– Этический модуль.</text:p>
      <text:p text:style-name="P51">– Да, конечно. Видно, Юджин оставил для своего домашнего компа лазейку в корпоративном прокси-сервере. И через эту дыру его модуль мог загружаться на кластер.</text:p>
      <text:p text:style-name="P51">– Ты его уничтожила?</text:p>
      <text:p text:style-name="P51"><text:soft-page-break/>– Да, я же сказала. Еле-еле выловила. Он работал в стелс-режиме, весь обвешанный защитными демонами<text:note text:id="ftn20" text:note-class="footnote"><text:note-citation>20</text:note-citation><text:note-body><text:p text:style-name="Footnote">Демон (daemon) - компьютерная программа в операционных системах класса UNIX, запускаемая самой системой и работающая в фоновом режиме без прямого взаимодействия с пользователем. </text:p></text:note-body></text:note>.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е Юджина?</text:p>
      <text:p text:style-name="P12">– Ага. У меня нет к нему доступа. Но на кластер к Нэшу этот вирусняк больше не пролезет.</text:p>
      <text:p text:style-name="P12"/>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
      <text:p text:style-name="P12">Но я уже мчался к выходу.</text:p>
      <text:p text:style-name="P12"/>
      <text:p text:style-name="P12">…т</text:p>
      <text:p text:style-name="P12"/>
      <text:p text:style-name="P12">Две пары глаз удивлённо уставились на меня с заднего сидения.</text:p>
      <text:p text:style-name="P12">– А где та тётка? Што-то пошло не по плану? – спросила Эпплджек,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
      <text:p text:style-name="P12">Старый пикап затарахтел движком и двинулся по улице. Я уверенно вёл машину по знакомому маршруту. Кто же мог знать, что аликорница при переходе через Чёрный Экран станет компьютерной программой? Обычные пони становились людьми, хоть и теряли память. Вот почему компас указывал в нескольких направлениях — по числу заражённых Селестией узлов кластера. Если б знать с самого начала… Впрочем, это и к лучшему: компьютер, в отличие от Ксены, не станет сопротивляться на пути к коридору в Эквестрию.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Проклятье! Какого хера, я ничего не наруша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 там! Несколько машин за мной остановились у обочины, но мигалка упрямо ехала за мной.</text:p>
      <text:p text:style-name="P12"/>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
      <text:p text:style-name="P12"><text:soft-page-break/>Вместо лиц у них были злобные рожицы, наподобие компьютерны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глубоком снегу клумбы.</text:p>
      <text:p text:style-name="P12"/>
      <text:p text:style-name="P51">– Анон, а это правильно, что мы едем по кустам? Там ведь могут жить какие-нибудь зверюшки? – удручённо спросила Флаттершай.</text:p>
      <text:p text:style-name="P51">–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1">– Приехали!</text:p>
      <text:p text:style-name="P51"/>
      <text:p text:style-name="P51">Пока смайлолицые выгребутся из снега,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1"/>
      <text:p text:style-name="P51">На лестничной клетке рука по привыче нажала кнопку лифта. Эпплджек тронула меня за плёчо.</text:p>
      <text:p text:style-name="P51">– Анон, идея — навоз! Тебя уже раз чуть не прикончил этот гроб на канате.</text:p>
      <text:p text:style-name="P51">Я хлопнул себя по лбу, соглашаясь.</text:p>
      <text:p text:style-name="P153"/>
      <text:p text:style-name="P51">…</text:p>
      <text:p text:style-name="P51"/>
      <text:p text:style-name="P51">…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1"/>
      <text:p text:style-name="P51">Этаж…</text:p>
      <text:p text:style-name="P51">Ещё этаж… Эй, почему на этажах разное количество ступенек?!!</text:p>
      <text:p text:style-name="P51">Ещё два…</text:p>
      <text:p text:style-name="P51">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1"/>
      <text:p text:style-name="P51">– Анон!</text:p>
      <text:p text:style-name="P12"><text:soft-page-break/>Тревога в её голосе заставила меня поднять голову.</text:p>
      <text:p text:style-name="P12"/>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1">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1">Я запихнул Эпплджек себе за спину, выставил вперёд бейсбольную биту и сделал шаг вперёд…</text:p>
      <text:p text:style-name="P51"/>
      <text:p text:style-name="P51">…Которым неистово гордился следующие полторы секунды.</text:p>
      <text:p text:style-name="P51"/>
      <text:p text:style-name="P51">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1"/>
      <text:p text:style-name="P51">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1"/>
      <text:p text:style-name="P51">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1">Ещё раз мне пришлось отскакивать от осколков чёрного стекла, веером разлетевшихся из-под головы смайлолицего.</text:p>
      <text:p text:style-name="P51"/>
      <text:p text:style-name="P51">– Флатти! – я кинулся к девушке, скорчившейся на полу.</text:p>
      <text:p text:style-name="P51">Эпплджек выхватила верёвку и подскочила к лежащему без движения смайлолицему.</text:p>
      <text:p text:style-name="P51">– Я уже умерла? Извини, Анон, я больше ничем не могла тебе помочь. Луна ошиблась, сделав меня твоим телохранителем. Я не умею драться, – бормотала Флаттершай, не открывая глаз.</text:p>
      <text:p text:style-name="P51">За моей спиной тяжело дышала Эпплджек, затягивая на смайлолицем петлю за петлёй.</text:p>
      <text:p text:style-name="P51">– Флатти, вставай! Ты молодец! Лестница свободна! – подбодрил я девушку.</text:p>
      <text:p text:style-name="P51">За спиной послышался шорох.</text:p>
      <text:p text:style-name="P51">– Пирог мне в круп! – охнула Эпплджек.</text:p>
      <text:p text:style-name="P51"><text:soft-page-break/></text:p>
      <text:p text:style-name="P51">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1">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1"/>
      <text:p text:style-name="P51">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1">Движения смайлолицего обрели слаженность. Он медленно развернулся и направился ко мне.</text:p>
      <text:p text:style-name="P51">Флаттершай брезгливо толкнула ногой осколок, отправив его в лестничный пролёт. Движения смайлолицего опять потеряли осмысленность.</text:p>
      <text:p text:style-name="P51"/>
      <text:p text:style-name="P51">– Анон, нам нужно торопиться! – дёрнула меня за рукав Эпплджек. – У нас осталось сорок минут до закрытия портала.</text:p>
      <text:p text:style-name="P51">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51"/>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1"/>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2"/>
      <text:p text:style-name="P104">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9"/>
      <text:p text:style-name="P105"><text:span text:style-name="T11">– Анон…</text:span><text:span text:style-name="T1"> Тут окно разбито… И верёвка висит, – пискнула Флаттершай из кухни.</text:span></text:p>
      <text:p text:style-name="P103"><text:span text:style-name="T11">– </text:span><text:span text:style-name="T1">Оставь, Флатти, не сейчас! – отмахнулся я.</text:span></text:p>
      <text:p text:style-name="P104">Эпплджек стояла посреди комнаты и оглядывалась.</text:p>
      <text:p text:style-name="P116">– Не нравится мне тут. Чуйка нехорошая…</text:p>
      <text:p text:style-name="P116"><text:soft-page-break/></text:p>
      <text:p text:style-name="P104">Коллекция пластиковых пони по-прежнему пылилась на подоконнике. Компьютер стоял там же, где и три месяца назад — на столе у окна. Последняя модель сверхмощных игровых ноутбуков от Alienware <text:span text:style-name="T43">— </text:span><text:span text:style-name="T43">Юджин гордился личн</text:span><text:span text:style-name="T43">ым</text:span><text:span text:style-name="T43"> </text:span><text:span text:style-name="T43">апгрейдом</text:span><text:span text:style-name="T43"> компа, увеличивш</text:span><text:span text:style-name="T43">им</text:span><text:span text:style-name="T43"> мощность </text:span><text:span text:style-name="T43">лэптопа</text:span><text:span text:style-name="T43"> в разы.</text:span> Я отметил про себя, что забыл выключить компьютер тогда, в последний свой визит. Теперь моя забывчивость обернулась спасением для Селестии, предоставив убежище её сущности.</text:p>
      <text:p text:style-name="P104"/>
      <text:p text:style-name="P103"><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6">– Привет, Сел.</text:p>
      <text:p text:style-name="P152"/>
      <text:p text:style-name="P152">Аликорница всполошилась, спрят<text:span text:style-name="T1">ав</text:span> <text:span text:style-name="T1">пирожное</text:span> за спину.</text:p>
      <text:p text:style-name="P116">– Ах, это ты, Анон. Какое счастье! Ты снова с нами!</text:p>
      <text:p text:style-name="P116">– Нет, Сел. Это ты с нами. <text:span text:style-name="T1">Я пришёл забрать тебя назад, в Эквестрию. Через четверть часа ты вернёшься домой.</text:span></text:p>
      <text:p text:style-name="P104"/>
      <text:p text:style-name="P104"><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 Остаётся надеяться, что в Эквестрии она вернёт себе прежний облик.</text:p>
      <text:p text:style-name="P104"/>
      <text:p text:style-name="P104"><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4"><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6"/>
      <text:h text:style-name="P156" text:outline-level="2">2<text:span text:style-name="T1">9</text:span>. <text:span text:style-name="T1">Назад в Эквестрию</text:span></text:h>
      <text:p text:style-name="P120"/>
      <text:p text:style-name="P104"><text:span text:style-name="T11">– </text:span>Оп-па! – пробормотала Эпплджек. – Нежданчик!</text:p>
      <text:p text:style-name="P104">Дискорд дурашливо кивнул Эпплджек.</text:p>
      <text:p text:style-name="P116">– И я рад тебя видеть, дорогая Эппл-как-тебя-там! А где моя любимая Флаттершай?</text:p>
      <text:p text:style-name="P116">Окинув взглядом комнату, Дискорд закапризничал:</text:p>
      <text:p text:style-name="P116">– Где же она? Вот вечно вы тормозите, когда надо торопиться!</text:p>
      <text:p text:style-name="P104"><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4"><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6">– С кем это вы тут разговариваете?</text:p>
      <text:p text:style-name="P116">В комнату вошла Флаттершай.</text:p>
      <text:p text:style-name="P104">Дискорд обернулся на голос и в этот момент я швырнул в него кружкой и бросился к нему через комнату с занесенным над головой стулом.</text:p>
      <text:p text:style-name="P104">Оглушённый драконикус попытался отъехать на кресле в сторону, но я припёр его стулом к стенке.</text:p>
      <text:p text:style-name="P137"><text:soft-page-break/>– Эй-Джей, Флатти, хватайте комп и на выход! Я с ним разберусь! Не теряйте вре..!</text:p>
      <text:p text:style-name="P137">– ТЫ ИДИО..!!!</text:p>
      <text:p text:style-name="P137">Дискорд <text:s/>заорал одновременно со мной, прикрываясь от меня руками, когда раздался оглушительный</text:p>
      <text:p text:style-name="P137">… </text:p>
      <text:p text:style-name="P139">БАХ!!!</text:p>
      <text:p text:style-name="P140">…</text:p>
      <text:p text:style-name="P137">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6">На лице драконикуса появилось удивлённо-мечтательное выражение и он вырубился.</text:p>
      <text:p text:style-name="P116"/>
      <text:p text:style-name="P116">…</text:p>
      <text:p text:style-name="P116"/>
      <text:p text:style-name="P116">– <text:span text:style-name="T1">А… Анон… Зачем ты напал на Дискорда? </text:span>– <text:span text:style-name="T1">прошептала Флаттершай в шоке.</text:span></text:p>
      <text:p text:style-name="P116"><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4">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4">– Чего-о-о??? – ахнула Эпплджек. – Анон, я, канешн, на дух не выношу этого прохвоста, но тут ты малость вожжи попутал. Дискорд — не убийца.</text:p>
      <text:p text:style-name="P104">Дискорд благодарно замычал и так энергично закивал головой, что чуть не проглотил кляп.</text:p>
      <text:p text:style-name="P104">–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4"/>
      <text:p text:style-name="P104">Я раздражённо повернулся к фермерше.</text:p>
      <text:p text:style-name="P104">– А кто, по-твоему, подстроил все эти «несчастные» случаи? Вспомни, как меня чуть не утопил снеговик. Кому ещё это под силу?</text:p>
      <text:p text:style-name="P104">Дискорд возвёл глаза к потолку и завыл. Эпплджек задумалась.</text:p>
      <text:p text:style-name="P104">–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4">– А зачем тогда ты приложила его книгой? А потом помогла мне его связать? – перебил я фермершу с удивлением.</text:p>
      <text:p text:style-name="P104">Драконикус с натугой наклонил голову к руке, привязанной к подлокотнику, и покрутил пальцем у виска.</text:p>
      <text:p text:style-name="P104">– Потому што ты напал на него. – пожала плечами Эпплджек. – Я и подумала — тебе виднее. И подсобила маленько.</text:p>
      <text:p text:style-name="P104"/>
      <text:p text:style-name="P104">Звук сирены заставил меня броситься к окну. Три полицейские тойоты сверкали мигалками вокруг «Навары», подобно ёлочной гирлянде.</text:p>
      <text:p text:style-name="P104"/>
      <text:p text:style-name="P104">Проклятье!!!</text:p>
      <text:p text:style-name="P104"><text:soft-page-break/></text:p>
      <text:p text:style-name="P104">Я схватил ноутбук, сгрёб девушек в охапку и вытолкал их в коридор. В дверях я обернулся к Дискорду.</text:p>
      <text:p text:style-name="P127"><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7">Я повернулся к выходу. Флаттершай проскочила у меня под локтём и кинулась к драконикусу.</text:p>
      <text:p text:style-name="P127"/>
      <text:p text:style-name="P127"><text:span text:style-name="T11">– Нет! Дискорд </text:span>— не убийца!!!</text:p>
      <text:p text:style-name="P127">С необычной для неё силой Флаттершай вытащила кляп изо рта драконикуса.</text:p>
      <text:p text:style-name="P127"><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32"/>
      <text:p text:style-name="P127">Или драконикус — гениальный актёр, или… ?</text:p>
      <text:p text:style-name="P127"/>
      <text:p text:style-name="P127">Я вернулся к драконикусу и уселся на стул напротив него.</text:p>
      <text:p text:style-name="P127"><text:span text:style-name="T11">– Р</text:span>ассказывай.</text:p>
      <text:p text:style-name="P127">Дискорд немного успокоился.</text:p>
      <text:p text:style-name="P127"><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7"><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7">У драконикуса глаза полезли на лоб.</text:p>
      <text:p text:style-name="P127"><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7"/>
      <text:p text:style-name="P127">Я задумался. Драконикус, похоже, говорил искренне. Но кто тогда всё это время играл с нами, <text:span text:style-name="T26">словно кот с мышью</text:span>?</text:p>
      <text:p text:style-name="P127"><text:span text:style-name="T11">– </text:span>Анон! <text:span text:style-name="T11">– </text:span>крикнула Эпплджек из прихожей. <text:span text:style-name="T11">– </text:span>Я слышу шум за дверью!</text:p>
      <text:p text:style-name="P127">Практически одновременно раздался звонок.</text:p>
      <text:p text:style-name="P130">– ОТКРОЙТЕ, ПОЛИЦИЯ! Вам даётся полминуты, чтобы открыть дверь! Через тридцать секунд дверь будет выбита!</text:p>
      <text:p text:style-name="P130"/>
      <text:p text:style-name="P130">Эпплджек ошалело выскочила из прихожей. Несколько мгновений я молча смотрел на неё. В голове свистел ветер и играла дудочка.</text:p>
      <text:p text:style-name="P130">– На крышу, живо!!! Через окно на кухне! – зашипел Дискорд.</text:p>
      <text:p text:style-name="P130">– Что? – ступил я.</text:p>
      <text:p text:style-name="P127"><text:soft-page-break/><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30"/>
      <text:p text:style-name="P130">Эпплджек, с ноутбуком в одной руке и Флаттершай — во второй, кинулась на кухню.</text:p>
      <text:p text:style-name="P127">Дверь содрогнулась от мощного удара. Послышался стук падающей штукатурки. Я сломя голову бросился за девушками.</text:p>
      <text:p text:style-name="P127">– Развяжи меня, кретин!!! – гаркнул вдогонку Дискорд.</text:p>
      <text:p text:style-name="P127">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7">– Давай на крышу! Я догоню! – рявкнул он, освобождая вторую руку.</text:p>
      <text:p text:style-name="P127">От второго удара дверная коробка крякнула и наполовину въехала в коридор.</text:p>
      <text:p text:style-name="P127">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7">Верёвка в кухонном окне дёргалась под весом карабкающихся девушек. Я словил её и стал на подоконник.</text:p>
      <text:p text:style-name="P127"/>
      <text:p text:style-name="P127">Блё-о-о!</text:p>
      <text:p text:style-name="P127"/>
      <text:p text:style-name="P127">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7">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61">А если не </text:span>выдержит<text:span text:style-name="T61"> </text:span>основа, к которой она привязана? Что-то мне в туалет захотелось… У меня нет боязни высоты, но это уже слишком!</text:p>
      <text:p text:style-name="P127"/>
      <text:p text:style-name="P127">Я задрал голову.</text:p>
      <text:p text:style-name="P127">О! Так уже легче! Надо мной всего лишь два этажа. Десять метров верёвки. Если не смотреть вниз, то…</text:p>
      <text:p text:style-name="P127"/>
      <text:p text:style-name="P129">«…<text:span text:style-name="T26">Будь храбр. Будь стоек. Будь силён. Что бы ни случилось, помни: Эквестрия с тобой. Эквестрия в тебе. Навсегда. И всегда…»</text:span></text:p>
      <text:p text:style-name="P131"/>
      <text:p text:style-name="P127">Я вытер ладони о штаны, ухватил канат и сделал шаг вперёд…</text:p>
      <text:p text:style-name="P127"/>
      <text:p text:style-name="P127">…</text:p>
      <text:p text:style-name="P127"/>
      <text:p text:style-name="P127">Святые яйца, Анон, ты действительно сделал ЭТО!</text:p>
      <text:p text:style-name="P127"/>
      <text:p text:style-name="P127">…</text:p>
      <text:p text:style-name="P127"/>
      <text:p text:style-name="P127"><text:soft-page-break/>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7">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7">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7">Я успел сократить расстояние до Эпплджек наполовину, когда девушки нашли решение.</text:p>
      <text:p text:style-name="P127">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7">Селестия милосердная!!!</text:p>
      <text:p text:style-name="P127">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7">Я выдохнул.</text:p>
      <text:p text:style-name="P127">Флаттершай появилась над бортиком и свесила вниз руку. Эпплджек вытянулась и протянула ей ноутбук одной рукой.</text:p>
      <text:p text:style-name="P127">НЕТ! У них не получилось!</text:p>
      <text:p text:style-name="P127">У меня враз вспотели ладони. Держаться на верёвке стало чертовски трудно.</text:p>
      <text:p text:style-name="P127">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7">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7">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7">К счастью, фермерша не разжала ног.</text:p>
      <text:p text:style-name="P127">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7">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7"/>
      <text:p text:style-name="P127">Бляблябляблябля!!! ДА НУ ЕГО НАХУЙ — ТАКОЙ АЛЬПИНИЗМ!!!</text:p>
      <text:p text:style-name="P127">БЛЯ!!!…</text:p>
      <text:p text:style-name="P127"><text:soft-page-break/>Верёвка закончилась. Наконец-то у меня появилось время для паники. Я судорожно обнял Эпплджек, закрыл глаза и приготовился…</text:p>
      <text:p text:style-name="P127"/>
      <text:p text:style-name="P127">…</text:p>
      <text:p text:style-name="P127"/>
      <text:p text:style-name="P127">Захват поперёк груди и сильный рывок выдавили из меня остатки дыхания.</text:p>
      <text:p text:style-name="P127">– ОТПУСТИ КОБЫЛУ!!! – загрохотало мне в ухо.</text:p>
      <text:p text:style-name="P127">Я открыл глаза.</text:p>
      <text:p text:style-name="P127">Перед носом плавными рывками уходили вниз окна этажей. Порывы вихрей от взмахов <text:span text:style-name="T26">разномастных</text:span> крыльев трепали волосы и выдували слёзы из глаз. Тупая боль гнездилась в сожжённых верёвкой суставах.</text:p>
      <text:p text:style-name="P127">Я чуть поднял глаза и уставился в кривую морду драконикуса.</text:p>
      <text:p text:style-name="P127">– Отпусти Эпплджек. Я её держу. – повторил Дискорд. – Мне сбалансироваться надо. Вы не такие уж и лёгкие.</text:p>
      <text:p text:style-name="P127">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7">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7"/>
      <text:p text:style-name="P127">…</text:p>
      <text:p text:style-name="P127"/>
      <text:p text:style-name="P127">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7">– Эмм… Флатти, дорогая, нам пора. Я слышу шаги на лестнице. Не говоря уже о том, что до закрытия коридора осталось минут двадцать, не больше…</text:p>
      <text:p text:style-name="P127"/>
      <text:p text:style-name="P127">…</text:p>
      <text:p text:style-name="P127"/>
      <text:p text:style-name="P127">На длинной шее драконикуса разместились Эпплджек и Флаттершай. Я, для сохранения баланса, разместился ближе к хвосту.</text:p>
      <text:p text:style-name="P127">Дискорд расправил крылья и начал короткую пробежку к краю.</text:p>
      <text:p text:style-name="P127"><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7"/>
      <text:p text:style-name="P127">…ограда края крыши промелькнула под нами…</text:p>
      <text:p text:style-name="P132"/>
      <text:p text:style-name="P127"><text:span text:style-name="T11">– …</text:span>собственно, держаться в воздухе дольше у меня не хватит магии.</text:p>
      <text:p text:style-name="P127"/>
      <text:p text:style-name="P127">Мы летели навстречу закату.</text:p>
      <text:p text:style-name="P127"/>
      <text:p text:style-name="P127"><text:soft-page-break/>…</text:p>
      <text:p text:style-name="P127"/>
      <text:p text:style-name="P127">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7"><text:span text:style-name="T11">– </text:span>Ю-ху-у-у!!!</text:p>
      <text:p text:style-name="P127">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7">Перед нами увеличивалась громада моей высотки.</text:p>
      <text:p text:style-name="P127">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7">– Пристегните ремни! – проревел Дискорд, резко ускоряясь. – Будет весело!!!</text:p>
      <text:p text:style-name="P127">Эпплджек покрепче прижала к себе ноутбук. Флаттершай прижалась к шее Дискорда, отвернулась и закрыла глаза.</text:p>
      <text:p text:style-name="P127">– ВНИМАНИЕ!!! – заорал Дискорд, сложил крылья и влетел в коридор.</text:p>
      <text:p text:style-name="P127"/>
      <text:p text:style-name="P128">***</text:p>
      <text:p text:style-name="P127"/>
      <text:p text:style-name="P127">Бля!!!</text:p>
      <text:h text:style-name="Heading_20_2" text:outline-level="2"/>
      <text:h text:style-name="Heading_20_2" text:outline-level="2"><text:span text:style-name="T1">30</text:span>. Разговор за столиком в <text:span text:style-name="T1">ночи</text:span></text:h>
      <text:p text:style-name="P141"/>
      <text:p text:style-name="P143">Мы почти успели.</text:p>
      <text:p text:style-name="P138">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8">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8">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8">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8">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8">«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8"><text:soft-page-break/>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8"/>
      <text:p text:style-name="P138">ХА-ХА-ХА!</text:p>
      <text:p text:style-name="P138"/>
      <text:p text:style-name="P138">Прямо как сейчас. Как говорится, найди десять отличий.</text:p>
      <text:p text:style-name="P138">Вот только… Только Дэш была бы жива…</text:p>
      <text:p text:style-name="P142">Я тяжело вздохнул.</text:p>
      <text:p text:style-name="P142"/>
      <text:p text:style-name="P142">…</text:p>
      <text:p text:style-name="P142"/>
      <text:p text:style-name="P142"><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42">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8">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9"><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9">От неожиданности я только открывал рот, в попытке что-то ответить, но тут же закрывал его. Нужные слова выветрились из головы.</text:p>
      <text:p text:style-name="P49"><text:span text:style-name="T11">– Т</text:span>ы что за хрен вообще? <text:span text:style-name="T11">– наконец сподобился я на членораздельную речь.</text:span></text:p>
      <text:p text:style-name="P49">Зверь смутился.</text:p>
      <text:p text:style-name="P49"><text:span text:style-name="T11">– Гм</text:span>. Извиняюсь, не представился. Анакорн. Демиург. Я тут живу.</text:p>
      <text:p text:style-name="P37">– А сидишь<text:span text:style-name="T1">-то</text:span> на чём? – вид сидящего на пустоте существа сбивал с толку.</text:p>
      <text:p text:style-name="P49">Демиург что-то прикинул и кивнул сам себе.</text:p>
      <text:p text:style-name="P37">– Гм. Ок.</text:p>
      <text:p text:style-name="P49"><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7">– Так лучше?</text:p>
      <text:p text:style-name="P37">– Вполне. – <text:span text:style-name="T1">кивнул я.</text:span></text:p>
      <text:p text:style-name="P37">Кажется, за последние пару месяцев я разучился удивляться.</text:p>
      <text:p text:style-name="P49"><text:soft-page-break/><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8">.</text:span></text:p>
      <text:p text:style-name="P37"/>
      <text:p text:style-name="P63">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0"/>
      <text:p text:style-name="P37">– Мы спасали Сел. Она оказалась в мире людей. – я вздохнул. – А я отбился от группы.</text:p>
      <text:p text:style-name="P37">– Кого-кого спасали? – удивился Анакорн.</text:p>
      <text:p text:style-name="P37">– Сел. Принцессу Селестию.</text:p>
      <text:p text:style-name="P39">– Продолжай! – с интересом воскликнул Анакорн. – Как бессмертная оказалась в твоём мире, человек?</text:p>
      <text:p text:style-name="P39"/>
      <text:p text:style-name="P45">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9"/>
      <text:p text:style-name="P52"><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9">– Ты сам-то веришь в эту ерунду? – перебил меня Анакорн. – Брось молоть чушь, ты не умешь врать!</text:p>
      <text:p text:style-name="P39"/>
      <text:p text:style-name="P39">Блин! Вот так всегда!</text:p>
      <text:p text:style-name="P39">Я вздохнул.</text:p>
      <text:p text:style-name="P52"><text:span text:style-name="T11">– Если я расскажу тебе н</text:span>астоящую<text:span text:style-name="T11"> причину </text:span>— ты исчезнешь! <text:span text:style-name="T11">– угрюмо заявил я.</text:span></text:p>
      <text:p text:style-name="P37">Морда Анакорна осветилась радостным озарением.</text:p>
      <text:p text:style-name="P37"/>
      <text:p text:style-name="P52"><text:span text:style-name="T11">– </text:span><text:span text:style-name="T71">Я ПОНЯЛ, КТО ТЫ!!! КАК </text:span><text:span text:style-name="T72">ЖЕ </text:span><text:span text:style-name="T71">Я СРАЗУ НЕ ДОГАДАЛСЯ?!! Я ДОЛГО ЖДАЛ ТЕБЯ, ПРОВОДНИК! Я УСТАЛ! ПРИСТУПИМ ЖЕ СКОРЕЕ!</text:span></text:p>
      <text:p text:style-name="P39"/>
      <text:p text:style-name="P39">Увидев, что я скорчился в кресле, заткнув уши, Анакорн немного успокоился и приглушил голос.</text:p>
      <text:p text:style-name="P52"><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7"/>
      <text:p text:style-name="P37">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2"/>
      <text:p text:style-name="P52"><text:span text:style-name="T11">– Ну… Я не идиот… я видел, что происходит за Чёрным </text:span>э<text:span text:style-name="T11">краном…</text:span></text:p>
      <text:p text:style-name="P52">Я глубоко вздохнул, как перед прыжком в воду.</text:p>
      <text:p text:style-name="P52"/>
      <text:p text:style-name="P52"><text:soft-page-break/><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существовать, что они — лишь плод фантазии брони! Когда они узнают об этом, магия, поддерживающая их существование, рассеивается.</text:span></text:p>
      <text:p text:style-name="P52"/>
      <text:p text:style-name="P52">Я перевёл дух. Анакорн слушал меня и печально кивал. Но не исчезал.</text:p>
      <text:p text:style-name="P39">–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2"><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9"/>
      <text:p text:style-name="P3"><text:span text:style-name="T42">–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4"><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6">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6"/>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2"/>
      <text:p text:style-name="P52"><text:soft-page-break/>–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2"/>
      <text:p text:style-name="P104">Я запротестовал.</text:p>
      <text:p text:style-name="P106">– В Эквестрии не двигают солнце! Аликорны лишь корректируют орбиту Эквуса и луны вокруг него, хотя все уверены в обратном.</text:p>
      <text:p text:style-name="P106">Анакорн улыбнулся во всю морду.</text:p>
      <text:p text:style-name="P106">– Значит, ты уже помогаешь мне, Проводник, даже сам того не осознавая! Я рад!</text:p>
      <text:p text:style-name="P104">Демиург снова отпил из стакана и продолжил.</text:p>
      <text:p text:style-name="P106"/>
      <text:p text:style-name="P106">–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4">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6">–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6">Анакорн только развёл копытами.</text:p>
      <text:p text:style-name="P106">– Не знаю. Может, ему фунты и ярды больше нравятся.</text:p>
      <text:p text:style-name="P106">– Ты так говоришь, будто у Эквуса есть свой собственный разум. – заметил я.</text:p>
      <text:p text:style-name="P106">Анакорн усмехнулся.</text:p>
      <text:p text:style-name="P106">–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4"/>
      <text:p text:style-name="P104">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6"/>
      <text:p text:style-name="P104">–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text:soft-page-break/>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4"/>
      <text:p text:style-name="P104">Анакорн мрачно уставился на мерцающую голограмму Эквуса<text:span text:style-name="T26">. Ко мне наконец-то пришло понимание ситуации.</text:span></text:p>
      <text:p text:style-name="P110">– А почему ты сам не можешь поддерживать Эквус? Ты же его демиург? Ну так и питай его своей созидающей силой, пока он не окрепнет!</text:p>
      <text:p text:style-name="P104">Анакорн смутился.</text:p>
      <text:p text:style-name="P104"><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text:span><text:span text:style-name="T42">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2"><text:note text:id="ftn21" text:note-class="footnote"><text:note-citation>21</text:note-citation><text:note-body><text:p text:style-name="P151">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51">–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4">– Хмм. То есть, это брони создали Эквус?</text:p>
      <text:p text:style-name="P104">–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4"/>
      <text:p text:style-name="P104">Анакорн прижал одним копытом центр карандаша к столу и ударил по его кончику другим. Карандаш стал вертеться своеобразной юлой.</text:p>
      <text:p text:style-name="P104"/>
      <text:p text:style-name="P104">– Я не могу полноценно общаться с метаинтеллектом реальности, <text:span text:style-name="T4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4"><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6"/>
      <text:p text:style-name="P104">Я вспомнил события последнего времени моей родины<text:span text:style-name="T11">.</text:span></text:p>
      <text:p text:style-name="P104">–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4">Анакорн с такой силой надавил копытом на карандаш, что тот хрустнул.</text:p>
      <text:p text:style-name="P104">–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4">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6"><text:soft-page-break/>–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6">Я развёл руками.</text:p>
      <text:p text:style-name="P106">–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6">Анакорн улыбнулся и вскочил с пуфика.</text:p>
      <text:p text:style-name="P104"><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твоём мире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10">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10"/>
      <text:p text:style-name="P110">Я истерически расхохотался.</text:p>
      <text:p text:style-name="P110">–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порнушные картинки с Селестией! Ты не к тому обратился. И вообще, после смерти Юджина я видеть их больше не могу!</text:p>
      <text:p text:style-name="P110"/>
      <text:p text:style-name="P110">Спустив пар, я скептически хмыкнул.</text:p>
      <text:p text:style-name="P110">– Да и как их корректировать, эти недочёты? Сказать: «Повелеваю быть сему»?</text:p>
      <text:p text:style-name="P110">Анакорн поправил невесть откуда взявшиеся на переносице очки и ответил.</text:p>
      <text:p text:style-name="P104"><text:span text:style-name="T26">– Ты уже устранил крупнейший дефект Эквестрии </text:span><text:span text:style-name="T42">— манипуляции светилом.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10"/>
      <text:p text:style-name="P110">Я задумался. На самом деле, интересная логическая задача…</text:p>
      <text:p text:style-name="P110"/>
      <text:p text:style-name="P106">–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4"><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10">– А кьютимарки ты сам даришь пони, когда распознаёшь их жизненное предназначение!!! – так же азартно заорал я.</text:p>
      <text:p text:style-name="P110">–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10">Я пожал плечами.</text:p>
      <text:p text:style-name="P110"><text:soft-page-break/>– А по-другому я не могу объяснить их появление. К сожалению.</text:p>
      <text:p text:style-name="P110">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10">– Хорошо. Уговорил. Кьютимарки беру на себя. Так и знал, что мне самое трудное достанется!</text:p>
      <text:p text:style-name="P110">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10">Анакорн проследил мой взгляд.</text:p>
      <text:p text:style-name="P110">– Нечего так на меня смотреть! Если я стану применять магию вместо ловкости, теряется весь смысл упражнения… О, глянь-ка на Эквус!</text:p>
      <text:p text:style-name="P110">И впрямь, было на что посмотреть. Уровень помех на голограмме снизился на порядок и сама она стала светиться ровным голубоватым светом.</text:p>
      <text:p text:style-name="P110">–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10">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10">– Почему бы не сделать главной каноническую Эквестрию? Ту, что описана в мультике?</text:p>
      <text:p text:style-name="P110">– Нет, так не получится. Учти<text:span text:style-name="T51">,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6">—</text:span><text:span text:style-name="T51"> точнее, дерево схожих миров </text:span><text:span text:style-name="T56">—</text:span><text:span text:style-name="T51"> создали брони. Разумеется, стержнем им послужил именно сериал, но каждый фанфик </text:span><text:span text:style-name="T56">—</text:span><text:span text:style-name="T51">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11"/>
      <text:p text:style-name="P110">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11"/>
      <text:p text:style-name="P111">–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11">&lt;<text:span text:style-name="T22">Анон говорит, что не хочет оставлять миры жестокости — кексики и радужную фабрику. Анакорн говорит, что это лишь кошмары Луны. Но, к сожалению, многие порочные миры уже насыщены энергией фантазии брони и их в разряд ночных кошмаров не переведёшь.</text:span>&gt;</text:p>
      <text:p text:style-name="P110">Анакорн аж подпрыгнул на месте от восторга и стал мне аплодировать.</text:p>
      <text:p text:style-name="P111"/>
      <text:p text:style-name="P110"><text:soft-page-break/><text:span text:style-name="T51">– Наконец-то я вижу свет в конце тоннеля! Как это не пришло мне в голову! Ты всё отлично увязал! Всё сходится! Более того </text:span><text:span text:style-name="T56">—</text:span><text:span text:style-name="T51"> Анакорн заговорщически подмигнул мне </text:span><text:span text:style-name="T56">—</text:span><text:span text:style-name="T51">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6">— и первой реальной историей в Объединённом Континууме Эквуса</text:span><text:span text:style-name="T51">!</text:span></text:p>
      <text:p text:style-name="P111"/>
      <text:p text:style-name="P111">Я подозрительно посмотрел на Анакорна.</text:p>
      <text:p text:style-name="P111"/>
      <text:p text:style-name="P110"><text:span text:style-name="T18">– </text:span><text:span text:style-name="T51">Какой ещё, нафиг, «мой фанфик»? Я никакого фанфика не писал. И не собираюсь.</text:span></text:p>
      <text:p text:style-name="P111">Анакорн ехидно ухмыльнулся и сделал мне «глазки».</text:p>
      <text:p text:style-name="P110"><text:span text:style-name="T18">– </text:span><text:span text:style-name="T51">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11">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11"/>
      <text:p text:style-name="P111">Я растерялся.</text:p>
      <text:p text:style-name="P110"><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10"><text:span text:style-name="T11">– </text:span>Пиши, как есть. <text:span text:style-name="T11">– </text:span>развёл копытами Анакорн. <text:span text:style-name="T11">– </text:span>Авось сгодится. Я писать точно не буду <text:span text:style-name="T56">— ты меня с кьютимарками уже пригрузил на ближайшие тысячи лет.</text:span></text:p>
      <text:p text:style-name="P110">…</text:p>
      <text:p text:style-name="P110">Факн щит<text:note text:id="ftn22" text:note-class="footnote"><text:note-citation>22</text:note-citation><text:note-body><text:p text:style-name="P148">Fucking shit <text:span text:style-name="T2">–</text:span> <text:span text:style-name="T1">ёбаное дерьмо</text:span></text:p></text:note-body></text:note>!..</text:p>
      <text:p text:style-name="P110">…</text:p>
      <text:p text:style-name="P110">Ну а что мне остаётся? Я фейспамнул.</text:p>
      <text:p text:style-name="P110"/>
      <text:p text:style-name="P110"><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10">Анакорн насупился и спрятал карандаш в гриву.</text:p>
      <text:p text:style-name="P110"><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10"/>
      <text:p text:style-name="P110">Вот тебе и помахала Эквестрия ручкой, Анон!</text:p>
      <text:p text:style-name="P110"/>
      <text:p text:style-name="P110">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text:soft-page-break/>слово, другое, третье... Но для этого нужен талант. А без таланта получится только буковки в слова складывать, и хорошо, если без ошибок.</text:p>
      <text:p text:style-name="P110">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8"/>
      <text:p text:style-name="P108">– Пора закругляться. Ты начинаешь сгорать. Надо утрясти последние детали, пока ещё есть пару минут.</text:p>
      <text:p text:style-name="P104">– Валяй. Я тебя внимательно слушаю.</text:p>
      <text:p text:style-name="P10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4">– А я разве сплю?</text:p>
      <text:p text:style-name="P104">– Сейчас — нет. Но как только мы закроем сделку — проснёшься. Потому что нет иного способа вернуть тебя в реальный мир.</text:p>
      <text:p text:style-name="P104">– Эээ, постой! А как я в Эквестрию и к себе обратно проходил?</text:p>
      <text:p text:style-name="P104">–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4">Так вот, возвращать тебя обратно в твой мир я не буду.</text:p>
      <text:p text:style-name="P104"/>
      <text:p text:style-name="P104">Я непонимающе хлопал глазами.</text:p>
      <text:p text:style-name="P104"/>
      <text:p text:style-name="P104">–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4">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4">–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4">–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4">Теперь — об оплате.</text:p>
      <text:p text:style-name="P104"/>
      <text:p text:style-name="P104">Анакорн наклонился ко мне через стол и подмигнул.</text:p>
      <text:p text:style-name="P104"/>
      <text:p text:style-name="P104">– Проси, чего хочешь!</text:p>
      <text:p text:style-name="P104"/>
      <text:p text:style-name="P104"><text:soft-page-break/>Пока я думал, демиург мурлыкал себе под нос в эйфории: «Да! В такие моменты ощущаешь себя богом! Я крут! Ха-ха!»</text:p>
      <text:p text:style-name="P104"/>
      <text:p text:style-name="P104">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4">Ради этого написать фанфик — очень малая цена. Совсем ничтожная.</text:p>
      <text:p text:style-name="P110"/>
      <text:p text:style-name="P110">– ВЕРНИ ДЭШ!!!</text:p>
      <text:p text:style-name="P110"/>
      <text:p text:style-name="P110">Копыта Анакорна разъехались и он впечатался мордой в стол.</text:p>
      <text:p text:style-name="P110">– Э-э-э… м-м-м… ну-у-у… Перо мне в зад!.. Нельзя сказать, что это совсем невыполнимо… Но, прямо скажу, задачка не для студента!</text:p>
      <text:p text:style-name="P110">Глаза демиурга бегали, как у застуканного в трамвае безбилетника. Он в замешательстве начал грызть копыто.</text:p>
      <text:p text:style-name="P110">– А ты студент?</text:p>
      <text:p text:style-name="P110">–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10">– Другое просить не будешь? – сухо переспросил Анакорн. – Учти, время уходит. То, что я вижу в качестве решения, мне не нравится.</text:p>
      <text:p text:style-name="P110">– Нет! – отрезал я.</text:p>
      <text:p text:style-name="P110">–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10">– Что? Ты о чём?</text:p>
      <text:p text:style-name="P110">–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10">Есть только маленькая проблемка…</text:p>
      <text:p text:style-name="P110"/>
      <text:p text:style-name="P110">Анакорн скривился и отвёл глаза.</text:p>
      <text:p text:style-name="P110">– Какая?</text:p>
      <text:p text:style-name="P110">–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8">не знаю даже я. Говорят, это офигенно паршиво, намного хуже смерти. </text:span>Мне очень жаль. Тебе ещё не поздно выбрать что-нибудь другое.</text:p>
      <text:p text:style-name="P110">Я вздохнул. Слишком много философии на твою голову, Анон!</text:p>
      <text:p text:style-name="P110">– Делай, как я сказал! А я сделаю своё.</text:p>
      <text:p text:style-name="P110"/>
      <text:p text:style-name="P104"><text:soft-page-break/>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4">– Ты ещё увидишь пару-тройку снов на прощание. Это мой подарок тебе. Удачи!</text:p>
      <text:p text:style-name="P104"/>
      <text:p text:style-name="P117">~~~</text:p>
      <text:p text:style-name="P111"/>
      <text:p text:style-name="P111">– Здравствуй, Анон. – Селестия стояла передо мной без привычных взгляду властных регалий. – Я хочу поблагодарить тебя за всё.</text:p>
      <text:p text:style-name="P111">– Привет, Сел. Я рад, что с тобой всё в порядке.</text:p>
      <text:p text:style-name="P111">Аликорница стояла передо мной в сияющем ореоле гривы. Потом она нерешительно сделала шаг навстречу.</text:p>
      <text:p text:style-name="P111">–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15">&lt;<text:span text:style-name="T23">Сел говорит, что сходит с ума без Анона и всё равно заберёт его к себе — и в Эпилоге, в комментарии — картинка сумасшедшей Селестии</text:span>&gt;</text:p>
      <text:p text:style-name="P111">Я устало рассмеялся.</text:p>
      <text:p text:style-name="P111">– Сел, я завязал с конеёбством. Извини.</text:p>
      <text:p text:style-name="P111">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11">– В другое время, в другом месте, Анон! В другое время, в другом месте!</text:p>
      <text:p text:style-name="P111"/>
      <text:p text:style-name="P114">~~~</text:p>
      <text:p text:style-name="P114"/>
      <text:p text:style-name="P39"><text:span text:style-name="T2">–</text:span><text:span text:style-name="T1"> Прости, что когда-то хотела убить тебя. Я ослабела и Найтмэр Мун на время одержала верх.</text:span></text:p>
      <text:p text:style-name="P52">Луна с виноватым выражением смотрела на меня сверху вниз. Я поднялся с сияющей флуоресцентным светом травы и рассмеялся.</text:p>
      <text:p text:style-name="P107">–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7">Тёмная аликорница тяжело вздохнула.</text:p>
      <text:p text:style-name="P107">–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7">– Я был бы рад. Мне жаль, что из-за меня погиб твой особенный пони.</text:p>
      <text:p text:style-name="P107">Луна горько вздохнула.</text:p>
      <text:p text:style-name="P107">–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 <text:span text:style-name="T22">Мир?</text:span></text:p>
      <text:p text:style-name="P119"/>
      <text:p text:style-name="P119"><text:soft-page-break/>Я молча протянул руку к носу аликорницы и попытался легонько сжать его. Рука прошла сквозь тело.</text:p>
      <text:p text:style-name="P119">– Бу-уп! – слабо улыбнулась Луна.</text:p>
      <text:p text:style-name="P119"/>
      <text:p text:style-name="P107">Аликорница подняла копыто и прижала его к моей груди.</text:p>
      <text:p text:style-name="P107">– Эквестрия с тобой. Эквестрия в тебе. Навсегда. И всегда. Я уверена, мы ещё встретимся, Анон! В другое время, в другом месте. В другое время, в другом месте!</text:p>
      <text:p text:style-name="P104"/>
      <text:p text:style-name="P114">~~~</text:p>
      <text:p text:style-name="P116"/>
      <text:p text:style-name="P107">– Думал от меня в другой реальности спрятаться, Проводничёк?!</text:p>
      <text:p text:style-name="P107">Передо мной возникло хмурое рыло Дискорда.</text:p>
      <text:p text:style-name="P107">–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7">Так что, Проводничёк, мы ещё встретимся! В другое время и в другом месте! Жди! В другое время, в другом месте!!!</text:p>
      <text:p text:style-name="P112"/>
      <text:p text:style-name="P113">~~~</text:p>
      <text:p text:style-name="P104"/>
      <text:p text:style-name="P107">– Анон?</text:p>
      <text:p text:style-name="P107">– Дэш?!!</text:p>
      <text:p text:style-name="P107">– Эмм… Ты мне снишься?</text:p>
      <text:p text:style-name="P107">– Нет, Дэш, это ты мне снишься.</text:p>
      <text:p text:style-name="P107">–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7">–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7">Пегаска почесала в затылке со смущением.</text:p>
      <text:p text:style-name="P107">– Да? Правда? Ну, офигеть! Что-то я такого не помню совсем. А ты как?</text:p>
      <text:p text:style-name="P103"><text:span text:style-name="T30">– Я в порядке. Вот, возвращаюсь </text:span>в свой мир. Ну, не совсем <text:span text:style-name="T1">в свой</text:span>. Почти.</text:p>
      <text:p text:style-name="P103"><text:span text:style-name="T1">–</text:span> Навсегда? <text:span text:style-name="T1">Ты не вернёшься?</text:span></text:p>
      <text:p text:style-name="P103"><text:span text:style-name="T1">–</text:span> Скорее всего, да.</text:p>
      <text:p text:style-name="P103"><text:span text:style-name="T1">–</text:span> Это плохо. <text:span text:style-name="T1">Я хотела тебе сказать</text:span>…</text:p>
      <text:p text:style-name="P103"><text:span text:style-name="T1">–</text:span> Не надо, Дэш. Не стоит. Мне очень жаль.</text:p>
      <text:p text:style-name="P103"><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text:p>
      <text:p text:style-name="P104">В голосе пегаски слышались слёзы.</text:p>
      <text:p text:style-name="P103"><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3"><text:span text:style-name="T1">–</text:span> А знаешь, что? Давай мы тебя будем навещать в твоём мире? Твай недавно стала аликорном, так она теперь маг <text:span text:style-name="T1">на двадцать процентов круче, чем раньше. Ей коридор между мирами сделать — что два </text:span><text:soft-page-break/><text:span text:style-name="T1">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3"><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3"><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3"><text:span text:style-name="T1">–</text:span> И тебя, и Твайлайт, и <text:span text:style-name="T1">Пинки</text:span>, и <text:span text:style-name="T1">Эпплджек</text:span>, и всех-всех-всех… Таковы правила.</text:p>
      <text:p text:style-name="P103"><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103">Я опустил руку на шею <text:span text:style-name="T1">пегаски</text:span> и ощутил теплоту и лёгкое покалывание в пустоте.</text:p>
      <text:p text:style-name="P103"><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3"><text:span text:style-name="T1">–</text:span> И лучше рано, чем поздно! Я не люблю <text:span text:style-name="T1">долго </text:span>ждать!</text:p>
      <text:p text:style-name="P103"><text:span text:style-name="T1">–</text:span> Да, Дэш. <text:span text:style-name="T1">–</text:span> её образ начал таять. <text:span text:style-name="T1">–</text:span> Да, я помню.</text:p>
      <text:p text:style-name="P103"/>
      <text:p text:style-name="P103">Я всё ещё помню…</text:p>
      <text:p text:style-name="P54"/>
      <text:h text:style-name="Heading_20_2" text:outline-level="2">Эпилог. Земля</text:h>
      <text:p text:style-name="P118"/>
      <text:p text:style-name="P125">Звон будильника чуть не проломил башку. Я открыл глаза. </text:p>
      <text:p text:style-name="P125"/>
      <text:p text:style-name="P126"><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23"/>
      <text:p text:style-name="P125"><text:span text:style-name="T1">Я нашарил ногами тапки и пошёл в ванную. Проходя мимо стола, зацепился взглядом за</text:span> эскиз <text:span text:style-name="T1">рисунка</text:span>.</text:p>
      <text:p text:style-name="P125"/>
      <text:p text:style-name="P126">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23"/>
      <text:p text:style-name="P121">Для того, чтобы выдавить остатки пасты на щётку, пришлось затратить серьёзные усилия.</text:p>
      <text:p text:style-name="P121"/>
      <text:p text:style-name="P122">Ага, и купить туалетной бумаги. Иначе уже вечером придётся использовать рекламки, что кидают в почтовый ящик. А они, блин, глянцевые!</text:p>
      <text:p text:style-name="P122"/>
      <text:p text:style-name="P124">Мысли вернулись к фантазии.</text:p>
      <text:p text:style-name="P124"/>
      <text:p text:style-name="P122"><text:soft-page-break/>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22"/>
      <text:p text:style-name="P121">Попытка притронуться щёткой к зубу вызвала ноющую боль. </text:p>
      <text:p text:style-name="P121"/>
      <text:p text:style-name="P123">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23"/>
      <text:p text:style-name="P121">Доставая из стола ключи от машины, опять наткнулся взглядом на эскиз.</text:p>
      <text:p text:style-name="P121"/>
      <text:p text:style-name="P123">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23">А вот, кстати… А почему бы и нет? Хорошее ведь название? И интригующее — сразу сесть за клавиатуру захотелось.</text:p>
      <text:p text:style-name="P123"/>
      <text:p text:style-name="P123">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264</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8-03-09T01:32:43.88</dc:date>
    <meta:editing-duration>P165DT22H6M55S</meta:editing-duration>
    <meta:editing-cycles>10575</meta:editing-cycles>
    <meta:generator>OpenOffice/4.1.1$Win32 OpenOffice.org_project/411m6$Build-9775</meta:generator>
    <meta:printed-by>макс </meta:printed-by>
    <meta:print-date>2017-08-23T21:51:29.95</meta:print-date>
    <dc:creator>макс </dc:creator>
    <meta:document-statistic meta:table-count="0" meta:image-count="0" meta:object-count="0" meta:page-count="284" meta:paragraph-count="5059" meta:word-count="110487" meta:character-count="702530"/>
  </office:meta>
</office:document-meta>
</file>